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995cm"/>
    </style:style>
    <style:style style:name="co7" style:family="table-column">
      <style:table-column-properties fo:break-before="auto" style:column-width="2.469cm"/>
    </style:style>
    <style:style style:name="co8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8.57cm" svg:height="15.992cm" svg:x="80.9cm" svg:y="4.304cm">
            <draw:object draw:notify-on-update-of-ranges="Sheet1.O4:Sheet1.O154 Sheet1.M4:Sheet1.M154 Sheet1.O4:Sheet1.O154 Sheet1.S4:Sheet1.S153 Sheet1.O4:Sheet1.O154 Sheet1.AF4:Sheet1.AF15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number-columns-repeated="6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" table:default-cell-style-name="Default"/>
        <table:table-row table:style-name="ro1">
          <table:table-cell table:number-columns-repeated="26"/>
          <table:table-cell office:value-type="float" office:value="0.1">
            <text:p>0,1</text:p>
          </table:table-cell>
          <table:table-cell table:number-columns-repeated="5"/>
        </table:table-row>
        <table:table-row table:style-name="ro1">
          <table:table-cell table:number-columns-repeated="25"/>
          <table:table-cell office:value-type="float" office:value="-5">
            <text:p>-5</text:p>
          </table:table-cell>
          <table:table-cell office:value-type="float" office:value="0.23">
            <text:p>0,23</text:p>
          </table:table-cell>
          <table:table-cell table:number-columns-repeated="5"/>
        </table:table-row>
        <table:table-row table:style-name="ro2">
          <table:table-cell office:value-type="string">
            <text:p>PaddlePos</text:p>
          </table:table-cell>
          <table:table-cell office:value-type="string">
            <text:p>x_in</text:p>
          </table:table-cell>
          <table:table-cell office:value-type="string">
            <text:p>y_in</text:p>
          </table:table-cell>
          <table:table-cell office:value-type="string">
            <text:p>velocity_in</text:p>
          </table:table-cell>
          <table:table-cell/>
          <table:table-cell office:value-type="string">
            <text:p>x_out</text:p>
          </table:table-cell>
          <table:table-cell office:value-type="string">
            <text:p>y_out</text:p>
          </table:table-cell>
          <table:table-cell office:value-type="string">
            <text:p>velocity_out</text:p>
          </table:table-cell>
          <table:table-cell/>
          <table:table-cell office:value-type="string">
            <text:p>some numbers</text:p>
          </table:table-cell>
          <table:table-cell table:number-columns-repeated="6"/>
          <table:table-cell office:value-type="float" office:value="0.05">
            <text:p>0,05</text:p>
          </table:table-cell>
          <table:table-cell office:value-type="float" office:value="0.2">
            <text:p>0,2</text:p>
          </table:table-cell>
          <table:table-cell office:value-type="string">
            <text:p>Linear model K</text:p>
          </table:table-cell>
          <table:table-cell office:value-type="string">
            <text:p>angle guess</text:p>
          </table:table-cell>
          <table:table-cell office:value-type="string">
            <text:p>error</text:p>
          </table:table-cell>
          <table:table-cell office:value-type="string">
            <text:p>avg error</text:p>
          </table:table-cell>
          <table:table-cell table:number-columns-repeated="2"/>
          <table:table-cell office:value-type="string">
            <text:p>Sauron Model</text:p>
          </table:table-cell>
          <table:table-cell office:value-type="string">
            <text:p>x out</text:p>
          </table:table-cell>
          <table:table-cell office:value-type="string">
            <text:p>y out</text:p>
          </table:table-cell>
          <table:table-cell/>
          <table:table-cell office:value-type="string">
            <text:p>Angle</text:p>
          </table:table-cell>
          <table:table-cell office:value-type="string">
            <text:p>error</text:p>
          </table:table-cell>
          <table:table-cell office:value-type="string">
            <text:p>avg error</text:p>
          </table:table-cell>
          <table:table-cell office:value-type="string">
            <text:p>K</text:p>
          </table:table-cell>
        </table:table-row>
        <table:table-row table:style-name="ro1">
          <table:table-cell office:value-type="float" office:value="0.24">
            <text:p>0,24</text:p>
          </table:table-cell>
          <table:table-cell office:value-type="float" office:value="-134.458453819548">
            <text:p>-134,4584538195</text:p>
          </table:table-cell>
          <table:table-cell office:value-type="float" office:value="69.9133656596372">
            <text:p>69,9133656596</text:p>
          </table:table-cell>
          <table:table-cell table:formula="of:=SQRT([.B4]*[.B4] + [.C4]*[.C4])" office:value-type="float" office:value="151.54852193737">
            <text:p>151,5485219374</text:p>
          </table:table-cell>
          <table:table-cell/>
          <table:table-cell office:value-type="float" office:value="160.659064188703">
            <text:p>160,6590641887</text:p>
          </table:table-cell>
          <table:table-cell office:value-type="float" office:value="92.7145053388792">
            <text:p>92,7145053389</text:p>
          </table:table-cell>
          <table:table-cell table:formula="of:=SQRT([.F4]*[.F4]+[.G4]*[.G4])" office:value-type="float" office:value="185.492087179542">
            <text:p>185,4920871795</text:p>
          </table:table-cell>
          <table:table-cell/>
          <table:table-cell table:formula="of:=ASIN(ABS([.B4]/[.D4]))" office:value-type="float" office:value="1.09130648405165">
            <text:p>1,0913064841</text:p>
          </table:table-cell>
          <table:table-cell table:formula="of:=ASIN(ABS([.F4]/[.H4]))" office:value-type="float" office:value="1.04739386777463">
            <text:p>1,0473938678</text:p>
          </table:table-cell>
          <table:table-cell/>
          <table:table-cell table:formula="of:=[.J4]/[.K4]" office:value-type="float" office:value="1.04192559993722">
            <text:p>1,0419255999</text:p>
          </table:table-cell>
          <table:table-cell/>
          <table:table-cell table:formula="of:=IF([.C4]&lt;0;-[.A4];[.A4])" office:value-type="float" office:value="0.24">
            <text:p>0,24</text:p>
          </table:table-cell>
          <table:table-cell table:formula="of:=ABS([.C4])" office:value-type="float" office:value="69.9133656596372">
            <text:p>69,9133656596</text:p>
          </table:table-cell>
          <table:table-cell table:formula="of:=ABS([.G4])" office:value-type="float" office:value="92.7145053388792">
            <text:p>92,7145053389</text:p>
          </table:table-cell>
          <table:table-cell/>
          <table:table-cell table:formula="of:=1+[.$R$3]*[.O4]+[.$Q$3]*[.O4]*[.O4]*[.O4]" office:value-type="float" office:value="1.0486912">
            <text:p>1,0486912</text:p>
          </table:table-cell>
          <table:table-cell table:formula="of:=[.J4]/[.S4]" office:value-type="float" office:value="1.04063663741209">
            <text:p>1,0406366374</text:p>
          </table:table-cell>
          <table:table-cell table:formula="of:=ABS([.T4]-[.K4])" office:value-type="float" office:value="0.00675723036254006">
            <text:p>0,0067572304</text:p>
          </table:table-cell>
          <table:table-cell table:formula="of:=AVERAGE([.U4:.U154])" office:value-type="float" office:value="0.0572700377254466">
            <text:p>0,0572700377</text:p>
          </table:table-cell>
          <table:table-cell table:formula="of:=DEVSQ([.U4:.U154])" office:value-type="float" office:value="1.23122254164619">
            <text:p>1,2312225416</text:p>
          </table:table-cell>
          <table:table-cell table:number-columns-repeated="2"/>
          <table:table-cell table:formula="of:=-([.B4]+[.$Z$2])" office:value-type="float" office:value="139.458453819548">
            <text:p>139,4584538195</text:p>
          </table:table-cell>
          <table:table-cell table:formula="of:=[.P4]+[.O4]*[.D4]*([.$AA$2]+[.$AA$1]*ABS([.P4]/[.B4]))" office:value-type="float" office:value="80.1700335516558">
            <text:p>80,1700335517</text:p>
          </table:table-cell>
          <table:table-cell table:formula="of:=SQRT([.Z4]*[.Z4]+[.AA4]*[.AA4])" office:value-type="float" office:value="160.859860193314">
            <text:p>160,8598601933</text:p>
          </table:table-cell>
          <table:table-cell table:formula="of:=ASIN(ABS([.Z4]/[.AB4]))" office:value-type="float" office:value="1.04906216431533">
            <text:p>1,0490621643</text:p>
          </table:table-cell>
          <table:table-cell table:formula="of:=ABS([.K4]-[.AC4])" office:value-type="float" office:value="0.00166829654069844">
            <text:p>0,0016682965</text:p>
          </table:table-cell>
          <table:table-cell table:formula="of:=AVERAGE([.AD4:.AD154])" office:value-type="float" office:value="0.0481418968524519">
            <text:p>0,0481418969</text:p>
          </table:table-cell>
          <table:table-cell table:formula="of:=[.J4]/[.AC4]" office:value-type="float" office:value="1.04026865249105">
            <text:p>1,0402686525</text:p>
          </table:table-cell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-163.880544042202">
            <text:p>-163,8805440422</text:p>
          </table:table-cell>
          <table:table-cell office:value-type="float" office:value="-90.3287756595034">
            <text:p>-90,3287756595</text:p>
          </table:table-cell>
          <table:table-cell table:formula="of:=SQRT([.B5]*[.B5] + [.C5]*[.C5])" office:value-type="float" office:value="187.12594803424">
            <text:p>187,1259480342</text:p>
          </table:table-cell>
          <table:table-cell/>
          <table:table-cell office:value-type="float" office:value="183.052455247199">
            <text:p>183,0524552472</text:p>
          </table:table-cell>
          <table:table-cell office:value-type="float" office:value="-56.41484631162">
            <text:p>-56,4148463116</text:p>
          </table:table-cell>
          <table:table-cell table:formula="of:=SQRT([.F5]*[.F5]+[.G5]*[.G5])" office:value-type="float" office:value="191.548521937371">
            <text:p>191,5485219374</text:p>
          </table:table-cell>
          <table:table-cell/>
          <table:table-cell table:formula="of:=ASIN(ABS([.B5]/[.D5]))" office:value-type="float" office:value="1.06704248122399">
            <text:p>1,0670424812</text:p>
          </table:table-cell>
          <table:table-cell table:formula="of:=ASIN(ABS([.F5]/[.H5]))" office:value-type="float" office:value="1.27184325855516">
            <text:p>1,2718432586</text:p>
          </table:table-cell>
          <table:table-cell/>
          <table:table-cell table:formula="of:=[.J5]/[.K5]" office:value-type="float" office:value="0.838973257157621">
            <text:p>0,8389732572</text:p>
          </table:table-cell>
          <table:table-cell/>
          <table:table-cell table:formula="of:=IF([.C5]&lt;0;-[.A5];[.A5])" office:value-type="float" office:value="-0.76">
            <text:p>-0,76</text:p>
          </table:table-cell>
          <table:table-cell table:formula="of:=ABS([.C5])" office:value-type="float" office:value="90.3287756595034">
            <text:p>90,3287756595</text:p>
          </table:table-cell>
          <table:table-cell table:formula="of:=ABS([.G5])" office:value-type="float" office:value="56.41484631162">
            <text:p>56,4148463116</text:p>
          </table:table-cell>
          <table:table-cell/>
          <table:table-cell table:formula="of:=1+[.$R$3]*[.O5]+[.$Q$3]*[.O5]*[.O5]*[.O5]" office:value-type="float" office:value="0.8260512">
            <text:p>0,8260512</text:p>
          </table:table-cell>
          <table:table-cell table:formula="of:=[.J5]/[.S5]" office:value-type="float" office:value="1.29173891548609">
            <text:p>1,2917389155</text:p>
          </table:table-cell>
          <table:table-cell table:formula="of:=ABS([.T5]-[.K5])" office:value-type="float" office:value="0.019895656930933">
            <text:p>0,0198956569</text:p>
          </table:table-cell>
          <table:table-cell table:formula="of:=[.V4]/3.1415926 * 180" office:value-type="float" office:value="3.28133151019657">
            <text:p>3,2813315102</text:p>
          </table:table-cell>
          <table:table-cell table:number-columns-repeated="3"/>
          <table:table-cell table:formula="of:=-([.B5]+[.$Z$2])" office:value-type="float" office:value="168.880544042202">
            <text:p>168,8805440422</text:p>
          </table:table-cell>
          <table:table-cell table:formula="of:=[.P5]+[.O5]*[.D5]*([.$AA$2]+[.$AA$1]*ABS([.P5]/[.B5]))" office:value-type="float" office:value="49.7804186282646">
            <text:p>49,7804186283</text:p>
          </table:table-cell>
          <table:table-cell table:formula="of:=SQRT([.Z5]*[.Z5]+[.AA5]*[.AA5])" office:value-type="float" office:value="176.064557009057">
            <text:p>176,0645570091</text:p>
          </table:table-cell>
          <table:table-cell table:formula="of:=ASIN(ABS([.Z5]/[.AB5]))" office:value-type="float" office:value="1.28414729753525">
            <text:p>1,2841472975</text:p>
          </table:table-cell>
          <table:table-cell table:formula="of:=ABS([.K5]-[.AC5])" office:value-type="float" office:value="0.0123040389800908">
            <text:p>0,012304039</text:p>
          </table:table-cell>
          <table:table-cell table:formula="of:=[.AE4]/3.1415926 * 180" office:value-type="float" office:value="2.75832755445163">
            <text:p>2,7583275545</text:p>
          </table:table-cell>
          <table:table-cell table:formula="of:=[.J5]/[.AC5]" office:value-type="float" office:value="0.830934646883602">
            <text:p>0,8309346469</text:p>
          </table:table-cell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-209.61553913192">
            <text:p>-209,6155391319</text:p>
          </table:table-cell>
          <table:table-cell office:value-type="float" office:value="95.8536801944319">
            <text:p>95,8536801944</text:p>
          </table:table-cell>
          <table:table-cell table:formula="of:=SQRT([.B6]*[.B6] + [.C6]*[.C6])" office:value-type="float" office:value="230.492087179543">
            <text:p>230,4920871795</text:p>
          </table:table-cell>
          <table:table-cell/>
          <table:table-cell office:value-type="float" office:value="264.570822325897">
            <text:p>264,5708223259</text:p>
          </table:table-cell>
          <table:table-cell office:value-type="float" office:value="66.3716774206857">
            <text:p>66,3716774207</text:p>
          </table:table-cell>
          <table:table-cell table:formula="of:=SQRT([.F6]*[.F6]+[.G6]*[.G6])" office:value-type="float" office:value="272.768985755047">
            <text:p>272,768985755</text:p>
          </table:table-cell>
          <table:table-cell/>
          <table:table-cell table:formula="of:=ASIN(ABS([.B6]/[.D6]))" office:value-type="float" office:value="1.141902159874">
            <text:p>1,1419021599</text:p>
          </table:table-cell>
          <table:table-cell table:formula="of:=ASIN(ABS([.F6]/[.H6]))" office:value-type="float" office:value="1.3250032919883">
            <text:p>1,325003292</text:p>
          </table:table-cell>
          <table:table-cell/>
          <table:table-cell table:formula="of:=[.J6]/[.K6]" office:value-type="float" office:value="0.861810809662567">
            <text:p>0,8618108097</text:p>
          </table:table-cell>
          <table:table-cell/>
          <table:table-cell table:formula="of:=IF([.C6]&lt;0;-[.A6];[.A6])" office:value-type="float" office:value="-0.6">
            <text:p>-0,6</text:p>
          </table:table-cell>
          <table:table-cell table:formula="of:=ABS([.C6])" office:value-type="float" office:value="95.8536801944319">
            <text:p>95,8536801944</text:p>
          </table:table-cell>
          <table:table-cell table:formula="of:=ABS([.G6])" office:value-type="float" office:value="66.3716774206857">
            <text:p>66,3716774207</text:p>
          </table:table-cell>
          <table:table-cell/>
          <table:table-cell table:formula="of:=1+[.$R$3]*[.O6]+[.$Q$3]*[.O6]*[.O6]*[.O6]" office:value-type="float" office:value="0.8692">
            <text:p>0,8692</text:p>
          </table:table-cell>
          <table:table-cell table:formula="of:=[.J6]/[.S6]" office:value-type="float" office:value="1.31373925434193">
            <text:p>1,3137392543</text:p>
          </table:table-cell>
          <table:table-cell table:formula="of:=ABS([.T6]-[.K6])" office:value-type="float" office:value="0.011264037646372">
            <text:p>0,0112640376</text:p>
          </table:table-cell>
          <table:table-cell table:number-columns-repeated="4"/>
          <table:table-cell table:formula="of:=-([.B6]+[.$Z$2])" office:value-type="float" office:value="214.61553913192">
            <text:p>214,6155391319</text:p>
          </table:table-cell>
          <table:table-cell table:formula="of:=[.P6]+[.O6]*[.D6]*([.$AA$2]+[.$AA$1]*ABS([.P6]/[.B6]))" office:value-type="float" office:value="57.7217615764579">
            <text:p>57,7217615765</text:p>
          </table:table-cell>
          <table:table-cell table:formula="of:=SQRT([.Z6]*[.Z6]+[.AA6]*[.AA6])" office:value-type="float" office:value="222.242280847669">
            <text:p>222,2422808477</text:p>
          </table:table-cell>
          <table:table-cell table:formula="of:=ASIN(ABS([.Z6]/[.AB6]))" office:value-type="float" office:value="1.30805944243551">
            <text:p>1,3080594424</text:p>
          </table:table-cell>
          <table:table-cell table:formula="of:=ABS([.K6]-[.AC6])" office:value-type="float" office:value="0.0169438495527903">
            <text:p>0,0169438496</text:p>
          </table:table-cell>
          <table:table-cell/>
          <table:table-cell table:formula="of:=[.J6]/[.AC6]" office:value-type="float" office:value="0.872974211132077">
            <text:p>0,8729742111</text:p>
          </table:table-cell>
        </table:table-row>
        <table:table-row table:style-name="ro1">
          <table:table-cell office:value-type="float" office:value="-0.16">
            <text:p>-0,16</text:p>
          </table:table-cell>
          <table:table-cell office:value-type="float" office:value="-218.207280034502">
            <text:p>-218,2072800345</text:p>
          </table:table-cell>
          <table:table-cell office:value-type="float" office:value="-77.4616095322421">
            <text:p>-77,4616095322</text:p>
          </table:table-cell>
          <table:table-cell table:formula="of:=SQRT([.B7]*[.B7] + [.C7]*[.C7])" office:value-type="float" office:value="231.548521937371">
            <text:p>231,5485219374</text:p>
          </table:table-cell>
          <table:table-cell/>
          <table:table-cell office:value-type="float" office:value="256.585624261306">
            <text:p>256,5856242613</text:p>
          </table:table-cell>
          <table:table-cell office:value-type="float" office:value="-100.298093306785">
            <text:p>-100,2980933068</text:p>
          </table:table-cell>
          <table:table-cell table:formula="of:=SQRT([.F7]*[.F7]+[.G7]*[.G7])" office:value-type="float" office:value="275.492087179543">
            <text:p>275,4920871795</text:p>
          </table:table-cell>
          <table:table-cell/>
          <table:table-cell table:formula="of:=ASIN(ABS([.B7]/[.D7]))" office:value-type="float" office:value="1.22968216491466">
            <text:p>1,2296821649</text:p>
          </table:table-cell>
          <table:table-cell table:formula="of:=ASIN(ABS([.F7]/[.H7]))" office:value-type="float" office:value="1.19816345775594">
            <text:p>1,1981634578</text:p>
          </table:table-cell>
          <table:table-cell/>
          <table:table-cell table:formula="of:=[.J7]/[.K7]" office:value-type="float" office:value="1.02630584913493">
            <text:p>1,0263058491</text:p>
          </table:table-cell>
          <table:table-cell/>
          <table:table-cell table:formula="of:=IF([.C7]&lt;0;-[.A7];[.A7])" office:value-type="float" office:value="0.16">
            <text:p>0,16</text:p>
          </table:table-cell>
          <table:table-cell table:formula="of:=ABS([.C7])" office:value-type="float" office:value="77.4616095322421">
            <text:p>77,4616095322</text:p>
          </table:table-cell>
          <table:table-cell table:formula="of:=ABS([.G7])" office:value-type="float" office:value="100.298093306785">
            <text:p>100,2980933068</text:p>
          </table:table-cell>
          <table:table-cell/>
          <table:table-cell table:formula="of:=1+[.$R$3]*[.O7]+[.$Q$3]*[.O7]*[.O7]*[.O7]" office:value-type="float" office:value="1.0322048">
            <text:p>1,0322048</text:p>
          </table:table-cell>
          <table:table-cell table:formula="of:=[.J7]/[.S7]" office:value-type="float" office:value="1.19131606917024">
            <text:p>1,1913160692</text:p>
          </table:table-cell>
          <table:table-cell table:formula="of:=ABS([.T7]-[.K7])" office:value-type="float" office:value="0.00684738858569722">
            <text:p>0,0068473886</text:p>
          </table:table-cell>
          <table:table-cell table:number-columns-repeated="4"/>
          <table:table-cell table:formula="of:=-([.B7]+[.$Z$2])" office:value-type="float" office:value="223.207280034502">
            <text:p>223,2072800345</text:p>
          </table:table-cell>
          <table:table-cell table:formula="of:=[.P7]+[.O7]*[.D7]*([.$AA$2]+[.$AA$1]*ABS([.P7]/[.B7]))" office:value-type="float" office:value="87.2977572141478">
            <text:p>87,2977572141</text:p>
          </table:table-cell>
          <table:table-cell table:formula="of:=SQRT([.Z7]*[.Z7]+[.AA7]*[.AA7])" office:value-type="float" office:value="239.671417309242">
            <text:p>239,6714173092</text:p>
          </table:table-cell>
          <table:table-cell table:formula="of:=ASIN(ABS([.Z7]/[.AB7]))" office:value-type="float" office:value="1.19798042920936">
            <text:p>1,1979804292</text:p>
          </table:table-cell>
          <table:table-cell table:formula="of:=ABS([.K7]-[.AC7])" office:value-type="float" office:value="0.000183028546584474">
            <text:p>0,0001830285</text:p>
          </table:table-cell>
          <table:table-cell/>
          <table:table-cell table:formula="of:=[.J7]/[.AC7]" office:value-type="float" office:value="1.02646264908203">
            <text:p>1,0264626491</text:p>
          </table:table-cell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-222.589722717017">
            <text:p>-222,589722717</text:p>
          </table:table-cell>
          <table:table-cell office:value-type="float" office:value="136.512391235747">
            <text:p>136,5123912357</text:p>
          </table:table-cell>
          <table:table-cell table:formula="of:=SQRT([.B8]*[.B8] + [.C8]*[.C8])" office:value-type="float" office:value="261.116482858015">
            <text:p>261,116482858</text:p>
          </table:table-cell>
          <table:table-cell/>
          <table:table-cell office:value-type="float" office:value="232.304203158004">
            <text:p>232,304203158</text:p>
          </table:table-cell>
          <table:table-cell office:value-type="float" office:value="198.393983085268">
            <text:p>198,3939830853</text:p>
          </table:table-cell>
          <table:table-cell table:formula="of:=SQRT([.F8]*[.F8]+[.G8]*[.G8])" office:value-type="float" office:value="305.492087179542">
            <text:p>305,4920871795</text:p>
          </table:table-cell>
          <table:table-cell/>
          <table:table-cell table:formula="of:=ASIN(ABS([.B8]/[.D8]))" office:value-type="float" office:value="1.02066092462581">
            <text:p>1,0206609246</text:p>
          </table:table-cell>
          <table:table-cell table:formula="of:=ASIN(ABS([.F8]/[.H8]))" office:value-type="float" office:value="0.863969218132807">
            <text:p>0,8639692181</text:p>
          </table:table-cell>
          <table:table-cell/>
          <table:table-cell table:formula="of:=[.J8]/[.K8]" office:value-type="float" office:value="1.181362603209">
            <text:p>1,1813626032</text:p>
          </table:table-cell>
          <table:table-cell/>
          <table:table-cell table:formula="of:=IF([.C8]&lt;0;-[.A8];[.A8])" office:value-type="float" office:value="0.68">
            <text:p>0,68</text:p>
          </table:table-cell>
          <table:table-cell table:formula="of:=ABS([.C8])" office:value-type="float" office:value="136.512391235747">
            <text:p>136,5123912357</text:p>
          </table:table-cell>
          <table:table-cell table:formula="of:=ABS([.G8])" office:value-type="float" office:value="198.393983085268">
            <text:p>198,3939830853</text:p>
          </table:table-cell>
          <table:table-cell/>
          <table:table-cell table:formula="of:=1+[.$R$3]*[.O8]+[.$Q$3]*[.O8]*[.O8]*[.O8]" office:value-type="float" office:value="1.1517216">
            <text:p>1,1517216</text:p>
          </table:table-cell>
          <table:table-cell table:formula="of:=[.J8]/[.S8]" office:value-type="float" office:value="0.886204552059989">
            <text:p>0,8862045521</text:p>
          </table:table-cell>
          <table:table-cell table:formula="of:=ABS([.T8]-[.K8])" office:value-type="float" office:value="0.0222353339271821">
            <text:p>0,0222353339</text:p>
          </table:table-cell>
          <table:table-cell table:number-columns-repeated="4"/>
          <table:table-cell table:formula="of:=-([.B8]+[.$Z$2])" office:value-type="float" office:value="227.589722717017">
            <text:p>227,589722717</text:p>
          </table:table-cell>
          <table:table-cell table:formula="of:=[.P8]+[.O8]*[.D8]*([.$AA$2]+[.$AA$1]*ABS([.P8]/[.B8]))" office:value-type="float" office:value="188.240564980149">
            <text:p>188,2405649801</text:p>
          </table:table-cell>
          <table:table-cell table:formula="of:=SQRT([.Z8]*[.Z8]+[.AA8]*[.AA8])" office:value-type="float" office:value="295.349948688762">
            <text:p>295,3499486888</text:p>
          </table:table-cell>
          <table:table-cell table:formula="of:=ASIN(ABS([.Z8]/[.AB8]))" office:value-type="float" office:value="0.879745150523058">
            <text:p>0,8797451505</text:p>
          </table:table-cell>
          <table:table-cell table:formula="of:=ABS([.K8]-[.AC8])" office:value-type="float" office:value="0.0157759323902507">
            <text:p>0,0157759324</text:p>
          </table:table-cell>
          <table:table-cell/>
          <table:table-cell table:formula="of:=[.J8]/[.AC8]" office:value-type="float" office:value="1.16017794928335">
            <text:p>1,1601779493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-249.062802843136">
            <text:p>-249,0628028431</text:p>
          </table:table-cell>
          <table:table-cell office:value-type="float" office:value="201.700020289093">
            <text:p>201,7000202891</text:p>
          </table:table-cell>
          <table:table-cell table:formula="of:=SQRT([.B9]*[.B9] + [.C9]*[.C9])" office:value-type="float" office:value="320.492087179542">
            <text:p>320,4920871795</text:p>
          </table:table-cell>
          <table:table-cell/>
          <table:table-cell office:value-type="float" office:value="206.049281385533">
            <text:p>206,0492813855</text:p>
          </table:table-cell>
          <table:table-cell office:value-type="float" office:value="-169.197833295562">
            <text:p>-169,1978332956</text:p>
          </table:table-cell>
          <table:table-cell table:formula="of:=SQRT([.F9]*[.F9]+[.G9]*[.G9])" office:value-type="float" office:value="266.616228222153">
            <text:p>266,6162282222</text:p>
          </table:table-cell>
          <table:table-cell/>
          <table:table-cell table:formula="of:=ASIN(ABS([.B9]/[.D9]))" office:value-type="float" office:value="0.890086542665252">
            <text:p>0,8900865427</text:p>
          </table:table-cell>
          <table:table-cell table:formula="of:=ASIN(ABS([.F9]/[.H9]))" office:value-type="float" office:value="0.883290079670391">
            <text:p>0,8832900797</text:p>
          </table:table-cell>
          <table:table-cell/>
          <table:table-cell table:formula="of:=[.J9]/[.K9]" office:value-type="float" office:value="1.00769448582214">
            <text:p>1,0076944858</text:p>
          </table:table-cell>
          <table:table-cell/>
          <table:table-cell table:formula="of:=IF([.C9]&lt;0;-[.A9];[.A9])" office:value-type="float" office:value="0.2">
            <text:p>0,2</text:p>
          </table:table-cell>
          <table:table-cell table:formula="of:=ABS([.C9])" office:value-type="float" office:value="201.700020289093">
            <text:p>201,7000202891</text:p>
          </table:table-cell>
          <table:table-cell table:formula="of:=ABS([.G9])" office:value-type="float" office:value="169.197833295562">
            <text:p>169,1978332956</text:p>
          </table:table-cell>
          <table:table-cell/>
          <table:table-cell table:formula="of:=1+[.$R$3]*[.O9]+[.$Q$3]*[.O9]*[.O9]*[.O9]" office:value-type="float" office:value="1.0404">
            <text:p>1,0404</text:p>
          </table:table-cell>
          <table:table-cell table:formula="of:=[.J9]/[.S9]" office:value-type="float" office:value="0.855523397409892">
            <text:p>0,8555233974</text:p>
          </table:table-cell>
          <table:table-cell table:formula="of:=ABS([.T9]-[.K9])" office:value-type="float" office:value="0.0277666822604989">
            <text:p>0,0277666823</text:p>
          </table:table-cell>
          <table:table-cell table:number-columns-repeated="4"/>
          <table:table-cell table:formula="of:=-([.B9]+[.$Z$2])" office:value-type="float" office:value="254.062802843136">
            <text:p>254,0628028431</text:p>
          </table:table-cell>
          <table:table-cell table:formula="of:=[.P9]+[.O9]*[.D9]*([.$AA$2]+[.$AA$1]*ABS([.P9]/[.B9]))" office:value-type="float" office:value="221.633576802027">
            <text:p>221,633576802</text:p>
          </table:table-cell>
          <table:table-cell table:formula="of:=SQRT([.Z9]*[.Z9]+[.AA9]*[.AA9])" office:value-type="float" office:value="337.148854594777">
            <text:p>337,1488545948</text:p>
          </table:table-cell>
          <table:table-cell table:formula="of:=ASIN(ABS([.Z9]/[.AB9]))" office:value-type="float" office:value="0.853464958643334">
            <text:p>0,8534649586</text:p>
          </table:table-cell>
          <table:table-cell table:formula="of:=ABS([.K9]-[.AC9])" office:value-type="float" office:value="0.029825121027057">
            <text:p>0,029825121</text:p>
          </table:table-cell>
          <table:table-cell/>
          <table:table-cell table:formula="of:=[.J9]/[.AC9]" office:value-type="float" office:value="1.04290930008437">
            <text:p>1,0429093001</text:p>
          </table:table-cell>
        </table:table-row>
        <table:table-row table:style-name="ro1">
          <table:table-cell office:value-type="float" office:value="0.04">
            <text:p>0,04</text:p>
          </table:table-cell>
          <table:table-cell office:value-type="float" office:value="-260.689587866431">
            <text:p>-260,6895878664</text:p>
          </table:table-cell>
          <table:table-cell office:value-type="float" office:value="197.616610271834">
            <text:p>197,6166102718</text:p>
          </table:table-cell>
          <table:table-cell table:formula="of:=SQRT([.B10]*[.B10] + [.C10]*[.C10])" office:value-type="float" office:value="327.125948034239">
            <text:p>327,1259480342</text:p>
          </table:table-cell>
          <table:table-cell/>
          <table:table-cell office:value-type="float" office:value="291.987249501853">
            <text:p>291,9872495019</text:p>
          </table:table-cell>
          <table:table-cell office:value-type="float" office:value="219.836102401769">
            <text:p>219,8361024018</text:p>
          </table:table-cell>
          <table:table-cell table:formula="of:=SQRT([.F10]*[.F10]+[.G10]*[.G10])" office:value-type="float" office:value="365.492087179543">
            <text:p>365,4920871795</text:p>
          </table:table-cell>
          <table:table-cell/>
          <table:table-cell table:formula="of:=ASIN(ABS([.B10]/[.D10]))" office:value-type="float" office:value="0.922160978768685">
            <text:p>0,9221609788</text:p>
          </table:table-cell>
          <table:table-cell table:formula="of:=ASIN(ABS([.F10]/[.H10]))" office:value-type="float" office:value="0.925444199524428">
            <text:p>0,9254441995</text:p>
          </table:table-cell>
          <table:table-cell/>
          <table:table-cell table:formula="of:=[.J10]/[.K10]" office:value-type="float" office:value="0.996452275828806">
            <text:p>0,9964522758</text:p>
          </table:table-cell>
          <table:table-cell/>
          <table:table-cell table:formula="of:=IF([.C10]&lt;0;-[.A10];[.A10])" office:value-type="float" office:value="0.04">
            <text:p>0,04</text:p>
          </table:table-cell>
          <table:table-cell table:formula="of:=ABS([.C10])" office:value-type="float" office:value="197.616610271834">
            <text:p>197,6166102718</text:p>
          </table:table-cell>
          <table:table-cell table:formula="of:=ABS([.G10])" office:value-type="float" office:value="219.836102401769">
            <text:p>219,8361024018</text:p>
          </table:table-cell>
          <table:table-cell/>
          <table:table-cell table:formula="of:=1+[.$R$3]*[.O10]+[.$Q$3]*[.O10]*[.O10]*[.O10]" office:value-type="float" office:value="1.0080032">
            <text:p>1,0080032</text:p>
          </table:table-cell>
          <table:table-cell table:formula="of:=[.J10]/[.S10]" office:value-type="float" office:value="0.914839336590087">
            <text:p>0,9148393366</text:p>
          </table:table-cell>
          <table:table-cell table:formula="of:=ABS([.T10]-[.K10])" office:value-type="float" office:value="0.0106048629343416">
            <text:p>0,0106048629</text:p>
          </table:table-cell>
          <table:table-cell table:number-columns-repeated="4"/>
          <table:table-cell table:formula="of:=-([.B10]+[.$Z$2])" office:value-type="float" office:value="265.689587866431">
            <text:p>265,6895878664</text:p>
          </table:table-cell>
          <table:table-cell table:formula="of:=[.P10]+[.O10]*[.D10]*([.$AA$2]+[.$AA$1]*ABS([.P10]/[.B10]))" office:value-type="float" office:value="201.618084651165">
            <text:p>201,6180846512</text:p>
          </table:table-cell>
          <table:table-cell table:formula="of:=SQRT([.Z10]*[.Z10]+[.AA10]*[.AA10])" office:value-type="float" office:value="333.52782366549">
            <text:p>333,5278236655</text:p>
          </table:table-cell>
          <table:table-cell table:formula="of:=ASIN(ABS([.Z10]/[.AB10]))" office:value-type="float" office:value="0.921656333223435">
            <text:p>0,9216563332</text:p>
          </table:table-cell>
          <table:table-cell table:formula="of:=ABS([.K10]-[.AC10])" office:value-type="float" office:value="0.0037878663009937">
            <text:p>0,0037878663</text:p>
          </table:table-cell>
          <table:table-cell/>
          <table:table-cell table:formula="of:=[.J10]/[.AC10]" office:value-type="float" office:value="1.00054754199267">
            <text:p>1,00054754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80.497740974924">
            <text:p>-280,4977409749</text:p>
          </table:table-cell>
          <table:table-cell office:value-type="float" office:value="217.796823381751">
            <text:p>217,7968233818</text:p>
          </table:table-cell>
          <table:table-cell table:formula="of:=SQRT([.B11]*[.B11] + [.C11]*[.C11])" office:value-type="float" office:value="355.125948034239">
            <text:p>355,1259480342</text:p>
          </table:table-cell>
          <table:table-cell/>
          <table:table-cell office:value-type="float" office:value="354.685654546733">
            <text:p>354,6856545467</text:p>
          </table:table-cell>
          <table:table-cell office:value-type="float" office:value="259.425864319755">
            <text:p>259,4258643198</text:p>
          </table:table-cell>
          <table:table-cell table:formula="of:=SQRT([.F11]*[.F11]+[.G11]*[.G11])" office:value-type="float" office:value="439.435652421713">
            <text:p>439,4356524217</text:p>
          </table:table-cell>
          <table:table-cell/>
          <table:table-cell table:formula="of:=ASIN(ABS([.B11]/[.D11]))" office:value-type="float" office:value="0.910571317652933">
            <text:p>0,9105713177</text:p>
          </table:table-cell>
          <table:table-cell table:formula="of:=ASIN(ABS([.F11]/[.H11]))" office:value-type="float" office:value="0.939289756057442">
            <text:p>0,9392897561</text:p>
          </table:table-cell>
          <table:table-cell/>
          <table:table-cell table:formula="of:=[.J11]/[.K11]" office:value-type="float" office:value="0.969425368243074">
            <text:p>0,9694253682</text:p>
          </table:table-cell>
          <table:table-cell/>
          <table:table-cell table:formula="of:=IF([.C11]&lt;0;-[.A11];[.A11])" office:value-type="float" office:value="0">
            <text:p>0</text:p>
          </table:table-cell>
          <table:table-cell table:formula="of:=ABS([.C11])" office:value-type="float" office:value="217.796823381751">
            <text:p>217,7968233818</text:p>
          </table:table-cell>
          <table:table-cell table:formula="of:=ABS([.G11])" office:value-type="float" office:value="259.425864319755">
            <text:p>259,4258643198</text:p>
          </table:table-cell>
          <table:table-cell/>
          <table:table-cell table:formula="of:=1+[.$R$3]*[.O11]+[.$Q$3]*[.O11]*[.O11]*[.O11]" office:value-type="float" office:value="1">
            <text:p>1</text:p>
          </table:table-cell>
          <table:table-cell table:formula="of:=[.J11]/[.S11]" office:value-type="float" office:value="0.910571317652933">
            <text:p>0,9105713177</text:p>
          </table:table-cell>
          <table:table-cell table:formula="of:=ABS([.T11]-[.K11])" office:value-type="float" office:value="0.028718438404509">
            <text:p>0,0287184384</text:p>
          </table:table-cell>
          <table:table-cell table:number-columns-repeated="4"/>
          <table:table-cell table:formula="of:=-([.B11]+[.$Z$2])" office:value-type="float" office:value="285.497740974924">
            <text:p>285,4977409749</text:p>
          </table:table-cell>
          <table:table-cell table:formula="of:=[.P11]+[.O11]*[.D11]*([.$AA$2]+[.$AA$1]*ABS([.P11]/[.B11]))" office:value-type="float" office:value="217.796823381751">
            <text:p>217,7968233818</text:p>
          </table:table-cell>
          <table:table-cell table:formula="of:=SQRT([.Z11]*[.Z11]+[.AA11]*[.AA11])" office:value-type="float" office:value="359.088312782478">
            <text:p>359,0883127825</text:p>
          </table:table-cell>
          <table:table-cell table:formula="of:=ASIN(ABS([.Z11]/[.AB11]))" office:value-type="float" office:value="0.91911102814212">
            <text:p>0,9191110281</text:p>
          </table:table-cell>
          <table:table-cell table:formula="of:=ABS([.K11]-[.AC11])" office:value-type="float" office:value="0.0201787279153219">
            <text:p>0,0201787279</text:p>
          </table:table-cell>
          <table:table-cell/>
          <table:table-cell table:formula="of:=[.J11]/[.AC11]" office:value-type="float" office:value="0.990708728077772">
            <text:p>0,9907087281</text:p>
          </table:table-cell>
        </table:table-row>
        <table:table-row table:style-name="ro1">
          <table:table-cell office:value-type="float" office:value="-0.08">
            <text:p>-0,08</text:p>
          </table:table-cell>
          <table:table-cell office:value-type="float" office:value="-353.516629465622">
            <text:p>-353,5166294656</text:p>
          </table:table-cell>
          <table:table-cell office:value-type="float" office:value="288.193195910427">
            <text:p>288,1931959104</text:p>
          </table:table-cell>
          <table:table-cell table:formula="of:=SQRT([.B12]*[.B12] + [.C12]*[.C12])" office:value-type="float" office:value="456.102319088381">
            <text:p>456,1023190884</text:p>
          </table:table-cell>
          <table:table-cell/>
          <table:table-cell office:value-type="float" office:value="381.572552179991">
            <text:p>381,57255218</text:p>
          </table:table-cell>
          <table:table-cell office:value-type="float" office:value="279.128825660668">
            <text:p>279,1288256607</text:p>
          </table:table-cell>
          <table:table-cell table:formula="of:=SQRT([.F12]*[.F12]+[.G12]*[.G12])" office:value-type="float" office:value="472.768985755047">
            <text:p>472,768985755</text:p>
          </table:table-cell>
          <table:table-cell/>
          <table:table-cell table:formula="of:=ASIN(ABS([.B12]/[.D12]))" office:value-type="float" office:value="0.886844623410295">
            <text:p>0,8868446234</text:p>
          </table:table-cell>
          <table:table-cell table:formula="of:=ASIN(ABS([.F12]/[.H12]))" office:value-type="float" office:value="0.939226213414892">
            <text:p>0,9392262134</text:p>
          </table:table-cell>
          <table:table-cell/>
          <table:table-cell table:formula="of:=[.J12]/[.K12]" office:value-type="float" office:value="0.944228994829537">
            <text:p>0,9442289948</text:p>
          </table:table-cell>
          <table:table-cell/>
          <table:table-cell table:formula="of:=IF([.C12]&lt;0;-[.A12];[.A12])" office:value-type="float" office:value="-0.08">
            <text:p>-0,08</text:p>
          </table:table-cell>
          <table:table-cell table:formula="of:=ABS([.C12])" office:value-type="float" office:value="288.193195910427">
            <text:p>288,1931959104</text:p>
          </table:table-cell>
          <table:table-cell table:formula="of:=ABS([.G12])" office:value-type="float" office:value="279.128825660668">
            <text:p>279,1288256607</text:p>
          </table:table-cell>
          <table:table-cell/>
          <table:table-cell table:formula="of:=1+[.$R$3]*[.O12]+[.$Q$3]*[.O12]*[.O12]*[.O12]" office:value-type="float" office:value="0.9839744">
            <text:p>0,9839744</text:p>
          </table:table-cell>
          <table:table-cell table:formula="of:=[.J12]/[.S12]" office:value-type="float" office:value="0.901288309340462">
            <text:p>0,9012883093</text:p>
          </table:table-cell>
          <table:table-cell table:formula="of:=ABS([.T12]-[.K12])" office:value-type="float" office:value="0.03793790407443">
            <text:p>0,0379379041</text:p>
          </table:table-cell>
          <table:table-cell table:number-columns-repeated="4"/>
          <table:table-cell table:formula="of:=-([.B12]+[.$Z$2])" office:value-type="float" office:value="358.516629465622">
            <text:p>358,5166294656</text:p>
          </table:table-cell>
          <table:table-cell table:formula="of:=[.P12]+[.O12]*[.D12]*([.$AA$2]+[.$AA$1]*ABS([.P12]/[.B12]))" office:value-type="float" office:value="276.826329889072">
            <text:p>276,8263298891</text:p>
          </table:table-cell>
          <table:table-cell table:formula="of:=SQRT([.Z12]*[.Z12]+[.AA12]*[.AA12])" office:value-type="float" office:value="452.9536295508">
            <text:p>452,9536295508</text:p>
          </table:table-cell>
          <table:table-cell table:formula="of:=ASIN(ABS([.Z12]/[.AB12]))" office:value-type="float" office:value="0.913273265328605">
            <text:p>0,9132732653</text:p>
          </table:table-cell>
          <table:table-cell table:formula="of:=ABS([.K12]-[.AC12])" office:value-type="float" office:value="0.0259529480862866">
            <text:p>0,0259529481</text:p>
          </table:table-cell>
          <table:table-cell/>
          <table:table-cell table:formula="of:=[.J12]/[.AC12]" office:value-type="float" office:value="0.971061627530725">
            <text:p>0,9710616275</text:p>
          </table:table-cell>
        </table:table-row>
        <table:table-row table:style-name="ro1">
          <table:table-cell office:value-type="float" office:value="-0.08">
            <text:p>-0,08</text:p>
          </table:table-cell>
          <table:table-cell office:value-type="float" office:value="-386.029311008957">
            <text:p>-386,029311009</text:p>
          </table:table-cell>
          <table:table-cell office:value-type="float" office:value="309.744984458499">
            <text:p>309,7449844585</text:p>
          </table:table-cell>
          <table:table-cell table:formula="of:=SQRT([.B13]*[.B13] + [.C13]*[.C13])" office:value-type="float" office:value="494.934929415217">
            <text:p>494,9349294152</text:p>
          </table:table-cell>
          <table:table-cell/>
          <table:table-cell office:value-type="float" office:value="325.926544205294">
            <text:p>325,9265442053</text:p>
          </table:table-cell>
          <table:table-cell office:value-type="float" office:value="232.633097859741">
            <text:p>232,6330978597</text:p>
          </table:table-cell>
          <table:table-cell table:formula="of:=SQRT([.F13]*[.F13]+[.G13]*[.G13])" office:value-type="float" office:value="400.432604113882">
            <text:p>400,4326041139</text:p>
          </table:table-cell>
          <table:table-cell/>
          <table:table-cell table:formula="of:=ASIN(ABS([.B13]/[.D13]))" office:value-type="float" office:value="0.894601458696092">
            <text:p>0,8946014587</text:p>
          </table:table-cell>
          <table:table-cell table:formula="of:=ASIN(ABS([.F13]/[.H13]))" office:value-type="float" office:value="0.95089550773231">
            <text:p>0,9508955077</text:p>
          </table:table-cell>
          <table:table-cell/>
          <table:table-cell table:formula="of:=[.J13]/[.K13]" office:value-type="float" office:value="0.940798911574976">
            <text:p>0,9407989116</text:p>
          </table:table-cell>
          <table:table-cell/>
          <table:table-cell table:formula="of:=IF([.C13]&lt;0;-[.A13];[.A13])" office:value-type="float" office:value="-0.08">
            <text:p>-0,08</text:p>
          </table:table-cell>
          <table:table-cell table:formula="of:=ABS([.C13])" office:value-type="float" office:value="309.744984458499">
            <text:p>309,7449844585</text:p>
          </table:table-cell>
          <table:table-cell table:formula="of:=ABS([.G13])" office:value-type="float" office:value="232.633097859741">
            <text:p>232,6330978597</text:p>
          </table:table-cell>
          <table:table-cell/>
          <table:table-cell table:formula="of:=1+[.$R$3]*[.O13]+[.$Q$3]*[.O13]*[.O13]*[.O13]" office:value-type="float" office:value="0.9839744">
            <text:p>0,9839744</text:p>
          </table:table-cell>
          <table:table-cell table:formula="of:=[.J13]/[.S13]" office:value-type="float" office:value="0.909171477119824">
            <text:p>0,9091714771</text:p>
          </table:table-cell>
          <table:table-cell table:formula="of:=ABS([.T13]-[.K13])" office:value-type="float" office:value="0.0417240306124866">
            <text:p>0,0417240306</text:p>
          </table:table-cell>
          <table:table-cell table:number-columns-repeated="4"/>
          <table:table-cell table:formula="of:=-([.B13]+[.$Z$2])" office:value-type="float" office:value="391.029311008957">
            <text:p>391,029311009</text:p>
          </table:table-cell>
          <table:table-cell table:formula="of:=[.P13]+[.O13]*[.D13]*([.$AA$2]+[.$AA$1]*ABS([.P13]/[.B13]))" office:value-type="float" office:value="297.461146073228">
            <text:p>297,4611460732</text:p>
          </table:table-cell>
          <table:table-cell table:formula="of:=SQRT([.Z13]*[.Z13]+[.AA13]*[.AA13])" office:value-type="float" office:value="491.311566616681">
            <text:p>491,3115666167</text:p>
          </table:table-cell>
          <table:table-cell table:formula="of:=ASIN(ABS([.Z13]/[.AB13]))" office:value-type="float" office:value="0.920473973662416">
            <text:p>0,9204739737</text:p>
          </table:table-cell>
          <table:table-cell table:formula="of:=ABS([.K13]-[.AC13])" office:value-type="float" office:value="0.0304215340698943">
            <text:p>0,0304215341</text:p>
          </table:table-cell>
          <table:table-cell/>
          <table:table-cell table:formula="of:=[.J13]/[.AC13]" office:value-type="float" office:value="0.971892181955584">
            <text:p>0,971892182</text:p>
          </table:table-cell>
        </table:table-row>
        <table:table-row table:style-name="ro1">
          <table:table-cell office:value-type="float" office:value="0.24">
            <text:p>0,24</text:p>
          </table:table-cell>
          <table:table-cell office:value-type="float" office:value="-297.010222924272">
            <text:p>-297,0102229243</text:p>
          </table:table-cell>
          <table:table-cell office:value-type="float" office:value="231.207962885264">
            <text:p>231,2079628853</text:p>
          </table:table-cell>
          <table:table-cell table:formula="of:=SQRT([.B14]*[.B14] + [.C14]*[.C14])" office:value-type="float" office:value="376.393669743633">
            <text:p>376,3936697436</text:p>
          </table:table-cell>
          <table:table-cell/>
          <table:table-cell office:value-type="float" office:value="343.472835232659">
            <text:p>343,4728352327</text:p>
          </table:table-cell>
          <table:table-cell office:value-type="float" office:value="290.927877072488">
            <text:p>290,9278770725</text:p>
          </table:table-cell>
          <table:table-cell table:formula="of:=SQRT([.F14]*[.F14]+[.G14]*[.G14])" office:value-type="float" office:value="450.125113941297">
            <text:p>450,1251139413</text:p>
          </table:table-cell>
          <table:table-cell/>
          <table:table-cell table:formula="of:=ASIN(ABS([.B14]/[.D14]))" office:value-type="float" office:value="0.909333704288273">
            <text:p>0,9093337043</text:p>
          </table:table-cell>
          <table:table-cell table:formula="of:=ASIN(ABS([.F14]/[.H14]))" office:value-type="float" office:value="0.868035672391233">
            <text:p>0,8680356724</text:p>
          </table:table-cell>
          <table:table-cell/>
          <table:table-cell table:formula="of:=[.J14]/[.K14]" office:value-type="float" office:value="1.04757642250263">
            <text:p>1,0475764225</text:p>
          </table:table-cell>
          <table:table-cell/>
          <table:table-cell table:formula="of:=IF([.C14]&lt;0;-[.A14];[.A14])" office:value-type="float" office:value="0.24">
            <text:p>0,24</text:p>
          </table:table-cell>
          <table:table-cell table:formula="of:=ABS([.C14])" office:value-type="float" office:value="231.207962885264">
            <text:p>231,2079628853</text:p>
          </table:table-cell>
          <table:table-cell table:formula="of:=ABS([.G14])" office:value-type="float" office:value="290.927877072488">
            <text:p>290,9278770725</text:p>
          </table:table-cell>
          <table:table-cell/>
          <table:table-cell table:formula="of:=1+[.$R$3]*[.O14]+[.$Q$3]*[.O14]*[.O14]*[.O14]" office:value-type="float" office:value="1.0486912">
            <text:p>1,0486912</text:p>
          </table:table-cell>
          <table:table-cell table:formula="of:=[.J14]/[.S14]" office:value-type="float" office:value="0.867112934950034">
            <text:p>0,867112935</text:p>
          </table:table-cell>
          <table:table-cell table:formula="of:=ABS([.T14]-[.K14])" office:value-type="float" office:value="0.00092273744119864">
            <text:p>0,0009227374</text:p>
          </table:table-cell>
          <table:table-cell table:number-columns-repeated="4"/>
          <table:table-cell table:formula="of:=-([.B14]+[.$Z$2])" office:value-type="float" office:value="302.010222924272">
            <text:p>302,0102229243</text:p>
          </table:table-cell>
          <table:table-cell table:formula="of:=[.P14]+[.O14]*[.D14]*([.$AA$2]+[.$AA$1]*ABS([.P14]/[.B14]))" office:value-type="float" office:value="259.016991900817">
            <text:p>259,0169919008</text:p>
          </table:table-cell>
          <table:table-cell table:formula="of:=SQRT([.Z14]*[.Z14]+[.AA14]*[.AA14])" office:value-type="float" office:value="397.869296181694">
            <text:p>397,8692961817</text:p>
          </table:table-cell>
          <table:table-cell table:formula="of:=ASIN(ABS([.Z14]/[.AB14]))" office:value-type="float" office:value="0.861881735227768">
            <text:p>0,8618817352</text:p>
          </table:table-cell>
          <table:table-cell table:formula="of:=ABS([.K14]-[.AC14])" office:value-type="float" office:value="0.00615393716346502">
            <text:p>0,0061539372</text:p>
          </table:table-cell>
          <table:table-cell/>
          <table:table-cell table:formula="of:=[.J14]/[.AC14]" office:value-type="float" office:value="1.05505624161761">
            <text:p>1,0550562416</text:p>
          </table:table-cell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-350.461234372307">
            <text:p>-350,4612343723</text:p>
          </table:table-cell>
          <table:table-cell office:value-type="float" office:value="-313.563951299873">
            <text:p>-313,5639512999</text:p>
          </table:table-cell>
          <table:table-cell table:formula="of:=SQRT([.B15]*[.B15] + [.C15]*[.C15])" office:value-type="float" office:value="470.26102151098">
            <text:p>470,261021511</text:p>
          </table:table-cell>
          <table:table-cell/>
          <table:table-cell office:value-type="float" office:value="357.047708924141">
            <text:p>357,0477089241</text:p>
          </table:table-cell>
          <table:table-cell office:value-type="float" office:value="-287.189993940345">
            <text:p>-287,1899939403</text:p>
          </table:table-cell>
          <table:table-cell table:formula="of:=SQRT([.F15]*[.F15]+[.G15]*[.G15])" office:value-type="float" office:value="458.215188604037">
            <text:p>458,215188604</text:p>
          </table:table-cell>
          <table:table-cell/>
          <table:table-cell table:formula="of:=ASIN(ABS([.B15]/[.D15]))" office:value-type="float" office:value="0.840907170432258">
            <text:p>0,8409071704</text:p>
          </table:table-cell>
          <table:table-cell table:formula="of:=ASIN(ABS([.F15]/[.H15]))" office:value-type="float" office:value="0.893410831118779">
            <text:p>0,8934108311</text:p>
          </table:table-cell>
          <table:table-cell/>
          <table:table-cell table:formula="of:=[.J15]/[.K15]" office:value-type="float" office:value="0.941232343667948">
            <text:p>0,9412323437</text:p>
          </table:table-cell>
          <table:table-cell/>
          <table:table-cell table:formula="of:=IF([.C15]&lt;0;-[.A15];[.A15])" office:value-type="float" office:value="-0.52">
            <text:p>-0,52</text:p>
          </table:table-cell>
          <table:table-cell table:formula="of:=ABS([.C15])" office:value-type="float" office:value="313.563951299873">
            <text:p>313,5639512999</text:p>
          </table:table-cell>
          <table:table-cell table:formula="of:=ABS([.G15])" office:value-type="float" office:value="287.189993940345">
            <text:p>287,1899939403</text:p>
          </table:table-cell>
          <table:table-cell/>
          <table:table-cell table:formula="of:=1+[.$R$3]*[.O15]+[.$Q$3]*[.O15]*[.O15]*[.O15]" office:value-type="float" office:value="0.8889696">
            <text:p>0,8889696</text:p>
          </table:table-cell>
          <table:table-cell table:formula="of:=[.J15]/[.S15]" office:value-type="float" office:value="0.945934675867722">
            <text:p>0,9459346759</text:p>
          </table:table-cell>
          <table:table-cell table:formula="of:=ABS([.T15]-[.K15])" office:value-type="float" office:value="0.0525238447489425">
            <text:p>0,0525238447</text:p>
          </table:table-cell>
          <table:table-cell table:number-columns-repeated="4"/>
          <table:table-cell table:formula="of:=-([.B15]+[.$Z$2])" office:value-type="float" office:value="355.461234372307">
            <text:p>355,4612343723</text:p>
          </table:table-cell>
          <table:table-cell table:formula="of:=[.P15]+[.O15]*[.D15]*([.$AA$2]+[.$AA$1]*ABS([.P15]/[.B15]))" office:value-type="float" office:value="235.441682726071">
            <text:p>235,4416827261</text:p>
          </table:table-cell>
          <table:table-cell table:formula="of:=SQRT([.Z15]*[.Z15]+[.AA15]*[.AA15])" office:value-type="float" office:value="426.363078967173">
            <text:p>426,3630789672</text:p>
          </table:table-cell>
          <table:table-cell table:formula="of:=ASIN(ABS([.Z15]/[.AB15]))" office:value-type="float" office:value="0.985784359652734">
            <text:p>0,9857843597</text:p>
          </table:table-cell>
          <table:table-cell table:formula="of:=ABS([.K15]-[.AC15])" office:value-type="float" office:value="0.0923735285339554">
            <text:p>0,0923735285</text:p>
          </table:table-cell>
          <table:table-cell/>
          <table:table-cell table:formula="of:=[.J15]/[.AC15]" office:value-type="float" office:value="0.853033589139604">
            <text:p>0,8530335891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 office:value-type="float" office:value="-382.122172589134">
            <text:p>-382,1221725891</text:p>
          </table:table-cell>
          <table:table-cell office:value-type="float" office:value="-285.246445901562">
            <text:p>-285,2464459016</text:p>
          </table:table-cell>
          <table:table-cell table:formula="of:=SQRT([.B16]*[.B16] + [.C16]*[.C16])" office:value-type="float" office:value="476.846819936668">
            <text:p>476,8468199367</text:p>
          </table:table-cell>
          <table:table-cell/>
          <table:table-cell office:value-type="float" office:value="447.636474319479">
            <text:p>447,6364743195</text:p>
          </table:table-cell>
          <table:table-cell office:value-type="float" office:value="-311.742207656133">
            <text:p>-311,7422076561</text:p>
          </table:table-cell>
          <table:table-cell table:formula="of:=SQRT([.F16]*[.F16]+[.G16]*[.G16])" office:value-type="float" office:value="545.492087179542">
            <text:p>545,4920871795</text:p>
          </table:table-cell>
          <table:table-cell/>
          <table:table-cell table:formula="of:=ASIN(ABS([.B16]/[.D16]))" office:value-type="float" office:value="0.929552017671304">
            <text:p>0,9295520177</text:p>
          </table:table-cell>
          <table:table-cell table:formula="of:=ASIN(ABS([.F16]/[.H16]))" office:value-type="float" office:value="0.96247827225618">
            <text:p>0,9624782723</text:p>
          </table:table-cell>
          <table:table-cell/>
          <table:table-cell table:formula="of:=[.J16]/[.K16]" office:value-type="float" office:value="0.965790132064288">
            <text:p>0,9657901321</text:p>
          </table:table-cell>
          <table:table-cell/>
          <table:table-cell table:formula="of:=IF([.C16]&lt;0;-[.A16];[.A16])" office:value-type="float" office:value="-0.08">
            <text:p>-0,08</text:p>
          </table:table-cell>
          <table:table-cell table:formula="of:=ABS([.C16])" office:value-type="float" office:value="285.246445901562">
            <text:p>285,2464459016</text:p>
          </table:table-cell>
          <table:table-cell table:formula="of:=ABS([.G16])" office:value-type="float" office:value="311.742207656133">
            <text:p>311,7422076561</text:p>
          </table:table-cell>
          <table:table-cell/>
          <table:table-cell table:formula="of:=1+[.$R$3]*[.O16]+[.$Q$3]*[.O16]*[.O16]*[.O16]" office:value-type="float" office:value="0.9839744">
            <text:p>0,9839744</text:p>
          </table:table-cell>
          <table:table-cell table:formula="of:=[.J16]/[.S16]" office:value-type="float" office:value="0.944691261958953">
            <text:p>0,944691262</text:p>
          </table:table-cell>
          <table:table-cell table:formula="of:=ABS([.T16]-[.K16])" office:value-type="float" office:value="0.0177870102972264">
            <text:p>0,0177870103</text:p>
          </table:table-cell>
          <table:table-cell table:number-columns-repeated="4"/>
          <table:table-cell table:formula="of:=-([.B16]+[.$Z$2])" office:value-type="float" office:value="387.122172589134">
            <text:p>387,1221725891</text:p>
          </table:table-cell>
          <table:table-cell table:formula="of:=[.P16]+[.O16]*[.D16]*([.$AA$2]+[.$AA$1]*ABS([.P16]/[.B16]))" office:value-type="float" office:value="273.62481263457">
            <text:p>273,6248126346</text:p>
          </table:table-cell>
          <table:table-cell table:formula="of:=SQRT([.Z16]*[.Z16]+[.AA16]*[.AA16])" office:value-type="float" office:value="474.061298356483">
            <text:p>474,0612983565</text:p>
          </table:table-cell>
          <table:table-cell table:formula="of:=ASIN(ABS([.Z16]/[.AB16]))" office:value-type="float" office:value="0.955509349700312">
            <text:p>0,9555093497</text:p>
          </table:table-cell>
          <table:table-cell table:formula="of:=ABS([.K16]-[.AC16])" office:value-type="float" office:value="0.00696892255586801">
            <text:p>0,0069689226</text:p>
          </table:table-cell>
          <table:table-cell/>
          <table:table-cell table:formula="of:=[.J16]/[.AC16]" office:value-type="float" office:value="0.972834036592997">
            <text:p>0,9728340366</text:p>
          </table:table-cell>
        </table:table-row>
        <table:table-row table:style-name="ro1">
          <table:table-cell office:value-type="float" office:value="0.36">
            <text:p>0,36</text:p>
          </table:table-cell>
          <table:table-cell office:value-type="float" office:value="-501.162366486945">
            <text:p>-501,1623664869</text:p>
          </table:table-cell>
          <table:table-cell office:value-type="float" office:value="369.699191283366">
            <text:p>369,6991912834</text:p>
          </table:table-cell>
          <table:table-cell table:formula="of:=SQRT([.B17]*[.B17] + [.C17]*[.C17])" office:value-type="float" office:value="622.768985755047">
            <text:p>622,768985755</text:p>
          </table:table-cell>
          <table:table-cell/>
          <table:table-cell office:value-type="float" office:value="553.664592366884">
            <text:p>553,6645923669</text:p>
          </table:table-cell>
          <table:table-cell office:value-type="float" office:value="-319.896034278631">
            <text:p>-319,8960342786</text:p>
          </table:table-cell>
          <table:table-cell table:formula="of:=SQRT([.F17]*[.F17]+[.G17]*[.G17])" office:value-type="float" office:value="639.435652421714">
            <text:p>639,4356524217</text:p>
          </table:table-cell>
          <table:table-cell/>
          <table:table-cell table:formula="of:=ASIN(ABS([.B17]/[.D17]))" office:value-type="float" office:value="0.935224512370101">
            <text:p>0,9352245124</text:p>
          </table:table-cell>
          <table:table-cell table:formula="of:=ASIN(ABS([.F17]/[.H17]))" office:value-type="float" office:value="1.0468757110325">
            <text:p>1,046875711</text:p>
          </table:table-cell>
          <table:table-cell/>
          <table:table-cell table:formula="of:=[.J17]/[.K17]" office:value-type="float" office:value="0.893348181177798">
            <text:p>0,8933481812</text:p>
          </table:table-cell>
          <table:table-cell/>
          <table:table-cell table:formula="of:=IF([.C17]&lt;0;-[.A17];[.A17])" office:value-type="float" office:value="0.36">
            <text:p>0,36</text:p>
          </table:table-cell>
          <table:table-cell table:formula="of:=ABS([.C17])" office:value-type="float" office:value="369.699191283366">
            <text:p>369,6991912834</text:p>
          </table:table-cell>
          <table:table-cell table:formula="of:=ABS([.G17])" office:value-type="float" office:value="319.896034278631">
            <text:p>319,8960342786</text:p>
          </table:table-cell>
          <table:table-cell/>
          <table:table-cell table:formula="of:=1+[.$R$3]*[.O17]+[.$Q$3]*[.O17]*[.O17]*[.O17]" office:value-type="float" office:value="1.0743328">
            <text:p>1,0743328</text:p>
          </table:table-cell>
          <table:table-cell table:formula="of:=[.J17]/[.S17]" office:value-type="float" office:value="0.870516577703019">
            <text:p>0,8705165777</text:p>
          </table:table-cell>
          <table:table-cell table:formula="of:=ABS([.T17]-[.K17])" office:value-type="float" office:value="0.176359133329485">
            <text:p>0,1763591333</text:p>
          </table:table-cell>
          <table:table-cell table:number-columns-repeated="4"/>
          <table:table-cell table:formula="of:=-([.B17]+[.$Z$2])" office:value-type="float" office:value="506.162366486945">
            <text:p>506,1623664869</text:p>
          </table:table-cell>
          <table:table-cell table:formula="of:=[.P17]+[.O17]*[.D17]*([.$AA$2]+[.$AA$1]*ABS([.P17]/[.B17]))" office:value-type="float" office:value="437.803093113902">
            <text:p>437,8030931139</text:p>
          </table:table-cell>
          <table:table-cell table:formula="of:=SQRT([.Z17]*[.Z17]+[.AA17]*[.AA17])" office:value-type="float" office:value="669.232313615955">
            <text:p>669,232313616</text:p>
          </table:table-cell>
          <table:table-cell table:formula="of:=ASIN(ABS([.Z17]/[.AB17]))" office:value-type="float" office:value="0.857689103464884">
            <text:p>0,8576891035</text:p>
          </table:table-cell>
          <table:table-cell table:formula="of:=ABS([.K17]-[.AC17])" office:value-type="float" office:value="0.189186607567619">
            <text:p>0,1891866076</text:p>
          </table:table-cell>
          <table:table-cell/>
          <table:table-cell table:formula="of:=[.J17]/[.AC17]" office:value-type="float" office:value="1.09040036604405">
            <text:p>1,09040036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30.595198993961">
            <text:p>-530,595198994</text:p>
          </table:table-cell>
          <table:table-cell office:value-type="float" office:value="162.170500387431">
            <text:p>162,1705003874</text:p>
          </table:table-cell>
          <table:table-cell table:formula="of:=SQRT([.B18]*[.B18] + [.C18]*[.C18])" office:value-type="float" office:value="554.824779900241">
            <text:p>554,8247799002</text:p>
          </table:table-cell>
          <table:table-cell/>
          <table:table-cell office:value-type="float" office:value="129.299500438662">
            <text:p>129,2995004387</text:p>
          </table:table-cell>
          <table:table-cell office:value-type="float" office:value="116.287691372596">
            <text:p>116,2876913726</text:p>
          </table:table-cell>
          <table:table-cell table:formula="of:=SQRT([.F18]*[.F18]+[.G18]*[.G18])" office:value-type="float" office:value="173.8999366833">
            <text:p>173,8999366833</text:p>
          </table:table-cell>
          <table:table-cell/>
          <table:table-cell table:formula="of:=ASIN(ABS([.B18]/[.D18]))" office:value-type="float" office:value="1.27417434813186">
            <text:p>1,2741743481</text:p>
          </table:table-cell>
          <table:table-cell table:formula="of:=ASIN(ABS([.F18]/[.H18]))" office:value-type="float" office:value="0.838331112043547">
            <text:p>0,838331112</text:p>
          </table:table-cell>
          <table:table-cell/>
          <table:table-cell table:formula="of:=[.J18]/[.K18]" office:value-type="float" office:value="1.51989390567396">
            <text:p>1,5198939057</text:p>
          </table:table-cell>
          <table:table-cell/>
          <table:table-cell table:formula="of:=IF([.C18]&lt;0;-[.A18];[.A18])" office:value-type="float" office:value="0">
            <text:p>0</text:p>
          </table:table-cell>
          <table:table-cell table:formula="of:=ABS([.C18])" office:value-type="float" office:value="162.170500387431">
            <text:p>162,1705003874</text:p>
          </table:table-cell>
          <table:table-cell table:formula="of:=ABS([.G18])" office:value-type="float" office:value="116.287691372596">
            <text:p>116,2876913726</text:p>
          </table:table-cell>
          <table:table-cell/>
          <table:table-cell table:formula="of:=1+[.$R$3]*[.O18]+[.$Q$3]*[.O18]*[.O18]*[.O18]" office:value-type="float" office:value="1">
            <text:p>1</text:p>
          </table:table-cell>
          <table:table-cell table:formula="of:=[.J18]/[.S18]" office:value-type="float" office:value="1.27417434813186">
            <text:p>1,2741743481</text:p>
          </table:table-cell>
          <table:table-cell table:formula="of:=ABS([.T18]-[.K18])" office:value-type="float" office:value="0.435843236088316">
            <text:p>0,4358432361</text:p>
          </table:table-cell>
          <table:table-cell table:number-columns-repeated="4"/>
          <table:table-cell table:formula="of:=-([.B18]+[.$Z$2])" office:value-type="float" office:value="535.595198993961">
            <text:p>535,595198994</text:p>
          </table:table-cell>
          <table:table-cell table:formula="of:=[.P18]+[.O18]*[.D18]*([.$AA$2]+[.$AA$1]*ABS([.P18]/[.B18]))" office:value-type="float" office:value="162.170500387431">
            <text:p>162,1705003874</text:p>
          </table:table-cell>
          <table:table-cell table:formula="of:=SQRT([.Z18]*[.Z18]+[.AA18]*[.AA18])" office:value-type="float" office:value="559.608334803272">
            <text:p>559,6083348033</text:p>
          </table:table-cell>
          <table:table-cell table:formula="of:=ASIN(ABS([.Z18]/[.AB18]))" office:value-type="float" office:value="1.27678592210009">
            <text:p>1,2767859221</text:p>
          </table:table-cell>
          <table:table-cell table:formula="of:=ABS([.K18]-[.AC18])" office:value-type="float" office:value="0.438454810056544">
            <text:p>0,4384548101</text:p>
          </table:table-cell>
          <table:table-cell/>
          <table:table-cell table:formula="of:=[.J18]/[.AC18]" office:value-type="float" office:value="0.997954571770393">
            <text:p>0,9979545718</text:p>
          </table:table-cell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-173.596454246081">
            <text:p>-173,5964542461</text:p>
          </table:table-cell>
          <table:table-cell office:value-type="float" office:value="-68.1634535114418">
            <text:p>-68,1634535114</text:p>
          </table:table-cell>
          <table:table-cell table:formula="of:=SQRT([.B19]*[.B19] + [.C19]*[.C19])" office:value-type="float" office:value="186.499290404597">
            <text:p>186,4992904046</text:p>
          </table:table-cell>
          <table:table-cell/>
          <table:table-cell office:value-type="float" office:value="184.557050327272">
            <text:p>184,5570503273</text:p>
          </table:table-cell>
          <table:table-cell office:value-type="float" office:value="-44.163679719126">
            <text:p>-44,1636797191</text:p>
          </table:table-cell>
          <table:table-cell table:formula="of:=SQRT([.F19]*[.F19]+[.G19]*[.G19])" office:value-type="float" office:value="189.767582668476">
            <text:p>189,7675826685</text:p>
          </table:table-cell>
          <table:table-cell/>
          <table:table-cell table:formula="of:=ASIN(ABS([.B19]/[.D19]))" office:value-type="float" office:value="1.19663814944753">
            <text:p>1,1966381494</text:p>
          </table:table-cell>
          <table:table-cell table:formula="of:=ASIN(ABS([.F19]/[.H19]))" office:value-type="float" office:value="1.33591754192779">
            <text:p>1,3359175419</text:p>
          </table:table-cell>
          <table:table-cell/>
          <table:table-cell table:formula="of:=[.J19]/[.K19]" office:value-type="float" office:value="0.895742522940997">
            <text:p>0,8957425229</text:p>
          </table:table-cell>
          <table:table-cell/>
          <table:table-cell table:formula="of:=IF([.C19]&lt;0;-[.A19];[.A19])" office:value-type="float" office:value="-0.52">
            <text:p>-0,52</text:p>
          </table:table-cell>
          <table:table-cell table:formula="of:=ABS([.C19])" office:value-type="float" office:value="68.1634535114418">
            <text:p>68,1634535114</text:p>
          </table:table-cell>
          <table:table-cell table:formula="of:=ABS([.G19])" office:value-type="float" office:value="44.163679719126">
            <text:p>44,1636797191</text:p>
          </table:table-cell>
          <table:table-cell/>
          <table:table-cell table:formula="of:=1+[.$R$3]*[.O19]+[.$Q$3]*[.O19]*[.O19]*[.O19]" office:value-type="float" office:value="0.8889696">
            <text:p>0,8889696</text:p>
          </table:table-cell>
          <table:table-cell table:formula="of:=[.J19]/[.S19]" office:value-type="float" office:value="1.34609569263958">
            <text:p>1,3460956926</text:p>
          </table:table-cell>
          <table:table-cell table:formula="of:=ABS([.T19]-[.K19])" office:value-type="float" office:value="0.0101781507117944">
            <text:p>0,0101781507</text:p>
          </table:table-cell>
          <table:table-cell table:number-columns-repeated="4"/>
          <table:table-cell table:formula="of:=-([.B19]+[.$Z$2])" office:value-type="float" office:value="178.596454246081">
            <text:p>178,5964542461</text:p>
          </table:table-cell>
          <table:table-cell table:formula="of:=[.P19]+[.O19]*[.D19]*([.$AA$2]+[.$AA$1]*ABS([.P19]/[.B19]))" office:value-type="float" office:value="42.0501881541224">
            <text:p>42,0501881541</text:p>
          </table:table-cell>
          <table:table-cell table:formula="of:=SQRT([.Z19]*[.Z19]+[.AA19]*[.AA19])" office:value-type="float" office:value="183.480003796244">
            <text:p>183,4800037962</text:p>
          </table:table-cell>
          <table:table-cell table:formula="of:=ASIN(ABS([.Z19]/[.AB19]))" office:value-type="float" office:value="1.33955980068166">
            <text:p>1,3395598007</text:p>
          </table:table-cell>
          <table:table-cell table:formula="of:=ABS([.K19]-[.AC19])" office:value-type="float" office:value="0.00364225875387003">
            <text:p>0,0036422588</text:p>
          </table:table-cell>
          <table:table-cell/>
          <table:table-cell table:formula="of:=[.J19]/[.AC19]" office:value-type="float" office:value="0.893307001926008">
            <text:p>0,8933070019</text:p>
          </table:table-cell>
        </table:table-row>
        <table:table-row table:style-name="ro1">
          <table:table-cell office:value-type="float" office:value="-0.44">
            <text:p>-0,44</text:p>
          </table:table-cell>
          <table:table-cell office:value-type="float" office:value="-206.172652669667">
            <text:p>-206,1726526697</text:p>
          </table:table-cell>
          <table:table-cell office:value-type="float" office:value="94.0238581933358">
            <text:p>94,0238581933</text:p>
          </table:table-cell>
          <table:table-cell table:formula="of:=SQRT([.B20]*[.B20] + [.C20]*[.C20])" office:value-type="float" office:value="226.600195539209">
            <text:p>226,6001955392</text:p>
          </table:table-cell>
          <table:table-cell/>
          <table:table-cell office:value-type="float" office:value="217.315171524224">
            <text:p>217,3151715242</text:p>
          </table:table-cell>
          <table:table-cell office:value-type="float" office:value="66.4784807280027">
            <text:p>66,478480728</text:p>
          </table:table-cell>
          <table:table-cell table:formula="of:=SQRT([.F20]*[.F20]+[.G20]*[.G20])" office:value-type="float" office:value="227.255961801899">
            <text:p>227,2559618019</text:p>
          </table:table-cell>
          <table:table-cell/>
          <table:table-cell table:formula="of:=ASIN(ABS([.B20]/[.D20]))" office:value-type="float" office:value="1.14292736102317">
            <text:p>1,142927361</text:p>
          </table:table-cell>
          <table:table-cell table:formula="of:=ASIN(ABS([.F20]/[.H20]))" office:value-type="float" office:value="1.2739280694173">
            <text:p>1,2739280694</text:p>
          </table:table-cell>
          <table:table-cell/>
          <table:table-cell table:formula="of:=[.J20]/[.K20]" office:value-type="float" office:value="0.897167892333157">
            <text:p>0,8971678923</text:p>
          </table:table-cell>
          <table:table-cell/>
          <table:table-cell table:formula="of:=IF([.C20]&lt;0;-[.A20];[.A20])" office:value-type="float" office:value="-0.44">
            <text:p>-0,44</text:p>
          </table:table-cell>
          <table:table-cell table:formula="of:=ABS([.C20])" office:value-type="float" office:value="94.0238581933358">
            <text:p>94,0238581933</text:p>
          </table:table-cell>
          <table:table-cell table:formula="of:=ABS([.G20])" office:value-type="float" office:value="66.4784807280027">
            <text:p>66,478480728</text:p>
          </table:table-cell>
          <table:table-cell/>
          <table:table-cell table:formula="of:=1+[.$R$3]*[.O20]+[.$Q$3]*[.O20]*[.O20]*[.O20]" office:value-type="float" office:value="0.9077408">
            <text:p>0,9077408</text:p>
          </table:table-cell>
          <table:table-cell table:formula="of:=[.J20]/[.S20]" office:value-type="float" office:value="1.25908999686162">
            <text:p>1,2590899969</text:p>
          </table:table-cell>
          <table:table-cell table:formula="of:=ABS([.T20]-[.K20])" office:value-type="float" office:value="0.0148380725556776">
            <text:p>0,0148380726</text:p>
          </table:table-cell>
          <table:table-cell table:number-columns-repeated="4"/>
          <table:table-cell table:formula="of:=-([.B20]+[.$Z$2])" office:value-type="float" office:value="211.172652669667">
            <text:p>211,1726526697</text:p>
          </table:table-cell>
          <table:table-cell table:formula="of:=[.P20]+[.O20]*[.D20]*([.$AA$2]+[.$AA$1]*ABS([.P20]/[.B20]))" office:value-type="float" office:value="66.5449706280019">
            <text:p>66,544970628</text:p>
          </table:table-cell>
          <table:table-cell table:formula="of:=SQRT([.Z20]*[.Z20]+[.AA20]*[.AA20])" office:value-type="float" office:value="221.409399871427">
            <text:p>221,4093998714</text:p>
          </table:table-cell>
          <table:table-cell table:formula="of:=ASIN(ABS([.Z20]/[.AB20]))" office:value-type="float" office:value="1.26552528565815">
            <text:p>1,2655252857</text:p>
          </table:table-cell>
          <table:table-cell table:formula="of:=ABS([.K20]-[.AC20])" office:value-type="float" office:value="0.00840278375914361">
            <text:p>0,0084027838</text:p>
          </table:table-cell>
          <table:table-cell/>
          <table:table-cell table:formula="of:=[.J20]/[.AC20]" office:value-type="float" office:value="0.903124871526189">
            <text:p>0,9031248715</text:p>
          </table:table-cell>
        </table:table-row>
        <table:table-row table:style-name="ro1">
          <table:table-cell office:value-type="float" office:value="0.72">
            <text:p>0,72</text:p>
          </table:table-cell>
          <table:table-cell office:value-type="float" office:value="-235.036169673491">
            <text:p>-235,0361696735</text:p>
          </table:table-cell>
          <table:table-cell office:value-type="float" office:value="-46.8409120453939">
            <text:p>-46,8409120454</text:p>
          </table:table-cell>
          <table:table-cell table:formula="of:=SQRT([.B21]*[.B21] + [.C21]*[.C21])" office:value-type="float" office:value="239.658240200562">
            <text:p>239,6582402006</text:p>
          </table:table-cell>
          <table:table-cell/>
          <table:table-cell office:value-type="float" office:value="303.863573915347">
            <text:p>303,8635739153</text:p>
          </table:table-cell>
          <table:table-cell office:value-type="float" office:value="-2.76404573550179">
            <text:p>-2,7640457355</text:p>
          </table:table-cell>
          <table:table-cell table:formula="of:=SQRT([.F21]*[.F21]+[.G21]*[.G21])" office:value-type="float" office:value="303.876145002262">
            <text:p>303,8761450023</text:p>
          </table:table-cell>
          <table:table-cell/>
          <table:table-cell table:formula="of:=ASIN(ABS([.B21]/[.D21]))" office:value-type="float" office:value="1.37408128618378">
            <text:p>1,3740812862</text:p>
          </table:table-cell>
          <table:table-cell table:formula="of:=ASIN(ABS([.F21]/[.H21]))" office:value-type="float" office:value="1.56170023979707">
            <text:p>1,5617002398</text:p>
          </table:table-cell>
          <table:table-cell/>
          <table:table-cell table:formula="of:=[.J21]/[.K21]" office:value-type="float" office:value="0.87986237766239">
            <text:p>0,8798623777</text:p>
          </table:table-cell>
          <table:table-cell/>
          <table:table-cell table:formula="of:=IF([.C21]&lt;0;-[.A21];[.A21])" office:value-type="float" office:value="-0.72">
            <text:p>-0,72</text:p>
          </table:table-cell>
          <table:table-cell table:formula="of:=ABS([.C21])" office:value-type="float" office:value="46.8409120453939">
            <text:p>46,8409120454</text:p>
          </table:table-cell>
          <table:table-cell table:formula="of:=ABS([.G21])" office:value-type="float" office:value="2.76404573550179">
            <text:p>2,7640457355</text:p>
          </table:table-cell>
          <table:table-cell/>
          <table:table-cell table:formula="of:=1+[.$R$3]*[.O21]+[.$Q$3]*[.O21]*[.O21]*[.O21]" office:value-type="float" office:value="0.8373376">
            <text:p>0,8373376</text:p>
          </table:table-cell>
          <table:table-cell table:formula="of:=[.J21]/[.S21]" office:value-type="float" office:value="1.64101228248173">
            <text:p>1,6410122825</text:p>
          </table:table-cell>
          <table:table-cell table:formula="of:=ABS([.T21]-[.K21])" office:value-type="float" office:value="0.0793120426846621">
            <text:p>0,0793120427</text:p>
          </table:table-cell>
          <table:table-cell table:number-columns-repeated="4"/>
          <table:table-cell table:formula="of:=-([.B21]+[.$Z$2])" office:value-type="float" office:value="240.036169673491">
            <text:p>240,0361696735</text:p>
          </table:table-cell>
          <table:table-cell table:formula="of:=[.P21]+[.O21]*[.D21]*([.$AA$2]+[.$AA$1]*ABS([.P21]/[.B21]))" office:value-type="float" office:value="3.71463948145183">
            <text:p>3,7146394815</text:p>
          </table:table-cell>
          <table:table-cell table:formula="of:=SQRT([.Z21]*[.Z21]+[.AA21]*[.AA21])" office:value-type="float" office:value="240.064910592944">
            <text:p>240,0649105929</text:p>
          </table:table-cell>
          <table:table-cell table:formula="of:=ASIN(ABS([.Z21]/[.AB21]))" office:value-type="float" office:value="1.55532222972651">
            <text:p>1,5553222297</text:p>
          </table:table-cell>
          <table:table-cell table:formula="of:=ABS([.K21]-[.AC21])" office:value-type="float" office:value="0.00637801007055905">
            <text:p>0,0063780101</text:p>
          </table:table-cell>
          <table:table-cell/>
          <table:table-cell table:formula="of:=[.J21]/[.AC21]" office:value-type="float" office:value="0.883470486000444">
            <text:p>0,883470486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-316.642135698967">
            <text:p>-316,642135699</text:p>
          </table:table-cell>
          <table:table-cell office:value-type="float" office:value="49.8543078642071">
            <text:p>49,8543078642</text:p>
          </table:table-cell>
          <table:table-cell table:formula="of:=SQRT([.B22]*[.B22] + [.C22]*[.C22])" office:value-type="float" office:value="320.542811668929">
            <text:p>320,5428116689</text:p>
          </table:table-cell>
          <table:table-cell/>
          <table:table-cell office:value-type="float" office:value="317.160029685648">
            <text:p>317,1600296856</text:p>
          </table:table-cell>
          <table:table-cell office:value-type="float" office:value="114.541467814771">
            <text:p>114,5414678148</text:p>
          </table:table-cell>
          <table:table-cell table:formula="of:=SQRT([.F22]*[.F22]+[.G22]*[.G22])" office:value-type="float" office:value="337.209478335594">
            <text:p>337,2094783356</text:p>
          </table:table-cell>
          <table:table-cell/>
          <table:table-cell table:formula="of:=ASIN(ABS([.B22]/[.D22]))" office:value-type="float" office:value="1.41463146908951">
            <text:p>1,4146314691</text:p>
          </table:table-cell>
          <table:table-cell table:formula="of:=ASIN(ABS([.F22]/[.H22]))" office:value-type="float" office:value="1.22422550591835">
            <text:p>1,2242255059</text:p>
          </table:table-cell>
          <table:table-cell/>
          <table:table-cell table:formula="of:=[.J22]/[.K22]" office:value-type="float" office:value="1.15553177274176">
            <text:p>1,1555317727</text:p>
          </table:table-cell>
          <table:table-cell/>
          <table:table-cell table:formula="of:=IF([.C22]&lt;0;-[.A22];[.A22])" office:value-type="float" office:value="0.8">
            <text:p>0,8</text:p>
          </table:table-cell>
          <table:table-cell table:formula="of:=ABS([.C22])" office:value-type="float" office:value="49.8543078642071">
            <text:p>49,8543078642</text:p>
          </table:table-cell>
          <table:table-cell table:formula="of:=ABS([.G22])" office:value-type="float" office:value="114.541467814771">
            <text:p>114,5414678148</text:p>
          </table:table-cell>
          <table:table-cell/>
          <table:table-cell table:formula="of:=1+[.$R$3]*[.O22]+[.$Q$3]*[.O22]*[.O22]*[.O22]" office:value-type="float" office:value="1.1856">
            <text:p>1,1856</text:p>
          </table:table-cell>
          <table:table-cell table:formula="of:=[.J22]/[.S22]" office:value-type="float" office:value="1.19317768985282">
            <text:p>1,1931776899</text:p>
          </table:table-cell>
          <table:table-cell table:formula="of:=ABS([.T22]-[.K22])" office:value-type="float" office:value="0.0310478160655301">
            <text:p>0,0310478161</text:p>
          </table:table-cell>
          <table:table-cell table:number-columns-repeated="4"/>
          <table:table-cell table:formula="of:=-([.B22]+[.$Z$2])" office:value-type="float" office:value="321.642135698967">
            <text:p>321,642135699</text:p>
          </table:table-cell>
          <table:table-cell table:formula="of:=[.P22]+[.O22]*[.D22]*([.$AA$2]+[.$AA$1]*ABS([.P22]/[.B22]))" office:value-type="float" office:value="112.87166177298">
            <text:p>112,871661773</text:p>
          </table:table-cell>
          <table:table-cell table:formula="of:=SQRT([.Z22]*[.Z22]+[.AA22]*[.AA22])" office:value-type="float" office:value="340.871934145929">
            <text:p>340,8719341459</text:p>
          </table:table-cell>
          <table:table-cell table:formula="of:=ASIN(ABS([.Z22]/[.AB22]))" office:value-type="float" office:value="1.23329936564103">
            <text:p>1,2332993656</text:p>
          </table:table-cell>
          <table:table-cell table:formula="of:=ABS([.K22]-[.AC22])" office:value-type="float" office:value="0.00907385972267671">
            <text:p>0,0090738597</text:p>
          </table:table-cell>
          <table:table-cell/>
          <table:table-cell table:formula="of:=[.J22]/[.AC22]" office:value-type="float" office:value="1.14703007923322">
            <text:p>1,147030079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330.336251701835">
            <text:p>-330,3362517018</text:p>
          </table:table-cell>
          <table:table-cell office:value-type="float" office:value="-126.91054650124">
            <text:p>-126,9105465012</text:p>
          </table:table-cell>
          <table:table-cell table:formula="of:=SQRT([.B23]*[.B23] + [.C23]*[.C23])" office:value-type="float" office:value="353.876145002261">
            <text:p>353,8761450023</text:p>
          </table:table-cell>
          <table:table-cell/>
          <table:table-cell office:value-type="float" office:value="258.191926450625">
            <text:p>258,1919264506</text:p>
          </table:table-cell>
          <table:table-cell office:value-type="float" office:value="-173.830960628251">
            <text:p>-173,8309606283</text:p>
          </table:table-cell>
          <table:table-cell table:formula="of:=SQRT([.F23]*[.F23]+[.G23]*[.G23])" office:value-type="float" office:value="311.255961801899">
            <text:p>311,2559618019</text:p>
          </table:table-cell>
          <table:table-cell/>
          <table:table-cell table:formula="of:=ASIN(ABS([.B23]/[.D23]))" office:value-type="float" office:value="1.20399664236613">
            <text:p>1,2039966424</text:p>
          </table:table-cell>
          <table:table-cell table:formula="of:=ASIN(ABS([.F23]/[.H23]))" office:value-type="float" office:value="0.978241217405401">
            <text:p>0,9782412174</text:p>
          </table:table-cell>
          <table:table-cell/>
          <table:table-cell table:formula="of:=[.J23]/[.K23]" office:value-type="float" office:value="1.23077684822922">
            <text:p>1,2307768482</text:p>
          </table:table-cell>
          <table:table-cell/>
          <table:table-cell table:formula="of:=IF([.C23]&lt;0;-[.A23];[.A23])" office:value-type="float" office:value="-0">
            <text:p>-0</text:p>
          </table:table-cell>
          <table:table-cell table:formula="of:=ABS([.C23])" office:value-type="float" office:value="126.91054650124">
            <text:p>126,9105465012</text:p>
          </table:table-cell>
          <table:table-cell table:formula="of:=ABS([.G23])" office:value-type="float" office:value="173.830960628251">
            <text:p>173,8309606283</text:p>
          </table:table-cell>
          <table:table-cell/>
          <table:table-cell table:formula="of:=1+[.$R$3]*[.O23]+[.$Q$3]*[.O23]*[.O23]*[.O23]" office:value-type="float" office:value="1">
            <text:p>1</text:p>
          </table:table-cell>
          <table:table-cell table:formula="of:=[.J23]/[.S23]" office:value-type="float" office:value="1.20399664236613">
            <text:p>1,2039966424</text:p>
          </table:table-cell>
          <table:table-cell table:formula="of:=ABS([.T23]-[.K23])" office:value-type="float" office:value="0.225755424960732">
            <text:p>0,225755425</text:p>
          </table:table-cell>
          <table:table-cell table:number-columns-repeated="4"/>
          <table:table-cell table:formula="of:=-([.B23]+[.$Z$2])" office:value-type="float" office:value="335.336251701835">
            <text:p>335,3362517018</text:p>
          </table:table-cell>
          <table:table-cell table:formula="of:=[.P23]+[.O23]*[.D23]*([.$AA$2]+[.$AA$1]*ABS([.P23]/[.B23]))" office:value-type="float" office:value="126.91054650124">
            <text:p>126,9105465012</text:p>
          </table:table-cell>
          <table:table-cell table:formula="of:=SQRT([.Z23]*[.Z23]+[.AA23]*[.AA23])" office:value-type="float" office:value="358.548028189641">
            <text:p>358,5480281896</text:p>
          </table:table-cell>
          <table:table-cell table:formula="of:=ASIN(ABS([.Z23]/[.AB23]))" office:value-type="float" office:value="1.20899780413939">
            <text:p>1,2089978041</text:p>
          </table:table-cell>
          <table:table-cell table:formula="of:=ABS([.K23]-[.AC23])" office:value-type="float" office:value="0.23075658673399">
            <text:p>0,2307565867</text:p>
          </table:table-cell>
          <table:table-cell/>
          <table:table-cell table:formula="of:=[.J23]/[.AC23]" office:value-type="float" office:value="0.995863382252527">
            <text:p>0,9958633823</text:p>
          </table:table-cell>
        </table:table-row>
        <table:table-row table:style-name="ro1">
          <table:table-cell office:value-type="float" office:value="-0.52">
            <text:p>-0,52</text:p>
          </table:table-cell>
          <table:table-cell office:value-type="float" office:value="-361.487845444704">
            <text:p>-361,4878454447</text:p>
          </table:table-cell>
          <table:table-cell office:value-type="float" office:value="-138.772179159474">
            <text:p>-138,7721791595</text:p>
          </table:table-cell>
          <table:table-cell table:formula="of:=SQRT([.B24]*[.B24] + [.C24]*[.C24])" office:value-type="float" office:value="387.209478335595">
            <text:p>387,2094783356</text:p>
          </table:table-cell>
          <table:table-cell/>
          <table:table-cell office:value-type="float" office:value="300.178039662952">
            <text:p>300,178039663</text:p>
          </table:table-cell>
          <table:table-cell office:value-type="float" office:value="-158.075147073282">
            <text:p>-158,0751470733</text:p>
          </table:table-cell>
          <table:table-cell table:formula="of:=SQRT([.F24]*[.F24]+[.G24]*[.G24])" office:value-type="float" office:value="339.2559618019">
            <text:p>339,2559618019</text:p>
          </table:table-cell>
          <table:table-cell/>
          <table:table-cell table:formula="of:=ASIN(ABS([.B24]/[.D24]))" office:value-type="float" office:value="1.20425308258569">
            <text:p>1,2042530826</text:p>
          </table:table-cell>
          <table:table-cell table:formula="of:=ASIN(ABS([.F24]/[.H24]))" office:value-type="float" office:value="1.08609223529518">
            <text:p>1,0860922353</text:p>
          </table:table-cell>
          <table:table-cell/>
          <table:table-cell table:formula="of:=[.J24]/[.K24]" office:value-type="float" office:value="1.10879448673933">
            <text:p>1,1087944867</text:p>
          </table:table-cell>
          <table:table-cell/>
          <table:table-cell table:formula="of:=IF([.C24]&lt;0;-[.A24];[.A24])" office:value-type="float" office:value="0.52">
            <text:p>0,52</text:p>
          </table:table-cell>
          <table:table-cell table:formula="of:=ABS([.C24])" office:value-type="float" office:value="138.772179159474">
            <text:p>138,7721791595</text:p>
          </table:table-cell>
          <table:table-cell table:formula="of:=ABS([.G24])" office:value-type="float" office:value="158.075147073282">
            <text:p>158,0751470733</text:p>
          </table:table-cell>
          <table:table-cell/>
          <table:table-cell table:formula="of:=1+[.$R$3]*[.O24]+[.$Q$3]*[.O24]*[.O24]*[.O24]" office:value-type="float" office:value="1.1110304">
            <text:p>1,1110304</text:p>
          </table:table-cell>
          <table:table-cell table:formula="of:=[.J24]/[.S24]" office:value-type="float" office:value="1.08390650929596">
            <text:p>1,0839065093</text:p>
          </table:table-cell>
          <table:table-cell table:formula="of:=ABS([.T24]-[.K24])" office:value-type="float" office:value="0.00218572599922529">
            <text:p>0,002185726</text:p>
          </table:table-cell>
          <table:table-cell table:number-columns-repeated="4"/>
          <table:table-cell table:formula="of:=-([.B24]+[.$Z$2])" office:value-type="float" office:value="366.487845444704">
            <text:p>366,4878454447</text:p>
          </table:table-cell>
          <table:table-cell table:formula="of:=[.P24]+[.O24]*[.D24]*([.$AA$2]+[.$AA$1]*ABS([.P24]/[.B24]))" office:value-type="float" office:value="192.812050780198">
            <text:p>192,8120507802</text:p>
          </table:table-cell>
          <table:table-cell table:formula="of:=SQRT([.Z24]*[.Z24]+[.AA24]*[.AA24])" office:value-type="float" office:value="414.113303076304">
            <text:p>414,1133030763</text:p>
          </table:table-cell>
          <table:table-cell table:formula="of:=ASIN(ABS([.Z24]/[.AB24]))" office:value-type="float" office:value="1.08648141947668">
            <text:p>1,0864814195</text:p>
          </table:table-cell>
          <table:table-cell table:formula="of:=ABS([.K24]-[.AC24])" office:value-type="float" office:value="0.000389184181493585">
            <text:p>0,0003891842</text:p>
          </table:table-cell>
          <table:table-cell/>
          <table:table-cell table:formula="of:=[.J24]/[.AC24]" office:value-type="float" office:value="1.10839730988289">
            <text:p>1,108397309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40.16696591049">
            <text:p>-140,1669659105</text:p>
          </table:table-cell>
          <table:table-cell office:value-type="float" office:value="87.4871190161753">
            <text:p>87,4871190162</text:p>
          </table:table-cell>
          <table:table-cell table:formula="of:=SQRT([.B25]*[.B25] + [.C25]*[.C25])" office:value-type="float" office:value="165.229459619957">
            <text:p>165,22945962</text:p>
          </table:table-cell>
          <table:table-cell/>
          <table:table-cell office:value-type="float" office:value="163.077125045266">
            <text:p>163,0771250453</text:p>
          </table:table-cell>
          <table:table-cell office:value-type="float" office:value="101.400063178495">
            <text:p>101,4000631785</text:p>
          </table:table-cell>
          <table:table-cell table:formula="of:=SQRT([.F25]*[.F25]+[.G25]*[.G25])" office:value-type="float" office:value="192.031563878525">
            <text:p>192,0315638785</text:p>
          </table:table-cell>
          <table:table-cell/>
          <table:table-cell table:formula="of:=ASIN(ABS([.B25]/[.D25]))" office:value-type="float" office:value="1.01279868874448">
            <text:p>1,0127986887</text:p>
          </table:table-cell>
          <table:table-cell table:formula="of:=ASIN(ABS([.F25]/[.H25]))" office:value-type="float" office:value="1.01450716399611">
            <text:p>1,014507164</text:p>
          </table:table-cell>
          <table:table-cell/>
          <table:table-cell table:formula="of:=[.J25]/[.K25]" office:value-type="float" office:value="0.998315955458703">
            <text:p>0,9983159555</text:p>
          </table:table-cell>
          <table:table-cell/>
          <table:table-cell table:formula="of:=IF([.C25]&lt;0;-[.A25];[.A25])" office:value-type="float" office:value="0">
            <text:p>0</text:p>
          </table:table-cell>
          <table:table-cell table:formula="of:=ABS([.C25])" office:value-type="float" office:value="87.4871190161753">
            <text:p>87,4871190162</text:p>
          </table:table-cell>
          <table:table-cell table:formula="of:=ABS([.G25])" office:value-type="float" office:value="101.400063178495">
            <text:p>101,4000631785</text:p>
          </table:table-cell>
          <table:table-cell/>
          <table:table-cell table:formula="of:=1+[.$R$3]*[.O25]+[.$Q$3]*[.O25]*[.O25]*[.O25]" office:value-type="float" office:value="1">
            <text:p>1</text:p>
          </table:table-cell>
          <table:table-cell table:formula="of:=[.J25]/[.S25]" office:value-type="float" office:value="1.01279868874448">
            <text:p>1,0127986887</text:p>
          </table:table-cell>
          <table:table-cell table:formula="of:=ABS([.T25]-[.K25])" office:value-type="float" office:value="0.00170847525163431">
            <text:p>0,0017084753</text:p>
          </table:table-cell>
          <table:table-cell table:number-columns-repeated="4"/>
          <table:table-cell table:formula="of:=-([.B25]+[.$Z$2])" office:value-type="float" office:value="145.16696591049">
            <text:p>145,1669659105</text:p>
          </table:table-cell>
          <table:table-cell table:formula="of:=[.P25]+[.O25]*[.D25]*([.$AA$2]+[.$AA$1]*ABS([.P25]/[.B25]))" office:value-type="float" office:value="87.4871190161753">
            <text:p>87,4871190162</text:p>
          </table:table-cell>
          <table:table-cell table:formula="of:=SQRT([.Z25]*[.Z25]+[.AA25]*[.AA25])" office:value-type="float" office:value="169.491722468703">
            <text:p>169,4917224687</text:p>
          </table:table-cell>
          <table:table-cell table:formula="of:=ASIN(ABS([.Z25]/[.AB25]))" office:value-type="float" office:value="1.02841922018702">
            <text:p>1,0284192202</text:p>
          </table:table-cell>
          <table:table-cell table:formula="of:=ABS([.K25]-[.AC25])" office:value-type="float" office:value="0.0139120561909096">
            <text:p>0,0139120562</text:p>
          </table:table-cell>
          <table:table-cell/>
          <table:table-cell table:formula="of:=[.J25]/[.AC25]" office:value-type="float" office:value="0.984811124553173">
            <text:p>0,9848111246</text:p>
          </table:table-cell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-152.917026563961">
            <text:p>-152,917026564</text:p>
          </table:table-cell>
          <table:table-cell office:value-type="float" office:value="139.565222848762">
            <text:p>139,5652228488</text:p>
          </table:table-cell>
          <table:table-cell table:formula="of:=SQRT([.B26]*[.B26] + [.C26]*[.C26])" office:value-type="float" office:value="207.031563878525">
            <text:p>207,0315638785</text:p>
          </table:table-cell>
          <table:table-cell/>
          <table:table-cell office:value-type="float" office:value="173.650513649251">
            <text:p>173,6505136493</text:p>
          </table:table-cell>
          <table:table-cell office:value-type="float" office:value="113.090883999244">
            <text:p>113,0908839992</text:p>
          </table:table-cell>
          <table:table-cell table:formula="of:=SQRT([.F26]*[.F26]+[.G26]*[.G26])" office:value-type="float" office:value="207.229459619956">
            <text:p>207,22945962</text:p>
          </table:table-cell>
          <table:table-cell/>
          <table:table-cell table:formula="of:=ASIN(ABS([.B26]/[.D26]))" office:value-type="float" office:value="0.831016455203406">
            <text:p>0,8310164552</text:p>
          </table:table-cell>
          <table:table-cell table:formula="of:=ASIN(ABS([.F26]/[.H26]))" office:value-type="float" office:value="0.9935388824057">
            <text:p>0,9935388824</text:p>
          </table:table-cell>
          <table:table-cell/>
          <table:table-cell table:formula="of:=[.J26]/[.K26]" office:value-type="float" office:value="0.83642066749439">
            <text:p>0,8364206675</text:p>
          </table:table-cell>
          <table:table-cell/>
          <table:table-cell table:formula="of:=IF([.C26]&lt;0;-[.A26];[.A26])" office:value-type="float" office:value="-0.6">
            <text:p>-0,6</text:p>
          </table:table-cell>
          <table:table-cell table:formula="of:=ABS([.C26])" office:value-type="float" office:value="139.565222848762">
            <text:p>139,5652228488</text:p>
          </table:table-cell>
          <table:table-cell table:formula="of:=ABS([.G26])" office:value-type="float" office:value="113.090883999244">
            <text:p>113,0908839992</text:p>
          </table:table-cell>
          <table:table-cell/>
          <table:table-cell table:formula="of:=1+[.$R$3]*[.O26]+[.$Q$3]*[.O26]*[.O26]*[.O26]" office:value-type="float" office:value="0.8692">
            <text:p>0,8692</text:p>
          </table:table-cell>
          <table:table-cell table:formula="of:=[.J26]/[.S26]" office:value-type="float" office:value="0.956070473082612">
            <text:p>0,9560704731</text:p>
          </table:table-cell>
          <table:table-cell table:formula="of:=ABS([.T26]-[.K26])" office:value-type="float" office:value="0.0374684093230883">
            <text:p>0,0374684093</text:p>
          </table:table-cell>
          <table:table-cell table:number-columns-repeated="4"/>
          <table:table-cell table:formula="of:=-([.B26]+[.$Z$2])" office:value-type="float" office:value="157.917026563961">
            <text:p>157,917026564</text:p>
          </table:table-cell>
          <table:table-cell table:formula="of:=[.P26]+[.O26]*[.D26]*([.$AA$2]+[.$AA$1]*ABS([.P26]/[.B26]))" office:value-type="float" office:value="99.6575789635087">
            <text:p>99,6575789635</text:p>
          </table:table-cell>
          <table:table-cell table:formula="of:=SQRT([.Z26]*[.Z26]+[.AA26]*[.AA26])" office:value-type="float" office:value="186.733554359335">
            <text:p>186,7335543593</text:p>
          </table:table-cell>
          <table:table-cell table:formula="of:=ASIN(ABS([.Z26]/[.AB26]))" office:value-type="float" office:value="1.00783998075084">
            <text:p>1,0078399808</text:p>
          </table:table-cell>
          <table:table-cell table:formula="of:=ABS([.K26]-[.AC26])" office:value-type="float" office:value="0.0143010983451355">
            <text:p>0,0143010983</text:p>
          </table:table-cell>
          <table:table-cell/>
          <table:table-cell table:formula="of:=[.J26]/[.AC26]" office:value-type="float" office:value="0.824551983524511">
            <text:p>0,8245519835</text:p>
          </table:table-cell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-202.791470486322">
            <text:p>-202,7914704863</text:p>
          </table:table-cell>
          <table:table-cell office:value-type="float" office:value="-88.4199824798297">
            <text:p>-88,4199824798</text:p>
          </table:table-cell>
          <table:table-cell table:formula="of:=SQRT([.B27]*[.B27] + [.C27]*[.C27])" office:value-type="float" office:value="221.229459619957">
            <text:p>221,22945962</text:p>
          </table:table-cell>
          <table:table-cell/>
          <table:table-cell office:value-type="float" office:value="213.122496642082">
            <text:p>213,1224966421</text:p>
          </table:table-cell>
          <table:table-cell office:value-type="float" office:value="-60.5837176160673">
            <text:p>-60,5837176161</text:p>
          </table:table-cell>
          <table:table-cell table:formula="of:=SQRT([.F27]*[.F27]+[.G27]*[.G27])" office:value-type="float" office:value="221.5662100031">
            <text:p>221,5662100031</text:p>
          </table:table-cell>
          <table:table-cell/>
          <table:table-cell table:formula="of:=ASIN(ABS([.B27]/[.D27]))" office:value-type="float" office:value="1.1596335730992">
            <text:p>1,1596335731</text:p>
          </table:table-cell>
          <table:table-cell table:formula="of:=ASIN(ABS([.F27]/[.H27]))" office:value-type="float" office:value="1.29383512739246">
            <text:p>1,2938351274</text:p>
          </table:table-cell>
          <table:table-cell/>
          <table:table-cell table:formula="of:=[.J27]/[.K27]" office:value-type="float" office:value="0.896276154935046">
            <text:p>0,8962761549</text:p>
          </table:table-cell>
          <table:table-cell/>
          <table:table-cell table:formula="of:=IF([.C27]&lt;0;-[.A27];[.A27])" office:value-type="float" office:value="-0.48">
            <text:p>-0,48</text:p>
          </table:table-cell>
          <table:table-cell table:formula="of:=ABS([.C27])" office:value-type="float" office:value="88.4199824798297">
            <text:p>88,4199824798</text:p>
          </table:table-cell>
          <table:table-cell table:formula="of:=ABS([.G27])" office:value-type="float" office:value="60.5837176160673">
            <text:p>60,5837176161</text:p>
          </table:table-cell>
          <table:table-cell/>
          <table:table-cell table:formula="of:=1+[.$R$3]*[.O27]+[.$Q$3]*[.O27]*[.O27]*[.O27]" office:value-type="float" office:value="0.8984704">
            <text:p>0,8984704</text:p>
          </table:table-cell>
          <table:table-cell table:formula="of:=[.J27]/[.S27]" office:value-type="float" office:value="1.29067532230244">
            <text:p>1,2906753223</text:p>
          </table:table-cell>
          <table:table-cell table:formula="of:=ABS([.T27]-[.K27])" office:value-type="float" office:value="0.00315980509001235">
            <text:p>0,0031598051</text:p>
          </table:table-cell>
          <table:table-cell table:number-columns-repeated="4"/>
          <table:table-cell table:formula="of:=-([.B27]+[.$Z$2])" office:value-type="float" office:value="207.791470486322">
            <text:p>207,7914704863</text:p>
          </table:table-cell>
          <table:table-cell table:formula="of:=[.P27]+[.O27]*[.D27]*([.$AA$2]+[.$AA$1]*ABS([.P27]/[.B27]))" office:value-type="float" office:value="59.3662080800904">
            <text:p>59,3662080801</text:p>
          </table:table-cell>
          <table:table-cell table:formula="of:=SQRT([.Z27]*[.Z27]+[.AA27]*[.AA27])" office:value-type="float" office:value="216.105626647426">
            <text:p>216,1056266474</text:p>
          </table:table-cell>
          <table:table-cell table:formula="of:=ASIN(ABS([.Z27]/[.AB27]))" office:value-type="float" office:value="1.29250905242717">
            <text:p>1,2925090524</text:p>
          </table:table-cell>
          <table:table-cell table:formula="of:=ABS([.K27]-[.AC27])" office:value-type="float" office:value="0.00132607496528792">
            <text:p>0,001326075</text:p>
          </table:table-cell>
          <table:table-cell/>
          <table:table-cell table:formula="of:=[.J27]/[.AC27]" office:value-type="float" office:value="0.897195707002253">
            <text:p>0,897195707</text:p>
          </table:table-cell>
        </table:table-row>
        <table:table-row table:style-name="ro1">
          <table:table-cell office:value-type="float" office:value="-0.68">
            <text:p>-0,68</text:p>
          </table:table-cell>
          <table:table-cell office:value-type="float" office:value="-265.24389976485">
            <text:p>-265,2438997649</text:p>
          </table:table-cell>
          <table:table-cell office:value-type="float" office:value="132.957116236004">
            <text:p>132,957116236</text:p>
          </table:table-cell>
          <table:table-cell table:formula="of:=SQRT([.B28]*[.B28] + [.C28]*[.C28])" office:value-type="float" office:value="296.701737642805">
            <text:p>296,7017376428</text:p>
          </table:table-cell>
          <table:table-cell/>
          <table:table-cell office:value-type="float" office:value="273.592027922838">
            <text:p>273,5920279228</text:p>
          </table:table-cell>
          <table:table-cell office:value-type="float" office:value="77.6637577557129">
            <text:p>77,6637577557</text:p>
          </table:table-cell>
          <table:table-cell table:formula="of:=SQRT([.F28]*[.F28]+[.G28]*[.G28])" office:value-type="float" office:value="284.401577020362">
            <text:p>284,4015770204</text:p>
          </table:table-cell>
          <table:table-cell/>
          <table:table-cell table:formula="of:=ASIN(ABS([.B28]/[.D28]))" office:value-type="float" office:value="1.10613833627918">
            <text:p>1,1061383363</text:p>
          </table:table-cell>
          <table:table-cell table:formula="of:=ASIN(ABS([.F28]/[.H28]))" office:value-type="float" office:value="1.29420533547844">
            <text:p>1,2942053355</text:p>
          </table:table-cell>
          <table:table-cell/>
          <table:table-cell table:formula="of:=[.J28]/[.K28]" office:value-type="float" office:value="0.854685347028233">
            <text:p>0,854685347</text:p>
          </table:table-cell>
          <table:table-cell/>
          <table:table-cell table:formula="of:=IF([.C28]&lt;0;-[.A28];[.A28])" office:value-type="float" office:value="-0.68">
            <text:p>-0,68</text:p>
          </table:table-cell>
          <table:table-cell table:formula="of:=ABS([.C28])" office:value-type="float" office:value="132.957116236004">
            <text:p>132,957116236</text:p>
          </table:table-cell>
          <table:table-cell table:formula="of:=ABS([.G28])" office:value-type="float" office:value="77.6637577557129">
            <text:p>77,6637577557</text:p>
          </table:table-cell>
          <table:table-cell/>
          <table:table-cell table:formula="of:=1+[.$R$3]*[.O28]+[.$Q$3]*[.O28]*[.O28]*[.O28]" office:value-type="float" office:value="0.8482784">
            <text:p>0,8482784</text:p>
          </table:table-cell>
          <table:table-cell table:formula="of:=[.J28]/[.S28]" office:value-type="float" office:value="1.30398031622541">
            <text:p>1,3039803162</text:p>
          </table:table-cell>
          <table:table-cell table:formula="of:=ABS([.T28]-[.K28])" office:value-type="float" office:value="0.00977498074696648">
            <text:p>0,0097749807</text:p>
          </table:table-cell>
          <table:table-cell table:number-columns-repeated="4"/>
          <table:table-cell table:formula="of:=-([.B28]+[.$Z$2])" office:value-type="float" office:value="270.24389976485">
            <text:p>270,2438997649</text:p>
          </table:table-cell>
          <table:table-cell table:formula="of:=[.P28]+[.O28]*[.D28]*([.$AA$2]+[.$AA$1]*ABS([.P28]/[.B28]))" office:value-type="float" office:value="76.4396110347781">
            <text:p>76,4396110348</text:p>
          </table:table-cell>
          <table:table-cell table:formula="of:=SQRT([.Z28]*[.Z28]+[.AA28]*[.AA28])" office:value-type="float" office:value="280.846540828372">
            <text:p>280,8465408284</text:p>
          </table:table-cell>
          <table:table-cell table:formula="of:=ASIN(ABS([.Z28]/[.AB28]))" office:value-type="float" office:value="1.29514292883219">
            <text:p>1,2951429288</text:p>
          </table:table-cell>
          <table:table-cell table:formula="of:=ABS([.K28]-[.AC28])" office:value-type="float" office:value="0.000937593353754318">
            <text:p>0,0009375934</text:p>
          </table:table-cell>
          <table:table-cell/>
          <table:table-cell table:formula="of:=[.J28]/[.AC28]" office:value-type="float" office:value="0.854066614313036">
            <text:p>0,8540666143</text:p>
          </table:table-cell>
        </table:table-row>
        <table:table-row table:style-name="ro1">
          <table:table-cell office:value-type="float" office:value="-0.68">
            <text:p>-0,68</text:p>
          </table:table-cell>
          <table:table-cell office:value-type="float" office:value="-315.806061757681">
            <text:p>-315,8060617577</text:p>
          </table:table-cell>
          <table:table-cell office:value-type="float" office:value="-95.8628156864229">
            <text:p>-95,8628156864</text:p>
          </table:table-cell>
          <table:table-cell table:formula="of:=SQRT([.B29]*[.B29] + [.C29]*[.C29])" office:value-type="float" office:value="330.035070976139">
            <text:p>330,0350709761</text:p>
          </table:table-cell>
          <table:table-cell/>
          <table:table-cell office:value-type="float" office:value="248.160689024842">
            <text:p>248,1606890248</text:p>
          </table:table-cell>
          <table:table-cell office:value-type="float" office:value="-123.877411778024">
            <text:p>-123,877411778</text:p>
          </table:table-cell>
          <table:table-cell table:formula="of:=SQRT([.F29]*[.F29]+[.G29]*[.G29])" office:value-type="float" office:value="277.361390114245">
            <text:p>277,3613901142</text:p>
          </table:table-cell>
          <table:table-cell/>
          <table:table-cell table:formula="of:=ASIN(ABS([.B29]/[.D29]))" office:value-type="float" office:value="1.27608617371004">
            <text:p>1,2760861737</text:p>
          </table:table-cell>
          <table:table-cell table:formula="of:=ASIN(ABS([.F29]/[.H29]))" office:value-type="float" office:value="1.10780312960126">
            <text:p>1,1078031296</text:p>
          </table:table-cell>
          <table:table-cell/>
          <table:table-cell table:formula="of:=[.J29]/[.K29]" office:value-type="float" office:value="1.15190699467454">
            <text:p>1,1519069947</text:p>
          </table:table-cell>
          <table:table-cell/>
          <table:table-cell table:formula="of:=IF([.C29]&lt;0;-[.A29];[.A29])" office:value-type="float" office:value="0.68">
            <text:p>0,68</text:p>
          </table:table-cell>
          <table:table-cell table:formula="of:=ABS([.C29])" office:value-type="float" office:value="95.8628156864229">
            <text:p>95,8628156864</text:p>
          </table:table-cell>
          <table:table-cell table:formula="of:=ABS([.G29])" office:value-type="float" office:value="123.877411778024">
            <text:p>123,877411778</text:p>
          </table:table-cell>
          <table:table-cell/>
          <table:table-cell table:formula="of:=1+[.$R$3]*[.O29]+[.$Q$3]*[.O29]*[.O29]*[.O29]" office:value-type="float" office:value="1.1517216">
            <text:p>1,1517216</text:p>
          </table:table-cell>
          <table:table-cell table:formula="of:=[.J29]/[.S29]" office:value-type="float" office:value="1.1079814546415">
            <text:p>1,1079814546</text:p>
          </table:table-cell>
          <table:table-cell table:formula="of:=ABS([.T29]-[.K29])" office:value-type="float" office:value="0.000178325040242067">
            <text:p>0,000178325</text:p>
          </table:table-cell>
          <table:table-cell table:number-columns-repeated="4"/>
          <table:table-cell table:formula="of:=-([.B29]+[.$Z$2])" office:value-type="float" office:value="320.806061757681">
            <text:p>320,8060617577</text:p>
          </table:table-cell>
          <table:table-cell table:formula="of:=[.P29]+[.O29]*[.D29]*([.$AA$2]+[.$AA$1]*ABS([.P29]/[.B29]))" office:value-type="float" office:value="154.292678574271">
            <text:p>154,2926785743</text:p>
          </table:table-cell>
          <table:table-cell table:formula="of:=SQRT([.Z29]*[.Z29]+[.AA29]*[.AA29])" office:value-type="float" office:value="355.981403899272">
            <text:p>355,9814038993</text:p>
          </table:table-cell>
          <table:table-cell table:formula="of:=ASIN(ABS([.Z29]/[.AB29]))" office:value-type="float" office:value="1.12250199161299">
            <text:p>1,1225019916</text:p>
          </table:table-cell>
          <table:table-cell table:formula="of:=ABS([.K29]-[.AC29])" office:value-type="float" office:value="0.0146988620117328">
            <text:p>0,014698862</text:p>
          </table:table-cell>
          <table:table-cell/>
          <table:table-cell table:formula="of:=[.J29]/[.AC29]" office:value-type="float" office:value="1.13682308204759">
            <text:p>1,136823082</text:p>
          </table:table-cell>
        </table:table-row>
        <table:table-row table:style-name="ro1">
          <table:table-cell office:value-type="float" office:value="0.44">
            <text:p>0,44</text:p>
          </table:table-cell>
          <table:table-cell office:value-type="float" office:value="-168.822630583811">
            <text:p>-168,8226305838</text:p>
          </table:table-cell>
          <table:table-cell office:value-type="float" office:value="-112.770100146047">
            <text:p>-112,770100146</text:p>
          </table:table-cell>
          <table:table-cell table:formula="of:=SQRT([.B30]*[.B30] + [.C30]*[.C30])" office:value-type="float" office:value="203.022599934557">
            <text:p>203,0225999346</text:p>
          </table:table-cell>
          <table:table-cell/>
          <table:table-cell office:value-type="float" office:value="194.869273898321">
            <text:p>194,8692738983</text:p>
          </table:table-cell>
          <table:table-cell office:value-type="float" office:value="-96.4534892565894">
            <text:p>-96,4534892566</text:p>
          </table:table-cell>
          <table:table-cell table:formula="of:=SQRT([.F30]*[.F30]+[.G30]*[.G30])" office:value-type="float" office:value="217.433459935287">
            <text:p>217,4334599353</text:p>
          </table:table-cell>
          <table:table-cell/>
          <table:table-cell table:formula="of:=ASIN(ABS([.B30]/[.D30]))" office:value-type="float" office:value="0.981885209947034">
            <text:p>0,9818852099</text:p>
          </table:table-cell>
          <table:table-cell table:formula="of:=ASIN(ABS([.F30]/[.H30]))" office:value-type="float" office:value="1.11118474590774">
            <text:p>1,1111847459</text:p>
          </table:table-cell>
          <table:table-cell/>
          <table:table-cell table:formula="of:=[.J30]/[.K30]" office:value-type="float" office:value="0.883638129089795">
            <text:p>0,8836381291</text:p>
          </table:table-cell>
          <table:table-cell/>
          <table:table-cell table:formula="of:=IF([.C30]&lt;0;-[.A30];[.A30])" office:value-type="float" office:value="-0.44">
            <text:p>-0,44</text:p>
          </table:table-cell>
          <table:table-cell table:formula="of:=ABS([.C30])" office:value-type="float" office:value="112.770100146047">
            <text:p>112,770100146</text:p>
          </table:table-cell>
          <table:table-cell table:formula="of:=ABS([.G30])" office:value-type="float" office:value="96.4534892565894">
            <text:p>96,4534892566</text:p>
          </table:table-cell>
          <table:table-cell/>
          <table:table-cell table:formula="of:=1+[.$R$3]*[.O30]+[.$Q$3]*[.O30]*[.O30]*[.O30]" office:value-type="float" office:value="0.9077408">
            <text:p>0,9077408</text:p>
          </table:table-cell>
          <table:table-cell table:formula="of:=[.J30]/[.S30]" office:value-type="float" office:value="1.08168015577468">
            <text:p>1,0816801558</text:p>
          </table:table-cell>
          <table:table-cell table:formula="of:=ABS([.T30]-[.K30])" office:value-type="float" office:value="0.0295045901330573">
            <text:p>0,0295045901</text:p>
          </table:table-cell>
          <table:table-cell table:number-columns-repeated="4"/>
          <table:table-cell table:formula="of:=-([.B30]+[.$Z$2])" office:value-type="float" office:value="173.822630583811">
            <text:p>173,8226305838</text:p>
          </table:table-cell>
          <table:table-cell table:formula="of:=[.P30]+[.O30]*[.D30]*([.$AA$2]+[.$AA$1]*ABS([.P30]/[.B30]))" office:value-type="float" office:value="86.2571535852265">
            <text:p>86,2571535852</text:p>
          </table:table-cell>
          <table:table-cell table:formula="of:=SQRT([.Z30]*[.Z30]+[.AA30]*[.AA30])" office:value-type="float" office:value="194.047941106576">
            <text:p>194,0479411066</text:p>
          </table:table-cell>
          <table:table-cell table:formula="of:=ASIN(ABS([.Z30]/[.AB30]))" office:value-type="float" office:value="1.11016395671401">
            <text:p>1,1101639567</text:p>
          </table:table-cell>
          <table:table-cell table:formula="of:=ABS([.K30]-[.AC30])" office:value-type="float" office:value="0.00102078919373017">
            <text:p>0,0010207892</text:p>
          </table:table-cell>
          <table:table-cell/>
          <table:table-cell table:formula="of:=[.J30]/[.AC30]" office:value-type="float" office:value="0.884450629124486">
            <text:p>0,884450629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34.100141319898">
            <text:p>-134,1001413199</text:p>
          </table:table-cell>
          <table:table-cell office:value-type="float" office:value="102.112484692957">
            <text:p>102,112484693</text:p>
          </table:table-cell>
          <table:table-cell table:formula="of:=SQRT([.B31]*[.B31] + [.C31]*[.C31])" office:value-type="float" office:value="168.552091153406">
            <text:p>168,5520911534</text:p>
          </table:table-cell>
          <table:table-cell/>
          <table:table-cell office:value-type="float" office:value="172.574878290058">
            <text:p>172,5748782901</text:p>
          </table:table-cell>
          <table:table-cell office:value-type="float" office:value="120.784315709138">
            <text:p>120,7843157091</text:p>
          </table:table-cell>
          <table:table-cell table:formula="of:=SQRT([.F31]*[.F31]+[.G31]*[.G31])" office:value-type="float" office:value="210.644106345639">
            <text:p>210,6441063456</text:p>
          </table:table-cell>
          <table:table-cell/>
          <table:table-cell table:formula="of:=ASIN(ABS([.B31]/[.D31]))" office:value-type="float" office:value="0.919998281674691">
            <text:p>0,9199982817</text:p>
          </table:table-cell>
          <table:table-cell table:formula="of:=ASIN(ABS([.F31]/[.H31]))" office:value-type="float" office:value="0.960140752960292">
            <text:p>0,960140753</text:p>
          </table:table-cell>
          <table:table-cell/>
          <table:table-cell table:formula="of:=[.J31]/[.K31]" office:value-type="float" office:value="0.958191055674041">
            <text:p>0,9581910557</text:p>
          </table:table-cell>
          <table:table-cell/>
          <table:table-cell table:formula="of:=IF([.C31]&lt;0;-[.A31];[.A31])" office:value-type="float" office:value="0">
            <text:p>0</text:p>
          </table:table-cell>
          <table:table-cell table:formula="of:=ABS([.C31])" office:value-type="float" office:value="102.112484692957">
            <text:p>102,112484693</text:p>
          </table:table-cell>
          <table:table-cell table:formula="of:=ABS([.G31])" office:value-type="float" office:value="120.784315709138">
            <text:p>120,7843157091</text:p>
          </table:table-cell>
          <table:table-cell/>
          <table:table-cell table:formula="of:=1+[.$R$3]*[.O31]+[.$Q$3]*[.O31]*[.O31]*[.O31]" office:value-type="float" office:value="1">
            <text:p>1</text:p>
          </table:table-cell>
          <table:table-cell table:formula="of:=[.J31]/[.S31]" office:value-type="float" office:value="0.919998281674691">
            <text:p>0,9199982817</text:p>
          </table:table-cell>
          <table:table-cell table:formula="of:=ABS([.T31]-[.K31])" office:value-type="float" office:value="0.0401424712856011">
            <text:p>0,0401424713</text:p>
          </table:table-cell>
          <table:table-cell table:number-columns-repeated="4"/>
          <table:table-cell table:formula="of:=-([.B31]+[.$Z$2])" office:value-type="float" office:value="139.100141319898">
            <text:p>139,1001413199</text:p>
          </table:table-cell>
          <table:table-cell table:formula="of:=[.P31]+[.O31]*[.D31]*([.$AA$2]+[.$AA$1]*ABS([.P31]/[.B31]))" office:value-type="float" office:value="102.112484692957">
            <text:p>102,112484693</text:p>
          </table:table-cell>
          <table:table-cell table:formula="of:=SQRT([.Z31]*[.Z31]+[.AA31]*[.AA31])" office:value-type="float" office:value="172.556682992531">
            <text:p>172,5566829925</text:p>
          </table:table-cell>
          <table:table-cell table:formula="of:=ASIN(ABS([.Z31]/[.AB31]))" office:value-type="float" office:value="0.937553459248805">
            <text:p>0,9375534592</text:p>
          </table:table-cell>
          <table:table-cell table:formula="of:=ABS([.K31]-[.AC31])" office:value-type="float" office:value="0.0225872937114872">
            <text:p>0,0225872937</text:p>
          </table:table-cell>
          <table:table-cell/>
          <table:table-cell table:formula="of:=[.J31]/[.AC31]" office:value-type="float" office:value="0.981275544982598">
            <text:p>0,981275545</text:p>
          </table:table-cell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-160.074265127711">
            <text:p>-160,0742651277</text:p>
          </table:table-cell>
          <table:table-cell office:value-type="float" office:value="141.948755398971">
            <text:p>141,948755399</text:p>
          </table:table-cell>
          <table:table-cell table:formula="of:=SQRT([.B32]*[.B32] + [.C32]*[.C32])" office:value-type="float" office:value="213.94676794823">
            <text:p>213,9467679482</text:p>
          </table:table-cell>
          <table:table-cell/>
          <table:table-cell office:value-type="float" office:value="182.201239821101">
            <text:p>182,2012398211</text:p>
          </table:table-cell>
          <table:table-cell office:value-type="float" office:value="-217.980710483516">
            <text:p>-217,9807104835</text:p>
          </table:table-cell>
          <table:table-cell table:formula="of:=SQRT([.F32]*[.F32]+[.G32]*[.G32])" office:value-type="float" office:value="284.100126601951">
            <text:p>284,100126602</text:p>
          </table:table-cell>
          <table:table-cell/>
          <table:table-cell table:formula="of:=ASIN(ABS([.B32]/[.D32]))" office:value-type="float" office:value="0.845339938952269">
            <text:p>0,845339939</text:p>
          </table:table-cell>
          <table:table-cell table:formula="of:=ASIN(ABS([.F32]/[.H32]))" office:value-type="float" office:value="0.696227256443343">
            <text:p>0,6962272564</text:p>
          </table:table-cell>
          <table:table-cell/>
          <table:table-cell table:formula="of:=[.J32]/[.K32]" office:value-type="float" office:value="1.21417242879956">
            <text:p>1,2141724288</text:p>
          </table:table-cell>
          <table:table-cell/>
          <table:table-cell table:formula="of:=IF([.C32]&lt;0;-[.A32];[.A32])" office:value-type="float" office:value="0.68">
            <text:p>0,68</text:p>
          </table:table-cell>
          <table:table-cell table:formula="of:=ABS([.C32])" office:value-type="float" office:value="141.948755398971">
            <text:p>141,948755399</text:p>
          </table:table-cell>
          <table:table-cell table:formula="of:=ABS([.G32])" office:value-type="float" office:value="217.980710483516">
            <text:p>217,9807104835</text:p>
          </table:table-cell>
          <table:table-cell/>
          <table:table-cell table:formula="of:=1+[.$R$3]*[.O32]+[.$Q$3]*[.O32]*[.O32]*[.O32]" office:value-type="float" office:value="1.1517216">
            <text:p>1,1517216</text:p>
          </table:table-cell>
          <table:table-cell table:formula="of:=[.J32]/[.S32]" office:value-type="float" office:value="0.733979408697613">
            <text:p>0,7339794087</text:p>
          </table:table-cell>
          <table:table-cell table:formula="of:=ABS([.T32]-[.K32])" office:value-type="float" office:value="0.0377521522542704">
            <text:p>0,0377521523</text:p>
          </table:table-cell>
          <table:table-cell table:number-columns-repeated="4"/>
          <table:table-cell table:formula="of:=-([.B32]+[.$Z$2])" office:value-type="float" office:value="165.074265127711">
            <text:p>165,0742651277</text:p>
          </table:table-cell>
          <table:table-cell table:formula="of:=[.P32]+[.O32]*[.D32]*([.$AA$2]+[.$AA$1]*ABS([.P32]/[.B32]))" office:value-type="float" office:value="188.311069706072">
            <text:p>188,3110697061</text:p>
          </table:table-cell>
          <table:table-cell table:formula="of:=SQRT([.Z32]*[.Z32]+[.AA32]*[.AA32])" office:value-type="float" office:value="250.420789834429">
            <text:p>250,4207898344</text:p>
          </table:table-cell>
          <table:table-cell table:formula="of:=ASIN(ABS([.Z32]/[.AB32]))" office:value-type="float" office:value="0.719737822603326">
            <text:p>0,7197378226</text:p>
          </table:table-cell>
          <table:table-cell table:formula="of:=ABS([.K32]-[.AC32])" office:value-type="float" office:value="0.023510566159983">
            <text:p>0,0235105662</text:p>
          </table:table-cell>
          <table:table-cell/>
          <table:table-cell table:formula="of:=[.J32]/[.AC32]" office:value-type="float" office:value="1.17451092940292">
            <text:p>1,1745109294</text:p>
          </table:table-cell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-174.549217194333">
            <text:p>-174,5492171943</text:p>
          </table:table-cell>
          <table:table-cell office:value-type="float" office:value="-182.651622626334">
            <text:p>-182,6516226263</text:p>
          </table:table-cell>
          <table:table-cell table:formula="of:=SQRT([.B33]*[.B33] + [.C33]*[.C33])" office:value-type="float" office:value="252.64410634564">
            <text:p>252,6441063456</text:p>
          </table:table-cell>
          <table:table-cell/>
          <table:table-cell office:value-type="float" office:value="244.34954127236">
            <text:p>244,3495412724</text:p>
          </table:table-cell>
          <table:table-cell office:value-type="float" office:value="-197.116406782973">
            <text:p>-197,116406783</text:p>
          </table:table-cell>
          <table:table-cell table:formula="of:=SQRT([.F33]*[.F33]+[.G33]*[.G33])" office:value-type="float" office:value="313.945180155777">
            <text:p>313,9451801558</text:p>
          </table:table-cell>
          <table:table-cell/>
          <table:table-cell table:formula="of:=ASIN(ABS([.B33]/[.D33]))" office:value-type="float" office:value="0.762718999916215">
            <text:p>0,7627189999</text:p>
          </table:table-cell>
          <table:table-cell table:formula="of:=ASIN(ABS([.F33]/[.H33]))" office:value-type="float" office:value="0.891984262628325">
            <text:p>0,8919842626</text:p>
          </table:table-cell>
          <table:table-cell/>
          <table:table-cell table:formula="of:=[.J33]/[.K33]" office:value-type="float" office:value="0.855081229425263">
            <text:p>0,8550812294</text:p>
          </table:table-cell>
          <table:table-cell/>
          <table:table-cell table:formula="of:=IF([.C33]&lt;0;-[.A33];[.A33])" office:value-type="float" office:value="-0.48">
            <text:p>-0,48</text:p>
          </table:table-cell>
          <table:table-cell table:formula="of:=ABS([.C33])" office:value-type="float" office:value="182.651622626334">
            <text:p>182,6516226263</text:p>
          </table:table-cell>
          <table:table-cell table:formula="of:=ABS([.G33])" office:value-type="float" office:value="197.116406782973">
            <text:p>197,116406783</text:p>
          </table:table-cell>
          <table:table-cell/>
          <table:table-cell table:formula="of:=1+[.$R$3]*[.O33]+[.$Q$3]*[.O33]*[.O33]*[.O33]" office:value-type="float" office:value="0.8984704">
            <text:p>0,8984704</text:p>
          </table:table-cell>
          <table:table-cell table:formula="of:=[.J33]/[.S33]" office:value-type="float" office:value="0.848908322317813">
            <text:p>0,8489083223</text:p>
          </table:table-cell>
          <table:table-cell table:formula="of:=ABS([.T33]-[.K33])" office:value-type="float" office:value="0.0430759403105117">
            <text:p>0,0430759403</text:p>
          </table:table-cell>
          <table:table-cell table:number-columns-repeated="4"/>
          <table:table-cell table:formula="of:=-([.B33]+[.$Z$2])" office:value-type="float" office:value="179.549217194333">
            <text:p>179,5492171943</text:p>
          </table:table-cell>
          <table:table-cell table:formula="of:=[.P33]+[.O33]*[.D33]*([.$AA$2]+[.$AA$1]*ABS([.P33]/[.B33]))" office:value-type="float" office:value="142.069876446562">
            <text:p>142,0698764466</text:p>
          </table:table-cell>
          <table:table-cell table:formula="of:=SQRT([.Z33]*[.Z33]+[.AA33]*[.AA33])" office:value-type="float" office:value="228.958011846362">
            <text:p>228,9580118464</text:p>
          </table:table-cell>
          <table:table-cell table:formula="of:=ASIN(ABS([.Z33]/[.AB33]))" office:value-type="float" office:value="0.901408232186838">
            <text:p>0,9014082322</text:p>
          </table:table-cell>
          <table:table-cell table:formula="of:=ABS([.K33]-[.AC33])" office:value-type="float" office:value="0.00942396955851321">
            <text:p>0,0094239696</text:p>
          </table:table-cell>
          <table:table-cell/>
          <table:table-cell table:formula="of:=[.J33]/[.AC33]" office:value-type="float" office:value="0.846141595651772">
            <text:p>0,8461415957</text:p>
          </table:table-cell>
        </table:table-row>
        <table:table-row table:style-name="ro1">
          <table:table-cell office:value-type="float" office:value="0.16">
            <text:p>0,16</text:p>
          </table:table-cell>
          <table:table-cell office:value-type="float" office:value="-223.892085222281">
            <text:p>-223,8920852223</text:p>
          </table:table-cell>
          <table:table-cell office:value-type="float" office:value="247.982315438541">
            <text:p>247,9823154385</text:p>
          </table:table-cell>
          <table:table-cell table:formula="of:=SQRT([.B34]*[.B34] + [.C34]*[.C34])" office:value-type="float" office:value="334.100126601953">
            <text:p>334,100126602</text:p>
          </table:table-cell>
          <table:table-cell/>
          <table:table-cell office:value-type="float" office:value="210.163279947784">
            <text:p>210,1632799478</text:p>
          </table:table-cell>
          <table:table-cell office:value-type="float" office:value="235.566644077953">
            <text:p>235,566644078</text:p>
          </table:table-cell>
          <table:table-cell table:formula="of:=SQRT([.F34]*[.F34]+[.G34]*[.G34])" office:value-type="float" office:value="315.690113941757">
            <text:p>315,6901139418</text:p>
          </table:table-cell>
          <table:table-cell/>
          <table:table-cell table:formula="of:=ASIN(ABS([.B34]/[.D34]))" office:value-type="float" office:value="0.734390238753077">
            <text:p>0,7343902388</text:p>
          </table:table-cell>
          <table:table-cell table:formula="of:=ASIN(ABS([.F34]/[.H34]))" office:value-type="float" office:value="0.728467023218158">
            <text:p>0,7284670232</text:p>
          </table:table-cell>
          <table:table-cell/>
          <table:table-cell table:formula="of:=[.J34]/[.K34]" office:value-type="float" office:value="1.00813106886946">
            <text:p>1,0081310689</text:p>
          </table:table-cell>
          <table:table-cell/>
          <table:table-cell table:formula="of:=IF([.C34]&lt;0;-[.A34];[.A34])" office:value-type="float" office:value="0.16">
            <text:p>0,16</text:p>
          </table:table-cell>
          <table:table-cell table:formula="of:=ABS([.C34])" office:value-type="float" office:value="247.982315438541">
            <text:p>247,9823154385</text:p>
          </table:table-cell>
          <table:table-cell table:formula="of:=ABS([.G34])" office:value-type="float" office:value="235.566644077953">
            <text:p>235,566644078</text:p>
          </table:table-cell>
          <table:table-cell/>
          <table:table-cell table:formula="of:=1+[.$R$3]*[.O34]+[.$Q$3]*[.O34]*[.O34]*[.O34]" office:value-type="float" office:value="1.0322048">
            <text:p>1,0322048</text:p>
          </table:table-cell>
          <table:table-cell table:formula="of:=[.J34]/[.S34]" office:value-type="float" office:value="0.711477256018454">
            <text:p>0,711477256</text:p>
          </table:table-cell>
          <table:table-cell table:formula="of:=ABS([.T34]-[.K34])" office:value-type="float" office:value="0.0169897671997041">
            <text:p>0,0169897672</text:p>
          </table:table-cell>
          <table:table-cell table:number-columns-repeated="4"/>
          <table:table-cell table:formula="of:=-([.B34]+[.$Z$2])" office:value-type="float" office:value="228.892085222281">
            <text:p>228,8920852223</text:p>
          </table:table-cell>
          <table:table-cell table:formula="of:=[.P34]+[.O34]*[.D34]*([.$AA$2]+[.$AA$1]*ABS([.P34]/[.B34]))" office:value-type="float" office:value="266.197975574718">
            <text:p>266,1979755747</text:p>
          </table:table-cell>
          <table:table-cell table:formula="of:=SQRT([.Z34]*[.Z34]+[.AA34]*[.AA34])" office:value-type="float" office:value="351.073993450786">
            <text:p>351,0739934508</text:p>
          </table:table-cell>
          <table:table-cell table:formula="of:=ASIN(ABS([.Z34]/[.AB34]))" office:value-type="float" office:value="0.710188566777967">
            <text:p>0,7101885668</text:p>
          </table:table-cell>
          <table:table-cell table:formula="of:=ABS([.K34]-[.AC34])" office:value-type="float" office:value="0.0182784564401915">
            <text:p>0,0182784564</text:p>
          </table:table-cell>
          <table:table-cell/>
          <table:table-cell table:formula="of:=[.J34]/[.AC34]" office:value-type="float" office:value="1.03407781131272">
            <text:p>1,0340778113</text:p>
          </table:table-cell>
        </table:table-row>
        <table:table-row table:style-name="ro1">
          <table:table-cell office:value-type="float" office:value="-0.12">
            <text:p>-0,12</text:p>
          </table:table-cell>
          <table:table-cell office:value-type="float" office:value="-170.374779216065">
            <text:p>-170,3747792161</text:p>
          </table:table-cell>
          <table:table-cell office:value-type="float" office:value="139.910970620186">
            <text:p>139,9109706202</text:p>
          </table:table-cell>
          <table:table-cell table:formula="of:=SQRT([.B35]*[.B35] + [.C35]*[.C35])" office:value-type="float" office:value="220.460075961171">
            <text:p>220,4600759612</text:p>
          </table:table-cell>
          <table:table-cell/>
          <table:table-cell office:value-type="float" office:value="234.380369328673">
            <text:p>234,3803693287</text:p>
          </table:table-cell>
          <table:table-cell office:value-type="float" office:value="167.49060512354">
            <text:p>167,4906051235</text:p>
          </table:table-cell>
          <table:table-cell table:formula="of:=SQRT([.F35]*[.F35]+[.G35]*[.G35])" office:value-type="float" office:value="288.075094951464">
            <text:p>288,0750949515</text:p>
          </table:table-cell>
          <table:table-cell/>
          <table:table-cell table:formula="of:=ASIN(ABS([.B35]/[.D35]))" office:value-type="float" office:value="0.883264365004043">
            <text:p>0,883264365</text:p>
          </table:table-cell>
          <table:table-cell table:formula="of:=ASIN(ABS([.F35]/[.H35]))" office:value-type="float" office:value="0.950332004502228">
            <text:p>0,9503320045</text:p>
          </table:table-cell>
          <table:table-cell/>
          <table:table-cell table:formula="of:=[.J35]/[.K35]" office:value-type="float" office:value="0.929427148427655">
            <text:p>0,9294271484</text:p>
          </table:table-cell>
          <table:table-cell/>
          <table:table-cell table:formula="of:=IF([.C35]&lt;0;-[.A35];[.A35])" office:value-type="float" office:value="-0.12">
            <text:p>-0,12</text:p>
          </table:table-cell>
          <table:table-cell table:formula="of:=ABS([.C35])" office:value-type="float" office:value="139.910970620186">
            <text:p>139,9109706202</text:p>
          </table:table-cell>
          <table:table-cell table:formula="of:=ABS([.G35])" office:value-type="float" office:value="167.49060512354">
            <text:p>167,4906051235</text:p>
          </table:table-cell>
          <table:table-cell/>
          <table:table-cell table:formula="of:=1+[.$R$3]*[.O35]+[.$Q$3]*[.O35]*[.O35]*[.O35]" office:value-type="float" office:value="0.9759136">
            <text:p>0,9759136</text:p>
          </table:table-cell>
          <table:table-cell table:formula="of:=[.J35]/[.S35]" office:value-type="float" office:value="0.905064100965539">
            <text:p>0,905064101</text:p>
          </table:table-cell>
          <table:table-cell table:formula="of:=ABS([.T35]-[.K35])" office:value-type="float" office:value="0.0452679035366886">
            <text:p>0,0452679035</text:p>
          </table:table-cell>
          <table:table-cell table:number-columns-repeated="4"/>
          <table:table-cell table:formula="of:=-([.B35]+[.$Z$2])" office:value-type="float" office:value="175.374779216065">
            <text:p>175,3747792161</text:p>
          </table:table-cell>
          <table:table-cell table:formula="of:=[.P35]+[.O35]*[.D35]*([.$AA$2]+[.$AA$1]*ABS([.P35]/[.B35]))" office:value-type="float" office:value="131.653783143294">
            <text:p>131,6537831433</text:p>
          </table:table-cell>
          <table:table-cell table:formula="of:=SQRT([.Z35]*[.Z35]+[.AA35]*[.AA35])" office:value-type="float" office:value="219.292115227668">
            <text:p>219,2921152277</text:p>
          </table:table-cell>
          <table:table-cell table:formula="of:=ASIN(ABS([.Z35]/[.AB35]))" office:value-type="float" office:value="0.926847600502132">
            <text:p>0,9268476005</text:p>
          </table:table-cell>
          <table:table-cell table:formula="of:=ABS([.K35]-[.AC35])" office:value-type="float" office:value="0.0234844040000961">
            <text:p>0,023484404</text:p>
          </table:table-cell>
          <table:table-cell/>
          <table:table-cell table:formula="of:=[.J35]/[.AC35]" office:value-type="float" office:value="0.952976912844704">
            <text:p>0,9529769128</text:p>
          </table:table-cell>
        </table:table-row>
        <table:table-row table:style-name="ro1">
          <table:table-cell office:value-type="float" office:value="-0.16">
            <text:p>-0,16</text:p>
          </table:table-cell>
          <table:table-cell office:value-type="float" office:value="-222.123620275201">
            <text:p>-222,1236202752</text:p>
          </table:table-cell>
          <table:table-cell office:value-type="float" office:value="184.183079094801">
            <text:p>184,1830790948</text:p>
          </table:table-cell>
          <table:table-cell table:formula="of:=SQRT([.B36]*[.B36] + [.C36]*[.C36])" office:value-type="float" office:value="288.552091153406">
            <text:p>288,5520911534</text:p>
          </table:table-cell>
          <table:table-cell/>
          <table:table-cell office:value-type="float" office:value="334.887064849041">
            <text:p>334,887064849</text:p>
          </table:table-cell>
          <table:table-cell office:value-type="float" office:value="249.201419077698">
            <text:p>249,2014190777</text:p>
          </table:table-cell>
          <table:table-cell table:formula="of:=SQRT([.F36]*[.F36]+[.G36]*[.G36])" office:value-type="float" office:value="417.433459935286">
            <text:p>417,4334599353</text:p>
          </table:table-cell>
          <table:table-cell/>
          <table:table-cell table:formula="of:=ASIN(ABS([.B36]/[.D36]))" office:value-type="float" office:value="0.878507232298806">
            <text:p>0,8785072323</text:p>
          </table:table-cell>
          <table:table-cell table:formula="of:=ASIN(ABS([.F36]/[.H36]))" office:value-type="float" office:value="0.931058949248278">
            <text:p>0,9310589492</text:p>
          </table:table-cell>
          <table:table-cell/>
          <table:table-cell table:formula="of:=[.J36]/[.K36]" office:value-type="float" office:value="0.943557046530832">
            <text:p>0,9435570465</text:p>
          </table:table-cell>
          <table:table-cell/>
          <table:table-cell table:formula="of:=IF([.C36]&lt;0;-[.A36];[.A36])" office:value-type="float" office:value="-0.16">
            <text:p>-0,16</text:p>
          </table:table-cell>
          <table:table-cell table:formula="of:=ABS([.C36])" office:value-type="float" office:value="184.183079094801">
            <text:p>184,1830790948</text:p>
          </table:table-cell>
          <table:table-cell table:formula="of:=ABS([.G36])" office:value-type="float" office:value="249.201419077698">
            <text:p>249,2014190777</text:p>
          </table:table-cell>
          <table:table-cell/>
          <table:table-cell table:formula="of:=1+[.$R$3]*[.O36]+[.$Q$3]*[.O36]*[.O36]*[.O36]" office:value-type="float" office:value="0.9677952">
            <text:p>0,9677952</text:p>
          </table:table-cell>
          <table:table-cell table:formula="of:=[.J36]/[.S36]" office:value-type="float" office:value="0.907740844652676">
            <text:p>0,9077408447</text:p>
          </table:table-cell>
          <table:table-cell table:formula="of:=ABS([.T36]-[.K36])" office:value-type="float" office:value="0.0233181045956022">
            <text:p>0,0233181046</text:p>
          </table:table-cell>
          <table:table-cell table:number-columns-repeated="4"/>
          <table:table-cell table:formula="of:=-([.B36]+[.$Z$2])" office:value-type="float" office:value="227.123620275201">
            <text:p>227,1236202752</text:p>
          </table:table-cell>
          <table:table-cell table:formula="of:=[.P36]+[.O36]*[.D36]*([.$AA$2]+[.$AA$1]*ABS([.P36]/[.B36]))" office:value-type="float" office:value="169.736121807371">
            <text:p>169,7361218074</text:p>
          </table:table-cell>
          <table:table-cell table:formula="of:=SQRT([.Z36]*[.Z36]+[.AA36]*[.AA36])" office:value-type="float" office:value="283.540984573872">
            <text:p>283,5409845739</text:p>
          </table:table-cell>
          <table:table-cell table:formula="of:=ASIN(ABS([.Z36]/[.AB36]))" office:value-type="float" office:value="0.92900669881932">
            <text:p>0,9290066988</text:p>
          </table:table-cell>
          <table:table-cell table:formula="of:=ABS([.K36]-[.AC36])" office:value-type="float" office:value="0.0020522504289584">
            <text:p>0,0020522504</text:p>
          </table:table-cell>
          <table:table-cell/>
          <table:table-cell table:formula="of:=[.J36]/[.AC36]" office:value-type="float" office:value="0.94564143984678">
            <text:p>0,945641439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98.433446197835">
            <text:p>-198,4334461978</text:p>
          </table:table-cell>
          <table:table-cell office:value-type="float" office:value="164.258436106042">
            <text:p>164,258436106</text:p>
          </table:table-cell>
          <table:table-cell table:formula="of:=SQRT([.B37]*[.B37] + [.C37]*[.C37])" office:value-type="float" office:value="257.597877324235">
            <text:p>257,5978773242</text:p>
          </table:table-cell>
          <table:table-cell/>
          <table:table-cell office:value-type="float" office:value="329.633732226663">
            <text:p>329,6337322267</text:p>
          </table:table-cell>
          <table:table-cell office:value-type="float" office:value="307.461061749279">
            <text:p>307,4610617493</text:p>
          </table:table-cell>
          <table:table-cell table:formula="of:=SQRT([.F37]*[.F37]+[.G37]*[.G37])" office:value-type="float" office:value="450.766793268618">
            <text:p>450,7667932686</text:p>
          </table:table-cell>
          <table:table-cell/>
          <table:table-cell table:formula="of:=ASIN(ABS([.B37]/[.D37]))" office:value-type="float" office:value="0.879346789594834">
            <text:p>0,8793467896</text:p>
          </table:table-cell>
          <table:table-cell table:formula="of:=ASIN(ABS([.F37]/[.H37]))" office:value-type="float" office:value="0.820186902990095">
            <text:p>0,820186903</text:p>
          </table:table-cell>
          <table:table-cell/>
          <table:table-cell table:formula="of:=[.J37]/[.K37]" office:value-type="float" office:value="1.07212976260541">
            <text:p>1,0721297626</text:p>
          </table:table-cell>
          <table:table-cell/>
          <table:table-cell table:formula="of:=IF([.C37]&lt;0;-[.A37];[.A37])" office:value-type="float" office:value="0">
            <text:p>0</text:p>
          </table:table-cell>
          <table:table-cell table:formula="of:=ABS([.C37])" office:value-type="float" office:value="164.258436106042">
            <text:p>164,258436106</text:p>
          </table:table-cell>
          <table:table-cell table:formula="of:=ABS([.G37])" office:value-type="float" office:value="307.461061749279">
            <text:p>307,4610617493</text:p>
          </table:table-cell>
          <table:table-cell/>
          <table:table-cell table:formula="of:=1+[.$R$3]*[.O37]+[.$Q$3]*[.O37]*[.O37]*[.O37]" office:value-type="float" office:value="1">
            <text:p>1</text:p>
          </table:table-cell>
          <table:table-cell table:formula="of:=[.J37]/[.S37]" office:value-type="float" office:value="0.879346789594834">
            <text:p>0,8793467896</text:p>
          </table:table-cell>
          <table:table-cell table:formula="of:=ABS([.T37]-[.K37])" office:value-type="float" office:value="0.0591598866047389">
            <text:p>0,0591598866</text:p>
          </table:table-cell>
          <table:table-cell table:number-columns-repeated="4"/>
          <table:table-cell table:formula="of:=-([.B37]+[.$Z$2])" office:value-type="float" office:value="203.433446197835">
            <text:p>203,4334461978</text:p>
          </table:table-cell>
          <table:table-cell table:formula="of:=[.P37]+[.O37]*[.D37]*([.$AA$2]+[.$AA$1]*ABS([.P37]/[.B37]))" office:value-type="float" office:value="164.258436106042">
            <text:p>164,258436106</text:p>
          </table:table-cell>
          <table:table-cell table:formula="of:=SQRT([.Z37]*[.Z37]+[.AA37]*[.AA37])" office:value-type="float" office:value="261.468929060281">
            <text:p>261,4689290603</text:p>
          </table:table-cell>
          <table:table-cell table:formula="of:=ASIN(ABS([.Z37]/[.AB37]))" office:value-type="float" office:value="0.891540786563651">
            <text:p>0,8915407866</text:p>
          </table:table-cell>
          <table:table-cell table:formula="of:=ABS([.K37]-[.AC37])" office:value-type="float" office:value="0.0713538835735554">
            <text:p>0,0713538836</text:p>
          </table:table-cell>
          <table:table-cell/>
          <table:table-cell table:formula="of:=[.J37]/[.AC37]" office:value-type="float" office:value="0.986322558482358">
            <text:p>0,9863225585</text:p>
          </table:table-cell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-337.576956438301">
            <text:p>-337,5769564383</text:p>
          </table:table-cell>
          <table:table-cell office:value-type="float" office:value="205.639307591176">
            <text:p>205,6393075912</text:p>
          </table:table-cell>
          <table:table-cell table:formula="of:=SQRT([.B38]*[.B38] + [.C38]*[.C38])" office:value-type="float" office:value="395.279301690241">
            <text:p>395,2793016902</text:p>
          </table:table-cell>
          <table:table-cell/>
          <table:table-cell office:value-type="float" office:value="310.023086212194">
            <text:p>310,0230862122</text:p>
          </table:table-cell>
          <table:table-cell office:value-type="float" office:value="224.929504545846">
            <text:p>224,9295045458</text:p>
          </table:table-cell>
          <table:table-cell table:formula="of:=SQRT([.F38]*[.F38]+[.G38]*[.G38])" office:value-type="float" office:value="383.024275992754">
            <text:p>383,0242759928</text:p>
          </table:table-cell>
          <table:table-cell/>
          <table:table-cell table:formula="of:=ASIN(ABS([.B38]/[.D38]))" office:value-type="float" office:value="1.02366673524779">
            <text:p>1,0236667352</text:p>
          </table:table-cell>
          <table:table-cell table:formula="of:=ASIN(ABS([.F38]/[.H38]))" office:value-type="float" office:value="0.943144088702962">
            <text:p>0,9431440887</text:p>
          </table:table-cell>
          <table:table-cell/>
          <table:table-cell table:formula="of:=[.J38]/[.K38]" office:value-type="float" office:value="1.08537682365752">
            <text:p>1,0853768237</text:p>
          </table:table-cell>
          <table:table-cell/>
          <table:table-cell table:formula="of:=IF([.C38]&lt;0;-[.A38];[.A38])" office:value-type="float" office:value="0.48">
            <text:p>0,48</text:p>
          </table:table-cell>
          <table:table-cell table:formula="of:=ABS([.C38])" office:value-type="float" office:value="205.639307591176">
            <text:p>205,6393075912</text:p>
          </table:table-cell>
          <table:table-cell table:formula="of:=ABS([.G38])" office:value-type="float" office:value="224.929504545846">
            <text:p>224,9295045458</text:p>
          </table:table-cell>
          <table:table-cell/>
          <table:table-cell table:formula="of:=1+[.$R$3]*[.O38]+[.$Q$3]*[.O38]*[.O38]*[.O38]" office:value-type="float" office:value="1.1015296">
            <text:p>1,1015296</text:p>
          </table:table-cell>
          <table:table-cell table:formula="of:=[.J38]/[.S38]" office:value-type="float" office:value="0.929313869775073">
            <text:p>0,9293138698</text:p>
          </table:table-cell>
          <table:table-cell table:formula="of:=ABS([.T38]-[.K38])" office:value-type="float" office:value="0.013830218927889">
            <text:p>0,0138302189</text:p>
          </table:table-cell>
          <table:table-cell table:number-columns-repeated="4"/>
          <table:table-cell table:formula="of:=-([.B38]+[.$Z$2])" office:value-type="float" office:value="342.576956438301">
            <text:p>342,5769564383</text:p>
          </table:table-cell>
          <table:table-cell table:formula="of:=[.P38]+[.O38]*[.D38]*([.$AA$2]+[.$AA$1]*ABS([.P38]/[.B38]))" office:value-type="float" office:value="260.836034993142">
            <text:p>260,8360349931</text:p>
          </table:table-cell>
          <table:table-cell table:formula="of:=SQRT([.Z38]*[.Z38]+[.AA38]*[.AA38])" office:value-type="float" office:value="430.57450950268">
            <text:p>430,5745095027</text:p>
          </table:table-cell>
          <table:table-cell table:formula="of:=ASIN(ABS([.Z38]/[.AB38]))" office:value-type="float" office:value="0.920042857640396">
            <text:p>0,9200428576</text:p>
          </table:table-cell>
          <table:table-cell table:formula="of:=ABS([.K38]-[.AC38])" office:value-type="float" office:value="0.0231012310625663">
            <text:p>0,0231012311</text:p>
          </table:table-cell>
          <table:table-cell/>
          <table:table-cell table:formula="of:=[.J38]/[.AC38]" office:value-type="float" office:value="1.11262940280103">
            <text:p>1,1126294028</text:p>
          </table:table-cell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-329.007589566401">
            <text:p>-329,0075895664</text:p>
          </table:table-cell>
          <table:table-cell office:value-type="float" office:value="266.605501441791">
            <text:p>266,6055014418</text:p>
          </table:table-cell>
          <table:table-cell table:formula="of:=SQRT([.B39]*[.B39] + [.C39]*[.C39])" office:value-type="float" office:value="423.467221153329">
            <text:p>423,4672211533</text:p>
          </table:table-cell>
          <table:table-cell/>
          <table:table-cell office:value-type="float" office:value="354.249152982667">
            <text:p>354,2491529827</text:p>
          </table:table-cell>
          <table:table-cell office:value-type="float" office:value="377.153712790507">
            <text:p>377,1537127905</text:p>
          </table:table-cell>
          <table:table-cell table:formula="of:=SQRT([.F39]*[.F39]+[.G39]*[.G39])" office:value-type="float" office:value="517.433459935286">
            <text:p>517,4334599353</text:p>
          </table:table-cell>
          <table:table-cell/>
          <table:table-cell table:formula="of:=ASIN(ABS([.B39]/[.D39]))" office:value-type="float" office:value="0.88978683308956">
            <text:p>0,8897868331</text:p>
          </table:table-cell>
          <table:table-cell table:formula="of:=ASIN(ABS([.F39]/[.H39]))" office:value-type="float" office:value="0.754092465979887">
            <text:p>0,754092466</text:p>
          </table:table-cell>
          <table:table-cell/>
          <table:table-cell table:formula="of:=[.J39]/[.K39]" office:value-type="float" office:value="1.17994393689287">
            <text:p>1,1799439369</text:p>
          </table:table-cell>
          <table:table-cell/>
          <table:table-cell table:formula="of:=IF([.C39]&lt;0;-[.A39];[.A39])" office:value-type="float" office:value="0.68">
            <text:p>0,68</text:p>
          </table:table-cell>
          <table:table-cell table:formula="of:=ABS([.C39])" office:value-type="float" office:value="266.605501441791">
            <text:p>266,6055014418</text:p>
          </table:table-cell>
          <table:table-cell table:formula="of:=ABS([.G39])" office:value-type="float" office:value="377.153712790507">
            <text:p>377,1537127905</text:p>
          </table:table-cell>
          <table:table-cell/>
          <table:table-cell table:formula="of:=1+[.$R$3]*[.O39]+[.$Q$3]*[.O39]*[.O39]*[.O39]" office:value-type="float" office:value="1.1517216">
            <text:p>1,1517216</text:p>
          </table:table-cell>
          <table:table-cell table:formula="of:=[.J39]/[.S39]" office:value-type="float" office:value="0.772571108408108">
            <text:p>0,7725711084</text:p>
          </table:table-cell>
          <table:table-cell table:formula="of:=ABS([.T39]-[.K39])" office:value-type="float" office:value="0.0184786424282215">
            <text:p>0,0184786424</text:p>
          </table:table-cell>
          <table:table-cell table:number-columns-repeated="4"/>
          <table:table-cell table:formula="of:=-([.B39]+[.$Z$2])" office:value-type="float" office:value="334.007589566401">
            <text:p>334,0075895664</text:p>
          </table:table-cell>
          <table:table-cell table:formula="of:=[.P39]+[.O39]*[.D39]*([.$AA$2]+[.$AA$1]*ABS([.P39]/[.B39]))" office:value-type="float" office:value="356.169920365295">
            <text:p>356,1699203653</text:p>
          </table:table-cell>
          <table:table-cell table:formula="of:=SQRT([.Z39]*[.Z39]+[.AA39]*[.AA39])" office:value-type="float" office:value="488.280741030176">
            <text:p>488,2807410302</text:p>
          </table:table-cell>
          <table:table-cell table:formula="of:=ASIN(ABS([.Z39]/[.AB39]))" office:value-type="float" office:value="0.753298134278044">
            <text:p>0,7532981343</text:p>
          </table:table-cell>
          <table:table-cell table:formula="of:=ABS([.K39]-[.AC39])" office:value-type="float" office:value="0.000794331701843287">
            <text:p>0,0007943317</text:p>
          </table:table-cell>
          <table:table-cell/>
          <table:table-cell table:formula="of:=[.J39]/[.AC39]" office:value-type="float" office:value="1.18118815459742">
            <text:p>1,1811881546</text:p>
          </table:table-cell>
        </table:table-row>
        <table:table-row table:style-name="ro1">
          <table:table-cell office:value-type="float" office:value="-0.72">
            <text:p>-0,72</text:p>
          </table:table-cell>
          <table:table-cell office:value-type="float" office:value="-263.327379966061">
            <text:p>-263,3273799661</text:p>
          </table:table-cell>
          <table:table-cell office:value-type="float" office:value="-297.452213288237">
            <text:p>-297,4522132882</text:p>
          </table:table-cell>
          <table:table-cell table:formula="of:=SQRT([.B40]*[.B40] + [.C40]*[.C40])" office:value-type="float" office:value="397.264556976659">
            <text:p>397,2645569767</text:p>
          </table:table-cell>
          <table:table-cell/>
          <table:table-cell office:value-type="float" office:value="236.528512571272">
            <text:p>236,5285125713</text:p>
          </table:table-cell>
          <table:table-cell office:value-type="float" office:value="-377.599883681755">
            <text:p>-377,5998836818</text:p>
          </table:table-cell>
          <table:table-cell table:formula="of:=SQRT([.F40]*[.F40]+[.G40]*[.G40])" office:value-type="float" office:value="445.564147363377">
            <text:p>445,5641473634</text:p>
          </table:table-cell>
          <table:table-cell/>
          <table:table-cell table:formula="of:=ASIN(ABS([.B40]/[.D40]))" office:value-type="float" office:value="0.724620621979496">
            <text:p>0,724620622</text:p>
          </table:table-cell>
          <table:table-cell table:formula="of:=ASIN(ABS([.F40]/[.H40]))" office:value-type="float" office:value="0.559605319733479">
            <text:p>0,5596053197</text:p>
          </table:table-cell>
          <table:table-cell/>
          <table:table-cell table:formula="of:=[.J40]/[.K40]" office:value-type="float" office:value="1.29487800853038">
            <text:p>1,2948780085</text:p>
          </table:table-cell>
          <table:table-cell/>
          <table:table-cell table:formula="of:=IF([.C40]&lt;0;-[.A40];[.A40])" office:value-type="float" office:value="0.72">
            <text:p>0,72</text:p>
          </table:table-cell>
          <table:table-cell table:formula="of:=ABS([.C40])" office:value-type="float" office:value="297.452213288237">
            <text:p>297,4522132882</text:p>
          </table:table-cell>
          <table:table-cell table:formula="of:=ABS([.G40])" office:value-type="float" office:value="377.599883681755">
            <text:p>377,5998836818</text:p>
          </table:table-cell>
          <table:table-cell/>
          <table:table-cell table:formula="of:=1+[.$R$3]*[.O40]+[.$Q$3]*[.O40]*[.O40]*[.O40]" office:value-type="float" office:value="1.1626624">
            <text:p>1,1626624</text:p>
          </table:table-cell>
          <table:table-cell table:formula="of:=[.J40]/[.S40]" office:value-type="float" office:value="0.623242500986956">
            <text:p>0,623242501</text:p>
          </table:table-cell>
          <table:table-cell table:formula="of:=ABS([.T40]-[.K40])" office:value-type="float" office:value="0.0636371812534771">
            <text:p>0,0636371813</text:p>
          </table:table-cell>
          <table:table-cell table:number-columns-repeated="4"/>
          <table:table-cell table:formula="of:=-([.B40]+[.$Z$2])" office:value-type="float" office:value="268.327379966061">
            <text:p>268,3273799661</text:p>
          </table:table-cell>
          <table:table-cell table:formula="of:=[.P40]+[.O40]*[.D40]*([.$AA$2]+[.$AA$1]*ABS([.P40]/[.B40]))" office:value-type="float" office:value="395.548966897969">
            <text:p>395,548966898</text:p>
          </table:table-cell>
          <table:table-cell table:formula="of:=SQRT([.Z40]*[.Z40]+[.AA40]*[.AA40])" office:value-type="float" office:value="477.9733968052">
            <text:p>477,9733968052</text:p>
          </table:table-cell>
          <table:table-cell table:formula="of:=ASIN(ABS([.Z40]/[.AB40]))" office:value-type="float" office:value="0.596059176588593">
            <text:p>0,5960591766</text:p>
          </table:table-cell>
          <table:table-cell table:formula="of:=ABS([.K40]-[.AC40])" office:value-type="float" office:value="0.0364538568551139">
            <text:p>0,0364538569</text:p>
          </table:table-cell>
          <table:table-cell/>
          <table:table-cell table:formula="of:=[.J40]/[.AC40]" office:value-type="float" office:value="1.21568570779615">
            <text:p>1,2156857078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 office:value-type="float" office:value="-287.659160560146">
            <text:p>-287,6591605601</text:p>
          </table:table-cell>
          <table:table-cell office:value-type="float" office:value="617.174578737475">
            <text:p>617,1745787375</text:p>
          </table:table-cell>
          <table:table-cell table:formula="of:=SQRT([.B41]*[.B41] + [.C41]*[.C41])" office:value-type="float" office:value="680.920151922344">
            <text:p>680,9201519223</text:p>
          </table:table-cell>
          <table:table-cell/>
          <table:table-cell office:value-type="float" office:value="223.179045766182">
            <text:p>223,1790457662</text:p>
          </table:table-cell>
          <table:table-cell office:value-type="float" office:value="-436.947082176559">
            <text:p>-436,9470821766</text:p>
          </table:table-cell>
          <table:table-cell table:formula="of:=SQRT([.F41]*[.F41]+[.G41]*[.G41])" office:value-type="float" office:value="490.64410634564">
            <text:p>490,6441063456</text:p>
          </table:table-cell>
          <table:table-cell/>
          <table:table-cell table:formula="of:=ASIN(ABS([.B41]/[.D41]))" office:value-type="float" office:value="0.4361538626637">
            <text:p>0,4361538627</text:p>
          </table:table-cell>
          <table:table-cell table:formula="of:=ASIN(ABS([.F41]/[.H41]))" office:value-type="float" office:value="0.472225686048441">
            <text:p>0,472225686</text:p>
          </table:table-cell>
          <table:table-cell/>
          <table:table-cell table:formula="of:=[.J41]/[.K41]" office:value-type="float" office:value="0.923613169612632">
            <text:p>0,9236131696</text:p>
          </table:table-cell>
          <table:table-cell/>
          <table:table-cell table:formula="of:=IF([.C41]&lt;0;-[.A41];[.A41])" office:value-type="float" office:value="0.08">
            <text:p>0,08</text:p>
          </table:table-cell>
          <table:table-cell table:formula="of:=ABS([.C41])" office:value-type="float" office:value="617.174578737475">
            <text:p>617,1745787375</text:p>
          </table:table-cell>
          <table:table-cell table:formula="of:=ABS([.G41])" office:value-type="float" office:value="436.947082176559">
            <text:p>436,9470821766</text:p>
          </table:table-cell>
          <table:table-cell/>
          <table:table-cell table:formula="of:=1+[.$R$3]*[.O41]+[.$Q$3]*[.O41]*[.O41]*[.O41]" office:value-type="float" office:value="1.0160256">
            <text:p>1,0160256</text:p>
          </table:table-cell>
          <table:table-cell table:formula="of:=[.J41]/[.S41]" office:value-type="float" office:value="0.429274481532453">
            <text:p>0,4292744815</text:p>
          </table:table-cell>
          <table:table-cell table:formula="of:=ABS([.T41]-[.K41])" office:value-type="float" office:value="0.0429512045159872">
            <text:p>0,0429512045</text:p>
          </table:table-cell>
          <table:table-cell table:number-columns-repeated="4"/>
          <table:table-cell table:formula="of:=-([.B41]+[.$Z$2])" office:value-type="float" office:value="292.659160560146">
            <text:p>292,6591605601</text:p>
          </table:table-cell>
          <table:table-cell table:formula="of:=[.P41]+[.O41]*[.D41]*([.$AA$2]+[.$AA$1]*ABS([.P41]/[.B41]))" office:value-type="float" office:value="641.390858049005">
            <text:p>641,390858049</text:p>
          </table:table-cell>
          <table:table-cell table:formula="of:=SQRT([.Z41]*[.Z41]+[.AA41]*[.AA41])" office:value-type="float" office:value="705.004692926656">
            <text:p>705,0046929267</text:p>
          </table:table-cell>
          <table:table-cell table:formula="of:=ASIN(ABS([.Z41]/[.AB41]))" office:value-type="float" office:value="0.428070978470139">
            <text:p>0,4280709785</text:p>
          </table:table-cell>
          <table:table-cell table:formula="of:=ABS([.K41]-[.AC41])" office:value-type="float" office:value="0.0441547075783019">
            <text:p>0,0441547076</text:p>
          </table:table-cell>
          <table:table-cell/>
          <table:table-cell table:formula="of:=[.J41]/[.AC41]" office:value-type="float" office:value="1.01888211207975">
            <text:p>1,018882112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99.840623268375">
            <text:p>-299,8406232684</text:p>
          </table:table-cell>
          <table:table-cell office:value-type="float" office:value="375.612665082475">
            <text:p>375,6126650825</text:p>
          </table:table-cell>
          <table:table-cell table:formula="of:=SQRT([.B42]*[.B42] + [.C42]*[.C42])" office:value-type="float" office:value="480.613434614896">
            <text:p>480,6134346149</text:p>
          </table:table-cell>
          <table:table-cell/>
          <table:table-cell office:value-type="float" office:value="510.415634725034">
            <text:p>510,415634725</text:p>
          </table:table-cell>
          <table:table-cell office:value-type="float" office:value="347.418993832949">
            <text:p>347,4189938329</text:p>
          </table:table-cell>
          <table:table-cell table:formula="of:=SQRT([.F42]*[.F42]+[.G42]*[.G42])" office:value-type="float" office:value="617.433459935286">
            <text:p>617,4334599353</text:p>
          </table:table-cell>
          <table:table-cell/>
          <table:table-cell table:formula="of:=ASIN(ABS([.B42]/[.D42]))" office:value-type="float" office:value="0.673685663242329">
            <text:p>0,6736856632</text:p>
          </table:table-cell>
          <table:table-cell table:formula="of:=ASIN(ABS([.F42]/[.H42]))" office:value-type="float" office:value="0.973169179926653">
            <text:p>0,9731691799</text:p>
          </table:table-cell>
          <table:table-cell/>
          <table:table-cell table:formula="of:=[.J42]/[.K42]" office:value-type="float" office:value="0.692259554801257">
            <text:p>0,6922595548</text:p>
          </table:table-cell>
          <table:table-cell/>
          <table:table-cell table:formula="of:=IF([.C42]&lt;0;-[.A42];[.A42])" office:value-type="float" office:value="0">
            <text:p>0</text:p>
          </table:table-cell>
          <table:table-cell table:formula="of:=ABS([.C42])" office:value-type="float" office:value="375.612665082475">
            <text:p>375,6126650825</text:p>
          </table:table-cell>
          <table:table-cell table:formula="of:=ABS([.G42])" office:value-type="float" office:value="347.418993832949">
            <text:p>347,4189938329</text:p>
          </table:table-cell>
          <table:table-cell/>
          <table:table-cell table:formula="of:=1+[.$R$3]*[.O42]+[.$Q$3]*[.O42]*[.O42]*[.O42]" office:value-type="float" office:value="1">
            <text:p>1</text:p>
          </table:table-cell>
          <table:table-cell table:formula="of:=[.J42]/[.S42]" office:value-type="float" office:value="0.673685663242329">
            <text:p>0,6736856632</text:p>
          </table:table-cell>
          <table:table-cell table:formula="of:=ABS([.T42]-[.K42])" office:value-type="float" office:value="0.299483516684324">
            <text:p>0,2994835167</text:p>
          </table:table-cell>
          <table:table-cell table:number-columns-repeated="4"/>
          <table:table-cell table:formula="of:=-([.B42]+[.$Z$2])" office:value-type="float" office:value="304.840623268375">
            <text:p>304,8406232684</text:p>
          </table:table-cell>
          <table:table-cell table:formula="of:=[.P42]+[.O42]*[.D42]*([.$AA$2]+[.$AA$1]*ABS([.P42]/[.B42]))" office:value-type="float" office:value="375.612665082475">
            <text:p>375,6126650825</text:p>
          </table:table-cell>
          <table:table-cell table:formula="of:=SQRT([.Z42]*[.Z42]+[.AA42]*[.AA42])" office:value-type="float" office:value="483.748570814438">
            <text:p>483,7485708144</text:p>
          </table:table-cell>
          <table:table-cell table:formula="of:=ASIN(ABS([.Z42]/[.AB42]))" office:value-type="float" office:value="0.681763579630781">
            <text:p>0,6817635796</text:p>
          </table:table-cell>
          <table:table-cell table:formula="of:=ABS([.K42]-[.AC42])" office:value-type="float" office:value="0.291405600295873">
            <text:p>0,2914056003</text:p>
          </table:table-cell>
          <table:table-cell/>
          <table:table-cell table:formula="of:=[.J42]/[.AC42]" office:value-type="float" office:value="0.988151440426275">
            <text:p>0,9881514404</text:p>
          </table:table-cell>
        </table:table-row>
        <table:table-row table:style-name="ro1">
          <table:table-cell office:value-type="float" office:value="-0.08">
            <text:p>-0,08</text:p>
          </table:table-cell>
          <table:table-cell office:value-type="float" office:value="-151.470745811613">
            <text:p>-151,4707458116</text:p>
          </table:table-cell>
          <table:table-cell office:value-type="float" office:value="-95.9382589780084">
            <text:p>-95,938258978</text:p>
          </table:table-cell>
          <table:table-cell table:formula="of:=SQRT([.B43]*[.B43] + [.C43]*[.C43])" office:value-type="float" office:value="179.297340673134">
            <text:p>179,2973406731</text:p>
          </table:table-cell>
          <table:table-cell/>
          <table:table-cell office:value-type="float" office:value="178.397165713349">
            <text:p>178,3971657133</text:p>
          </table:table-cell>
          <table:table-cell office:value-type="float" office:value="-118.604946378554">
            <text:p>-118,6049463786</text:p>
          </table:table-cell>
          <table:table-cell table:formula="of:=SQRT([.F43]*[.F43]+[.G43]*[.G43])" office:value-type="float" office:value="214.225773519471">
            <text:p>214,2257735195</text:p>
          </table:table-cell>
          <table:table-cell/>
          <table:table-cell table:formula="of:=ASIN(ABS([.B43]/[.D43]))" office:value-type="float" office:value="1.00619495565845">
            <text:p>1,0061949557</text:p>
          </table:table-cell>
          <table:table-cell table:formula="of:=ASIN(ABS([.F43]/[.H43]))" office:value-type="float" office:value="0.984061835628798">
            <text:p>0,9840618356</text:p>
          </table:table-cell>
          <table:table-cell/>
          <table:table-cell table:formula="of:=[.J43]/[.K43]" office:value-type="float" office:value="1.02249159476397">
            <text:p>1,0224915948</text:p>
          </table:table-cell>
          <table:table-cell/>
          <table:table-cell table:formula="of:=IF([.C43]&lt;0;-[.A43];[.A43])" office:value-type="float" office:value="0.08">
            <text:p>0,08</text:p>
          </table:table-cell>
          <table:table-cell table:formula="of:=ABS([.C43])" office:value-type="float" office:value="95.9382589780084">
            <text:p>95,938258978</text:p>
          </table:table-cell>
          <table:table-cell table:formula="of:=ABS([.G43])" office:value-type="float" office:value="118.604946378554">
            <text:p>118,6049463786</text:p>
          </table:table-cell>
          <table:table-cell/>
          <table:table-cell table:formula="of:=1+[.$R$3]*[.O43]+[.$Q$3]*[.O43]*[.O43]*[.O43]" office:value-type="float" office:value="1.0160256">
            <text:p>1,0160256</text:p>
          </table:table-cell>
          <table:table-cell table:formula="of:=[.J43]/[.S43]" office:value-type="float" office:value="0.990324412749493">
            <text:p>0,9903244127</text:p>
          </table:table-cell>
          <table:table-cell table:formula="of:=ABS([.T43]-[.K43])" office:value-type="float" office:value="0.00626257712069467">
            <text:p>0,0062625771</text:p>
          </table:table-cell>
          <table:table-cell table:number-columns-repeated="4"/>
          <table:table-cell table:formula="of:=-([.B43]+[.$Z$2])" office:value-type="float" office:value="156.470745811613">
            <text:p>156,4707458116</text:p>
          </table:table-cell>
          <table:table-cell table:formula="of:=[.P43]+[.O43]*[.D43]*([.$AA$2]+[.$AA$1]*ABS([.P43]/[.B43]))" office:value-type="float" office:value="100.145834172991">
            <text:p>100,145834173</text:p>
          </table:table-cell>
          <table:table-cell table:formula="of:=SQRT([.Z43]*[.Z43]+[.AA43]*[.AA43])" office:value-type="float" office:value="185.774816369299">
            <text:p>185,7748163693</text:p>
          </table:table-cell>
          <table:table-cell table:formula="of:=ASIN(ABS([.Z43]/[.AB43]))" office:value-type="float" office:value="1.00146247569572">
            <text:p>1,0014624757</text:p>
          </table:table-cell>
          <table:table-cell table:formula="of:=ABS([.K43]-[.AC43])" office:value-type="float" office:value="0.0174006400669255">
            <text:p>0,0174006401</text:p>
          </table:table-cell>
          <table:table-cell/>
          <table:table-cell table:formula="of:=[.J43]/[.AC43]" office:value-type="float" office:value="1.00472556893301">
            <text:p>1,0047255689</text:p>
          </table:table-cell>
        </table:table-row>
        <table:table-row table:style-name="ro1">
          <table:table-cell office:value-type="float" office:value="0.36">
            <text:p>0,36</text:p>
          </table:table-cell>
          <table:table-cell office:value-type="float" office:value="-180.914533166281">
            <text:p>-180,9145331663</text:p>
          </table:table-cell>
          <table:table-cell office:value-type="float" office:value="139.341347319025">
            <text:p>139,341347319</text:p>
          </table:table-cell>
          <table:table-cell table:formula="of:=SQRT([.B44]*[.B44] + [.C44]*[.C44])" office:value-type="float" office:value="228.355160623653">
            <text:p>228,3551606237</text:p>
          </table:table-cell>
          <table:table-cell/>
          <table:table-cell office:value-type="float" office:value="153.863582435084">
            <text:p>153,8635824351</text:p>
          </table:table-cell>
          <table:table-cell office:value-type="float" office:value="139.88943789305">
            <text:p>139,8894378931</text:p>
          </table:table-cell>
          <table:table-cell table:formula="of:=SQRT([.F44]*[.F44]+[.G44]*[.G44])" office:value-type="float" office:value="207.949649756357">
            <text:p>207,9496497564</text:p>
          </table:table-cell>
          <table:table-cell/>
          <table:table-cell table:formula="of:=ASIN(ABS([.B44]/[.D44]))" office:value-type="float" office:value="0.914488685033422">
            <text:p>0,914488685</text:p>
          </table:table-cell>
          <table:table-cell table:formula="of:=ASIN(ABS([.F44]/[.H44]))" office:value-type="float" office:value="0.832933394263844">
            <text:p>0,8329333943</text:p>
          </table:table-cell>
          <table:table-cell/>
          <table:table-cell table:formula="of:=[.J44]/[.K44]" office:value-type="float" office:value="1.09791334016768">
            <text:p>1,0979133402</text:p>
          </table:table-cell>
          <table:table-cell/>
          <table:table-cell table:formula="of:=IF([.C44]&lt;0;-[.A44];[.A44])" office:value-type="float" office:value="0.36">
            <text:p>0,36</text:p>
          </table:table-cell>
          <table:table-cell table:formula="of:=ABS([.C44])" office:value-type="float" office:value="139.341347319025">
            <text:p>139,341347319</text:p>
          </table:table-cell>
          <table:table-cell table:formula="of:=ABS([.G44])" office:value-type="float" office:value="139.88943789305">
            <text:p>139,8894378931</text:p>
          </table:table-cell>
          <table:table-cell/>
          <table:table-cell table:formula="of:=1+[.$R$3]*[.O44]+[.$Q$3]*[.O44]*[.O44]*[.O44]" office:value-type="float" office:value="1.0743328">
            <text:p>1,0743328</text:p>
          </table:table-cell>
          <table:table-cell table:formula="of:=[.J44]/[.S44]" office:value-type="float" office:value="0.851215456731305">
            <text:p>0,8512154567</text:p>
          </table:table-cell>
          <table:table-cell table:formula="of:=ABS([.T44]-[.K44])" office:value-type="float" office:value="0.0182820624674609">
            <text:p>0,0182820625</text:p>
          </table:table-cell>
          <table:table-cell table:number-columns-repeated="4"/>
          <table:table-cell table:formula="of:=-([.B44]+[.$Z$2])" office:value-type="float" office:value="185.914533166281">
            <text:p>185,9145331663</text:p>
          </table:table-cell>
          <table:table-cell table:formula="of:=[.P44]+[.O44]*[.D44]*([.$AA$2]+[.$AA$1]*ABS([.P44]/[.B44]))" office:value-type="float" office:value="164.580848081317">
            <text:p>164,5808480813</text:p>
          </table:table-cell>
          <table:table-cell table:formula="of:=SQRT([.Z44]*[.Z44]+[.AA44]*[.AA44])" office:value-type="float" office:value="248.296333435678">
            <text:p>248,2963334357</text:p>
          </table:table-cell>
          <table:table-cell table:formula="of:=ASIN(ABS([.Z44]/[.AB44]))" office:value-type="float" office:value="0.846190398645993">
            <text:p>0,8461903986</text:p>
          </table:table-cell>
          <table:table-cell table:formula="of:=ABS([.K44]-[.AC44])" office:value-type="float" office:value="0.0132570043821489">
            <text:p>0,0132570044</text:p>
          </table:table-cell>
          <table:table-cell/>
          <table:table-cell table:formula="of:=[.J44]/[.AC44]" office:value-type="float" office:value="1.0807126699815">
            <text:p>1,08071267</text:p>
          </table:table-cell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-187.072325093302">
            <text:p>-187,0723250933</text:p>
          </table:table-cell>
          <table:table-cell office:value-type="float" office:value="119.438654593709">
            <text:p>119,4386545937</text:p>
          </table:table-cell>
          <table:table-cell table:formula="of:=SQRT([.B45]*[.B45] + [.C45]*[.C45])" office:value-type="float" office:value="221.949649756357">
            <text:p>221,9496497564</text:p>
          </table:table-cell>
          <table:table-cell/>
          <table:table-cell office:value-type="float" office:value="221.116962176794">
            <text:p>221,1169621768</text:p>
          </table:table-cell>
          <table:table-cell office:value-type="float" office:value="178.299913865762">
            <text:p>178,2999138658</text:p>
          </table:table-cell>
          <table:table-cell table:formula="of:=SQRT([.F45]*[.F45]+[.G45]*[.G45])" office:value-type="float" office:value="284.04853501969">
            <text:p>284,0485350197</text:p>
          </table:table-cell>
          <table:table-cell/>
          <table:table-cell table:formula="of:=ASIN(ABS([.B45]/[.D45]))" office:value-type="float" office:value="1.00257466924999">
            <text:p>1,0025746692</text:p>
          </table:table-cell>
          <table:table-cell table:formula="of:=ASIN(ABS([.F45]/[.H45]))" office:value-type="float" office:value="0.892189238957535">
            <text:p>0,892189239</text:p>
          </table:table-cell>
          <table:table-cell/>
          <table:table-cell table:formula="of:=[.J45]/[.K45]" office:value-type="float" office:value="1.12372423413381">
            <text:p>1,1237242341</text:p>
          </table:table-cell>
          <table:table-cell/>
          <table:table-cell table:formula="of:=IF([.C45]&lt;0;-[.A45];[.A45])" office:value-type="float" office:value="0.52">
            <text:p>0,52</text:p>
          </table:table-cell>
          <table:table-cell table:formula="of:=ABS([.C45])" office:value-type="float" office:value="119.438654593709">
            <text:p>119,4386545937</text:p>
          </table:table-cell>
          <table:table-cell table:formula="of:=ABS([.G45])" office:value-type="float" office:value="178.299913865762">
            <text:p>178,2999138658</text:p>
          </table:table-cell>
          <table:table-cell/>
          <table:table-cell table:formula="of:=1+[.$R$3]*[.O45]+[.$Q$3]*[.O45]*[.O45]*[.O45]" office:value-type="float" office:value="1.1110304">
            <text:p>1,1110304</text:p>
          </table:table-cell>
          <table:table-cell table:formula="of:=[.J45]/[.S45]" office:value-type="float" office:value="0.902382751408049">
            <text:p>0,9023827514</text:p>
          </table:table-cell>
          <table:table-cell table:formula="of:=ABS([.T45]-[.K45])" office:value-type="float" office:value="0.0101935124505143">
            <text:p>0,0101935125</text:p>
          </table:table-cell>
          <table:table-cell table:number-columns-repeated="4"/>
          <table:table-cell table:formula="of:=-([.B45]+[.$Z$2])" office:value-type="float" office:value="192.072325093302">
            <text:p>192,0723250933</text:p>
          </table:table-cell>
          <table:table-cell table:formula="of:=[.P45]+[.O45]*[.D45]*([.$AA$2]+[.$AA$1]*ABS([.P45]/[.B45]))" office:value-type="float" office:value="153.352571571441">
            <text:p>153,3525715714</text:p>
          </table:table-cell>
          <table:table-cell table:formula="of:=SQRT([.Z45]*[.Z45]+[.AA45]*[.AA45])" office:value-type="float" office:value="245.781995423426">
            <text:p>245,7819954234</text:p>
          </table:table-cell>
          <table:table-cell table:formula="of:=ASIN(ABS([.Z45]/[.AB45]))" office:value-type="float" office:value="0.897025310407441">
            <text:p>0,8970253104</text:p>
          </table:table-cell>
          <table:table-cell table:formula="of:=ABS([.K45]-[.AC45])" office:value-type="float" office:value="0.00483607144990572">
            <text:p>0,0048360714</text:p>
          </table:table-cell>
          <table:table-cell/>
          <table:table-cell table:formula="of:=[.J45]/[.AC45]" office:value-type="float" office:value="1.11766597621934">
            <text:p>1,1176659762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-201.172953180988">
            <text:p>-201,172953181</text:p>
          </table:table-cell>
          <table:table-cell office:value-type="float" office:value="148.338364295164">
            <text:p>148,3383642952</text:p>
          </table:table-cell>
          <table:table-cell table:formula="of:=SQRT([.B46]*[.B46] + [.C46]*[.C46])" office:value-type="float" office:value="249.949649756355">
            <text:p>249,9496497564</text:p>
          </table:table-cell>
          <table:table-cell/>
          <table:table-cell office:value-type="float" office:value="180.801330718742">
            <text:p>180,8013307187</text:p>
          </table:table-cell>
          <table:table-cell office:value-type="float" office:value="174.651350771857">
            <text:p>174,6513507719</text:p>
          </table:table-cell>
          <table:table-cell table:formula="of:=SQRT([.F46]*[.F46]+[.G46]*[.G46])" office:value-type="float" office:value="251.380618815576">
            <text:p>251,3806188156</text:p>
          </table:table-cell>
          <table:table-cell/>
          <table:table-cell table:formula="of:=ASIN(ABS([.B46]/[.D46]))" office:value-type="float" office:value="0.935429267773854">
            <text:p>0,9354292678</text:p>
          </table:table-cell>
          <table:table-cell table:formula="of:=ASIN(ABS([.F46]/[.H46]))" office:value-type="float" office:value="0.802698261850419">
            <text:p>0,8026982619</text:p>
          </table:table-cell>
          <table:table-cell/>
          <table:table-cell table:formula="of:=[.J46]/[.K46]" office:value-type="float" office:value="1.16535604003609">
            <text:p>1,16535604</text:p>
          </table:table-cell>
          <table:table-cell/>
          <table:table-cell table:formula="of:=IF([.C46]&lt;0;-[.A46];[.A46])" office:value-type="float" office:value="0.6">
            <text:p>0,6</text:p>
          </table:table-cell>
          <table:table-cell table:formula="of:=ABS([.C46])" office:value-type="float" office:value="148.338364295164">
            <text:p>148,3383642952</text:p>
          </table:table-cell>
          <table:table-cell table:formula="of:=ABS([.G46])" office:value-type="float" office:value="174.651350771857">
            <text:p>174,6513507719</text:p>
          </table:table-cell>
          <table:table-cell/>
          <table:table-cell table:formula="of:=1+[.$R$3]*[.O46]+[.$Q$3]*[.O46]*[.O46]*[.O46]" office:value-type="float" office:value="1.1308">
            <text:p>1,1308</text:p>
          </table:table-cell>
          <table:table-cell table:formula="of:=[.J46]/[.S46]" office:value-type="float" office:value="0.827227863259509">
            <text:p>0,8272278633</text:p>
          </table:table-cell>
          <table:table-cell table:formula="of:=ABS([.T46]-[.K46])" office:value-type="float" office:value="0.0245296014090906">
            <text:p>0,0245296014</text:p>
          </table:table-cell>
          <table:table-cell table:number-columns-repeated="4"/>
          <table:table-cell table:formula="of:=-([.B46]+[.$Z$2])" office:value-type="float" office:value="206.172953180988">
            <text:p>206,172953181</text:p>
          </table:table-cell>
          <table:table-cell table:formula="of:=[.P46]+[.O46]*[.D46]*([.$AA$2]+[.$AA$1]*ABS([.P46]/[.B46]))" office:value-type="float" office:value="193.889698384124">
            <text:p>193,8896983841</text:p>
          </table:table-cell>
          <table:table-cell table:formula="of:=SQRT([.Z46]*[.Z46]+[.AA46]*[.AA46])" office:value-type="float" office:value="283.02032040625">
            <text:p>283,0203204063</text:p>
          </table:table-cell>
          <table:table-cell table:formula="of:=ASIN(ABS([.Z46]/[.AB46]))" office:value-type="float" office:value="0.816091848862855">
            <text:p>0,8160918489</text:p>
          </table:table-cell>
          <table:table-cell table:formula="of:=ABS([.K46]-[.AC46])" office:value-type="float" office:value="0.0133935870124359">
            <text:p>0,013393587</text:p>
          </table:table-cell>
          <table:table-cell/>
          <table:table-cell table:formula="of:=[.J46]/[.AC46]" office:value-type="float" office:value="1.14623037722688">
            <text:p>1,146230377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71.253006060105">
            <text:p>-171,2530060601</text:p>
          </table:table-cell>
          <table:table-cell office:value-type="float" office:value="100.442712156826">
            <text:p>100,4427121568</text:p>
          </table:table-cell>
          <table:table-cell table:formula="of:=SQRT([.B47]*[.B47] + [.C47]*[.C47])" office:value-type="float" office:value="198.535464111683">
            <text:p>198,5354641117</text:p>
          </table:table-cell>
          <table:table-cell/>
          <table:table-cell office:value-type="float" office:value="256.429379964556">
            <text:p>256,4293799646</text:p>
          </table:table-cell>
          <table:table-cell office:value-type="float" office:value="-228.912661731953">
            <text:p>-228,912661732</text:p>
          </table:table-cell>
          <table:table-cell table:formula="of:=SQRT([.F47]*[.F47]+[.G47]*[.G47])" office:value-type="float" office:value="343.739776008268">
            <text:p>343,7397760083</text:p>
          </table:table-cell>
          <table:table-cell/>
          <table:table-cell table:formula="of:=ASIN(ABS([.B47]/[.D47]))" office:value-type="float" office:value="1.0403501702909">
            <text:p>1,0403501703</text:p>
          </table:table-cell>
          <table:table-cell table:formula="of:=ASIN(ABS([.F47]/[.H47]))" office:value-type="float" office:value="0.842033050805164">
            <text:p>0,8420330508</text:p>
          </table:table-cell>
          <table:table-cell/>
          <table:table-cell table:formula="of:=[.J47]/[.K47]" office:value-type="float" office:value="1.2355217758924">
            <text:p>1,2355217759</text:p>
          </table:table-cell>
          <table:table-cell/>
          <table:table-cell table:formula="of:=IF([.C47]&lt;0;-[.A47];[.A47])" office:value-type="float" office:value="0">
            <text:p>0</text:p>
          </table:table-cell>
          <table:table-cell table:formula="of:=ABS([.C47])" office:value-type="float" office:value="100.442712156826">
            <text:p>100,4427121568</text:p>
          </table:table-cell>
          <table:table-cell table:formula="of:=ABS([.G47])" office:value-type="float" office:value="228.912661731953">
            <text:p>228,912661732</text:p>
          </table:table-cell>
          <table:table-cell/>
          <table:table-cell table:formula="of:=1+[.$R$3]*[.O47]+[.$Q$3]*[.O47]*[.O47]*[.O47]" office:value-type="float" office:value="1">
            <text:p>1</text:p>
          </table:table-cell>
          <table:table-cell table:formula="of:=[.J47]/[.S47]" office:value-type="float" office:value="1.0403501702909">
            <text:p>1,0403501703</text:p>
          </table:table-cell>
          <table:table-cell table:formula="of:=ABS([.T47]-[.K47])" office:value-type="float" office:value="0.198317119485732">
            <text:p>0,1983171195</text:p>
          </table:table-cell>
          <table:table-cell table:number-columns-repeated="4"/>
          <table:table-cell table:formula="of:=-([.B47]+[.$Z$2])" office:value-type="float" office:value="176.253006060105">
            <text:p>176,2530060601</text:p>
          </table:table-cell>
          <table:table-cell table:formula="of:=[.P47]+[.O47]*[.D47]*([.$AA$2]+[.$AA$1]*ABS([.P47]/[.B47]))" office:value-type="float" office:value="100.442712156826">
            <text:p>100,4427121568</text:p>
          </table:table-cell>
          <table:table-cell table:formula="of:=SQRT([.Z47]*[.Z47]+[.AA47]*[.AA47])" office:value-type="float" office:value="202.864143136835">
            <text:p>202,8641431368</text:p>
          </table:table-cell>
          <table:table-cell table:formula="of:=ASIN(ABS([.Z47]/[.AB47]))" office:value-type="float" office:value="1.05281987887162">
            <text:p>1,0528198789</text:p>
          </table:table-cell>
          <table:table-cell table:formula="of:=ABS([.K47]-[.AC47])" office:value-type="float" office:value="0.210786828066455">
            <text:p>0,2107868281</text:p>
          </table:table-cell>
          <table:table-cell/>
          <table:table-cell table:formula="of:=[.J47]/[.AC47]" office:value-type="float" office:value="0.98815589558008">
            <text:p>0,9881558956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-304.258894872281">
            <text:p>-304,2588948723</text:p>
          </table:table-cell>
          <table:table-cell office:value-type="float" office:value="-200.217229495754">
            <text:p>-200,2172294958</text:p>
          </table:table-cell>
          <table:table-cell table:formula="of:=SQRT([.B48]*[.B48] + [.C48]*[.C48])" office:value-type="float" office:value="364.225773519471">
            <text:p>364,2257735195</text:p>
          </table:table-cell>
          <table:table-cell/>
          <table:table-cell office:value-type="float" office:value="261.009060133412">
            <text:p>261,0090601334</text:p>
          </table:table-cell>
          <table:table-cell office:value-type="float" office:value="-116.108727969447">
            <text:p>-116,1087279694</text:p>
          </table:table-cell>
          <table:table-cell table:formula="of:=SQRT([.F48]*[.F48]+[.G48]*[.G48])" office:value-type="float" office:value="285.669330139604">
            <text:p>285,6693301396</text:p>
          </table:table-cell>
          <table:table-cell/>
          <table:table-cell table:formula="of:=ASIN(ABS([.B48]/[.D48]))" office:value-type="float" office:value="0.988783626104595">
            <text:p>0,9887836261</text:p>
          </table:table-cell>
          <table:table-cell table:formula="of:=ASIN(ABS([.F48]/[.H48]))" office:value-type="float" office:value="1.15223707429204">
            <text:p>1,1522370743</text:p>
          </table:table-cell>
          <table:table-cell/>
          <table:table-cell table:formula="of:=[.J48]/[.K48]" office:value-type="float" office:value="0.85814251959574">
            <text:p>0,8581425196</text:p>
          </table:table-cell>
          <table:table-cell/>
          <table:table-cell table:formula="of:=IF([.C48]&lt;0;-[.A48];[.A48])" office:value-type="float" office:value="-0.8">
            <text:p>-0,8</text:p>
          </table:table-cell>
          <table:table-cell table:formula="of:=ABS([.C48])" office:value-type="float" office:value="200.217229495754">
            <text:p>200,2172294958</text:p>
          </table:table-cell>
          <table:table-cell table:formula="of:=ABS([.G48])" office:value-type="float" office:value="116.108727969447">
            <text:p>116,1087279694</text:p>
          </table:table-cell>
          <table:table-cell/>
          <table:table-cell table:formula="of:=1+[.$R$3]*[.O48]+[.$Q$3]*[.O48]*[.O48]*[.O48]" office:value-type="float" office:value="0.8144">
            <text:p>0,8144</text:p>
          </table:table-cell>
          <table:table-cell table:formula="of:=[.J48]/[.S48]" office:value-type="float" office:value="1.21412527763334">
            <text:p>1,2141252776</text:p>
          </table:table-cell>
          <table:table-cell table:formula="of:=ABS([.T48]-[.K48])" office:value-type="float" office:value="0.061888203341304">
            <text:p>0,0618882033</text:p>
          </table:table-cell>
          <table:table-cell table:number-columns-repeated="4"/>
          <table:table-cell table:formula="of:=-([.B48]+[.$Z$2])" office:value-type="float" office:value="309.258894872281">
            <text:p>309,2588948723</text:p>
          </table:table-cell>
          <table:table-cell table:formula="of:=[.P48]+[.O48]*[.D48]*([.$AA$2]+[.$AA$1]*ABS([.P48]/[.B48]))" office:value-type="float" office:value="114.025417751166">
            <text:p>114,0254177512</text:p>
          </table:table-cell>
          <table:table-cell table:formula="of:=SQRT([.Z48]*[.Z48]+[.AA48]*[.AA48])" office:value-type="float" office:value="329.610163603844">
            <text:p>329,6101636038</text:p>
          </table:table-cell>
          <table:table-cell table:formula="of:=ASIN(ABS([.Z48]/[.AB48]))" office:value-type="float" office:value="1.2175556169919">
            <text:p>1,217555617</text:p>
          </table:table-cell>
          <table:table-cell table:formula="of:=ABS([.K48]-[.AC48])" office:value-type="float" office:value="0.065318542699863">
            <text:p>0,0653185427</text:p>
          </table:table-cell>
          <table:table-cell/>
          <table:table-cell table:formula="of:=[.J48]/[.AC48]" office:value-type="float" office:value="0.81210551066857">
            <text:p>0,812105510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342.746011996162">
            <text:p>-342,7460119962</text:p>
          </table:table-cell>
          <table:table-cell office:value-type="float" office:value="-102.704909563384">
            <text:p>-102,7049095634</text:p>
          </table:table-cell>
          <table:table-cell table:formula="of:=SQRT([.B49]*[.B49] + [.C49]*[.C49])" office:value-type="float" office:value="357.803196167525">
            <text:p>357,8031961675</text:p>
          </table:table-cell>
          <table:table-cell/>
          <table:table-cell office:value-type="float" office:value="116.633453803526">
            <text:p>116,6334538035</text:p>
          </table:table-cell>
          <table:table-cell office:value-type="float" office:value="88.1491013165536">
            <text:p>88,1491013166</text:p>
          </table:table-cell>
          <table:table-cell table:formula="of:=SQRT([.F49]*[.F49]+[.G49]*[.G49])" office:value-type="float" office:value="146.197218198758">
            <text:p>146,1972181988</text:p>
          </table:table-cell>
          <table:table-cell/>
          <table:table-cell table:formula="of:=ASIN(ABS([.B49]/[.D49]))" office:value-type="float" office:value="1.27965780737848">
            <text:p>1,2796578074</text:p>
          </table:table-cell>
          <table:table-cell table:formula="of:=ASIN(ABS([.F49]/[.H49]))" office:value-type="float" office:value="0.923606980973185">
            <text:p>0,923606981</text:p>
          </table:table-cell>
          <table:table-cell/>
          <table:table-cell table:formula="of:=[.J49]/[.K49]" office:value-type="float" office:value="1.38550036296838">
            <text:p>1,385500363</text:p>
          </table:table-cell>
          <table:table-cell/>
          <table:table-cell table:formula="of:=IF([.C49]&lt;0;-[.A49];[.A49])" office:value-type="float" office:value="-0">
            <text:p>-0</text:p>
          </table:table-cell>
          <table:table-cell table:formula="of:=ABS([.C49])" office:value-type="float" office:value="102.704909563384">
            <text:p>102,7049095634</text:p>
          </table:table-cell>
          <table:table-cell table:formula="of:=ABS([.G49])" office:value-type="float" office:value="88.1491013165536">
            <text:p>88,1491013166</text:p>
          </table:table-cell>
          <table:table-cell/>
          <table:table-cell table:formula="of:=1+[.$R$3]*[.O49]+[.$Q$3]*[.O49]*[.O49]*[.O49]" office:value-type="float" office:value="1">
            <text:p>1</text:p>
          </table:table-cell>
          <table:table-cell table:formula="of:=[.J49]/[.S49]" office:value-type="float" office:value="1.27965780737848">
            <text:p>1,2796578074</text:p>
          </table:table-cell>
          <table:table-cell table:formula="of:=ABS([.T49]-[.K49])" office:value-type="float" office:value="0.356050826405293">
            <text:p>0,3560508264</text:p>
          </table:table-cell>
          <table:table-cell table:number-columns-repeated="4"/>
          <table:table-cell table:formula="of:=-([.B49]+[.$Z$2])" office:value-type="float" office:value="347.746011996162">
            <text:p>347,7460119962</text:p>
          </table:table-cell>
          <table:table-cell table:formula="of:=[.P49]+[.O49]*[.D49]*([.$AA$2]+[.$AA$1]*ABS([.P49]/[.B49]))" office:value-type="float" office:value="102.704909563384">
            <text:p>102,7049095634</text:p>
          </table:table-cell>
          <table:table-cell table:formula="of:=SQRT([.Z49]*[.Z49]+[.AA49]*[.AA49])" office:value-type="float" office:value="362.595625053113">
            <text:p>362,5956250531</text:p>
          </table:table-cell>
          <table:table-cell table:formula="of:=ASIN(ABS([.Z49]/[.AB49]))" office:value-type="float" office:value="1.28361598762794">
            <text:p>1,2836159876</text:p>
          </table:table-cell>
          <table:table-cell table:formula="of:=ABS([.K49]-[.AC49])" office:value-type="float" office:value="0.360009006654755">
            <text:p>0,3600090067</text:p>
          </table:table-cell>
          <table:table-cell/>
          <table:table-cell table:formula="of:=[.J49]/[.AC49]" office:value-type="float" office:value="0.996916382868699">
            <text:p>0,9969163829</text:p>
          </table:table-cell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-144.21293540034">
            <text:p>-144,2129354003</text:p>
          </table:table-cell>
          <table:table-cell office:value-type="float" office:value="-55.2739542640211">
            <text:p>-55,273954264</text:p>
          </table:table-cell>
          <table:table-cell table:formula="of:=SQRT([.B50]*[.B50] + [.C50]*[.C50])" office:value-type="float" office:value="154.442807397314">
            <text:p>154,4428073973</text:p>
          </table:table-cell>
          <table:table-cell/>
          <table:table-cell office:value-type="float" office:value="225.478266111933">
            <text:p>225,4782661119</text:p>
          </table:table-cell>
          <table:table-cell office:value-type="float" office:value="-50.9841349552431">
            <text:p>-50,9841349552</text:p>
          </table:table-cell>
          <table:table-cell table:formula="of:=SQRT([.F50]*[.F50]+[.G50]*[.G50])" office:value-type="float" office:value="231.170565829601">
            <text:p>231,1705658296</text:p>
          </table:table-cell>
          <table:table-cell/>
          <table:table-cell table:formula="of:=ASIN(ABS([.B50]/[.D50]))" office:value-type="float" office:value="1.20478618889909">
            <text:p>1,2047861889</text:p>
          </table:table-cell>
          <table:table-cell table:formula="of:=ASIN(ABS([.F50]/[.H50]))" office:value-type="float" office:value="1.34842037228092">
            <text:p>1,3484203723</text:p>
          </table:table-cell>
          <table:table-cell/>
          <table:table-cell table:formula="of:=[.J50]/[.K50]" office:value-type="float" office:value="0.893479669742111">
            <text:p>0,8934796697</text:p>
          </table:table-cell>
          <table:table-cell/>
          <table:table-cell table:formula="of:=IF([.C50]&lt;0;-[.A50];[.A50])" office:value-type="float" office:value="-0.56">
            <text:p>-0,56</text:p>
          </table:table-cell>
          <table:table-cell table:formula="of:=ABS([.C50])" office:value-type="float" office:value="55.2739542640211">
            <text:p>55,273954264</text:p>
          </table:table-cell>
          <table:table-cell table:formula="of:=ABS([.G50])" office:value-type="float" office:value="50.9841349552431">
            <text:p>50,9841349552</text:p>
          </table:table-cell>
          <table:table-cell/>
          <table:table-cell table:formula="of:=1+[.$R$3]*[.O50]+[.$Q$3]*[.O50]*[.O50]*[.O50]" office:value-type="float" office:value="0.8792192">
            <text:p>0,8792192</text:p>
          </table:table-cell>
          <table:table-cell table:formula="of:=[.J50]/[.S50]" office:value-type="float" office:value="1.37029103652319">
            <text:p>1,3702910365</text:p>
          </table:table-cell>
          <table:table-cell table:formula="of:=ABS([.T50]-[.K50])" office:value-type="float" office:value="0.0218706642422708">
            <text:p>0,0218706642</text:p>
          </table:table-cell>
          <table:table-cell table:number-columns-repeated="4"/>
          <table:table-cell table:formula="of:=-([.B50]+[.$Z$2])" office:value-type="float" office:value="149.21293540034">
            <text:p>149,2129354003</text:p>
          </table:table-cell>
          <table:table-cell table:formula="of:=[.P50]+[.O50]*[.D50]*([.$AA$2]+[.$AA$1]*ABS([.P50]/[.B50]))" office:value-type="float" office:value="32.0668084525052">
            <text:p>32,0668084525</text:p>
          </table:table-cell>
          <table:table-cell table:formula="of:=SQRT([.Z50]*[.Z50]+[.AA50]*[.AA50])" office:value-type="float" office:value="152.619724462848">
            <text:p>152,6197244628</text:p>
          </table:table-cell>
          <table:table-cell table:formula="of:=ASIN(ABS([.Z50]/[.AB50]))" office:value-type="float" office:value="1.35910967353467">
            <text:p>1,3591096735</text:p>
          </table:table-cell>
          <table:table-cell table:formula="of:=ABS([.K50]-[.AC50])" office:value-type="float" office:value="0.0106893012537541">
            <text:p>0,0106893013</text:p>
          </table:table-cell>
          <table:table-cell/>
          <table:table-cell table:formula="of:=[.J50]/[.AC50]" office:value-type="float" office:value="0.886452515466077">
            <text:p>0,8864525155</text:p>
          </table:table-cell>
        </table:table-row>
        <table:table-row table:style-name="ro1">
          <table:table-cell office:value-type="float" office:value="-0.32">
            <text:p>-0,32</text:p>
          </table:table-cell>
          <table:table-cell office:value-type="float" office:value="-204.11293718929">
            <text:p>-204,1129371893</text:p>
          </table:table-cell>
          <table:table-cell office:value-type="float" office:value="89.9487457344605">
            <text:p>89,9487457345</text:p>
          </table:table-cell>
          <table:table-cell table:formula="of:=SQRT([.B51]*[.B51] + [.C51]*[.C51])" office:value-type="float" office:value="223.053509246642">
            <text:p>223,0535092466</text:p>
          </table:table-cell>
          <table:table-cell/>
          <table:table-cell office:value-type="float" office:value="300.57725958094">
            <text:p>300,5772595809</text:p>
          </table:table-cell>
          <table:table-cell office:value-type="float" office:value="101.975689608177">
            <text:p>101,9756896082</text:p>
          </table:table-cell>
          <table:table-cell table:formula="of:=SQRT([.F51]*[.F51]+[.G51]*[.G51])" office:value-type="float" office:value="317.404678995523">
            <text:p>317,4046789955</text:p>
          </table:table-cell>
          <table:table-cell/>
          <table:table-cell table:formula="of:=ASIN(ABS([.B51]/[.D51]))" office:value-type="float" office:value="1.15571883734608">
            <text:p>1,1557188373</text:p>
          </table:table-cell>
          <table:table-cell table:formula="of:=ASIN(ABS([.F51]/[.H51]))" office:value-type="float" office:value="1.24371577461355">
            <text:p>1,2437157746</text:p>
          </table:table-cell>
          <table:table-cell/>
          <table:table-cell table:formula="of:=[.J51]/[.K51]" office:value-type="float" office:value="0.929246746673443">
            <text:p>0,9292467467</text:p>
          </table:table-cell>
          <table:table-cell/>
          <table:table-cell table:formula="of:=IF([.C51]&lt;0;-[.A51];[.A51])" office:value-type="float" office:value="-0.32">
            <text:p>-0,32</text:p>
          </table:table-cell>
          <table:table-cell table:formula="of:=ABS([.C51])" office:value-type="float" office:value="89.9487457344605">
            <text:p>89,9487457345</text:p>
          </table:table-cell>
          <table:table-cell table:formula="of:=ABS([.G51])" office:value-type="float" office:value="101.975689608177">
            <text:p>101,9756896082</text:p>
          </table:table-cell>
          <table:table-cell/>
          <table:table-cell table:formula="of:=1+[.$R$3]*[.O51]+[.$Q$3]*[.O51]*[.O51]*[.O51]" office:value-type="float" office:value="0.9343616">
            <text:p>0,9343616</text:p>
          </table:table-cell>
          <table:table-cell table:formula="of:=[.J51]/[.S51]" office:value-type="float" office:value="1.23690746424733">
            <text:p>1,2369074642</text:p>
          </table:table-cell>
          <table:table-cell table:formula="of:=ABS([.T51]-[.K51])" office:value-type="float" office:value="0.00680831036621554">
            <text:p>0,0068083104</text:p>
          </table:table-cell>
          <table:table-cell table:number-columns-repeated="4"/>
          <table:table-cell table:formula="of:=-([.B51]+[.$Z$2])" office:value-type="float" office:value="209.11293718929">
            <text:p>209,1129371893</text:p>
          </table:table-cell>
          <table:table-cell table:formula="of:=[.P51]+[.O51]*[.D51]*([.$AA$2]+[.$AA$1]*ABS([.P51]/[.B51]))" office:value-type="float" office:value="70.3865514271122">
            <text:p>70,3865514271</text:p>
          </table:table-cell>
          <table:table-cell table:formula="of:=SQRT([.Z51]*[.Z51]+[.AA51]*[.AA51])" office:value-type="float" office:value="220.641082126003">
            <text:p>220,641082126</text:p>
          </table:table-cell>
          <table:table-cell table:formula="of:=ASIN(ABS([.Z51]/[.AB51]))" office:value-type="float" office:value="1.24611236717893">
            <text:p>1,2461123672</text:p>
          </table:table-cell>
          <table:table-cell table:formula="of:=ABS([.K51]-[.AC51])" office:value-type="float" office:value="0.00239659256537861">
            <text:p>0,0023965926</text:p>
          </table:table-cell>
          <table:table-cell/>
          <table:table-cell table:formula="of:=[.J51]/[.AC51]" office:value-type="float" office:value="0.927459567681293">
            <text:p>0,9274595677</text:p>
          </table:table-cell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-228.601121975635">
            <text:p>-228,6011219756</text:p>
          </table:table-cell>
          <table:table-cell office:value-type="float" office:value="-108.524677256011">
            <text:p>-108,524677256</text:p>
          </table:table-cell>
          <table:table-cell table:formula="of:=SQRT([.B52]*[.B52] + [.C52]*[.C52])" office:value-type="float" office:value="253.053509246642">
            <text:p>253,0535092466</text:p>
          </table:table-cell>
          <table:table-cell/>
          <table:table-cell office:value-type="float" office:value="242.524703456966">
            <text:p>242,524703457</text:p>
          </table:table-cell>
          <table:table-cell office:value-type="float" office:value="-67.9442082148911">
            <text:p>-67,9442082149</text:p>
          </table:table-cell>
          <table:table-cell table:formula="of:=SQRT([.F52]*[.F52]+[.G52]*[.G52])" office:value-type="float" office:value="251.862357681409">
            <text:p>251,8623576814</text:p>
          </table:table-cell>
          <table:table-cell/>
          <table:table-cell table:formula="of:=ASIN(ABS([.B52]/[.D52]))" office:value-type="float" office:value="1.12756521545745">
            <text:p>1,1275652155</text:p>
          </table:table-cell>
          <table:table-cell table:formula="of:=ASIN(ABS([.F52]/[.H52]))" office:value-type="float" office:value="1.29764504531931">
            <text:p>1,2976450453</text:p>
          </table:table-cell>
          <table:table-cell/>
          <table:table-cell table:formula="of:=[.J52]/[.K52]" office:value-type="float" office:value="0.868931931366477">
            <text:p>0,8689319314</text:p>
          </table:table-cell>
          <table:table-cell/>
          <table:table-cell table:formula="of:=IF([.C52]&lt;0;-[.A52];[.A52])" office:value-type="float" office:value="-0.64">
            <text:p>-0,64</text:p>
          </table:table-cell>
          <table:table-cell table:formula="of:=ABS([.C52])" office:value-type="float" office:value="108.524677256011">
            <text:p>108,524677256</text:p>
          </table:table-cell>
          <table:table-cell table:formula="of:=ABS([.G52])" office:value-type="float" office:value="67.9442082148911">
            <text:p>67,9442082149</text:p>
          </table:table-cell>
          <table:table-cell/>
          <table:table-cell table:formula="of:=1+[.$R$3]*[.O52]+[.$Q$3]*[.O52]*[.O52]*[.O52]" office:value-type="float" office:value="0.8588928">
            <text:p>0,8588928</text:p>
          </table:table-cell>
          <table:table-cell table:formula="of:=[.J52]/[.S52]" office:value-type="float" office:value="1.31281251333979">
            <text:p>1,3128125133</text:p>
          </table:table-cell>
          <table:table-cell table:formula="of:=ABS([.T52]-[.K52])" office:value-type="float" office:value="0.0151674680204772">
            <text:p>0,015167468</text:p>
          </table:table-cell>
          <table:table-cell table:number-columns-repeated="4"/>
          <table:table-cell table:formula="of:=-([.B52]+[.$Z$2])" office:value-type="float" office:value="233.601121975635">
            <text:p>233,6011219756</text:p>
          </table:table-cell>
          <table:table-cell table:formula="of:=[.P52]+[.O52]*[.D52]*([.$AA$2]+[.$AA$1]*ABS([.P52]/[.B52]))" office:value-type="float" office:value="63.5866853820413">
            <text:p>63,586685382</text:p>
          </table:table-cell>
          <table:table-cell table:formula="of:=SQRT([.Z52]*[.Z52]+[.AA52]*[.AA52])" office:value-type="float" office:value="242.100703729151">
            <text:p>242,1007037292</text:p>
          </table:table-cell>
          <table:table-cell table:formula="of:=ASIN(ABS([.Z52]/[.AB52]))" office:value-type="float" office:value="1.30503327927936">
            <text:p>1,3050332793</text:p>
          </table:table-cell>
          <table:table-cell table:formula="of:=ABS([.K52]-[.AC52])" office:value-type="float" office:value="0.00738823396005084">
            <text:p>0,007388234</text:p>
          </table:table-cell>
          <table:table-cell/>
          <table:table-cell table:formula="of:=[.J52]/[.AC52]" office:value-type="float" office:value="0.86401261436037">
            <text:p>0,8640126144</text:p>
          </table:table-cell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-237.1256720753">
            <text:p>-237,1256720753</text:p>
          </table:table-cell>
          <table:table-cell office:value-type="float" office:value="116.46552532581">
            <text:p>116,4655253258</text:p>
          </table:table-cell>
          <table:table-cell table:formula="of:=SQRT([.B53]*[.B53] + [.C53]*[.C53])" office:value-type="float" office:value="264.183275296866">
            <text:p>264,1832752969</text:p>
          </table:table-cell>
          <table:table-cell/>
          <table:table-cell office:value-type="float" office:value="253.815734445461">
            <text:p>253,8157344455</text:p>
          </table:table-cell>
          <table:table-cell office:value-type="float" office:value="75.9532546894889">
            <text:p>75,9532546895</text:p>
          </table:table-cell>
          <table:table-cell table:formula="of:=SQRT([.F53]*[.F53]+[.G53]*[.G53])" office:value-type="float" office:value="264.936452663681">
            <text:p>264,9364526637</text:p>
          </table:table-cell>
          <table:table-cell/>
          <table:table-cell table:formula="of:=ASIN(ABS([.B53]/[.D53]))" office:value-type="float" office:value="1.11424949845749">
            <text:p>1,1142494985</text:p>
          </table:table-cell>
          <table:table-cell table:formula="of:=ASIN(ABS([.F53]/[.H53]))" office:value-type="float" office:value="1.2800317392198">
            <text:p>1,2800317392</text:p>
          </table:table-cell>
          <table:table-cell/>
          <table:table-cell table:formula="of:=[.J53]/[.K53]" office:value-type="float" office:value="0.870485835872042">
            <text:p>0,8704858359</text:p>
          </table:table-cell>
          <table:table-cell/>
          <table:table-cell table:formula="of:=IF([.C53]&lt;0;-[.A53];[.A53])" office:value-type="float" office:value="-0.6">
            <text:p>-0,6</text:p>
          </table:table-cell>
          <table:table-cell table:formula="of:=ABS([.C53])" office:value-type="float" office:value="116.46552532581">
            <text:p>116,4655253258</text:p>
          </table:table-cell>
          <table:table-cell table:formula="of:=ABS([.G53])" office:value-type="float" office:value="75.9532546894889">
            <text:p>75,9532546895</text:p>
          </table:table-cell>
          <table:table-cell/>
          <table:table-cell table:formula="of:=1+[.$R$3]*[.O53]+[.$Q$3]*[.O53]*[.O53]*[.O53]" office:value-type="float" office:value="0.8692">
            <text:p>0,8692</text:p>
          </table:table-cell>
          <table:table-cell table:formula="of:=[.J53]/[.S53]" office:value-type="float" office:value="1.28192533186549">
            <text:p>1,2819253319</text:p>
          </table:table-cell>
          <table:table-cell table:formula="of:=ABS([.T53]-[.K53])" office:value-type="float" office:value="0.00189359264569777">
            <text:p>0,0018935926</text:p>
          </table:table-cell>
          <table:table-cell table:number-columns-repeated="4"/>
          <table:table-cell table:formula="of:=-([.B53]+[.$Z$2])" office:value-type="float" office:value="242.1256720753">
            <text:p>242,1256720753</text:p>
          </table:table-cell>
          <table:table-cell table:formula="of:=[.P53]+[.O53]*[.D53]*([.$AA$2]+[.$AA$1]*ABS([.P53]/[.B53]))" office:value-type="float" office:value="72.222932737789">
            <text:p>72,2229327378</text:p>
          </table:table-cell>
          <table:table-cell table:formula="of:=SQRT([.Z53]*[.Z53]+[.AA53]*[.AA53])" office:value-type="float" office:value="252.667752376838">
            <text:p>252,6677523768</text:p>
          </table:table-cell>
          <table:table-cell table:formula="of:=ASIN(ABS([.Z53]/[.AB53]))" office:value-type="float" office:value="1.28091186080022">
            <text:p>1,2809118608</text:p>
          </table:table-cell>
          <table:table-cell table:formula="of:=ABS([.K53]-[.AC53])" office:value-type="float" office:value="0.000880121580426607">
            <text:p>0,0008801216</text:p>
          </table:table-cell>
          <table:table-cell/>
          <table:table-cell table:formula="of:=[.J53]/[.AC53]" office:value-type="float" office:value="0.869887720269358">
            <text:p>0,8698877203</text:p>
          </table:table-cell>
        </table:table-row>
        <table:table-row table:style-name="ro1">
          <table:table-cell office:value-type="float" office:value="-0.12">
            <text:p>-0,12</text:p>
          </table:table-cell>
          <table:table-cell office:value-type="float" office:value="-141.209286492638">
            <text:p>-141,2092864926</text:p>
          </table:table-cell>
          <table:table-cell office:value-type="float" office:value="-82.0352182493381">
            <text:p>-82,0352182493</text:p>
          </table:table-cell>
          <table:table-cell table:formula="of:=SQRT([.B54]*[.B54] + [.C54]*[.C54])" office:value-type="float" office:value="163.309031057613">
            <text:p>163,3090310576</text:p>
          </table:table-cell>
          <table:table-cell/>
          <table:table-cell office:value-type="float" office:value="143.09125055166">
            <text:p>143,0912505517</text:p>
          </table:table-cell>
          <table:table-cell office:value-type="float" office:value="-89.6690217769598">
            <text:p>-89,669021777</text:p>
          </table:table-cell>
          <table:table-cell table:formula="of:=SQRT([.F54]*[.F54]+[.G54]*[.G54])" office:value-type="float" office:value="168.865743864393">
            <text:p>168,8657438644</text:p>
          </table:table-cell>
          <table:table-cell/>
          <table:table-cell table:formula="of:=ASIN(ABS([.B54]/[.D54]))" office:value-type="float" office:value="1.04450363836227">
            <text:p>1,0445036384</text:p>
          </table:table-cell>
          <table:table-cell table:formula="of:=ASIN(ABS([.F54]/[.H54]))" office:value-type="float" office:value="1.01100691027753">
            <text:p>1,0110069103</text:p>
          </table:table-cell>
          <table:table-cell/>
          <table:table-cell table:formula="of:=[.J54]/[.K54]" office:value-type="float" office:value="1.03313204662027">
            <text:p>1,0331320466</text:p>
          </table:table-cell>
          <table:table-cell/>
          <table:table-cell table:formula="of:=IF([.C54]&lt;0;-[.A54];[.A54])" office:value-type="float" office:value="0.12">
            <text:p>0,12</text:p>
          </table:table-cell>
          <table:table-cell table:formula="of:=ABS([.C54])" office:value-type="float" office:value="82.0352182493381">
            <text:p>82,0352182493</text:p>
          </table:table-cell>
          <table:table-cell table:formula="of:=ABS([.G54])" office:value-type="float" office:value="89.6690217769598">
            <text:p>89,669021777</text:p>
          </table:table-cell>
          <table:table-cell/>
          <table:table-cell table:formula="of:=1+[.$R$3]*[.O54]+[.$Q$3]*[.O54]*[.O54]*[.O54]" office:value-type="float" office:value="1.0240864">
            <text:p>1,0240864</text:p>
          </table:table-cell>
          <table:table-cell table:formula="of:=[.J54]/[.S54]" office:value-type="float" office:value="1.01993702715148">
            <text:p>1,0199370272</text:p>
          </table:table-cell>
          <table:table-cell table:formula="of:=ABS([.T54]-[.K54])" office:value-type="float" office:value="0.0089301168739504">
            <text:p>0,0089301169</text:p>
          </table:table-cell>
          <table:table-cell table:number-columns-repeated="4"/>
          <table:table-cell table:formula="of:=-([.B54]+[.$Z$2])" office:value-type="float" office:value="146.209286492638">
            <text:p>146,2092864926</text:p>
          </table:table-cell>
          <table:table-cell table:formula="of:=[.P54]+[.O54]*[.D54]*([.$AA$2]+[.$AA$1]*ABS([.P54]/[.B54]))" office:value-type="float" office:value="87.6810356899323">
            <text:p>87,6810356899</text:p>
          </table:table-cell>
          <table:table-cell table:formula="of:=SQRT([.Z54]*[.Z54]+[.AA54]*[.AA54])" office:value-type="float" office:value="170.484953812193">
            <text:p>170,4849538122</text:p>
          </table:table-cell>
          <table:table-cell table:formula="of:=ASIN(ABS([.Z54]/[.AB54]))" office:value-type="float" office:value="1.03060083152152">
            <text:p>1,0306008315</text:p>
          </table:table-cell>
          <table:table-cell table:formula="of:=ABS([.K54]-[.AC54])" office:value-type="float" office:value="0.0195939212439864">
            <text:p>0,0195939212</text:p>
          </table:table-cell>
          <table:table-cell/>
          <table:table-cell table:formula="of:=[.J54]/[.AC54]" office:value-type="float" office:value="1.01349000157531">
            <text:p>1,0134900016</text:p>
          </table:table-cell>
        </table:table-row>
        <table:table-row table:style-name="ro1">
          <table:table-cell office:value-type="float" office:value="0.36">
            <text:p>0,36</text:p>
          </table:table-cell>
          <table:table-cell office:value-type="float" office:value="-177.538880113183">
            <text:p>-177,5388801132</text:p>
          </table:table-cell>
          <table:table-cell office:value-type="float" office:value="142.651614533248">
            <text:p>142,6516145332</text:p>
          </table:table-cell>
          <table:table-cell table:formula="of:=SQRT([.B55]*[.B55] + [.C55]*[.C55])" office:value-type="float" office:value="227.748846497157">
            <text:p>227,7488464972</text:p>
          </table:table-cell>
          <table:table-cell/>
          <table:table-cell office:value-type="float" office:value="178.703129647301">
            <text:p>178,7031296473</text:p>
          </table:table-cell>
          <table:table-cell office:value-type="float" office:value="-128.27211444862">
            <text:p>-128,2721144486</text:p>
          </table:table-cell>
          <table:table-cell table:formula="of:=SQRT([.F55]*[.F55]+[.G55]*[.G55])" office:value-type="float" office:value="219.973961847442">
            <text:p>219,9739618474</text:p>
          </table:table-cell>
          <table:table-cell/>
          <table:table-cell table:formula="of:=ASIN(ABS([.B55]/[.D55]))" office:value-type="float" office:value="0.893927876030168">
            <text:p>0,893927876</text:p>
          </table:table-cell>
          <table:table-cell table:formula="of:=ASIN(ABS([.F55]/[.H55]))" office:value-type="float" office:value="0.948227343020689">
            <text:p>0,948227343</text:p>
          </table:table-cell>
          <table:table-cell/>
          <table:table-cell table:formula="of:=[.J55]/[.K55]" office:value-type="float" office:value="0.942735813947799">
            <text:p>0,9427358139</text:p>
          </table:table-cell>
          <table:table-cell/>
          <table:table-cell table:formula="of:=IF([.C55]&lt;0;-[.A55];[.A55])" office:value-type="float" office:value="0.36">
            <text:p>0,36</text:p>
          </table:table-cell>
          <table:table-cell table:formula="of:=ABS([.C55])" office:value-type="float" office:value="142.651614533248">
            <text:p>142,6516145332</text:p>
          </table:table-cell>
          <table:table-cell table:formula="of:=ABS([.G55])" office:value-type="float" office:value="128.27211444862">
            <text:p>128,2721144486</text:p>
          </table:table-cell>
          <table:table-cell/>
          <table:table-cell table:formula="of:=1+[.$R$3]*[.O55]+[.$Q$3]*[.O55]*[.O55]*[.O55]" office:value-type="float" office:value="1.0743328">
            <text:p>1,0743328</text:p>
          </table:table-cell>
          <table:table-cell table:formula="of:=[.J55]/[.S55]" office:value-type="float" office:value="0.832077244621189">
            <text:p>0,8320772446</text:p>
          </table:table-cell>
          <table:table-cell table:formula="of:=ABS([.T55]-[.K55])" office:value-type="float" office:value="0.116150098399499">
            <text:p>0,1161500984</text:p>
          </table:table-cell>
          <table:table-cell table:number-columns-repeated="4"/>
          <table:table-cell table:formula="of:=-([.B55]+[.$Z$2])" office:value-type="float" office:value="182.538880113183">
            <text:p>182,5388801132</text:p>
          </table:table-cell>
          <table:table-cell table:formula="of:=[.P55]+[.O55]*[.D55]*([.$AA$2]+[.$AA$1]*ABS([.P55]/[.B55]))" office:value-type="float" office:value="168.09704171899">
            <text:p>168,097041719</text:p>
          </table:table-cell>
          <table:table-cell table:formula="of:=SQRT([.Z55]*[.Z55]+[.AA55]*[.AA55])" office:value-type="float" office:value="248.147251017719">
            <text:p>248,1472510177</text:p>
          </table:table-cell>
          <table:table-cell table:formula="of:=ASIN(ABS([.Z55]/[.AB55]))" office:value-type="float" office:value="0.826562457602272">
            <text:p>0,8265624576</text:p>
          </table:table-cell>
          <table:table-cell table:formula="of:=ABS([.K55]-[.AC55])" office:value-type="float" office:value="0.121664885418417">
            <text:p>0,1216648854</text:p>
          </table:table-cell>
          <table:table-cell/>
          <table:table-cell table:formula="of:=[.J55]/[.AC55]" office:value-type="float" office:value="1.08150069944298">
            <text:p>1,081500699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89.942985020842">
            <text:p>-189,9429850208</text:p>
          </table:table-cell>
          <table:table-cell office:value-type="float" office:value="138.327239499873">
            <text:p>138,3272394999</text:p>
          </table:table-cell>
          <table:table-cell table:formula="of:=SQRT([.B56]*[.B56] + [.C56]*[.C56])" office:value-type="float" office:value="234.973961847442">
            <text:p>234,9739618474</text:p>
          </table:table-cell>
          <table:table-cell/>
          <table:table-cell office:value-type="float" office:value="218.05201079704">
            <text:p>218,052010797</text:p>
          </table:table-cell>
          <table:table-cell office:value-type="float" office:value="172.039943960319">
            <text:p>172,0399439603</text:p>
          </table:table-cell>
          <table:table-cell table:formula="of:=SQRT([.F56]*[.F56]+[.G56]*[.G56])" office:value-type="float" office:value="277.748846497159">
            <text:p>277,7488464972</text:p>
          </table:table-cell>
          <table:table-cell/>
          <table:table-cell table:formula="of:=ASIN(ABS([.B56]/[.D56]))" office:value-type="float" office:value="0.941356811343973">
            <text:p>0,9413568113</text:p>
          </table:table-cell>
          <table:table-cell table:formula="of:=ASIN(ABS([.F56]/[.H56]))" office:value-type="float" office:value="0.902807525259674">
            <text:p>0,9028075253</text:p>
          </table:table-cell>
          <table:table-cell/>
          <table:table-cell table:formula="of:=[.J56]/[.K56]" office:value-type="float" office:value="1.04269934067421">
            <text:p>1,0426993407</text:p>
          </table:table-cell>
          <table:table-cell/>
          <table:table-cell table:formula="of:=IF([.C56]&lt;0;-[.A56];[.A56])" office:value-type="float" office:value="0">
            <text:p>0</text:p>
          </table:table-cell>
          <table:table-cell table:formula="of:=ABS([.C56])" office:value-type="float" office:value="138.327239499873">
            <text:p>138,3272394999</text:p>
          </table:table-cell>
          <table:table-cell table:formula="of:=ABS([.G56])" office:value-type="float" office:value="172.039943960319">
            <text:p>172,0399439603</text:p>
          </table:table-cell>
          <table:table-cell/>
          <table:table-cell table:formula="of:=1+[.$R$3]*[.O56]+[.$Q$3]*[.O56]*[.O56]*[.O56]" office:value-type="float" office:value="1">
            <text:p>1</text:p>
          </table:table-cell>
          <table:table-cell table:formula="of:=[.J56]/[.S56]" office:value-type="float" office:value="0.941356811343973">
            <text:p>0,9413568113</text:p>
          </table:table-cell>
          <table:table-cell table:formula="of:=ABS([.T56]-[.K56])" office:value-type="float" office:value="0.0385492860842996">
            <text:p>0,0385492861</text:p>
          </table:table-cell>
          <table:table-cell table:number-columns-repeated="4"/>
          <table:table-cell table:formula="of:=-([.B56]+[.$Z$2])" office:value-type="float" office:value="194.942985020842">
            <text:p>194,9429850208</text:p>
          </table:table-cell>
          <table:table-cell table:formula="of:=[.P56]+[.O56]*[.D56]*([.$AA$2]+[.$AA$1]*ABS([.P56]/[.B56]))" office:value-type="float" office:value="138.327239499873">
            <text:p>138,3272394999</text:p>
          </table:table-cell>
          <table:table-cell table:formula="of:=SQRT([.Z56]*[.Z56]+[.AA56]*[.AA56])" office:value-type="float" office:value="239.033873324455">
            <text:p>239,0338733245</text:p>
          </table:table-cell>
          <table:table-cell table:formula="of:=ASIN(ABS([.Z56]/[.AB56]))" office:value-type="float" office:value="0.953671104898957">
            <text:p>0,9536711049</text:p>
          </table:table-cell>
          <table:table-cell table:formula="of:=ABS([.K56]-[.AC56])" office:value-type="float" office:value="0.0508635796392833">
            <text:p>0,0508635796</text:p>
          </table:table-cell>
          <table:table-cell/>
          <table:table-cell table:formula="of:=[.J56]/[.AC56]" office:value-type="float" office:value="0.987087483838269">
            <text:p>0,9870874838</text:p>
          </table:table-cell>
        </table:table-row>
        <table:table-row table:style-name="ro1">
          <table:table-cell office:value-type="float" office:value="0.32">
            <text:p>0,32</text:p>
          </table:table-cell>
          <table:table-cell office:value-type="float" office:value="-202.095812189681">
            <text:p>-202,0958121897</text:p>
          </table:table-cell>
          <table:table-cell office:value-type="float" office:value="142.544868508299">
            <text:p>142,5448685083</text:p>
          </table:table-cell>
          <table:table-cell table:formula="of:=SQRT([.B57]*[.B57] + [.C57]*[.C57])" office:value-type="float" office:value="247.309031057612">
            <text:p>247,3090310576</text:p>
          </table:table-cell>
          <table:table-cell/>
          <table:table-cell office:value-type="float" office:value="237.766947943561">
            <text:p>237,7669479436</text:p>
          </table:table-cell>
          <table:table-cell office:value-type="float" office:value="205.975417645176">
            <text:p>205,9754176452</text:p>
          </table:table-cell>
          <table:table-cell table:formula="of:=SQRT([.F57]*[.F57]+[.G57]*[.G57])" office:value-type="float" office:value="314.577485221846">
            <text:p>314,5774852218</text:p>
          </table:table-cell>
          <table:table-cell/>
          <table:table-cell table:formula="of:=ASIN(ABS([.B57]/[.D57]))" office:value-type="float" office:value="0.956500051948394">
            <text:p>0,9565000519</text:p>
          </table:table-cell>
          <table:table-cell table:formula="of:=ASIN(ABS([.F57]/[.H57]))" office:value-type="float" office:value="0.85692007708896">
            <text:p>0,8569200771</text:p>
          </table:table-cell>
          <table:table-cell/>
          <table:table-cell table:formula="of:=[.J57]/[.K57]" office:value-type="float" office:value="1.11620684066327">
            <text:p>1,1162068407</text:p>
          </table:table-cell>
          <table:table-cell/>
          <table:table-cell table:formula="of:=IF([.C57]&lt;0;-[.A57];[.A57])" office:value-type="float" office:value="0.32">
            <text:p>0,32</text:p>
          </table:table-cell>
          <table:table-cell table:formula="of:=ABS([.C57])" office:value-type="float" office:value="142.544868508299">
            <text:p>142,5448685083</text:p>
          </table:table-cell>
          <table:table-cell table:formula="of:=ABS([.G57])" office:value-type="float" office:value="205.975417645176">
            <text:p>205,9754176452</text:p>
          </table:table-cell>
          <table:table-cell/>
          <table:table-cell table:formula="of:=1+[.$R$3]*[.O57]+[.$Q$3]*[.O57]*[.O57]*[.O57]" office:value-type="float" office:value="1.0656384">
            <text:p>1,0656384</text:p>
          </table:table-cell>
          <table:table-cell table:formula="of:=[.J57]/[.S57]" office:value-type="float" office:value="0.897584069744853">
            <text:p>0,8975840697</text:p>
          </table:table-cell>
          <table:table-cell table:formula="of:=ABS([.T57]-[.K57])" office:value-type="float" office:value="0.0406639926558928">
            <text:p>0,0406639927</text:p>
          </table:table-cell>
          <table:table-cell table:number-columns-repeated="4"/>
          <table:table-cell table:formula="of:=-([.B57]+[.$Z$2])" office:value-type="float" office:value="207.095812189681">
            <text:p>207,0958121897</text:p>
          </table:table-cell>
          <table:table-cell table:formula="of:=[.P57]+[.O57]*[.D57]*([.$AA$2]+[.$AA$1]*ABS([.P57]/[.B57]))" office:value-type="float" office:value="166.32874116085">
            <text:p>166,3287411609</text:p>
          </table:table-cell>
          <table:table-cell table:formula="of:=SQRT([.Z57]*[.Z57]+[.AA57]*[.AA57])" office:value-type="float" office:value="265.619889245246">
            <text:p>265,6198892452</text:p>
          </table:table-cell>
          <table:table-cell table:formula="of:=ASIN(ABS([.Z57]/[.AB57]))" office:value-type="float" office:value="0.894138366400742">
            <text:p>0,8941383664</text:p>
          </table:table-cell>
          <table:table-cell table:formula="of:=ABS([.K57]-[.AC57])" office:value-type="float" office:value="0.0372182893117819">
            <text:p>0,0372182893</text:p>
          </table:table-cell>
          <table:table-cell/>
          <table:table-cell table:formula="of:=[.J57]/[.AC57]" office:value-type="float" office:value="1.06974500579668">
            <text:p>1,0697450058</text:p>
          </table:table-cell>
        </table:table-row>
        <table:table-row table:style-name="ro1">
          <table:table-cell office:value-type="float" office:value="-0.36">
            <text:p>-0,36</text:p>
          </table:table-cell>
          <table:table-cell office:value-type="float" office:value="-162.786185198474">
            <text:p>-162,7861851985</text:p>
          </table:table-cell>
          <table:table-cell office:value-type="float" office:value="-173.022541759832">
            <text:p>-173,0225417598</text:p>
          </table:table-cell>
          <table:table-cell table:formula="of:=SQRT([.B58]*[.B58] + [.C58]*[.C58])" office:value-type="float" office:value="237.562922293241">
            <text:p>237,5629222932</text:p>
          </table:table-cell>
          <table:table-cell/>
          <table:table-cell office:value-type="float" office:value="181.508419047652">
            <text:p>181,5084190477</text:p>
          </table:table-cell>
          <table:table-cell office:value-type="float" office:value="-225.287392604018">
            <text:p>-225,287392604</text:p>
          </table:table-cell>
          <table:table-cell table:formula="of:=SQRT([.F58]*[.F58]+[.G58]*[.G58])" office:value-type="float" office:value="289.309031057613">
            <text:p>289,3090310576</text:p>
          </table:table-cell>
          <table:table-cell/>
          <table:table-cell table:formula="of:=ASIN(ABS([.B58]/[.D58]))" office:value-type="float" office:value="0.754924899951334">
            <text:p>0,7549249</text:p>
          </table:table-cell>
          <table:table-cell table:formula="of:=ASIN(ABS([.F58]/[.H58]))" office:value-type="float" office:value="0.678191738858491">
            <text:p>0,6781917389</text:p>
          </table:table-cell>
          <table:table-cell/>
          <table:table-cell table:formula="of:=[.J58]/[.K58]" office:value-type="float" office:value="1.11314375669335">
            <text:p>1,1131437567</text:p>
          </table:table-cell>
          <table:table-cell/>
          <table:table-cell table:formula="of:=IF([.C58]&lt;0;-[.A58];[.A58])" office:value-type="float" office:value="0.36">
            <text:p>0,36</text:p>
          </table:table-cell>
          <table:table-cell table:formula="of:=ABS([.C58])" office:value-type="float" office:value="173.022541759832">
            <text:p>173,0225417598</text:p>
          </table:table-cell>
          <table:table-cell table:formula="of:=ABS([.G58])" office:value-type="float" office:value="225.287392604018">
            <text:p>225,287392604</text:p>
          </table:table-cell>
          <table:table-cell/>
          <table:table-cell table:formula="of:=1+[.$R$3]*[.O58]+[.$Q$3]*[.O58]*[.O58]*[.O58]" office:value-type="float" office:value="1.0743328">
            <text:p>1,0743328</text:p>
          </table:table-cell>
          <table:table-cell table:formula="of:=[.J58]/[.S58]" office:value-type="float" office:value="0.702691847397132">
            <text:p>0,7026918474</text:p>
          </table:table-cell>
          <table:table-cell table:formula="of:=ABS([.T58]-[.K58])" office:value-type="float" office:value="0.0245001085386406">
            <text:p>0,0245001085</text:p>
          </table:table-cell>
          <table:table-cell table:number-columns-repeated="4"/>
          <table:table-cell table:formula="of:=-([.B58]+[.$Z$2])" office:value-type="float" office:value="167.786185198474">
            <text:p>167,7861851985</text:p>
          </table:table-cell>
          <table:table-cell table:formula="of:=[.P58]+[.O58]*[.D58]*([.$AA$2]+[.$AA$1]*ABS([.P58]/[.B58]))" office:value-type="float" office:value="201.782802342393">
            <text:p>201,7828023424</text:p>
          </table:table-cell>
          <table:table-cell table:formula="of:=SQRT([.Z58]*[.Z58]+[.AA58]*[.AA58])" office:value-type="float" office:value="262.428091607217">
            <text:p>262,4280916072</text:p>
          </table:table-cell>
          <table:table-cell table:formula="of:=ASIN(ABS([.Z58]/[.AB58]))" office:value-type="float" office:value="0.693666423178284">
            <text:p>0,6936664232</text:p>
          </table:table-cell>
          <table:table-cell table:formula="of:=ABS([.K58]-[.AC58])" office:value-type="float" office:value="0.015474684319792">
            <text:p>0,0154746843</text:p>
          </table:table-cell>
          <table:table-cell/>
          <table:table-cell table:formula="of:=[.J58]/[.AC58]" office:value-type="float" office:value="1.08831114600066">
            <text:p>1,088311146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 office:value-type="float" office:value="-180.208757460629">
            <text:p>-180,2087574606</text:p>
          </table:table-cell>
          <table:table-cell office:value-type="float" office:value="270.430914677519">
            <text:p>270,4309146775</text:p>
          </table:table-cell>
          <table:table-cell table:formula="of:=SQRT([.B59]*[.B59] + [.C59]*[.C59])" office:value-type="float" office:value="324.973961847443">
            <text:p>324,9739618474</text:p>
          </table:table-cell>
          <table:table-cell/>
          <table:table-cell office:value-type="float" office:value="194.621792632955">
            <text:p>194,621792633</text:p>
          </table:table-cell>
          <table:table-cell office:value-type="float" office:value="278.75554266522">
            <text:p>278,7555426652</text:p>
          </table:table-cell>
          <table:table-cell table:formula="of:=SQRT([.F59]*[.F59]+[.G59]*[.G59])" office:value-type="float" office:value="339.973961847442">
            <text:p>339,9739618474</text:p>
          </table:table-cell>
          <table:table-cell/>
          <table:table-cell table:formula="of:=ASIN(ABS([.B59]/[.D59]))" office:value-type="float" office:value="0.587801566671618">
            <text:p>0,5878015667</text:p>
          </table:table-cell>
          <table:table-cell table:formula="of:=ASIN(ABS([.F59]/[.H59]))" office:value-type="float" office:value="0.609504040955323">
            <text:p>0,609504041</text:p>
          </table:table-cell>
          <table:table-cell/>
          <table:table-cell table:formula="of:=[.J59]/[.K59]" office:value-type="float" office:value="0.964393223300556">
            <text:p>0,9643932233</text:p>
          </table:table-cell>
          <table:table-cell/>
          <table:table-cell table:formula="of:=IF([.C59]&lt;0;-[.A59];[.A59])" office:value-type="float" office:value="0.08">
            <text:p>0,08</text:p>
          </table:table-cell>
          <table:table-cell table:formula="of:=ABS([.C59])" office:value-type="float" office:value="270.430914677519">
            <text:p>270,4309146775</text:p>
          </table:table-cell>
          <table:table-cell table:formula="of:=ABS([.G59])" office:value-type="float" office:value="278.75554266522">
            <text:p>278,7555426652</text:p>
          </table:table-cell>
          <table:table-cell/>
          <table:table-cell table:formula="of:=1+[.$R$3]*[.O59]+[.$Q$3]*[.O59]*[.O59]*[.O59]" office:value-type="float" office:value="1.0160256">
            <text:p>1,0160256</text:p>
          </table:table-cell>
          <table:table-cell table:formula="of:=[.J59]/[.S59]" office:value-type="float" office:value="0.578530271945528">
            <text:p>0,5785302719</text:p>
          </table:table-cell>
          <table:table-cell table:formula="of:=ABS([.T59]-[.K59])" office:value-type="float" office:value="0.0309737690097951">
            <text:p>0,030973769</text:p>
          </table:table-cell>
          <table:table-cell table:number-columns-repeated="4"/>
          <table:table-cell table:formula="of:=-([.B59]+[.$Z$2])" office:value-type="float" office:value="185.208757460629">
            <text:p>185,2087574606</text:p>
          </table:table-cell>
          <table:table-cell table:formula="of:=[.P59]+[.O59]*[.D59]*([.$AA$2]+[.$AA$1]*ABS([.P59]/[.B59]))" office:value-type="float" office:value="280.31182225559">
            <text:p>280,3118222556</text:p>
          </table:table-cell>
          <table:table-cell table:formula="of:=SQRT([.Z59]*[.Z59]+[.AA59]*[.AA59])" office:value-type="float" office:value="335.971727287222">
            <text:p>335,9717272872</text:p>
          </table:table-cell>
          <table:table-cell table:formula="of:=ASIN(ABS([.Z59]/[.AB59]))" office:value-type="float" office:value="0.583877180277457">
            <text:p>0,5838771803</text:p>
          </table:table-cell>
          <table:table-cell table:formula="of:=ABS([.K59]-[.AC59])" office:value-type="float" office:value="0.0256268606778657">
            <text:p>0,0256268607</text:p>
          </table:table-cell>
          <table:table-cell/>
          <table:table-cell table:formula="of:=[.J59]/[.AC59]" office:value-type="float" office:value="1.00672125324764">
            <text:p>1,0067212532</text:p>
          </table:table-cell>
        </table:table-row>
        <table:table-row table:style-name="ro1">
          <table:table-cell office:value-type="float" office:value="0.32">
            <text:p>0,32</text:p>
          </table:table-cell>
          <table:table-cell office:value-type="float" office:value="-159.246393070231">
            <text:p>-159,2463930702</text:p>
          </table:table-cell>
          <table:table-cell office:value-type="float" office:value="-272.399134340882">
            <text:p>-272,3991343409</text:p>
          </table:table-cell>
          <table:table-cell table:formula="of:=SQRT([.B60]*[.B60] + [.C60]*[.C60])" office:value-type="float" office:value="315.532410531058">
            <text:p>315,5324105311</text:p>
          </table:table-cell>
          <table:table-cell/>
          <table:table-cell office:value-type="float" office:value="193.149973554495">
            <text:p>193,1499735545</text:p>
          </table:table-cell>
          <table:table-cell office:value-type="float" office:value="-362.879658137634">
            <text:p>-362,8796581376</text:p>
          </table:table-cell>
          <table:table-cell table:formula="of:=SQRT([.F60]*[.F60]+[.G60]*[.G60])" office:value-type="float" office:value="411.082179830491">
            <text:p>411,0821798305</text:p>
          </table:table-cell>
          <table:table-cell/>
          <table:table-cell table:formula="of:=ASIN(ABS([.B60]/[.D60]))" office:value-type="float" office:value="0.529024091762725">
            <text:p>0,5290240918</text:p>
          </table:table-cell>
          <table:table-cell table:formula="of:=ASIN(ABS([.F60]/[.H60]))" office:value-type="float" office:value="0.489129144569437">
            <text:p>0,4891291446</text:p>
          </table:table-cell>
          <table:table-cell/>
          <table:table-cell table:formula="of:=[.J60]/[.K60]" office:value-type="float" office:value="1.08156321829566">
            <text:p>1,0815632183</text:p>
          </table:table-cell>
          <table:table-cell/>
          <table:table-cell table:formula="of:=IF([.C60]&lt;0;-[.A60];[.A60])" office:value-type="float" office:value="-0.32">
            <text:p>-0,32</text:p>
          </table:table-cell>
          <table:table-cell table:formula="of:=ABS([.C60])" office:value-type="float" office:value="272.399134340882">
            <text:p>272,3991343409</text:p>
          </table:table-cell>
          <table:table-cell table:formula="of:=ABS([.G60])" office:value-type="float" office:value="362.879658137634">
            <text:p>362,8796581376</text:p>
          </table:table-cell>
          <table:table-cell/>
          <table:table-cell table:formula="of:=1+[.$R$3]*[.O60]+[.$Q$3]*[.O60]*[.O60]*[.O60]" office:value-type="float" office:value="0.9343616">
            <text:p>0,9343616</text:p>
          </table:table-cell>
          <table:table-cell table:formula="of:=[.J60]/[.S60]" office:value-type="float" office:value="0.566187749756331">
            <text:p>0,5661877498</text:p>
          </table:table-cell>
          <table:table-cell table:formula="of:=ABS([.T60]-[.K60])" office:value-type="float" office:value="0.0770586051868933">
            <text:p>0,0770586052</text:p>
          </table:table-cell>
          <table:table-cell table:number-columns-repeated="4"/>
          <table:table-cell table:formula="of:=-([.B60]+[.$Z$2])" office:value-type="float" office:value="164.246393070231">
            <text:p>164,2463930702</text:p>
          </table:table-cell>
          <table:table-cell table:formula="of:=[.P60]+[.O60]*[.D60]*([.$AA$2]+[.$AA$1]*ABS([.P60]/[.B60]))" office:value-type="float" office:value="231.904448312832">
            <text:p>231,9044483128</text:p>
          </table:table-cell>
          <table:table-cell table:formula="of:=SQRT([.Z60]*[.Z60]+[.AA60]*[.AA60])" office:value-type="float" office:value="284.176970889373">
            <text:p>284,1769708894</text:p>
          </table:table-cell>
          <table:table-cell table:formula="of:=ASIN(ABS([.Z60]/[.AB60]))" office:value-type="float" office:value="0.616241637872962">
            <text:p>0,6162416379</text:p>
          </table:table-cell>
          <table:table-cell table:formula="of:=ABS([.K60]-[.AC60])" office:value-type="float" office:value="0.127112493303525">
            <text:p>0,1271124933</text:p>
          </table:table-cell>
          <table:table-cell/>
          <table:table-cell table:formula="of:=[.J60]/[.AC60]" office:value-type="float" office:value="0.858468592918713">
            <text:p>0,8584685929</text:p>
          </table:table-cell>
        </table:table-row>
        <table:table-row table:style-name="ro1">
          <table:table-cell office:value-type="float" office:value="-0.76">
            <text:p>-0,76</text:p>
          </table:table-cell>
          <table:table-cell office:value-type="float" office:value="-154.746660027297">
            <text:p>-154,7466600273</text:p>
          </table:table-cell>
          <table:table-cell office:value-type="float" office:value="-268.667233723969">
            <text:p>-268,667233724</text:p>
          </table:table-cell>
          <table:table-cell table:formula="of:=SQRT([.B61]*[.B61] + [.C61]*[.C61])" office:value-type="float" office:value="310.046143769752">
            <text:p>310,0461437698</text:p>
          </table:table-cell>
          <table:table-cell/>
          <table:table-cell office:value-type="float" office:value="140.939421927591">
            <text:p>140,9394219276</text:p>
          </table:table-cell>
          <table:table-cell office:value-type="float" office:value="-348.39214174935">
            <text:p>-348,3921417494</text:p>
          </table:table-cell>
          <table:table-cell table:formula="of:=SQRT([.F61]*[.F61]+[.G61]*[.G61])" office:value-type="float" office:value="375.820442613201">
            <text:p>375,8204426132</text:p>
          </table:table-cell>
          <table:table-cell/>
          <table:table-cell table:formula="of:=ASIN(ABS([.B61]/[.D61]))" office:value-type="float" office:value="0.522569644321273">
            <text:p>0,5225696443</text:p>
          </table:table-cell>
          <table:table-cell table:formula="of:=ASIN(ABS([.F61]/[.H61]))" office:value-type="float" office:value="0.384416166210698">
            <text:p>0,3844161662</text:p>
          </table:table-cell>
          <table:table-cell/>
          <table:table-cell table:formula="of:=[.J61]/[.K61]" office:value-type="float" office:value="1.35938519306405">
            <text:p>1,3593851931</text:p>
          </table:table-cell>
          <table:table-cell/>
          <table:table-cell table:formula="of:=IF([.C61]&lt;0;-[.A61];[.A61])" office:value-type="float" office:value="0.76">
            <text:p>0,76</text:p>
          </table:table-cell>
          <table:table-cell table:formula="of:=ABS([.C61])" office:value-type="float" office:value="268.667233723969">
            <text:p>268,667233724</text:p>
          </table:table-cell>
          <table:table-cell table:formula="of:=ABS([.G61])" office:value-type="float" office:value="348.39214174935">
            <text:p>348,3921417494</text:p>
          </table:table-cell>
          <table:table-cell/>
          <table:table-cell table:formula="of:=1+[.$R$3]*[.O61]+[.$Q$3]*[.O61]*[.O61]*[.O61]" office:value-type="float" office:value="1.1739488">
            <text:p>1,1739488</text:p>
          </table:table-cell>
          <table:table-cell table:formula="of:=[.J61]/[.S61]" office:value-type="float" office:value="0.445138360651907">
            <text:p>0,4451383607</text:p>
          </table:table-cell>
          <table:table-cell table:formula="of:=ABS([.T61]-[.K61])" office:value-type="float" office:value="0.060722194441209">
            <text:p>0,0607221944</text:p>
          </table:table-cell>
          <table:table-cell table:number-columns-repeated="4"/>
          <table:table-cell table:formula="of:=-([.B61]+[.$Z$2])" office:value-type="float" office:value="159.746660027297">
            <text:p>159,7466600273</text:p>
          </table:table-cell>
          <table:table-cell table:formula="of:=[.P61]+[.O61]*[.D61]*([.$AA$2]+[.$AA$1]*ABS([.P61]/[.B61]))" office:value-type="float" office:value="363.773663869968">
            <text:p>363,77366387</text:p>
          </table:table-cell>
          <table:table-cell table:formula="of:=SQRT([.Z61]*[.Z61]+[.AA61]*[.AA61])" office:value-type="float" office:value="397.303755224208">
            <text:p>397,3037552242</text:p>
          </table:table-cell>
          <table:table-cell table:formula="of:=ASIN(ABS([.Z61]/[.AB61]))" office:value-type="float" office:value="0.413784047245803">
            <text:p>0,4137840472</text:p>
          </table:table-cell>
          <table:table-cell table:formula="of:=ABS([.K61]-[.AC61])" office:value-type="float" office:value="0.0293678810351053">
            <text:p>0,029367881</text:p>
          </table:table-cell>
          <table:table-cell/>
          <table:table-cell table:formula="of:=[.J61]/[.AC61]" office:value-type="float" office:value="1.26290428014217">
            <text:p>1,2629042801</text:p>
          </table:table-cell>
        </table:table-row>
        <table:table-row table:style-name="ro1">
          <table:table-cell office:value-type="float" office:value="-0.08">
            <text:p>-0,08</text:p>
          </table:table-cell>
          <table:table-cell office:value-type="float" office:value="-192.403352435908">
            <text:p>-192,4033524359</text:p>
          </table:table-cell>
          <table:table-cell office:value-type="float" office:value="-317.510833029104">
            <text:p>-317,5108330291</text:p>
          </table:table-cell>
          <table:table-cell table:formula="of:=SQRT([.B62]*[.B62] + [.C62]*[.C62])" office:value-type="float" office:value="371.257564393524">
            <text:p>371,2575643935</text:p>
          </table:table-cell>
          <table:table-cell/>
          <table:table-cell office:value-type="float" office:value="256.666746421797">
            <text:p>256,6667464218</text:p>
          </table:table-cell>
          <table:table-cell office:value-type="float" office:value="-406.487151231343">
            <text:p>-406,4871512313</text:p>
          </table:table-cell>
          <table:table-cell table:formula="of:=SQRT([.F62]*[.F62]+[.G62]*[.G62])" office:value-type="float" office:value="480.738622158574">
            <text:p>480,7386221586</text:p>
          </table:table-cell>
          <table:table-cell/>
          <table:table-cell table:formula="of:=ASIN(ABS([.B62]/[.D62]))" office:value-type="float" office:value="0.544800671352117">
            <text:p>0,5448006714</text:p>
          </table:table-cell>
          <table:table-cell table:formula="of:=ASIN(ABS([.F62]/[.H62]))" office:value-type="float" office:value="0.563207254293881">
            <text:p>0,5632072543</text:p>
          </table:table-cell>
          <table:table-cell/>
          <table:table-cell table:formula="of:=[.J62]/[.K62]" office:value-type="float" office:value="0.967318277949312">
            <text:p>0,9673182779</text:p>
          </table:table-cell>
          <table:table-cell/>
          <table:table-cell table:formula="of:=IF([.C62]&lt;0;-[.A62];[.A62])" office:value-type="float" office:value="0.08">
            <text:p>0,08</text:p>
          </table:table-cell>
          <table:table-cell table:formula="of:=ABS([.C62])" office:value-type="float" office:value="317.510833029104">
            <text:p>317,5108330291</text:p>
          </table:table-cell>
          <table:table-cell table:formula="of:=ABS([.G62])" office:value-type="float" office:value="406.487151231343">
            <text:p>406,4871512313</text:p>
          </table:table-cell>
          <table:table-cell/>
          <table:table-cell table:formula="of:=1+[.$R$3]*[.O62]+[.$Q$3]*[.O62]*[.O62]*[.O62]" office:value-type="float" office:value="1.0160256">
            <text:p>1,0160256</text:p>
          </table:table-cell>
          <table:table-cell table:formula="of:=[.J62]/[.S62]" office:value-type="float" office:value="0.536207622477344">
            <text:p>0,5362076225</text:p>
          </table:table-cell>
          <table:table-cell table:formula="of:=ABS([.T62]-[.K62])" office:value-type="float" office:value="0.0269996318165369">
            <text:p>0,0269996318</text:p>
          </table:table-cell>
          <table:table-cell table:number-columns-repeated="4"/>
          <table:table-cell table:formula="of:=-([.B62]+[.$Z$2])" office:value-type="float" office:value="197.403352435908">
            <text:p>197,4033524359</text:p>
          </table:table-cell>
          <table:table-cell table:formula="of:=[.P62]+[.O62]*[.D62]*([.$AA$2]+[.$AA$1]*ABS([.P62]/[.B62]))" office:value-type="float" office:value="329.243271366857">
            <text:p>329,2432713669</text:p>
          </table:table-cell>
          <table:table-cell table:formula="of:=SQRT([.Z62]*[.Z62]+[.AA62]*[.AA62])" office:value-type="float" office:value="383.886982448331">
            <text:p>383,8869824483</text:p>
          </table:table-cell>
          <table:table-cell table:formula="of:=ASIN(ABS([.Z62]/[.AB62]))" office:value-type="float" office:value="0.540100949751163">
            <text:p>0,5401009498</text:p>
          </table:table-cell>
          <table:table-cell table:formula="of:=ABS([.K62]-[.AC62])" office:value-type="float" office:value="0.0231063045427179">
            <text:p>0,0231063045</text:p>
          </table:table-cell>
          <table:table-cell/>
          <table:table-cell table:formula="of:=[.J62]/[.AC62]" office:value-type="float" office:value="1.00870156144535">
            <text:p>1,0087015614</text:p>
          </table:table-cell>
        </table:table-row>
        <table:table-row table:style-name="ro1">
          <table:table-cell office:value-type="float" office:value="-0.72">
            <text:p>-0,72</text:p>
          </table:table-cell>
          <table:table-cell office:value-type="float" office:value="-263.681108213619">
            <text:p>-263,6811082136</text:p>
          </table:table-cell>
          <table:table-cell office:value-type="float" office:value="324.108308188373">
            <text:p>324,1083081884</text:p>
          </table:table-cell>
          <table:table-cell table:formula="of:=SQRT([.B63]*[.B63] + [.C63]*[.C63])" office:value-type="float" office:value="417.820442613202">
            <text:p>417,8204426132</text:p>
          </table:table-cell>
          <table:table-cell/>
          <table:table-cell office:value-type="float" office:value="409.970219382578">
            <text:p>409,9702193826</text:p>
          </table:table-cell>
          <table:table-cell office:value-type="float" office:value="310.152212055104">
            <text:p>310,1522120551</text:p>
          </table:table-cell>
          <table:table-cell table:formula="of:=SQRT([.F63]*[.F63]+[.G63]*[.G63])" office:value-type="float" office:value="514.071955491907">
            <text:p>514,0719554919</text:p>
          </table:table-cell>
          <table:table-cell/>
          <table:table-cell table:formula="of:=ASIN(ABS([.B63]/[.D63]))" office:value-type="float" office:value="0.682953887963794">
            <text:p>0,682953888</text:p>
          </table:table-cell>
          <table:table-cell table:formula="of:=ASIN(ABS([.F63]/[.H63]))" office:value-type="float" office:value="0.923133068774533">
            <text:p>0,9231330688</text:p>
          </table:table-cell>
          <table:table-cell/>
          <table:table-cell table:formula="of:=[.J63]/[.K63]" office:value-type="float" office:value="0.739821712670765">
            <text:p>0,7398217127</text:p>
          </table:table-cell>
          <table:table-cell/>
          <table:table-cell table:formula="of:=IF([.C63]&lt;0;-[.A63];[.A63])" office:value-type="float" office:value="-0.72">
            <text:p>-0,72</text:p>
          </table:table-cell>
          <table:table-cell table:formula="of:=ABS([.C63])" office:value-type="float" office:value="324.108308188373">
            <text:p>324,1083081884</text:p>
          </table:table-cell>
          <table:table-cell table:formula="of:=ABS([.G63])" office:value-type="float" office:value="310.152212055104">
            <text:p>310,1522120551</text:p>
          </table:table-cell>
          <table:table-cell/>
          <table:table-cell table:formula="of:=1+[.$R$3]*[.O63]+[.$Q$3]*[.O63]*[.O63]*[.O63]" office:value-type="float" office:value="0.8373376">
            <text:p>0,8373376</text:p>
          </table:table-cell>
          <table:table-cell table:formula="of:=[.J63]/[.S63]" office:value-type="float" office:value="0.815625487215424">
            <text:p>0,8156254872</text:p>
          </table:table-cell>
          <table:table-cell table:formula="of:=ABS([.T63]-[.K63])" office:value-type="float" office:value="0.107507581559109">
            <text:p>0,1075075816</text:p>
          </table:table-cell>
          <table:table-cell table:number-columns-repeated="4"/>
          <table:table-cell table:formula="of:=-([.B63]+[.$Z$2])" office:value-type="float" office:value="268.681108213619">
            <text:p>268,6811082136</text:p>
          </table:table-cell>
          <table:table-cell table:formula="of:=[.P63]+[.O63]*[.D63]*([.$AA$2]+[.$AA$1]*ABS([.P63]/[.B63]))" office:value-type="float" office:value="217.9401018505">
            <text:p>217,9401018505</text:p>
          </table:table-cell>
          <table:table-cell table:formula="of:=SQRT([.Z63]*[.Z63]+[.AA63]*[.AA63])" office:value-type="float" office:value="345.958705491718">
            <text:p>345,9587054917</text:p>
          </table:table-cell>
          <table:table-cell table:formula="of:=ASIN(ABS([.Z63]/[.AB63]))" office:value-type="float" office:value="0.889294785780235">
            <text:p>0,8892947858</text:p>
          </table:table-cell>
          <table:table-cell table:formula="of:=ABS([.K63]-[.AC63])" office:value-type="float" office:value="0.0338382829942979">
            <text:p>0,033838283</text:p>
          </table:table-cell>
          <table:table-cell/>
          <table:table-cell table:formula="of:=[.J63]/[.AC63]" office:value-type="float" office:value="0.767972441629234">
            <text:p>0,7679724416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-176.608032902029">
            <text:p>-176,608032902</text:p>
          </table:table-cell>
          <table:table-cell office:value-type="float" office:value="110.221732521761">
            <text:p>110,2217325218</text:p>
          </table:table-cell>
          <table:table-cell table:formula="of:=SQRT([.B64]*[.B64] + [.C64]*[.C64])" office:value-type="float" office:value="208.180757049307">
            <text:p>208,1807570493</text:p>
          </table:table-cell>
          <table:table-cell/>
          <table:table-cell office:value-type="float" office:value="142.318831996407">
            <text:p>142,3188319964</text:p>
          </table:table-cell>
          <table:table-cell office:value-type="float" office:value="119.274689760922">
            <text:p>119,2746897609</text:p>
          </table:table-cell>
          <table:table-cell table:formula="of:=SQRT([.F64]*[.F64]+[.G64]*[.G64])" office:value-type="float" office:value="185.690876346647">
            <text:p>185,6908763466</text:p>
          </table:table-cell>
          <table:table-cell/>
          <table:table-cell table:formula="of:=ASIN(ABS([.B64]/[.D64]))" office:value-type="float" office:value="1.01284177805882">
            <text:p>1,0128417781</text:p>
          </table:table-cell>
          <table:table-cell table:formula="of:=ASIN(ABS([.F64]/[.H64]))" office:value-type="float" office:value="0.873262762777303">
            <text:p>0,8732627628</text:p>
          </table:table-cell>
          <table:table-cell/>
          <table:table-cell table:formula="of:=[.J64]/[.K64]" office:value-type="float" office:value="1.15983621566274">
            <text:p>1,1598362157</text:p>
          </table:table-cell>
          <table:table-cell/>
          <table:table-cell table:formula="of:=IF([.C64]&lt;0;-[.A64];[.A64])" office:value-type="float" office:value="0.6">
            <text:p>0,6</text:p>
          </table:table-cell>
          <table:table-cell table:formula="of:=ABS([.C64])" office:value-type="float" office:value="110.221732521761">
            <text:p>110,2217325218</text:p>
          </table:table-cell>
          <table:table-cell table:formula="of:=ABS([.G64])" office:value-type="float" office:value="119.274689760922">
            <text:p>119,2746897609</text:p>
          </table:table-cell>
          <table:table-cell/>
          <table:table-cell table:formula="of:=1+[.$R$3]*[.O64]+[.$Q$3]*[.O64]*[.O64]*[.O64]" office:value-type="float" office:value="1.1308">
            <text:p>1,1308</text:p>
          </table:table-cell>
          <table:table-cell table:formula="of:=[.J64]/[.S64]" office:value-type="float" office:value="0.895686043561037">
            <text:p>0,8956860436</text:p>
          </table:table-cell>
          <table:table-cell table:formula="of:=ABS([.T64]-[.K64])" office:value-type="float" office:value="0.0224232807837337">
            <text:p>0,0224232808</text:p>
          </table:table-cell>
          <table:table-cell table:number-columns-repeated="4"/>
          <table:table-cell table:formula="of:=-([.B64]+[.$Z$2])" office:value-type="float" office:value="181.608032902029">
            <text:p>181,608032902</text:p>
          </table:table-cell>
          <table:table-cell table:formula="of:=[.P64]+[.O64]*[.D64]*([.$AA$2]+[.$AA$1]*ABS([.P64]/[.B64]))" office:value-type="float" office:value="146.746260244982">
            <text:p>146,746260245</text:p>
          </table:table-cell>
          <table:table-cell table:formula="of:=SQRT([.Z64]*[.Z64]+[.AA64]*[.AA64])" office:value-type="float" office:value="233.486493207706">
            <text:p>233,4864932077</text:p>
          </table:table-cell>
          <table:table-cell table:formula="of:=ASIN(ABS([.Z64]/[.AB64]))" office:value-type="float" office:value="0.891173117975251">
            <text:p>0,891173118</text:p>
          </table:table-cell>
          <table:table-cell table:formula="of:=ABS([.K64]-[.AC64])" office:value-type="float" office:value="0.0179103551979477">
            <text:p>0,0179103552</text:p>
          </table:table-cell>
          <table:table-cell/>
          <table:table-cell table:formula="of:=[.J64]/[.AC64]" office:value-type="float" office:value="1.1365264028161">
            <text:p>1,1365264028</text:p>
          </table:table-cell>
        </table:table-row>
        <table:table-row table:style-name="ro1">
          <table:table-cell office:value-type="float" office:value="0.32">
            <text:p>0,32</text:p>
          </table:table-cell>
          <table:table-cell office:value-type="float" office:value="-183.098727321765">
            <text:p>-183,0987273218</text:p>
          </table:table-cell>
          <table:table-cell office:value-type="float" office:value="-153.921929930255">
            <text:p>-153,9219299303</text:p>
          </table:table-cell>
          <table:table-cell table:formula="of:=SQRT([.B65]*[.B65] + [.C65]*[.C65])" office:value-type="float" office:value="239.20097085987">
            <text:p>239,2009708599</text:p>
          </table:table-cell>
          <table:table-cell/>
          <table:table-cell office:value-type="float" office:value="176.754150009217">
            <text:p>176,7541500092</text:p>
          </table:table-cell>
          <table:table-cell office:value-type="float" office:value="-122.27986831991">
            <text:p>-122,2798683199</text:p>
          </table:table-cell>
          <table:table-cell table:formula="of:=SQRT([.F65]*[.F65]+[.G65]*[.G65])" office:value-type="float" office:value="214.928815522292">
            <text:p>214,9288155223</text:p>
          </table:table-cell>
          <table:table-cell/>
          <table:table-cell table:formula="of:=ASIN(ABS([.B65]/[.D65]))" office:value-type="float" office:value="0.871755575107519">
            <text:p>0,8717555751</text:p>
          </table:table-cell>
          <table:table-cell table:formula="of:=ASIN(ABS([.F65]/[.H65]))" office:value-type="float" office:value="0.965589789365629">
            <text:p>0,9655897894</text:p>
          </table:table-cell>
          <table:table-cell/>
          <table:table-cell table:formula="of:=[.J65]/[.K65]" office:value-type="float" office:value="0.902821865670558">
            <text:p>0,9028218657</text:p>
          </table:table-cell>
          <table:table-cell/>
          <table:table-cell table:formula="of:=IF([.C65]&lt;0;-[.A65];[.A65])" office:value-type="float" office:value="-0.32">
            <text:p>-0,32</text:p>
          </table:table-cell>
          <table:table-cell table:formula="of:=ABS([.C65])" office:value-type="float" office:value="153.921929930255">
            <text:p>153,9219299303</text:p>
          </table:table-cell>
          <table:table-cell table:formula="of:=ABS([.G65])" office:value-type="float" office:value="122.27986831991">
            <text:p>122,2798683199</text:p>
          </table:table-cell>
          <table:table-cell/>
          <table:table-cell table:formula="of:=1+[.$R$3]*[.O65]+[.$Q$3]*[.O65]*[.O65]*[.O65]" office:value-type="float" office:value="0.9343616">
            <text:p>0,9343616</text:p>
          </table:table-cell>
          <table:table-cell table:formula="of:=[.J65]/[.S65]" office:value-type="float" office:value="0.932995935521664">
            <text:p>0,9329959355</text:p>
          </table:table-cell>
          <table:table-cell table:formula="of:=ABS([.T65]-[.K65])" office:value-type="float" office:value="0.0325938538439654">
            <text:p>0,0325938538</text:p>
          </table:table-cell>
          <table:table-cell table:number-columns-repeated="4"/>
          <table:table-cell table:formula="of:=-([.B65]+[.$Z$2])" office:value-type="float" office:value="188.098727321765">
            <text:p>188,0987273218</text:p>
          </table:table-cell>
          <table:table-cell table:formula="of:=[.P65]+[.O65]*[.D65]*([.$AA$2]+[.$AA$1]*ABS([.P65]/[.B65]))" office:value-type="float" office:value="129.882041633195">
            <text:p>129,8820416332</text:p>
          </table:table-cell>
          <table:table-cell table:formula="of:=SQRT([.Z65]*[.Z65]+[.AA65]*[.AA65])" office:value-type="float" office:value="228.583630120082">
            <text:p>228,5836301201</text:p>
          </table:table-cell>
          <table:table-cell table:formula="of:=ASIN(ABS([.Z65]/[.AB65]))" office:value-type="float" office:value="0.966475163756848">
            <text:p>0,9664751638</text:p>
          </table:table-cell>
          <table:table-cell table:formula="of:=ABS([.K65]-[.AC65])" office:value-type="float" office:value="0.000885374391218385">
            <text:p>0,0008853744</text:p>
          </table:table-cell>
          <table:table-cell/>
          <table:table-cell table:formula="of:=[.J65]/[.AC65]" office:value-type="float" office:value="0.901994803176174">
            <text:p>0,9019948032</text:p>
          </table:table-cell>
        </table:table-row>
        <table:table-row table:style-name="ro1">
          <table:table-cell office:value-type="float" office:value="-0.04">
            <text:p>-0,04</text:p>
          </table:table-cell>
          <table:table-cell office:value-type="float" office:value="-161.372860645058">
            <text:p>-161,3728606451</text:p>
          </table:table-cell>
          <table:table-cell office:value-type="float" office:value="125.453009184305">
            <text:p>125,4530091843</text:p>
          </table:table-cell>
          <table:table-cell table:formula="of:=SQRT([.B66]*[.B66] + [.C66]*[.C66])" office:value-type="float" office:value="204.400728144903">
            <text:p>204,4007281449</text:p>
          </table:table-cell>
          <table:table-cell/>
          <table:table-cell office:value-type="float" office:value="189.307738144052">
            <text:p>189,3077381441</text:p>
          </table:table-cell>
          <table:table-cell office:value-type="float" office:value="133.005222711027">
            <text:p>133,005222711</text:p>
          </table:table-cell>
          <table:table-cell table:formula="of:=SQRT([.F66]*[.F66]+[.G66]*[.G66])" office:value-type="float" office:value="231.360776687897">
            <text:p>231,3607766879</text:p>
          </table:table-cell>
          <table:table-cell/>
          <table:table-cell table:formula="of:=ASIN(ABS([.B66]/[.D66]))" office:value-type="float" office:value="0.909981836646837">
            <text:p>0,9099818366</text:p>
          </table:table-cell>
          <table:table-cell table:formula="of:=ASIN(ABS([.F66]/[.H66]))" office:value-type="float" office:value="0.958335993575654">
            <text:p>0,9583359936</text:p>
          </table:table-cell>
          <table:table-cell/>
          <table:table-cell table:formula="of:=[.J66]/[.K66]" office:value-type="float" office:value="0.9495436284842">
            <text:p>0,9495436285</text:p>
          </table:table-cell>
          <table:table-cell/>
          <table:table-cell table:formula="of:=IF([.C66]&lt;0;-[.A66];[.A66])" office:value-type="float" office:value="-0.04">
            <text:p>-0,04</text:p>
          </table:table-cell>
          <table:table-cell table:formula="of:=ABS([.C66])" office:value-type="float" office:value="125.453009184305">
            <text:p>125,4530091843</text:p>
          </table:table-cell>
          <table:table-cell table:formula="of:=ABS([.G66])" office:value-type="float" office:value="133.005222711027">
            <text:p>133,005222711</text:p>
          </table:table-cell>
          <table:table-cell/>
          <table:table-cell table:formula="of:=1+[.$R$3]*[.O66]+[.$Q$3]*[.O66]*[.O66]*[.O66]" office:value-type="float" office:value="0.9919968">
            <text:p>0,9919968</text:p>
          </table:table-cell>
          <table:table-cell table:formula="of:=[.J66]/[.S66]" office:value-type="float" office:value="0.917323358953211">
            <text:p>0,917323359</text:p>
          </table:table-cell>
          <table:table-cell table:formula="of:=ABS([.T66]-[.K66])" office:value-type="float" office:value="0.0410126346224422">
            <text:p>0,0410126346</text:p>
          </table:table-cell>
          <table:table-cell table:number-columns-repeated="4"/>
          <table:table-cell table:formula="of:=-([.B66]+[.$Z$2])" office:value-type="float" office:value="166.372860645058">
            <text:p>166,3728606451</text:p>
          </table:table-cell>
          <table:table-cell table:formula="of:=[.P66]+[.O66]*[.D66]*([.$AA$2]+[.$AA$1]*ABS([.P66]/[.B66]))" office:value-type="float" office:value="122.936909128262">
            <text:p>122,9369091283</text:p>
          </table:table-cell>
          <table:table-cell table:formula="of:=SQRT([.Z66]*[.Z66]+[.AA66]*[.AA66])" office:value-type="float" office:value="206.865686824158">
            <text:p>206,8656868242</text:p>
          </table:table-cell>
          <table:table-cell table:formula="of:=ASIN(ABS([.Z66]/[.AB66]))" office:value-type="float" office:value="0.934421588667295">
            <text:p>0,9344215887</text:p>
          </table:table-cell>
          <table:table-cell table:formula="of:=ABS([.K66]-[.AC66])" office:value-type="float" office:value="0.0239144049083589">
            <text:p>0,0239144049</text:p>
          </table:table-cell>
          <table:table-cell/>
          <table:table-cell table:formula="of:=[.J66]/[.AC66]" office:value-type="float" office:value="0.973845047763382">
            <text:p>0,9738450478</text:p>
          </table:table-cell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-185.53354293727">
            <text:p>-185,5335429373</text:p>
          </table:table-cell>
          <table:table-cell office:value-type="float" office:value="159.538434003303">
            <text:p>159,5384340033</text:p>
          </table:table-cell>
          <table:table-cell table:formula="of:=SQRT([.B67]*[.B67] + [.C67]*[.C67])" office:value-type="float" office:value="244.694110021231">
            <text:p>244,6941100212</text:p>
          </table:table-cell>
          <table:table-cell/>
          <table:table-cell office:value-type="float" office:value="226.537206084258">
            <text:p>226,5372060843</text:p>
          </table:table-cell>
          <table:table-cell office:value-type="float" office:value="229.584998727994">
            <text:p>229,584998728</text:p>
          </table:table-cell>
          <table:table-cell table:formula="of:=SQRT([.F67]*[.F67]+[.G67]*[.G67])" office:value-type="float" office:value="322.534304193205">
            <text:p>322,5343041932</text:p>
          </table:table-cell>
          <table:table-cell/>
          <table:table-cell table:formula="of:=ASIN(ABS([.B67]/[.D67]))" office:value-type="float" office:value="0.860588568790803">
            <text:p>0,8605885688</text:p>
          </table:table-cell>
          <table:table-cell table:formula="of:=ASIN(ABS([.F67]/[.H67]))" office:value-type="float" office:value="0.77871629776397">
            <text:p>0,7787162978</text:p>
          </table:table-cell>
          <table:table-cell/>
          <table:table-cell table:formula="of:=[.J67]/[.K67]" office:value-type="float" office:value="1.10513748236928">
            <text:p>1,1051374824</text:p>
          </table:table-cell>
          <table:table-cell/>
          <table:table-cell table:formula="of:=IF([.C67]&lt;0;-[.A67];[.A67])" office:value-type="float" office:value="0.48">
            <text:p>0,48</text:p>
          </table:table-cell>
          <table:table-cell table:formula="of:=ABS([.C67])" office:value-type="float" office:value="159.538434003303">
            <text:p>159,5384340033</text:p>
          </table:table-cell>
          <table:table-cell table:formula="of:=ABS([.G67])" office:value-type="float" office:value="229.584998727994">
            <text:p>229,584998728</text:p>
          </table:table-cell>
          <table:table-cell/>
          <table:table-cell table:formula="of:=1+[.$R$3]*[.O67]+[.$Q$3]*[.O67]*[.O67]*[.O67]" office:value-type="float" office:value="1.1015296">
            <text:p>1,1015296</text:p>
          </table:table-cell>
          <table:table-cell table:formula="of:=[.J67]/[.S67]" office:value-type="float" office:value="0.7812668572781">
            <text:p>0,7812668573</text:p>
          </table:table-cell>
          <table:table-cell table:formula="of:=ABS([.T67]-[.K67])" office:value-type="float" office:value="0.00255055951413019">
            <text:p>0,0025505595</text:p>
          </table:table-cell>
          <table:table-cell table:number-columns-repeated="4"/>
          <table:table-cell table:formula="of:=-([.B67]+[.$Z$2])" office:value-type="float" office:value="190.53354293727">
            <text:p>190,5335429373</text:p>
          </table:table-cell>
          <table:table-cell table:formula="of:=[.P67]+[.O67]*[.D67]*([.$AA$2]+[.$AA$1]*ABS([.P67]/[.B67]))" office:value-type="float" office:value="196.652344358448">
            <text:p>196,6523443584</text:p>
          </table:table-cell>
          <table:table-cell table:formula="of:=SQRT([.Z67]*[.Z67]+[.AA67]*[.AA67])" office:value-type="float" office:value="273.815951920085">
            <text:p>273,8159519201</text:p>
          </table:table-cell>
          <table:table-cell table:formula="of:=ASIN(ABS([.Z67]/[.AB67]))" office:value-type="float" office:value="0.769596213166598">
            <text:p>0,7695962132</text:p>
          </table:table-cell>
          <table:table-cell table:formula="of:=ABS([.K67]-[.AC67])" office:value-type="float" office:value="0.0091200845973719">
            <text:p>0,0091200846</text:p>
          </table:table-cell>
          <table:table-cell/>
          <table:table-cell table:formula="of:=[.J67]/[.AC67]" office:value-type="float" office:value="1.11823389209493">
            <text:p>1,1182338921</text:p>
          </table:table-cell>
        </table:table-row>
        <table:table-row table:style-name="ro1">
          <table:table-cell office:value-type="float" office:value="-0.12">
            <text:p>-0,12</text:p>
          </table:table-cell>
          <table:table-cell office:value-type="float" office:value="-288.043172378937">
            <text:p>-288,0431723789</text:p>
          </table:table-cell>
          <table:table-cell office:value-type="float" office:value="-179.132435583723">
            <text:p>-179,1324355837</text:p>
          </table:table-cell>
          <table:table-cell table:formula="of:=SQRT([.B68]*[.B68] + [.C68]*[.C68])" office:value-type="float" office:value="339.20097085987">
            <text:p>339,2009708599</text:p>
          </table:table-cell>
          <table:table-cell/>
          <table:table-cell office:value-type="float" office:value="247.412767692171">
            <text:p>247,4127676922</text:p>
          </table:table-cell>
          <table:table-cell office:value-type="float" office:value="-167.765786537242">
            <text:p>-167,7657865372</text:p>
          </table:table-cell>
          <table:table-cell table:formula="of:=SQRT([.F68]*[.F68]+[.G68]*[.G68])" office:value-type="float" office:value="298.928815522291">
            <text:p>298,9288155223</text:p>
          </table:table-cell>
          <table:table-cell/>
          <table:table-cell table:formula="of:=ASIN(ABS([.B68]/[.D68]))" office:value-type="float" office:value="1.0144333703246">
            <text:p>1,0144333703</text:p>
          </table:table-cell>
          <table:table-cell table:formula="of:=ASIN(ABS([.F68]/[.H68]))" office:value-type="float" office:value="0.974933372038258">
            <text:p>0,974933372</text:p>
          </table:table-cell>
          <table:table-cell/>
          <table:table-cell table:formula="of:=[.J68]/[.K68]" office:value-type="float" office:value="1.04051558744344">
            <text:p>1,0405155874</text:p>
          </table:table-cell>
          <table:table-cell/>
          <table:table-cell table:formula="of:=IF([.C68]&lt;0;-[.A68];[.A68])" office:value-type="float" office:value="0.12">
            <text:p>0,12</text:p>
          </table:table-cell>
          <table:table-cell table:formula="of:=ABS([.C68])" office:value-type="float" office:value="179.132435583723">
            <text:p>179,1324355837</text:p>
          </table:table-cell>
          <table:table-cell table:formula="of:=ABS([.G68])" office:value-type="float" office:value="167.765786537242">
            <text:p>167,7657865372</text:p>
          </table:table-cell>
          <table:table-cell/>
          <table:table-cell table:formula="of:=1+[.$R$3]*[.O68]+[.$Q$3]*[.O68]*[.O68]*[.O68]" office:value-type="float" office:value="1.0240864">
            <text:p>1,0240864</text:p>
          </table:table-cell>
          <table:table-cell table:formula="of:=[.J68]/[.S68]" office:value-type="float" office:value="0.990574008525646">
            <text:p>0,9905740085</text:p>
          </table:table-cell>
          <table:table-cell table:formula="of:=ABS([.T68]-[.K68])" office:value-type="float" office:value="0.0156406364873878">
            <text:p>0,0156406365</text:p>
          </table:table-cell>
          <table:table-cell table:number-columns-repeated="4"/>
          <table:table-cell table:formula="of:=-([.B68]+[.$Z$2])" office:value-type="float" office:value="293.043172378937">
            <text:p>293,0431723789</text:p>
          </table:table-cell>
          <table:table-cell table:formula="of:=[.P68]+[.O68]*[.D68]*([.$AA$2]+[.$AA$1]*ABS([.P68]/[.B68]))" office:value-type="float" office:value="191.025748586569">
            <text:p>191,0257485866</text:p>
          </table:table-cell>
          <table:table-cell table:formula="of:=SQRT([.Z68]*[.Z68]+[.AA68]*[.AA68])" office:value-type="float" office:value="349.807286231963">
            <text:p>349,807286232</text:p>
          </table:table-cell>
          <table:table-cell table:formula="of:=ASIN(ABS([.Z68]/[.AB68]))" office:value-type="float" office:value="0.993108370782303">
            <text:p>0,9931083708</text:p>
          </table:table-cell>
          <table:table-cell table:formula="of:=ABS([.K68]-[.AC68])" office:value-type="float" office:value="0.0181749987440442">
            <text:p>0,0181749987</text:p>
          </table:table-cell>
          <table:table-cell/>
          <table:table-cell table:formula="of:=[.J68]/[.AC68]" office:value-type="float" office:value="1.02147298338196">
            <text:p>1,0214729834</text:p>
          </table:table-cell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-230.863575639296">
            <text:p>-230,8635756393</text:p>
          </table:table-cell>
          <table:table-cell office:value-type="float" office:value="-211.249740892677">
            <text:p>-211,2497408927</text:p>
          </table:table-cell>
          <table:table-cell table:formula="of:=SQRT([.B69]*[.B69] + [.C69]*[.C69])" office:value-type="float" office:value="312.928815522291">
            <text:p>312,9288155223</text:p>
          </table:table-cell>
          <table:table-cell/>
          <table:table-cell office:value-type="float" office:value="332.446783179645">
            <text:p>332,4467831796</text:p>
          </table:table-cell>
          <table:table-cell office:value-type="float" office:value="-202.377202450701">
            <text:p>-202,3772024507</text:p>
          </table:table-cell>
          <table:table-cell table:formula="of:=SQRT([.F69]*[.F69]+[.G69]*[.G69])" office:value-type="float" office:value="389.200970859871">
            <text:p>389,2009708599</text:p>
          </table:table-cell>
          <table:table-cell/>
          <table:table-cell table:formula="of:=ASIN(ABS([.B69]/[.D69]))" office:value-type="float" office:value="0.829732910943112">
            <text:p>0,8297329109</text:p>
          </table:table-cell>
          <table:table-cell table:formula="of:=ASIN(ABS([.F69]/[.H69]))" office:value-type="float" office:value="1.02396734185595">
            <text:p>1,0239673419</text:p>
          </table:table-cell>
          <table:table-cell/>
          <table:table-cell table:formula="of:=[.J69]/[.K69]" office:value-type="float" office:value="0.810311888892091">
            <text:p>0,8103118889</text:p>
          </table:table-cell>
          <table:table-cell/>
          <table:table-cell table:formula="of:=IF([.C69]&lt;0;-[.A69];[.A69])" office:value-type="float" office:value="-0.64">
            <text:p>-0,64</text:p>
          </table:table-cell>
          <table:table-cell table:formula="of:=ABS([.C69])" office:value-type="float" office:value="211.249740892677">
            <text:p>211,2497408927</text:p>
          </table:table-cell>
          <table:table-cell table:formula="of:=ABS([.G69])" office:value-type="float" office:value="202.377202450701">
            <text:p>202,3772024507</text:p>
          </table:table-cell>
          <table:table-cell/>
          <table:table-cell table:formula="of:=1+[.$R$3]*[.O69]+[.$Q$3]*[.O69]*[.O69]*[.O69]" office:value-type="float" office:value="0.8588928">
            <text:p>0,8588928</text:p>
          </table:table-cell>
          <table:table-cell table:formula="of:=[.J69]/[.S69]" office:value-type="float" office:value="0.966049442891025">
            <text:p>0,9660494429</text:p>
          </table:table-cell>
          <table:table-cell table:formula="of:=ABS([.T69]-[.K69])" office:value-type="float" office:value="0.0579178989649299">
            <text:p>0,057917899</text:p>
          </table:table-cell>
          <table:table-cell table:number-columns-repeated="4"/>
          <table:table-cell table:formula="of:=-([.B69]+[.$Z$2])" office:value-type="float" office:value="235.863575639296">
            <text:p>235,8635756393</text:p>
          </table:table-cell>
          <table:table-cell table:formula="of:=[.P69]+[.O69]*[.D69]*([.$AA$2]+[.$AA$1]*ABS([.P69]/[.B69]))" office:value-type="float" office:value="146.860677683007">
            <text:p>146,860677683</text:p>
          </table:table-cell>
          <table:table-cell table:formula="of:=SQRT([.Z69]*[.Z69]+[.AA69]*[.AA69])" office:value-type="float" office:value="277.84831286669">
            <text:p>277,8483128667</text:p>
          </table:table-cell>
          <table:table-cell table:formula="of:=ASIN(ABS([.Z69]/[.AB69]))" office:value-type="float" office:value="1.01388800497592">
            <text:p>1,013888005</text:p>
          </table:table-cell>
          <table:table-cell table:formula="of:=ABS([.K69]-[.AC69])" office:value-type="float" office:value="0.0100793368800389">
            <text:p>0,0100793369</text:p>
          </table:table-cell>
          <table:table-cell/>
          <table:table-cell table:formula="of:=[.J69]/[.AC69]" office:value-type="float" office:value="0.818367420140079">
            <text:p>0,8183674201</text:p>
          </table:table-cell>
        </table:table-row>
        <table:table-row table:style-name="ro1">
          <table:table-cell office:value-type="float" office:value="0.36">
            <text:p>0,36</text:p>
          </table:table-cell>
          <table:table-cell office:value-type="float" office:value="-231.085979229264">
            <text:p>-231,0859792293</text:p>
          </table:table-cell>
          <table:table-cell office:value-type="float" office:value="-198.139025683481">
            <text:p>-198,1390256835</text:p>
          </table:table-cell>
          <table:table-cell table:formula="of:=SQRT([.B70]*[.B70] + [.C70]*[.C70])" office:value-type="float" office:value="304.400728144903">
            <text:p>304,4007281449</text:p>
          </table:table-cell>
          <table:table-cell/>
          <table:table-cell office:value-type="float" office:value="259.954833515973">
            <text:p>259,954833516</text:p>
          </table:table-cell>
          <table:table-cell office:value-type="float" office:value="-181.244464827074">
            <text:p>-181,2444648271</text:p>
          </table:table-cell>
          <table:table-cell table:formula="of:=SQRT([.F70]*[.F70]+[.G70]*[.G70])" office:value-type="float" office:value="316.900728144903">
            <text:p>316,9007281449</text:p>
          </table:table-cell>
          <table:table-cell/>
          <table:table-cell table:formula="of:=ASIN(ABS([.B70]/[.D70]))" office:value-type="float" office:value="0.862007106214699">
            <text:p>0,8620071062</text:p>
          </table:table-cell>
          <table:table-cell table:formula="of:=ASIN(ABS([.F70]/[.H70]))" office:value-type="float" office:value="0.961941792624746">
            <text:p>0,9619417926</text:p>
          </table:table-cell>
          <table:table-cell/>
          <table:table-cell table:formula="of:=[.J70]/[.K70]" office:value-type="float" office:value="0.896111503652039">
            <text:p>0,8961115037</text:p>
          </table:table-cell>
          <table:table-cell/>
          <table:table-cell table:formula="of:=IF([.C70]&lt;0;-[.A70];[.A70])" office:value-type="float" office:value="-0.36">
            <text:p>-0,36</text:p>
          </table:table-cell>
          <table:table-cell table:formula="of:=ABS([.C70])" office:value-type="float" office:value="198.139025683481">
            <text:p>198,1390256835</text:p>
          </table:table-cell>
          <table:table-cell table:formula="of:=ABS([.G70])" office:value-type="float" office:value="181.244464827074">
            <text:p>181,2444648271</text:p>
          </table:table-cell>
          <table:table-cell/>
          <table:table-cell table:formula="of:=1+[.$R$3]*[.O70]+[.$Q$3]*[.O70]*[.O70]*[.O70]" office:value-type="float" office:value="0.9256672">
            <text:p>0,9256672</text:p>
          </table:table-cell>
          <table:table-cell table:formula="of:=[.J70]/[.S70]" office:value-type="float" office:value="0.931227882131612">
            <text:p>0,9312278821</text:p>
          </table:table-cell>
          <table:table-cell table:formula="of:=ABS([.T70]-[.K70])" office:value-type="float" office:value="0.0307139104931343">
            <text:p>0,0307139105</text:p>
          </table:table-cell>
          <table:table-cell table:number-columns-repeated="4"/>
          <table:table-cell table:formula="of:=-([.B70]+[.$Z$2])" office:value-type="float" office:value="236.085979229264">
            <text:p>236,0859792293</text:p>
          </table:table-cell>
          <table:table-cell table:formula="of:=[.P70]+[.O70]*[.D70]*([.$AA$2]+[.$AA$1]*ABS([.P70]/[.B70]))" office:value-type="float" office:value="163.538610635142">
            <text:p>163,5386106351</text:p>
          </table:table-cell>
          <table:table-cell table:formula="of:=SQRT([.Z70]*[.Z70]+[.AA70]*[.AA70])" office:value-type="float" office:value="287.195868280017">
            <text:p>287,19586828</text:p>
          </table:table-cell>
          <table:table-cell table:formula="of:=ASIN(ABS([.Z70]/[.AB70]))" office:value-type="float" office:value="0.964981208539322">
            <text:p>0,9649812085</text:p>
          </table:table-cell>
          <table:table-cell table:formula="of:=ABS([.K70]-[.AC70])" office:value-type="float" office:value="0.00303941591457602">
            <text:p>0,0030394159</text:p>
          </table:table-cell>
          <table:table-cell/>
          <table:table-cell table:formula="of:=[.J70]/[.AC70]" office:value-type="float" office:value="0.893289007689079">
            <text:p>0,8932890077</text:p>
          </table:table-cell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-378.506964416872">
            <text:p>-378,5069644169</text:p>
          </table:table-cell>
          <table:table-cell office:value-type="float" office:value="222.777850542144">
            <text:p>222,7778505421</text:p>
          </table:table-cell>
          <table:table-cell table:formula="of:=SQRT([.B71]*[.B71] + [.C71]*[.C71])" office:value-type="float" office:value="439.200970859871">
            <text:p>439,2009708599</text:p>
          </table:table-cell>
          <table:table-cell/>
          <table:table-cell office:value-type="float" office:value="432.857642197539">
            <text:p>432,8576421975</text:p>
          </table:table-cell>
          <table:table-cell office:value-type="float" office:value="143.001973885725">
            <text:p>143,0019738857</text:p>
          </table:table-cell>
          <table:table-cell table:formula="of:=SQRT([.F71]*[.F71]+[.G71]*[.G71])" office:value-type="float" office:value="455.867637526537">
            <text:p>455,8676375265</text:p>
          </table:table-cell>
          <table:table-cell/>
          <table:table-cell table:formula="of:=ASIN(ABS([.B71]/[.D71]))" office:value-type="float" office:value="1.03882361992421">
            <text:p>1,0388236199</text:p>
          </table:table-cell>
          <table:table-cell table:formula="of:=ASIN(ABS([.F71]/[.H71]))" office:value-type="float" office:value="1.25171764978275">
            <text:p>1,2517176498</text:p>
          </table:table-cell>
          <table:table-cell/>
          <table:table-cell table:formula="of:=[.J71]/[.K71]" office:value-type="float" office:value="0.829918488490202">
            <text:p>0,8299184885</text:p>
          </table:table-cell>
          <table:table-cell/>
          <table:table-cell table:formula="of:=IF([.C71]&lt;0;-[.A71];[.A71])" office:value-type="float" office:value="-0.8">
            <text:p>-0,8</text:p>
          </table:table-cell>
          <table:table-cell table:formula="of:=ABS([.C71])" office:value-type="float" office:value="222.777850542144">
            <text:p>222,7778505421</text:p>
          </table:table-cell>
          <table:table-cell table:formula="of:=ABS([.G71])" office:value-type="float" office:value="143.001973885725">
            <text:p>143,0019738857</text:p>
          </table:table-cell>
          <table:table-cell/>
          <table:table-cell table:formula="of:=1+[.$R$3]*[.O71]+[.$Q$3]*[.O71]*[.O71]*[.O71]" office:value-type="float" office:value="0.8144">
            <text:p>0,8144</text:p>
          </table:table-cell>
          <table:table-cell table:formula="of:=[.J71]/[.S71]" office:value-type="float" office:value="1.275569277903">
            <text:p>1,2755692779</text:p>
          </table:table-cell>
          <table:table-cell table:formula="of:=ABS([.T71]-[.K71])" office:value-type="float" office:value="0.0238516281202554">
            <text:p>0,0238516281</text:p>
          </table:table-cell>
          <table:table-cell table:number-columns-repeated="4"/>
          <table:table-cell table:formula="of:=-([.B71]+[.$Z$2])" office:value-type="float" office:value="383.506964416872">
            <text:p>383,5069644169</text:p>
          </table:table-cell>
          <table:table-cell table:formula="of:=[.P71]+[.O71]*[.D71]*([.$AA$2]+[.$AA$1]*ABS([.P71]/[.B71]))" office:value-type="float" office:value="121.284830067461">
            <text:p>121,2848300675</text:p>
          </table:table-cell>
          <table:table-cell table:formula="of:=SQRT([.Z71]*[.Z71]+[.AA71]*[.AA71])" office:value-type="float" office:value="402.228295574462">
            <text:p>402,2282955745</text:p>
          </table:table-cell>
          <table:table-cell table:formula="of:=ASIN(ABS([.Z71]/[.AB71]))" office:value-type="float" office:value="1.26449696112184">
            <text:p>1,2644969611</text:p>
          </table:table-cell>
          <table:table-cell table:formula="of:=ABS([.K71]-[.AC71])" office:value-type="float" office:value="0.0127793113390919">
            <text:p>0,0127793113</text:p>
          </table:table-cell>
          <table:table-cell/>
          <table:table-cell table:formula="of:=[.J71]/[.AC71]" office:value-type="float" office:value="0.82153113203418">
            <text:p>0,821531132</text:p>
          </table:table-cell>
        </table:table-row>
        <table:table-row table:style-name="ro1">
          <table:table-cell office:value-type="float" office:value="0.32">
            <text:p>0,32</text:p>
          </table:table-cell>
          <table:table-cell office:value-type="float" office:value="-65.0861582980946">
            <text:p>-65,0861582981</text:p>
          </table:table-cell>
          <table:table-cell office:value-type="float" office:value="-9.33932922865046">
            <text:p>-9,3393292287</text:p>
          </table:table-cell>
          <table:table-cell table:formula="of:=SQRT([.B72]*[.B72] + [.C72]*[.C72])" office:value-type="float" office:value="65.7528027725492">
            <text:p>65,7528027725</text:p>
          </table:table-cell>
          <table:table-cell/>
          <table:table-cell office:value-type="float" office:value="489.189780150973">
            <text:p>489,189780151</text:p>
          </table:table-cell>
          <table:table-cell office:value-type="float" office:value="3.30891010492312">
            <text:p>3,3089101049</text:p>
          </table:table-cell>
          <table:table-cell table:formula="of:=SQRT([.F72]*[.F72]+[.G72]*[.G72])" office:value-type="float" office:value="489.20097085987">
            <text:p>489,2009708599</text:p>
          </table:table-cell>
          <table:table-cell/>
          <table:table-cell table:formula="of:=ASIN(ABS([.B72]/[.D72]))" office:value-type="float" office:value="1.42827737528054">
            <text:p>1,4282773753</text:p>
          </table:table-cell>
          <table:table-cell table:formula="of:=ASIN(ABS([.F72]/[.H72]))" office:value-type="float" office:value="1.56403236774078">
            <text:p>1,5640323677</text:p>
          </table:table-cell>
          <table:table-cell/>
          <table:table-cell table:formula="of:=[.J72]/[.K72]" office:value-type="float" office:value="0.913201929026359">
            <text:p>0,913201929</text:p>
          </table:table-cell>
          <table:table-cell/>
          <table:table-cell table:formula="of:=IF([.C72]&lt;0;-[.A72];[.A72])" office:value-type="float" office:value="-0.32">
            <text:p>-0,32</text:p>
          </table:table-cell>
          <table:table-cell table:formula="of:=ABS([.C72])" office:value-type="float" office:value="9.33932922865046">
            <text:p>9,3393292287</text:p>
          </table:table-cell>
          <table:table-cell table:formula="of:=ABS([.G72])" office:value-type="float" office:value="3.30891010492312">
            <text:p>3,3089101049</text:p>
          </table:table-cell>
          <table:table-cell/>
          <table:table-cell table:formula="of:=1+[.$R$3]*[.O72]+[.$Q$3]*[.O72]*[.O72]*[.O72]" office:value-type="float" office:value="0.9343616">
            <text:p>0,9343616</text:p>
          </table:table-cell>
          <table:table-cell table:formula="of:=[.J72]/[.S72]" office:value-type="float" office:value="1.52861309291878">
            <text:p>1,5286130929</text:p>
          </table:table-cell>
          <table:table-cell table:formula="of:=ABS([.T72]-[.K72])" office:value-type="float" office:value="0.0354192748219952">
            <text:p>0,0354192748</text:p>
          </table:table-cell>
          <table:table-cell table:number-columns-repeated="4"/>
          <table:table-cell table:formula="of:=-([.B72]+[.$Z$2])" office:value-type="float" office:value="70.0861582980946">
            <text:p>70,0861582981</text:p>
          </table:table-cell>
          <table:table-cell table:formula="of:=[.P72]+[.O72]*[.D72]*([.$AA$2]+[.$AA$1]*ABS([.P72]/[.B72]))" office:value-type="float" office:value="4.1980033530307">
            <text:p>4,198003353</text:p>
          </table:table-cell>
          <table:table-cell table:formula="of:=SQRT([.Z72]*[.Z72]+[.AA72]*[.AA72])" office:value-type="float" office:value="70.2117712149297">
            <text:p>70,2117712149</text:p>
          </table:table-cell>
          <table:table-cell table:formula="of:=ASIN(ABS([.Z72]/[.AB72]))" office:value-type="float" office:value="1.51097005317313">
            <text:p>1,5109700532</text:p>
          </table:table-cell>
          <table:table-cell table:formula="of:=ABS([.K72]-[.AC72])" office:value-type="float" office:value="0.0530623145676439">
            <text:p>0,0530623146</text:p>
          </table:table-cell>
          <table:table-cell/>
          <table:table-cell table:formula="of:=[.J72]/[.AC72]" office:value-type="float" office:value="0.945271795613069">
            <text:p>0,9452717956</text:p>
          </table:table-cell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-416.175489506655">
            <text:p>-416,1754895067</text:p>
          </table:table-cell>
          <table:table-cell office:value-type="float" office:value="85.8047795584431">
            <text:p>85,8047795584</text:p>
          </table:table-cell>
          <table:table-cell table:formula="of:=SQRT([.B73]*[.B73] + [.C73]*[.C73])" office:value-type="float" office:value="424.928815522291">
            <text:p>424,9288155223</text:p>
          </table:table-cell>
          <table:table-cell/>
          <table:table-cell office:value-type="float" office:value="373.021673701931">
            <text:p>373,0216737019</text:p>
          </table:table-cell>
          <table:table-cell office:value-type="float" office:value="120.170760458253">
            <text:p>120,1707604583</text:p>
          </table:table-cell>
          <table:table-cell table:formula="of:=SQRT([.F73]*[.F73]+[.G73]*[.G73])" office:value-type="float" office:value="391.900728144902">
            <text:p>391,9007281449</text:p>
          </table:table-cell>
          <table:table-cell/>
          <table:table-cell table:formula="of:=ASIN(ABS([.B73]/[.D73]))" office:value-type="float" office:value="1.36747084444685">
            <text:p>1,3674708444</text:p>
          </table:table-cell>
          <table:table-cell table:formula="of:=ASIN(ABS([.F73]/[.H73]))" office:value-type="float" office:value="1.25913987042731">
            <text:p>1,2591398704</text:p>
          </table:table-cell>
          <table:table-cell/>
          <table:table-cell table:formula="of:=[.J73]/[.K73]" office:value-type="float" office:value="1.08603569513113">
            <text:p>1,0860356951</text:p>
          </table:table-cell>
          <table:table-cell/>
          <table:table-cell table:formula="of:=IF([.C73]&lt;0;-[.A73];[.A73])" office:value-type="float" office:value="0.52">
            <text:p>0,52</text:p>
          </table:table-cell>
          <table:table-cell table:formula="of:=ABS([.C73])" office:value-type="float" office:value="85.8047795584431">
            <text:p>85,8047795584</text:p>
          </table:table-cell>
          <table:table-cell table:formula="of:=ABS([.G73])" office:value-type="float" office:value="120.170760458253">
            <text:p>120,1707604583</text:p>
          </table:table-cell>
          <table:table-cell/>
          <table:table-cell table:formula="of:=1+[.$R$3]*[.O73]+[.$Q$3]*[.O73]*[.O73]*[.O73]" office:value-type="float" office:value="1.1110304">
            <text:p>1,1110304</text:p>
          </table:table-cell>
          <table:table-cell table:formula="of:=[.J73]/[.S73]" office:value-type="float" office:value="1.23081316627056">
            <text:p>1,2308131663</text:p>
          </table:table-cell>
          <table:table-cell table:formula="of:=ABS([.T73]-[.K73])" office:value-type="float" office:value="0.0283267041567536">
            <text:p>0,0283267042</text:p>
          </table:table-cell>
          <table:table-cell table:number-columns-repeated="4"/>
          <table:table-cell table:formula="of:=-([.B73]+[.$Z$2])" office:value-type="float" office:value="421.175489506655">
            <text:p>421,1754895067</text:p>
          </table:table-cell>
          <table:table-cell table:formula="of:=[.P73]+[.O73]*[.D73]*([.$AA$2]+[.$AA$1]*ABS([.P73]/[.B73]))" office:value-type="float" office:value="141.181959494576">
            <text:p>141,1819594946</text:p>
          </table:table-cell>
          <table:table-cell table:formula="of:=SQRT([.Z73]*[.Z73]+[.AA73]*[.AA73])" office:value-type="float" office:value="444.208440541035">
            <text:p>444,208440541</text:p>
          </table:table-cell>
          <table:table-cell table:formula="of:=ASIN(ABS([.Z73]/[.AB73]))" office:value-type="float" office:value="1.2473583142184">
            <text:p>1,2473583142</text:p>
          </table:table-cell>
          <table:table-cell table:formula="of:=ABS([.K73]-[.AC73])" office:value-type="float" office:value="0.0117815562089167">
            <text:p>0,0117815562</text:p>
          </table:table-cell>
          <table:table-cell/>
          <table:table-cell table:formula="of:=[.J73]/[.AC73]" office:value-type="float" office:value="1.0962935259735">
            <text:p>1,09629352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400.805543698579">
            <text:p>-400,8055436986</text:p>
          </table:table-cell>
          <table:table-cell office:value-type="float" office:value="-172.139253923283">
            <text:p>-172,1392539233</text:p>
          </table:table-cell>
          <table:table-cell table:formula="of:=SQRT([.B74]*[.B74] + [.C74]*[.C74])" office:value-type="float" office:value="436.207526987761">
            <text:p>436,2075269878</text:p>
          </table:table-cell>
          <table:table-cell/>
          <table:table-cell office:value-type="float" office:value="140.813904807825">
            <text:p>140,8139048078</text:p>
          </table:table-cell>
          <table:table-cell office:value-type="float" office:value="-82.4311665469037">
            <text:p>-82,4311665469</text:p>
          </table:table-cell>
          <table:table-cell table:formula="of:=SQRT([.F74]*[.F74]+[.G74]*[.G74])" office:value-type="float" office:value="163.166948263153">
            <text:p>163,1669482632</text:p>
          </table:table-cell>
          <table:table-cell/>
          <table:table-cell table:formula="of:=ASIN(ABS([.B74]/[.D74]))" office:value-type="float" office:value="1.16513449165318">
            <text:p>1,1651344917</text:p>
          </table:table-cell>
          <table:table-cell table:formula="of:=ASIN(ABS([.F74]/[.H74]))" office:value-type="float" office:value="1.04118813690392">
            <text:p>1,0411881369</text:p>
          </table:table-cell>
          <table:table-cell/>
          <table:table-cell table:formula="of:=[.J74]/[.K74]" office:value-type="float" office:value="1.11904318763929">
            <text:p>1,1190431876</text:p>
          </table:table-cell>
          <table:table-cell/>
          <table:table-cell table:formula="of:=IF([.C74]&lt;0;-[.A74];[.A74])" office:value-type="float" office:value="-0">
            <text:p>-0</text:p>
          </table:table-cell>
          <table:table-cell table:formula="of:=ABS([.C74])" office:value-type="float" office:value="172.139253923283">
            <text:p>172,1392539233</text:p>
          </table:table-cell>
          <table:table-cell table:formula="of:=ABS([.G74])" office:value-type="float" office:value="82.4311665469037">
            <text:p>82,4311665469</text:p>
          </table:table-cell>
          <table:table-cell/>
          <table:table-cell table:formula="of:=1+[.$R$3]*[.O74]+[.$Q$3]*[.O74]*[.O74]*[.O74]" office:value-type="float" office:value="1">
            <text:p>1</text:p>
          </table:table-cell>
          <table:table-cell table:formula="of:=[.J74]/[.S74]" office:value-type="float" office:value="1.16513449165318">
            <text:p>1,1651344917</text:p>
          </table:table-cell>
          <table:table-cell table:formula="of:=ABS([.T74]-[.K74])" office:value-type="float" office:value="0.123946354749255">
            <text:p>0,1239463547</text:p>
          </table:table-cell>
          <table:table-cell table:number-columns-repeated="4"/>
          <table:table-cell table:formula="of:=-([.B74]+[.$Z$2])" office:value-type="float" office:value="405.805543698579">
            <text:p>405,8055436986</text:p>
          </table:table-cell>
          <table:table-cell table:formula="of:=[.P74]+[.O74]*[.D74]*([.$AA$2]+[.$AA$1]*ABS([.P74]/[.B74]))" office:value-type="float" office:value="172.139253923283">
            <text:p>172,1392539233</text:p>
          </table:table-cell>
          <table:table-cell table:formula="of:=SQRT([.Z74]*[.Z74]+[.AA74]*[.AA74])" office:value-type="float" office:value="440.806150181419">
            <text:p>440,8061501814</text:p>
          </table:table-cell>
          <table:table-cell table:formula="of:=ASIN(ABS([.Z74]/[.AB74]))" office:value-type="float" office:value="1.16961070286256">
            <text:p>1,1696107029</text:p>
          </table:table-cell>
          <table:table-cell table:formula="of:=ABS([.K74]-[.AC74])" office:value-type="float" office:value="0.128422565958636">
            <text:p>0,128422566</text:p>
          </table:table-cell>
          <table:table-cell/>
          <table:table-cell table:formula="of:=[.J74]/[.AC74]" office:value-type="float" office:value="0.996172905054283">
            <text:p>0,9961729051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-158.364990950593">
            <text:p>-158,3649909506</text:p>
          </table:table-cell>
          <table:table-cell office:value-type="float" office:value="97.9579730037784">
            <text:p>97,9579730038</text:p>
          </table:table-cell>
          <table:table-cell table:formula="of:=SQRT([.B75]*[.B75] + [.C75]*[.C75])" office:value-type="float" office:value="186.212875048398">
            <text:p>186,2128750484</text:p>
          </table:table-cell>
          <table:table-cell/>
          <table:table-cell office:value-type="float" office:value="188.683019059702">
            <text:p>188,6830190597</text:p>
          </table:table-cell>
          <table:table-cell office:value-type="float" office:value="-69.8952030096365">
            <text:p>-69,8952030096</text:p>
          </table:table-cell>
          <table:table-cell table:formula="of:=SQRT([.F75]*[.F75]+[.G75]*[.G75])" office:value-type="float" office:value="201.212875048398">
            <text:p>201,2128750484</text:p>
          </table:table-cell>
          <table:table-cell/>
          <table:table-cell table:formula="of:=ASIN(ABS([.B75]/[.D75]))" office:value-type="float" office:value="1.01684269171368">
            <text:p>1,0168426917</text:p>
          </table:table-cell>
          <table:table-cell table:formula="of:=ASIN(ABS([.F75]/[.H75]))" office:value-type="float" office:value="1.21603193707519">
            <text:p>1,2160319371</text:p>
          </table:table-cell>
          <table:table-cell/>
          <table:table-cell table:formula="of:=[.J75]/[.K75]" office:value-type="float" office:value="0.836197356920896">
            <text:p>0,8361973569</text:p>
          </table:table-cell>
          <table:table-cell/>
          <table:table-cell table:formula="of:=IF([.C75]&lt;0;-[.A75];[.A75])" office:value-type="float" office:value="0.8">
            <text:p>0,8</text:p>
          </table:table-cell>
          <table:table-cell table:formula="of:=ABS([.C75])" office:value-type="float" office:value="97.9579730037784">
            <text:p>97,9579730038</text:p>
          </table:table-cell>
          <table:table-cell table:formula="of:=ABS([.G75])" office:value-type="float" office:value="69.8952030096365">
            <text:p>69,8952030096</text:p>
          </table:table-cell>
          <table:table-cell/>
          <table:table-cell table:formula="of:=1+[.$R$3]*[.O75]+[.$Q$3]*[.O75]*[.O75]*[.O75]" office:value-type="float" office:value="1.1856">
            <text:p>1,1856</text:p>
          </table:table-cell>
          <table:table-cell table:formula="of:=[.J75]/[.S75]" office:value-type="float" office:value="0.857660839839469">
            <text:p>0,8576608398</text:p>
          </table:table-cell>
          <table:table-cell table:formula="of:=ABS([.T75]-[.K75])" office:value-type="float" office:value="0.358371097235725">
            <text:p>0,3583710972</text:p>
          </table:table-cell>
          <table:table-cell table:number-columns-repeated="4"/>
          <table:table-cell table:formula="of:=-([.B75]+[.$Z$2])" office:value-type="float" office:value="163.364990950593">
            <text:p>163,3649909506</text:p>
          </table:table-cell>
          <table:table-cell table:formula="of:=[.P75]+[.O75]*[.D75]*([.$AA$2]+[.$AA$1]*ABS([.P75]/[.B75]))" office:value-type="float" office:value="141.435822948138">
            <text:p>141,4358229481</text:p>
          </table:table-cell>
          <table:table-cell table:formula="of:=SQRT([.Z75]*[.Z75]+[.AA75]*[.AA75])" office:value-type="float" office:value="216.083808466308">
            <text:p>216,0838084663</text:p>
          </table:table-cell>
          <table:table-cell table:formula="of:=ASIN(ABS([.Z75]/[.AB75]))" office:value-type="float" office:value="0.857220308899892">
            <text:p>0,8572203089</text:p>
          </table:table-cell>
          <table:table-cell table:formula="of:=ABS([.K75]-[.AC75])" office:value-type="float" office:value="0.358811628175302">
            <text:p>0,3588116282</text:p>
          </table:table-cell>
          <table:table-cell/>
          <table:table-cell table:formula="of:=[.J75]/[.AC75]" office:value-type="float" office:value="1.18620928734019">
            <text:p>1,1862092873</text:p>
          </table:table-cell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-227.187639791194">
            <text:p>-227,1876397912</text:p>
          </table:table-cell>
          <table:table-cell office:value-type="float" office:value="-86.044095504394">
            <text:p>-86,0440955044</text:p>
          </table:table-cell>
          <table:table-cell table:formula="of:=SQRT([.B76]*[.B76] + [.C76]*[.C76])" office:value-type="float" office:value="242.935814661121">
            <text:p>242,9358146611</text:p>
          </table:table-cell>
          <table:table-cell/>
          <table:table-cell office:value-type="float" office:value="219.21045838224">
            <text:p>219,2104583822</text:p>
          </table:table-cell>
          <table:table-cell office:value-type="float" office:value="-133.962779454736">
            <text:p>-133,9627794547</text:p>
          </table:table-cell>
          <table:table-cell table:formula="of:=SQRT([.F76]*[.F76]+[.G76]*[.G76])" office:value-type="float" office:value="256.90319449822">
            <text:p>256,9031944982</text:p>
          </table:table-cell>
          <table:table-cell/>
          <table:table-cell table:formula="of:=ASIN(ABS([.B76]/[.D76]))" office:value-type="float" office:value="1.20875445245387">
            <text:p>1,2087544525</text:p>
          </table:table-cell>
          <table:table-cell table:formula="of:=ASIN(ABS([.F76]/[.H76]))" office:value-type="float" office:value="1.02224415871733">
            <text:p>1,0222441587</text:p>
          </table:table-cell>
          <table:table-cell/>
          <table:table-cell table:formula="of:=[.J76]/[.K76]" office:value-type="float" office:value="1.18245180678809">
            <text:p>1,1824518068</text:p>
          </table:table-cell>
          <table:table-cell/>
          <table:table-cell table:formula="of:=IF([.C76]&lt;0;-[.A76];[.A76])" office:value-type="float" office:value="0.8">
            <text:p>0,8</text:p>
          </table:table-cell>
          <table:table-cell table:formula="of:=ABS([.C76])" office:value-type="float" office:value="86.044095504394">
            <text:p>86,0440955044</text:p>
          </table:table-cell>
          <table:table-cell table:formula="of:=ABS([.G76])" office:value-type="float" office:value="133.962779454736">
            <text:p>133,9627794547</text:p>
          </table:table-cell>
          <table:table-cell/>
          <table:table-cell table:formula="of:=1+[.$R$3]*[.O76]+[.$Q$3]*[.O76]*[.O76]*[.O76]" office:value-type="float" office:value="1.1856">
            <text:p>1,1856</text:p>
          </table:table-cell>
          <table:table-cell table:formula="of:=[.J76]/[.S76]" office:value-type="float" office:value="1.01952973385111">
            <text:p>1,0195297339</text:p>
          </table:table-cell>
          <table:table-cell table:formula="of:=ABS([.T76]-[.K76])" office:value-type="float" office:value="0.00271442486622231">
            <text:p>0,0027144249</text:p>
          </table:table-cell>
          <table:table-cell table:number-columns-repeated="4"/>
          <table:table-cell table:formula="of:=-([.B76]+[.$Z$2])" office:value-type="float" office:value="232.187639791194">
            <text:p>232,1876397912</text:p>
          </table:table-cell>
          <table:table-cell table:formula="of:=[.P76]+[.O76]*[.D76]*([.$AA$2]+[.$AA$1]*ABS([.P76]/[.B76]))" office:value-type="float" office:value="138.104964867649">
            <text:p>138,1049648676</text:p>
          </table:table-cell>
          <table:table-cell table:formula="of:=SQRT([.Z76]*[.Z76]+[.AA76]*[.AA76])" office:value-type="float" office:value="270.155661411898">
            <text:p>270,1556614119</text:p>
          </table:table-cell>
          <table:table-cell table:formula="of:=ASIN(ABS([.Z76]/[.AB76]))" office:value-type="float" office:value="1.03420990292866">
            <text:p>1,0342099029</text:p>
          </table:table-cell>
          <table:table-cell table:formula="of:=ABS([.K76]-[.AC76])" office:value-type="float" office:value="0.0119657442113246">
            <text:p>0,0119657442</text:p>
          </table:table-cell>
          <table:table-cell/>
          <table:table-cell table:formula="of:=[.J76]/[.AC76]" office:value-type="float" office:value="1.16877091297516">
            <text:p>1,168770913</text:p>
          </table:table-cell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-217.883765991625">
            <text:p>-217,8837659916</text:p>
          </table:table-cell>
          <table:table-cell office:value-type="float" office:value="73.0349190442545">
            <text:p>73,0349190443</text:p>
          </table:table-cell>
          <table:table-cell table:formula="of:=SQRT([.B77]*[.B77] + [.C77]*[.C77])" office:value-type="float" office:value="229.798683378504">
            <text:p>229,7986833785</text:p>
          </table:table-cell>
          <table:table-cell/>
          <table:table-cell office:value-type="float" office:value="256.249375008287">
            <text:p>256,2493750083</text:p>
          </table:table-cell>
          <table:table-cell office:value-type="float" office:value="-143.098240032991">
            <text:p>-143,098240033</text:p>
          </table:table-cell>
          <table:table-cell table:formula="of:=SQRT([.F77]*[.F77]+[.G77]*[.G77])" office:value-type="float" office:value="293.49761241393">
            <text:p>293,4976124139</text:p>
          </table:table-cell>
          <table:table-cell/>
          <table:table-cell table:formula="of:=ASIN(ABS([.B77]/[.D77]))" office:value-type="float" office:value="1.24736555614599">
            <text:p>1,2473655561</text:p>
          </table:table-cell>
          <table:table-cell table:formula="of:=ASIN(ABS([.F77]/[.H77]))" office:value-type="float" office:value="1.06150131168347">
            <text:p>1,0615013117</text:p>
          </table:table-cell>
          <table:table-cell/>
          <table:table-cell table:formula="of:=[.J77]/[.K77]" office:value-type="float" office:value="1.17509563334194">
            <text:p>1,1750956333</text:p>
          </table:table-cell>
          <table:table-cell/>
          <table:table-cell table:formula="of:=IF([.C77]&lt;0;-[.A77];[.A77])" office:value-type="float" office:value="-0.8">
            <text:p>-0,8</text:p>
          </table:table-cell>
          <table:table-cell table:formula="of:=ABS([.C77])" office:value-type="float" office:value="73.0349190442545">
            <text:p>73,0349190443</text:p>
          </table:table-cell>
          <table:table-cell table:formula="of:=ABS([.G77])" office:value-type="float" office:value="143.098240032991">
            <text:p>143,098240033</text:p>
          </table:table-cell>
          <table:table-cell/>
          <table:table-cell table:formula="of:=1+[.$R$3]*[.O77]+[.$Q$3]*[.O77]*[.O77]*[.O77]" office:value-type="float" office:value="0.8144">
            <text:p>0,8144</text:p>
          </table:table-cell>
          <table:table-cell table:formula="of:=[.J77]/[.S77]" office:value-type="float" office:value="1.53163747070971">
            <text:p>1,5316374707</text:p>
          </table:table-cell>
          <table:table-cell table:formula="of:=ABS([.T77]-[.K77])" office:value-type="float" office:value="0.470136159026239">
            <text:p>0,470136159</text:p>
          </table:table-cell>
          <table:table-cell table:number-columns-repeated="4"/>
          <table:table-cell table:formula="of:=-([.B77]+[.$Z$2])" office:value-type="float" office:value="222.883765991625">
            <text:p>222,8837659916</text:p>
          </table:table-cell>
          <table:table-cell table:formula="of:=[.P77]+[.O77]*[.D77]*([.$AA$2]+[.$AA$1]*ABS([.P77]/[.B77]))" office:value-type="float" office:value="24.5896561264929">
            <text:p>24,5896561265</text:p>
          </table:table-cell>
          <table:table-cell table:formula="of:=SQRT([.Z77]*[.Z77]+[.AA77]*[.AA77])" office:value-type="float" office:value="224.236090607709">
            <text:p>224,2360906077</text:p>
          </table:table-cell>
          <table:table-cell table:formula="of:=ASIN(ABS([.Z77]/[.AB77]))" office:value-type="float" office:value="1.46091567627676">
            <text:p>1,4609156763</text:p>
          </table:table-cell>
          <table:table-cell table:formula="of:=ABS([.K77]-[.AC77])" office:value-type="float" office:value="0.399414364593289">
            <text:p>0,3994143646</text:p>
          </table:table-cell>
          <table:table-cell/>
          <table:table-cell table:formula="of:=[.J77]/[.AC77]" office:value-type="float" office:value="0.85382447214543">
            <text:p>0,8538244721</text:p>
          </table:table-cell>
        </table:table-row>
        <table:table-row table:style-name="ro1">
          <table:table-cell office:value-type="float" office:value="-0.04">
            <text:p>-0,04</text:p>
          </table:table-cell>
          <table:table-cell office:value-type="float" office:value="-192.191851304646">
            <text:p>-192,1918513046</text:p>
          </table:table-cell>
          <table:table-cell office:value-type="float" office:value="152.786182620513">
            <text:p>152,7861826205</text:p>
          </table:table-cell>
          <table:table-cell table:formula="of:=SQRT([.B78]*[.B78] + [.C78]*[.C78])" office:value-type="float" office:value="245.522555598576">
            <text:p>245,5225555986</text:p>
          </table:table-cell>
          <table:table-cell/>
          <table:table-cell office:value-type="float" office:value="218.297067067596">
            <text:p>218,2970670676</text:p>
          </table:table-cell>
          <table:table-cell office:value-type="float" office:value="164.972260335475">
            <text:p>164,9722603355</text:p>
          </table:table-cell>
          <table:table-cell table:formula="of:=SQRT([.F78]*[.F78]+[.G78]*[.G78])" office:value-type="float" office:value="273.622835615945">
            <text:p>273,6228356159</text:p>
          </table:table-cell>
          <table:table-cell/>
          <table:table-cell table:formula="of:=ASIN(ABS([.B78]/[.D78]))" office:value-type="float" office:value="0.899131820289166">
            <text:p>0,8991318203</text:p>
          </table:table-cell>
          <table:table-cell table:formula="of:=ASIN(ABS([.F78]/[.H78]))" office:value-type="float" office:value="0.923642122861366">
            <text:p>0,9236421229</text:p>
          </table:table-cell>
          <table:table-cell/>
          <table:table-cell table:formula="of:=[.J78]/[.K78]" office:value-type="float" office:value="0.973463420554847">
            <text:p>0,9734634206</text:p>
          </table:table-cell>
          <table:table-cell/>
          <table:table-cell table:formula="of:=IF([.C78]&lt;0;-[.A78];[.A78])" office:value-type="float" office:value="-0.04">
            <text:p>-0,04</text:p>
          </table:table-cell>
          <table:table-cell table:formula="of:=ABS([.C78])" office:value-type="float" office:value="152.786182620513">
            <text:p>152,7861826205</text:p>
          </table:table-cell>
          <table:table-cell table:formula="of:=ABS([.G78])" office:value-type="float" office:value="164.972260335475">
            <text:p>164,9722603355</text:p>
          </table:table-cell>
          <table:table-cell/>
          <table:table-cell table:formula="of:=1+[.$R$3]*[.O78]+[.$Q$3]*[.O78]*[.O78]*[.O78]" office:value-type="float" office:value="0.9919968">
            <text:p>0,9919968</text:p>
          </table:table-cell>
          <table:table-cell table:formula="of:=[.J78]/[.S78]" office:value-type="float" office:value="0.906385807181198">
            <text:p>0,9063858072</text:p>
          </table:table-cell>
          <table:table-cell table:formula="of:=ABS([.T78]-[.K78])" office:value-type="float" office:value="0.0172563156801675">
            <text:p>0,0172563157</text:p>
          </table:table-cell>
          <table:table-cell table:number-columns-repeated="4"/>
          <table:table-cell table:formula="of:=-([.B78]+[.$Z$2])" office:value-type="float" office:value="197.191851304646">
            <text:p>197,1918513046</text:p>
          </table:table-cell>
          <table:table-cell table:formula="of:=[.P78]+[.O78]*[.D78]*([.$AA$2]+[.$AA$1]*ABS([.P78]/[.B78]))" office:value-type="float" office:value="149.74664577501">
            <text:p>149,746645775</text:p>
          </table:table-cell>
          <table:table-cell table:formula="of:=SQRT([.Z78]*[.Z78]+[.AA78]*[.AA78])" office:value-type="float" office:value="247.605904900953">
            <text:p>247,605904901</text:p>
          </table:table-cell>
          <table:table-cell table:formula="of:=ASIN(ABS([.Z78]/[.AB78]))" office:value-type="float" office:value="0.921309033261073">
            <text:p>0,9213090333</text:p>
          </table:table-cell>
          <table:table-cell table:formula="of:=ABS([.K78]-[.AC78])" office:value-type="float" office:value="0.00233308960029233">
            <text:p>0,0023330896</text:p>
          </table:table-cell>
          <table:table-cell/>
          <table:table-cell table:formula="of:=[.J78]/[.AC78]" office:value-type="float" office:value="0.975928584035034">
            <text:p>0,975928584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 office:value-type="float" office:value="-271.216710909335">
            <text:p>-271,2167109093</text:p>
          </table:table-cell>
          <table:table-cell office:value-type="float" office:value="205.432204375054">
            <text:p>205,4322043751</text:p>
          </table:table-cell>
          <table:table-cell table:formula="of:=SQRT([.B79]*[.B79] + [.C79]*[.C79])" office:value-type="float" office:value="340.236527831554">
            <text:p>340,2365278316</text:p>
          </table:table-cell>
          <table:table-cell/>
          <table:table-cell office:value-type="float" office:value="243.641968545809">
            <text:p>243,6419685458</text:p>
          </table:table-cell>
          <table:table-cell office:value-type="float" office:value="178.124459422335">
            <text:p>178,1244594223</text:p>
          </table:table-cell>
          <table:table-cell table:formula="of:=SQRT([.F79]*[.F79]+[.G79]*[.G79])" office:value-type="float" office:value="301.810755079033">
            <text:p>301,810755079</text:p>
          </table:table-cell>
          <table:table-cell/>
          <table:table-cell table:formula="of:=ASIN(ABS([.B79]/[.D79]))" office:value-type="float" office:value="0.92254633628177">
            <text:p>0,9225463363</text:p>
          </table:table-cell>
          <table:table-cell table:formula="of:=ASIN(ABS([.F79]/[.H79]))" office:value-type="float" office:value="0.939507192348237">
            <text:p>0,9395071923</text:p>
          </table:table-cell>
          <table:table-cell/>
          <table:table-cell table:formula="of:=[.J79]/[.K79]" office:value-type="float" office:value="0.981947071608814">
            <text:p>0,9819470716</text:p>
          </table:table-cell>
          <table:table-cell/>
          <table:table-cell table:formula="of:=IF([.C79]&lt;0;-[.A79];[.A79])" office:value-type="float" office:value="0.08">
            <text:p>0,08</text:p>
          </table:table-cell>
          <table:table-cell table:formula="of:=ABS([.C79])" office:value-type="float" office:value="205.432204375054">
            <text:p>205,4322043751</text:p>
          </table:table-cell>
          <table:table-cell table:formula="of:=ABS([.G79])" office:value-type="float" office:value="178.124459422335">
            <text:p>178,1244594223</text:p>
          </table:table-cell>
          <table:table-cell/>
          <table:table-cell table:formula="of:=1+[.$R$3]*[.O79]+[.$Q$3]*[.O79]*[.O79]*[.O79]" office:value-type="float" office:value="1.0160256">
            <text:p>1,0160256</text:p>
          </table:table-cell>
          <table:table-cell table:formula="of:=[.J79]/[.S79]" office:value-type="float" office:value="0.907995168902998">
            <text:p>0,9079951689</text:p>
          </table:table-cell>
          <table:table-cell table:formula="of:=ABS([.T79]-[.K79])" office:value-type="float" office:value="0.0315120234452388">
            <text:p>0,0315120234</text:p>
          </table:table-cell>
          <table:table-cell table:number-columns-repeated="4"/>
          <table:table-cell table:formula="of:=-([.B79]+[.$Z$2])" office:value-type="float" office:value="276.216710909335">
            <text:p>276,2167109093</text:p>
          </table:table-cell>
          <table:table-cell table:formula="of:=[.P79]+[.O79]*[.D79]*([.$AA$2]+[.$AA$1]*ABS([.P79]/[.B79]))" office:value-type="float" office:value="213.754244786139">
            <text:p>213,7542447861</text:p>
          </table:table-cell>
          <table:table-cell table:formula="of:=SQRT([.Z79]*[.Z79]+[.AA79]*[.AA79])" office:value-type="float" office:value="349.265727705516">
            <text:p>349,2657277055</text:p>
          </table:table-cell>
          <table:table-cell table:formula="of:=ASIN(ABS([.Z79]/[.AB79]))" office:value-type="float" office:value="0.91219619957214">
            <text:p>0,9121961996</text:p>
          </table:table-cell>
          <table:table-cell table:formula="of:=ABS([.K79]-[.AC79])" office:value-type="float" office:value="0.0273109927760972">
            <text:p>0,0273109928</text:p>
          </table:table-cell>
          <table:table-cell/>
          <table:table-cell table:formula="of:=[.J79]/[.AC79]" office:value-type="float" office:value="1.01134639314929">
            <text:p>1,0113463931</text:p>
          </table:table-cell>
        </table:table-row>
        <table:table-row table:style-name="ro1">
          <table:table-cell office:value-type="float" office:value="-0.04">
            <text:p>-0,04</text:p>
          </table:table-cell>
          <table:table-cell office:value-type="float" office:value="-231.957560132464">
            <text:p>-231,9575601325</text:p>
          </table:table-cell>
          <table:table-cell office:value-type="float" office:value="188.442385483404">
            <text:p>188,4423854834</text:p>
          </table:table-cell>
          <table:table-cell table:formula="of:=SQRT([.B80]*[.B80] + [.C80]*[.C80])" office:value-type="float" office:value="298.855888931909">
            <text:p>298,8558889319</text:p>
          </table:table-cell>
          <table:table-cell/>
          <table:table-cell office:value-type="float" office:value="275.647125063639">
            <text:p>275,6471250636</text:p>
          </table:table-cell>
          <table:table-cell office:value-type="float" office:value="212.92890851015">
            <text:p>212,9289085102</text:p>
          </table:table-cell>
          <table:table-cell table:formula="of:=SQRT([.F80]*[.F80]+[.G80]*[.G80])" office:value-type="float" office:value="348.310289304197">
            <text:p>348,3102893042</text:p>
          </table:table-cell>
          <table:table-cell/>
          <table:table-cell table:formula="of:=ASIN(ABS([.B80]/[.D80]))" office:value-type="float" office:value="0.888539844905616">
            <text:p>0,8885398449</text:p>
          </table:table-cell>
          <table:table-cell table:formula="of:=ASIN(ABS([.F80]/[.H80]))" office:value-type="float" office:value="0.91306934225373">
            <text:p>0,9130693423</text:p>
          </table:table-cell>
          <table:table-cell/>
          <table:table-cell table:formula="of:=[.J80]/[.K80]" office:value-type="float" office:value="0.973135121054916">
            <text:p>0,9731351211</text:p>
          </table:table-cell>
          <table:table-cell/>
          <table:table-cell table:formula="of:=IF([.C80]&lt;0;-[.A80];[.A80])" office:value-type="float" office:value="-0.04">
            <text:p>-0,04</text:p>
          </table:table-cell>
          <table:table-cell table:formula="of:=ABS([.C80])" office:value-type="float" office:value="188.442385483404">
            <text:p>188,4423854834</text:p>
          </table:table-cell>
          <table:table-cell table:formula="of:=ABS([.G80])" office:value-type="float" office:value="212.92890851015">
            <text:p>212,9289085102</text:p>
          </table:table-cell>
          <table:table-cell/>
          <table:table-cell table:formula="of:=1+[.$R$3]*[.O80]+[.$Q$3]*[.O80]*[.O80]*[.O80]" office:value-type="float" office:value="0.9919968">
            <text:p>0,9919968</text:p>
          </table:table-cell>
          <table:table-cell table:formula="of:=[.J80]/[.S80]" office:value-type="float" office:value="0.89570837819801">
            <text:p>0,8957083782</text:p>
          </table:table-cell>
          <table:table-cell table:formula="of:=ABS([.T80]-[.K80])" office:value-type="float" office:value="0.0173609640557197">
            <text:p>0,0173609641</text:p>
          </table:table-cell>
          <table:table-cell table:number-columns-repeated="4"/>
          <table:table-cell table:formula="of:=-([.B80]+[.$Z$2])" office:value-type="float" office:value="236.957560132464">
            <text:p>236,9575601325</text:p>
          </table:table-cell>
          <table:table-cell table:formula="of:=[.P80]+[.O80]*[.D80]*([.$AA$2]+[.$AA$1]*ABS([.P80]/[.B80]))" office:value-type="float" office:value="184.721748880623">
            <text:p>184,7217488806</text:p>
          </table:table-cell>
          <table:table-cell table:formula="of:=SQRT([.Z80]*[.Z80]+[.AA80]*[.AA80])" office:value-type="float" office:value="300.451343504146">
            <text:p>300,4513435041</text:p>
          </table:table-cell>
          <table:table-cell table:formula="of:=ASIN(ABS([.Z80]/[.AB80]))" office:value-type="float" office:value="0.908645982666137">
            <text:p>0,9086459827</text:p>
          </table:table-cell>
          <table:table-cell table:formula="of:=ABS([.K80]-[.AC80])" office:value-type="float" office:value="0.00442335958759377">
            <text:p>0,0044233596</text:p>
          </table:table-cell>
          <table:table-cell/>
          <table:table-cell table:formula="of:=[.J80]/[.AC80]" office:value-type="float" office:value="0.977872418803278">
            <text:p>0,9778724188</text:p>
          </table:table-cell>
        </table:table-row>
        <table:table-row table:style-name="ro1">
          <table:table-cell office:value-type="float" office:value="0.04">
            <text:p>0,04</text:p>
          </table:table-cell>
          <table:table-cell office:value-type="float" office:value="-232.004903406503">
            <text:p>-232,0049034065</text:p>
          </table:table-cell>
          <table:table-cell office:value-type="float" office:value="178.90031162666">
            <text:p>178,9003116267</text:p>
          </table:table-cell>
          <table:table-cell table:formula="of:=SQRT([.B81]*[.B81] + [.C81]*[.C81])" office:value-type="float" office:value="292.970300038719">
            <text:p>292,9703000387</text:p>
          </table:table-cell>
          <table:table-cell/>
          <table:table-cell office:value-type="float" office:value="273.388846824114">
            <text:p>273,3888468241</text:p>
          </table:table-cell>
          <table:table-cell office:value-type="float" office:value="200.204525163682">
            <text:p>200,2045251637</text:p>
          </table:table-cell>
          <table:table-cell table:formula="of:=SQRT([.F81]*[.F81]+[.G81]*[.G81])" office:value-type="float" office:value="338.855888931909">
            <text:p>338,8558889319</text:p>
          </table:table-cell>
          <table:table-cell/>
          <table:table-cell table:formula="of:=ASIN(ABS([.B81]/[.D81]))" office:value-type="float" office:value="0.913923814854406">
            <text:p>0,9139238149</text:p>
          </table:table-cell>
          <table:table-cell table:formula="of:=ASIN(ABS([.F81]/[.H81]))" office:value-type="float" office:value="0.938715329632076">
            <text:p>0,9387153296</text:p>
          </table:table-cell>
          <table:table-cell/>
          <table:table-cell table:formula="of:=[.J81]/[.K81]" office:value-type="float" office:value="0.973589954275715">
            <text:p>0,9735899543</text:p>
          </table:table-cell>
          <table:table-cell/>
          <table:table-cell table:formula="of:=IF([.C81]&lt;0;-[.A81];[.A81])" office:value-type="float" office:value="0.04">
            <text:p>0,04</text:p>
          </table:table-cell>
          <table:table-cell table:formula="of:=ABS([.C81])" office:value-type="float" office:value="178.90031162666">
            <text:p>178,9003116267</text:p>
          </table:table-cell>
          <table:table-cell table:formula="of:=ABS([.G81])" office:value-type="float" office:value="200.204525163682">
            <text:p>200,2045251637</text:p>
          </table:table-cell>
          <table:table-cell/>
          <table:table-cell table:formula="of:=1+[.$R$3]*[.O81]+[.$Q$3]*[.O81]*[.O81]*[.O81]" office:value-type="float" office:value="1.0080032">
            <text:p>1,0080032</text:p>
          </table:table-cell>
          <table:table-cell table:formula="of:=[.J81]/[.S81]" office:value-type="float" office:value="0.906667572934695">
            <text:p>0,9066675729</text:p>
          </table:table-cell>
          <table:table-cell table:formula="of:=ABS([.T81]-[.K81])" office:value-type="float" office:value="0.0320477566973817">
            <text:p>0,0320477567</text:p>
          </table:table-cell>
          <table:table-cell table:number-columns-repeated="4"/>
          <table:table-cell table:formula="of:=-([.B81]+[.$Z$2])" office:value-type="float" office:value="237.004903406503">
            <text:p>237,0049034065</text:p>
          </table:table-cell>
          <table:table-cell table:formula="of:=[.P81]+[.O81]*[.D81]*([.$AA$2]+[.$AA$1]*ABS([.P81]/[.B81]))" office:value-type="float" office:value="182.499282701506">
            <text:p>182,4992827015</text:p>
          </table:table-cell>
          <table:table-cell table:formula="of:=SQRT([.Z81]*[.Z81]+[.AA81]*[.AA81])" office:value-type="float" office:value="299.127585530473">
            <text:p>299,1275855305</text:p>
          </table:table-cell>
          <table:table-cell table:formula="of:=ASIN(ABS([.Z81]/[.AB81]))" office:value-type="float" office:value="0.914603021650257">
            <text:p>0,9146030217</text:p>
          </table:table-cell>
          <table:table-cell table:formula="of:=ABS([.K81]-[.AC81])" office:value-type="float" office:value="0.0241123079818194">
            <text:p>0,024112308</text:p>
          </table:table-cell>
          <table:table-cell/>
          <table:table-cell table:formula="of:=[.J81]/[.AC81]" office:value-type="float" office:value="0.999257375298602">
            <text:p>0,9992573753</text:p>
          </table:table-cell>
        </table:table-row>
        <table:table-row table:style-name="ro1">
          <table:table-cell office:value-type="float" office:value="0.16">
            <text:p>0,16</text:p>
          </table:table-cell>
          <table:table-cell office:value-type="float" office:value="-287.104179737699">
            <text:p>-287,1041797377</text:p>
          </table:table-cell>
          <table:table-cell office:value-type="float" office:value="233.071354322273">
            <text:p>233,0713543223</text:p>
          </table:table-cell>
          <table:table-cell table:formula="of:=SQRT([.B82]*[.B82] + [.C82]*[.C82])" office:value-type="float" office:value="369.798683378505">
            <text:p>369,7986833785</text:p>
          </table:table-cell>
          <table:table-cell/>
          <table:table-cell office:value-type="float" office:value="351.919274242639">
            <text:p>351,9192742426</text:p>
          </table:table-cell>
          <table:table-cell office:value-type="float" office:value="291.398959433991">
            <text:p>291,398959434</text:p>
          </table:table-cell>
          <table:table-cell table:formula="of:=SQRT([.F82]*[.F82]+[.G82]*[.G82])" office:value-type="float" office:value="456.90319449822">
            <text:p>456,9031944982</text:p>
          </table:table-cell>
          <table:table-cell/>
          <table:table-cell table:formula="of:=ASIN(ABS([.B82]/[.D82]))" office:value-type="float" office:value="0.888901183007941">
            <text:p>0,888901183</text:p>
          </table:table-cell>
          <table:table-cell table:formula="of:=ASIN(ABS([.F82]/[.H82]))" office:value-type="float" office:value="0.879197337420607">
            <text:p>0,8791973374</text:p>
          </table:table-cell>
          <table:table-cell/>
          <table:table-cell table:formula="of:=[.J82]/[.K82]" office:value-type="float" office:value="1.01103716443888">
            <text:p>1,0110371644</text:p>
          </table:table-cell>
          <table:table-cell/>
          <table:table-cell table:formula="of:=IF([.C82]&lt;0;-[.A82];[.A82])" office:value-type="float" office:value="0.16">
            <text:p>0,16</text:p>
          </table:table-cell>
          <table:table-cell table:formula="of:=ABS([.C82])" office:value-type="float" office:value="233.071354322273">
            <text:p>233,0713543223</text:p>
          </table:table-cell>
          <table:table-cell table:formula="of:=ABS([.G82])" office:value-type="float" office:value="291.398959433991">
            <text:p>291,398959434</text:p>
          </table:table-cell>
          <table:table-cell/>
          <table:table-cell table:formula="of:=1+[.$R$3]*[.O82]+[.$Q$3]*[.O82]*[.O82]*[.O82]" office:value-type="float" office:value="1.0322048">
            <text:p>1,0322048</text:p>
          </table:table-cell>
          <table:table-cell table:formula="of:=[.J82]/[.S82]" office:value-type="float" office:value="0.861167457279738">
            <text:p>0,8611674573</text:p>
          </table:table-cell>
          <table:table-cell table:formula="of:=ABS([.T82]-[.K82])" office:value-type="float" office:value="0.0180298801408688">
            <text:p>0,0180298801</text:p>
          </table:table-cell>
          <table:table-cell table:number-columns-repeated="4"/>
          <table:table-cell table:formula="of:=-([.B82]+[.$Z$2])" office:value-type="float" office:value="292.104179737699">
            <text:p>292,1041797377</text:p>
          </table:table-cell>
          <table:table-cell table:formula="of:=[.P82]+[.O82]*[.D82]*([.$AA$2]+[.$AA$1]*ABS([.P82]/[.B82]))" office:value-type="float" office:value="251.483190743755">
            <text:p>251,4831907438</text:p>
          </table:table-cell>
          <table:table-cell table:formula="of:=SQRT([.Z82]*[.Z82]+[.AA82]*[.AA82])" office:value-type="float" office:value="385.446036491354">
            <text:p>385,4460364914</text:p>
          </table:table-cell>
          <table:table-cell table:formula="of:=ASIN(ABS([.Z82]/[.AB82]))" office:value-type="float" office:value="0.859987146501303">
            <text:p>0,8599871465</text:p>
          </table:table-cell>
          <table:table-cell table:formula="of:=ABS([.K82]-[.AC82])" office:value-type="float" office:value="0.0192101909193041">
            <text:p>0,0192101909</text:p>
          </table:table-cell>
          <table:table-cell/>
          <table:table-cell table:formula="of:=[.J82]/[.AC82]" office:value-type="float" office:value="1.03362147518631">
            <text:p>1,0336214752</text:p>
          </table:table-cell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-341.523416496312">
            <text:p>-341,5234164963</text:p>
          </table:table-cell>
          <table:table-cell office:value-type="float" office:value="-328.070372616025">
            <text:p>-328,070372616</text:p>
          </table:table-cell>
          <table:table-cell table:formula="of:=SQRT([.B83]*[.B83] + [.C83]*[.C83])" office:value-type="float" office:value="473.569861164888">
            <text:p>473,5698611649</text:p>
          </table:table-cell>
          <table:table-cell/>
          <table:table-cell office:value-type="float" office:value="287.252320849183">
            <text:p>287,2523208492</text:p>
          </table:table-cell>
          <table:table-cell office:value-type="float" office:value="-397.263083342886">
            <text:p>-397,2630833429</text:p>
          </table:table-cell>
          <table:table-cell table:formula="of:=SQRT([.F83]*[.F83]+[.G83]*[.G83])" office:value-type="float" office:value="490.236527831555">
            <text:p>490,2365278316</text:p>
          </table:table-cell>
          <table:table-cell/>
          <table:table-cell table:formula="of:=ASIN(ABS([.B83]/[.D83]))" office:value-type="float" office:value="0.805486811731249">
            <text:p>0,8054868117</text:p>
          </table:table-cell>
          <table:table-cell table:formula="of:=ASIN(ABS([.F83]/[.H83]))" office:value-type="float" office:value="0.626047436414602">
            <text:p>0,6260474364</text:p>
          </table:table-cell>
          <table:table-cell/>
          <table:table-cell table:formula="of:=[.J83]/[.K83]" office:value-type="float" office:value="1.28662265010508">
            <text:p>1,2866226501</text:p>
          </table:table-cell>
          <table:table-cell/>
          <table:table-cell table:formula="of:=IF([.C83]&lt;0;-[.A83];[.A83])" office:value-type="float" office:value="0.8">
            <text:p>0,8</text:p>
          </table:table-cell>
          <table:table-cell table:formula="of:=ABS([.C83])" office:value-type="float" office:value="328.070372616025">
            <text:p>328,070372616</text:p>
          </table:table-cell>
          <table:table-cell table:formula="of:=ABS([.G83])" office:value-type="float" office:value="397.263083342886">
            <text:p>397,2630833429</text:p>
          </table:table-cell>
          <table:table-cell/>
          <table:table-cell table:formula="of:=1+[.$R$3]*[.O83]+[.$Q$3]*[.O83]*[.O83]*[.O83]" office:value-type="float" office:value="1.1856">
            <text:p>1,1856</text:p>
          </table:table-cell>
          <table:table-cell table:formula="of:=[.J83]/[.S83]" office:value-type="float" office:value="0.679391710299636">
            <text:p>0,6793917103</text:p>
          </table:table-cell>
          <table:table-cell table:formula="of:=ABS([.T83]-[.K83])" office:value-type="float" office:value="0.053344273885034">
            <text:p>0,0533442739</text:p>
          </table:table-cell>
          <table:table-cell table:number-columns-repeated="4"/>
          <table:table-cell table:formula="of:=-([.B83]+[.$Z$2])" office:value-type="float" office:value="346.523416496312">
            <text:p>346,5234164963</text:p>
          </table:table-cell>
          <table:table-cell table:formula="of:=[.P83]+[.O83]*[.D83]*([.$AA$2]+[.$AA$1]*ABS([.P83]/[.B83]))" office:value-type="float" office:value="451.600454195102">
            <text:p>451,6004541951</text:p>
          </table:table-cell>
          <table:table-cell table:formula="of:=SQRT([.Z83]*[.Z83]+[.AA83]*[.AA83])" office:value-type="float" office:value="569.228819025793">
            <text:p>569,2288190258</text:p>
          </table:table-cell>
          <table:table-cell table:formula="of:=ASIN(ABS([.Z83]/[.AB83]))" office:value-type="float" office:value="0.654495961068451">
            <text:p>0,6544959611</text:p>
          </table:table-cell>
          <table:table-cell table:formula="of:=ABS([.K83]-[.AC83])" office:value-type="float" office:value="0.0284485246538488">
            <text:p>0,0284485247</text:p>
          </table:table-cell>
          <table:table-cell/>
          <table:table-cell table:formula="of:=[.J83]/[.AC83]" office:value-type="float" office:value="1.23069791052081">
            <text:p>1,23069791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404.755601630397">
            <text:p>-404,7556016304</text:p>
          </table:table-cell>
          <table:table-cell office:value-type="float" office:value="-305.161844832076">
            <text:p>-305,1618448321</text:p>
          </table:table-cell>
          <table:table-cell table:formula="of:=SQRT([.B84]*[.B84] + [.C84]*[.C84])" office:value-type="float" office:value="506.90319449822">
            <text:p>506,9031944982</text:p>
          </table:table-cell>
          <table:table-cell/>
          <table:table-cell office:value-type="float" office:value="435.833600216922">
            <text:p>435,8336002169</text:p>
          </table:table-cell>
          <table:table-cell office:value-type="float" office:value="179.138623789882">
            <text:p>179,1386237899</text:p>
          </table:table-cell>
          <table:table-cell table:formula="of:=SQRT([.F84]*[.F84]+[.G84]*[.G84])" office:value-type="float" office:value="471.212875048398">
            <text:p>471,2128750484</text:p>
          </table:table-cell>
          <table:table-cell/>
          <table:table-cell table:formula="of:=ASIN(ABS([.B84]/[.D84]))" office:value-type="float" office:value="0.924777742773188">
            <text:p>0,9247777428</text:p>
          </table:table-cell>
          <table:table-cell table:formula="of:=ASIN(ABS([.F84]/[.H84]))" office:value-type="float" office:value="1.18082168605585">
            <text:p>1,1808216861</text:p>
          </table:table-cell>
          <table:table-cell/>
          <table:table-cell table:formula="of:=[.J84]/[.K84]" office:value-type="float" office:value="0.783164599442705">
            <text:p>0,7831645994</text:p>
          </table:table-cell>
          <table:table-cell/>
          <table:table-cell table:formula="of:=IF([.C84]&lt;0;-[.A84];[.A84])" office:value-type="float" office:value="-0">
            <text:p>-0</text:p>
          </table:table-cell>
          <table:table-cell table:formula="of:=ABS([.C84])" office:value-type="float" office:value="305.161844832076">
            <text:p>305,1618448321</text:p>
          </table:table-cell>
          <table:table-cell table:formula="of:=ABS([.G84])" office:value-type="float" office:value="179.138623789882">
            <text:p>179,1386237899</text:p>
          </table:table-cell>
          <table:table-cell/>
          <table:table-cell table:formula="of:=1+[.$R$3]*[.O84]+[.$Q$3]*[.O84]*[.O84]*[.O84]" office:value-type="float" office:value="1">
            <text:p>1</text:p>
          </table:table-cell>
          <table:table-cell table:formula="of:=[.J84]/[.S84]" office:value-type="float" office:value="0.924777742773188">
            <text:p>0,9247777428</text:p>
          </table:table-cell>
          <table:table-cell table:formula="of:=ABS([.T84]-[.K84])" office:value-type="float" office:value="0.25604394328266">
            <text:p>0,2560439433</text:p>
          </table:table-cell>
          <table:table-cell table:number-columns-repeated="4"/>
          <table:table-cell table:formula="of:=-([.B84]+[.$Z$2])" office:value-type="float" office:value="409.755601630397">
            <text:p>409,7556016304</text:p>
          </table:table-cell>
          <table:table-cell table:formula="of:=[.P84]+[.O84]*[.D84]*([.$AA$2]+[.$AA$1]*ABS([.P84]/[.B84]))" office:value-type="float" office:value="305.161844832076">
            <text:p>305,1618448321</text:p>
          </table:table-cell>
          <table:table-cell table:formula="of:=SQRT([.Z84]*[.Z84]+[.AA84]*[.AA84])" office:value-type="float" office:value="510.904496563501">
            <text:p>510,9044965635</text:p>
          </table:table-cell>
          <table:table-cell table:formula="of:=ASIN(ABS([.Z84]/[.AB84]))" office:value-type="float" office:value="0.930669407102105">
            <text:p>0,9306694071</text:p>
          </table:table-cell>
          <table:table-cell table:formula="of:=ABS([.K84]-[.AC84])" office:value-type="float" office:value="0.250152278953742">
            <text:p>0,250152279</text:p>
          </table:table-cell>
          <table:table-cell/>
          <table:table-cell table:formula="of:=[.J84]/[.AC84]" office:value-type="float" office:value="0.993669433760305">
            <text:p>0,993669433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411.553093059896">
            <text:p>-411,5530930599</text:p>
          </table:table-cell>
          <table:table-cell office:value-type="float" office:value="131.952928861273">
            <text:p>131,9529288613</text:p>
          </table:table-cell>
          <table:table-cell table:formula="of:=SQRT([.B85]*[.B85] + [.C85]*[.C85])" office:value-type="float" office:value="432.189222265243">
            <text:p>432,1892222652</text:p>
          </table:table-cell>
          <table:table-cell/>
          <table:table-cell office:value-type="float" office:value="159.390794610186">
            <text:p>159,3907946102</text:p>
          </table:table-cell>
          <table:table-cell office:value-type="float" office:value="85.8556728864638">
            <text:p>85,8556728865</text:p>
          </table:table-cell>
          <table:table-cell table:formula="of:=SQRT([.F85]*[.F85]+[.G85]*[.G85])" office:value-type="float" office:value="181.04314947894">
            <text:p>181,0431494789</text:p>
          </table:table-cell>
          <table:table-cell/>
          <table:table-cell table:formula="of:=ASIN(ABS([.B85]/[.D85]))" office:value-type="float" office:value="1.26052936408082">
            <text:p>1,2605293641</text:p>
          </table:table-cell>
          <table:table-cell table:formula="of:=ASIN(ABS([.F85]/[.H85]))" office:value-type="float" office:value="1.07670973712009">
            <text:p>1,0767097371</text:p>
          </table:table-cell>
          <table:table-cell/>
          <table:table-cell table:formula="of:=[.J85]/[.K85]" office:value-type="float" office:value="1.17072347413928">
            <text:p>1,1707234741</text:p>
          </table:table-cell>
          <table:table-cell/>
          <table:table-cell table:formula="of:=IF([.C85]&lt;0;-[.A85];[.A85])" office:value-type="float" office:value="0">
            <text:p>0</text:p>
          </table:table-cell>
          <table:table-cell table:formula="of:=ABS([.C85])" office:value-type="float" office:value="131.952928861273">
            <text:p>131,9529288613</text:p>
          </table:table-cell>
          <table:table-cell table:formula="of:=ABS([.G85])" office:value-type="float" office:value="85.8556728864638">
            <text:p>85,8556728865</text:p>
          </table:table-cell>
          <table:table-cell/>
          <table:table-cell table:formula="of:=1+[.$R$3]*[.O85]+[.$Q$3]*[.O85]*[.O85]*[.O85]" office:value-type="float" office:value="1">
            <text:p>1</text:p>
          </table:table-cell>
          <table:table-cell table:formula="of:=[.J85]/[.S85]" office:value-type="float" office:value="1.26052936408082">
            <text:p>1,2605293641</text:p>
          </table:table-cell>
          <table:table-cell table:formula="of:=ABS([.T85]-[.K85])" office:value-type="float" office:value="0.183819626960734">
            <text:p>0,183819627</text:p>
          </table:table-cell>
          <table:table-cell table:number-columns-repeated="4"/>
          <table:table-cell table:formula="of:=-([.B85]+[.$Z$2])" office:value-type="float" office:value="416.553093059896">
            <text:p>416,5530930599</text:p>
          </table:table-cell>
          <table:table-cell table:formula="of:=[.P85]+[.O85]*[.D85]*([.$AA$2]+[.$AA$1]*ABS([.P85]/[.B85]))" office:value-type="float" office:value="131.952928861273">
            <text:p>131,9529288613</text:p>
          </table:table-cell>
          <table:table-cell table:formula="of:=SQRT([.Z85]*[.Z85]+[.AA85]*[.AA85])" office:value-type="float" office:value="436.953149402581">
            <text:p>436,9531494026</text:p>
          </table:table-cell>
          <table:table-cell table:formula="of:=ASIN(ABS([.Z85]/[.AB85]))" office:value-type="float" office:value="1.26402302792825">
            <text:p>1,2640230279</text:p>
          </table:table-cell>
          <table:table-cell table:formula="of:=ABS([.K85]-[.AC85])" office:value-type="float" office:value="0.187313290808161">
            <text:p>0,1873132908</text:p>
          </table:table-cell>
          <table:table-cell/>
          <table:table-cell table:formula="of:=[.J85]/[.AC85]" office:value-type="float" office:value="0.997236075791157">
            <text:p>0,9972360758</text:p>
          </table:table-cell>
        </table:table-row>
        <table:table-row table:style-name="ro1">
          <table:table-cell office:value-type="float" office:value="-0.44">
            <text:p>-0,44</text:p>
          </table:table-cell>
          <table:table-cell office:value-type="float" office:value="-157.626026737264">
            <text:p>-157,6260267373</text:p>
          </table:table-cell>
          <table:table-cell office:value-type="float" office:value="-44.9653694492453">
            <text:p>-44,9653694492</text:p>
          </table:table-cell>
          <table:table-cell table:formula="of:=SQRT([.B86]*[.B86] + [.C86]*[.C86])" office:value-type="float" office:value="163.914150562677">
            <text:p>163,9141505627</text:p>
          </table:table-cell>
          <table:table-cell/>
          <table:table-cell office:value-type="float" office:value="166.403386978528">
            <text:p>166,4033869785</text:p>
          </table:table-cell>
          <table:table-cell office:value-type="float" office:value="-66.6073734405983">
            <text:p>-66,6073734406</text:p>
          </table:table-cell>
          <table:table-cell table:formula="of:=SQRT([.F86]*[.F86]+[.G86]*[.G86])" office:value-type="float" office:value="179.239028658886">
            <text:p>179,2390286589</text:p>
          </table:table-cell>
          <table:table-cell/>
          <table:table-cell table:formula="of:=ASIN(ABS([.B86]/[.D86]))" office:value-type="float" office:value="1.29291103294976">
            <text:p>1,2929110329</text:p>
          </table:table-cell>
          <table:table-cell table:formula="of:=ASIN(ABS([.F86]/[.H86]))" office:value-type="float" office:value="1.19005156832195">
            <text:p>1,1900515683</text:p>
          </table:table-cell>
          <table:table-cell/>
          <table:table-cell table:formula="of:=[.J86]/[.K86]" office:value-type="float" office:value="1.08643277935666">
            <text:p>1,0864327794</text:p>
          </table:table-cell>
          <table:table-cell/>
          <table:table-cell table:formula="of:=IF([.C86]&lt;0;-[.A86];[.A86])" office:value-type="float" office:value="0.44">
            <text:p>0,44</text:p>
          </table:table-cell>
          <table:table-cell table:formula="of:=ABS([.C86])" office:value-type="float" office:value="44.9653694492453">
            <text:p>44,9653694492</text:p>
          </table:table-cell>
          <table:table-cell table:formula="of:=ABS([.G86])" office:value-type="float" office:value="66.6073734405983">
            <text:p>66,6073734406</text:p>
          </table:table-cell>
          <table:table-cell/>
          <table:table-cell table:formula="of:=1+[.$R$3]*[.O86]+[.$Q$3]*[.O86]*[.O86]*[.O86]" office:value-type="float" office:value="1.0922592">
            <text:p>1,0922592</text:p>
          </table:table-cell>
          <table:table-cell table:formula="of:=[.J86]/[.S86]" office:value-type="float" office:value="1.18370349542468">
            <text:p>1,1837034954</text:p>
          </table:table-cell>
          <table:table-cell table:formula="of:=ABS([.T86]-[.K86])" office:value-type="float" office:value="0.00634807289727135">
            <text:p>0,0063480729</text:p>
          </table:table-cell>
          <table:table-cell table:number-columns-repeated="4"/>
          <table:table-cell table:formula="of:=-([.B86]+[.$Z$2])" office:value-type="float" office:value="162.626026737264">
            <text:p>162,6260267373</text:p>
          </table:table-cell>
          <table:table-cell table:formula="of:=[.P86]+[.O86]*[.D86]*([.$AA$2]+[.$AA$1]*ABS([.P86]/[.B86]))" office:value-type="float" office:value="63.6108844518354">
            <text:p>63,6108844518</text:p>
          </table:table-cell>
          <table:table-cell table:formula="of:=SQRT([.Z86]*[.Z86]+[.AA86]*[.AA86])" office:value-type="float" office:value="174.624079648524">
            <text:p>174,6240796485</text:p>
          </table:table-cell>
          <table:table-cell table:formula="of:=ASIN(ABS([.Z86]/[.AB86]))" office:value-type="float" office:value="1.19794398923822">
            <text:p>1,1979439892</text:p>
          </table:table-cell>
          <table:table-cell table:formula="of:=ABS([.K86]-[.AC86])" office:value-type="float" office:value="0.00789242091626718">
            <text:p>0,0078924209</text:p>
          </table:table-cell>
          <table:table-cell/>
          <table:table-cell table:formula="of:=[.J86]/[.AC86]" office:value-type="float" office:value="1.07927502835248">
            <text:p>1,0792750284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-180.292636443461">
            <text:p>-180,2926364435</text:p>
          </table:table-cell>
          <table:table-cell office:value-type="float" office:value="116.031855485437">
            <text:p>116,0318554854</text:p>
          </table:table-cell>
          <table:table-cell table:formula="of:=SQRT([.B87]*[.B87] + [.C87]*[.C87])" office:value-type="float" office:value="214.403419383011">
            <text:p>214,403419383</text:p>
          </table:table-cell>
          <table:table-cell/>
          <table:table-cell office:value-type="float" office:value="153.784057996003">
            <text:p>153,784057996</text:p>
          </table:table-cell>
          <table:table-cell office:value-type="float" office:value="146.92961900538">
            <text:p>146,9296190054</text:p>
          </table:table-cell>
          <table:table-cell table:formula="of:=SQRT([.F87]*[.F87]+[.G87]*[.G87])" office:value-type="float" office:value="212.691912010739">
            <text:p>212,6919120107</text:p>
          </table:table-cell>
          <table:table-cell/>
          <table:table-cell table:formula="of:=ASIN(ABS([.B87]/[.D87]))" office:value-type="float" office:value="0.99895098434126">
            <text:p>0,9989509843</text:p>
          </table:table-cell>
          <table:table-cell table:formula="of:=ASIN(ABS([.F87]/[.H87]))" office:value-type="float" office:value="0.808188122027318">
            <text:p>0,808188122</text:p>
          </table:table-cell>
          <table:table-cell/>
          <table:table-cell table:formula="of:=[.J87]/[.K87]" office:value-type="float" office:value="1.23603769606935">
            <text:p>1,2360376961</text:p>
          </table:table-cell>
          <table:table-cell/>
          <table:table-cell table:formula="of:=IF([.C87]&lt;0;-[.A87];[.A87])" office:value-type="float" office:value="0.8">
            <text:p>0,8</text:p>
          </table:table-cell>
          <table:table-cell table:formula="of:=ABS([.C87])" office:value-type="float" office:value="116.031855485437">
            <text:p>116,0318554854</text:p>
          </table:table-cell>
          <table:table-cell table:formula="of:=ABS([.G87])" office:value-type="float" office:value="146.92961900538">
            <text:p>146,9296190054</text:p>
          </table:table-cell>
          <table:table-cell/>
          <table:table-cell table:formula="of:=1+[.$R$3]*[.O87]+[.$Q$3]*[.O87]*[.O87]*[.O87]" office:value-type="float" office:value="1.1856">
            <text:p>1,1856</text:p>
          </table:table-cell>
          <table:table-cell table:formula="of:=[.J87]/[.S87]" office:value-type="float" office:value="0.842569993540199">
            <text:p>0,8425699935</text:p>
          </table:table-cell>
          <table:table-cell table:formula="of:=ABS([.T87]-[.K87])" office:value-type="float" office:value="0.0343818715128806">
            <text:p>0,0343818715</text:p>
          </table:table-cell>
          <table:table-cell table:number-columns-repeated="4"/>
          <table:table-cell table:formula="of:=-([.B87]+[.$Z$2])" office:value-type="float" office:value="185.292636443461">
            <text:p>185,2926364435</text:p>
          </table:table-cell>
          <table:table-cell table:formula="of:=[.P87]+[.O87]*[.D87]*([.$AA$2]+[.$AA$1]*ABS([.P87]/[.B87]))" office:value-type="float" office:value="166.520861193951">
            <text:p>166,520861194</text:p>
          </table:table-cell>
          <table:table-cell table:formula="of:=SQRT([.Z87]*[.Z87]+[.AA87]*[.AA87])" office:value-type="float" office:value="249.123580443409">
            <text:p>249,1235804434</text:p>
          </table:table-cell>
          <table:table-cell table:formula="of:=ASIN(ABS([.Z87]/[.AB87]))" office:value-type="float" office:value="0.838704791488622">
            <text:p>0,8387047915</text:p>
          </table:table-cell>
          <table:table-cell table:formula="of:=ABS([.K87]-[.AC87])" office:value-type="float" office:value="0.0305166694613035">
            <text:p>0,0305166695</text:p>
          </table:table-cell>
          <table:table-cell/>
          <table:table-cell table:formula="of:=[.J87]/[.AC87]" office:value-type="float" office:value="1.19106388145013">
            <text:p>1,1910638815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-216.054701881744">
            <text:p>-216,0547018817</text:p>
          </table:table-cell>
          <table:table-cell office:value-type="float" office:value="-169.503210609627">
            <text:p>-169,5032106096</text:p>
          </table:table-cell>
          <table:table-cell table:formula="of:=SQRT([.B88]*[.B88] + [.C88]*[.C88])" office:value-type="float" office:value="274.610583576418">
            <text:p>274,6105835764</text:p>
          </table:table-cell>
          <table:table-cell/>
          <table:table-cell office:value-type="float" office:value="213.524553941791">
            <text:p>213,5245539418</text:p>
          </table:table-cell>
          <table:table-cell office:value-type="float" office:value="-147.300369488872">
            <text:p>-147,3003694889</text:p>
          </table:table-cell>
          <table:table-cell table:formula="of:=SQRT([.F88]*[.F88]+[.G88]*[.G88])" office:value-type="float" office:value="259.403419383012">
            <text:p>259,403419383</text:p>
          </table:table-cell>
          <table:table-cell/>
          <table:table-cell table:formula="of:=ASIN(ABS([.B88]/[.D88]))" office:value-type="float" office:value="0.905554549523669">
            <text:p>0,9055545495</text:p>
          </table:table-cell>
          <table:table-cell table:formula="of:=ASIN(ABS([.F88]/[.H88]))" office:value-type="float" office:value="0.96691352797344">
            <text:p>0,966913528</text:p>
          </table:table-cell>
          <table:table-cell/>
          <table:table-cell table:formula="of:=[.J88]/[.K88]" office:value-type="float" office:value="0.936541400368682">
            <text:p>0,9365414004</text:p>
          </table:table-cell>
          <table:table-cell/>
          <table:table-cell table:formula="of:=IF([.C88]&lt;0;-[.A88];[.A88])" office:value-type="float" office:value="-0.2">
            <text:p>-0,2</text:p>
          </table:table-cell>
          <table:table-cell table:formula="of:=ABS([.C88])" office:value-type="float" office:value="169.503210609627">
            <text:p>169,5032106096</text:p>
          </table:table-cell>
          <table:table-cell table:formula="of:=ABS([.G88])" office:value-type="float" office:value="147.300369488872">
            <text:p>147,3003694889</text:p>
          </table:table-cell>
          <table:table-cell/>
          <table:table-cell table:formula="of:=1+[.$R$3]*[.O88]+[.$Q$3]*[.O88]*[.O88]*[.O88]" office:value-type="float" office:value="0.9596">
            <text:p>0,9596</text:p>
          </table:table-cell>
          <table:table-cell table:formula="of:=[.J88]/[.S88]" office:value-type="float" office:value="0.943679188749134">
            <text:p>0,9436791887</text:p>
          </table:table-cell>
          <table:table-cell table:formula="of:=ABS([.T88]-[.K88])" office:value-type="float" office:value="0.0232343392243062">
            <text:p>0,0232343392</text:p>
          </table:table-cell>
          <table:table-cell table:number-columns-repeated="4"/>
          <table:table-cell table:formula="of:=-([.B88]+[.$Z$2])" office:value-type="float" office:value="221.054701881744">
            <text:p>221,0547018817</text:p>
          </table:table-cell>
          <table:table-cell table:formula="of:=[.P88]+[.O88]*[.D88]*([.$AA$2]+[.$AA$1]*ABS([.P88]/[.B88]))" office:value-type="float" office:value="152.562272795595">
            <text:p>152,5622727956</text:p>
          </table:table-cell>
          <table:table-cell table:formula="of:=SQRT([.Z88]*[.Z88]+[.AA88]*[.AA88])" office:value-type="float" office:value="268.58970252894">
            <text:p>268,5897025289</text:p>
          </table:table-cell>
          <table:table-cell table:formula="of:=ASIN(ABS([.Z88]/[.AB88]))" office:value-type="float" office:value="0.966707537636847">
            <text:p>0,9667075376</text:p>
          </table:table-cell>
          <table:table-cell table:formula="of:=ABS([.K88]-[.AC88])" office:value-type="float" office:value="0.000205990336593187">
            <text:p>0,0002059903</text:p>
          </table:table-cell>
          <table:table-cell/>
          <table:table-cell table:formula="of:=[.J88]/[.AC88]" office:value-type="float" office:value="0.936740962770737">
            <text:p>0,9367409628</text:p>
          </table:table-cell>
        </table:table-row>
        <table:table-row table:style-name="ro1">
          <table:table-cell office:value-type="float" office:value="0.04">
            <text:p>0,04</text:p>
          </table:table-cell>
          <table:table-cell office:value-type="float" office:value="-217.315865919071">
            <text:p>-217,3158659191</text:p>
          </table:table-cell>
          <table:table-cell office:value-type="float" office:value="167.544176231027">
            <text:p>167,544176231</text:p>
          </table:table-cell>
          <table:table-cell table:formula="of:=SQRT([.B89]*[.B89] + [.C89]*[.C89])" office:value-type="float" office:value="274.403419383012">
            <text:p>274,403419383</text:p>
          </table:table-cell>
          <table:table-cell/>
          <table:table-cell office:value-type="float" office:value="203.427428782194">
            <text:p>203,4274287822</text:p>
          </table:table-cell>
          <table:table-cell office:value-type="float" office:value="-152.797634326467">
            <text:p>-152,7976343265</text:p>
          </table:table-cell>
          <table:table-cell table:formula="of:=SQRT([.F89]*[.F89]+[.G89]*[.G89])" office:value-type="float" office:value="254.420588468582">
            <text:p>254,4205884686</text:p>
          </table:table-cell>
          <table:table-cell/>
          <table:table-cell table:formula="of:=ASIN(ABS([.B89]/[.D89]))" office:value-type="float" office:value="0.914008471376629">
            <text:p>0,9140084714</text:p>
          </table:table-cell>
          <table:table-cell table:formula="of:=ASIN(ABS([.F89]/[.H89]))" office:value-type="float" office:value="0.926581241949659">
            <text:p>0,9265812419</text:p>
          </table:table-cell>
          <table:table-cell/>
          <table:table-cell table:formula="of:=[.J89]/[.K89]" office:value-type="float" office:value="0.986431011115036">
            <text:p>0,9864310111</text:p>
          </table:table-cell>
          <table:table-cell/>
          <table:table-cell table:formula="of:=IF([.C89]&lt;0;-[.A89];[.A89])" office:value-type="float" office:value="0.04">
            <text:p>0,04</text:p>
          </table:table-cell>
          <table:table-cell table:formula="of:=ABS([.C89])" office:value-type="float" office:value="167.544176231027">
            <text:p>167,544176231</text:p>
          </table:table-cell>
          <table:table-cell table:formula="of:=ABS([.G89])" office:value-type="float" office:value="152.797634326467">
            <text:p>152,7976343265</text:p>
          </table:table-cell>
          <table:table-cell/>
          <table:table-cell table:formula="of:=1+[.$R$3]*[.O89]+[.$Q$3]*[.O89]*[.O89]*[.O89]" office:value-type="float" office:value="1.0080032">
            <text:p>1,0080032</text:p>
          </table:table-cell>
          <table:table-cell table:formula="of:=[.J89]/[.S89]" office:value-type="float" office:value="0.90675155731314">
            <text:p>0,9067515573</text:p>
          </table:table-cell>
          <table:table-cell table:formula="of:=ABS([.T89]-[.K89])" office:value-type="float" office:value="0.0198296846365195">
            <text:p>0,0198296846</text:p>
          </table:table-cell>
          <table:table-cell table:number-columns-repeated="4"/>
          <table:table-cell table:formula="of:=-([.B89]+[.$Z$2])" office:value-type="float" office:value="222.315865919071">
            <text:p>222,3158659191</text:p>
          </table:table-cell>
          <table:table-cell table:formula="of:=[.P89]+[.O89]*[.D89]*([.$AA$2]+[.$AA$1]*ABS([.P89]/[.B89]))" office:value-type="float" office:value="170.914915730015">
            <text:p>170,91491573</text:p>
          </table:table-cell>
          <table:table-cell table:formula="of:=SQRT([.Z89]*[.Z89]+[.AA89]*[.AA89])" office:value-type="float" office:value="280.421562399086">
            <text:p>280,4215623991</text:p>
          </table:table-cell>
          <table:table-cell table:formula="of:=ASIN(ABS([.Z89]/[.AB89]))" office:value-type="float" office:value="0.915375691732305">
            <text:p>0,9153756917</text:p>
          </table:table-cell>
          <table:table-cell table:formula="of:=ABS([.K89]-[.AC89])" office:value-type="float" office:value="0.0112055502173545">
            <text:p>0,0112055502</text:p>
          </table:table-cell>
          <table:table-cell/>
          <table:table-cell table:formula="of:=[.J89]/[.AC89]" office:value-type="float" office:value="0.998506383370211">
            <text:p>0,9985063834</text:p>
          </table:table-cell>
        </table:table-row>
        <table:table-row table:style-name="ro1">
          <table:table-cell office:value-type="float" office:value="-0.08">
            <text:p>-0,08</text:p>
          </table:table-cell>
          <table:table-cell office:value-type="float" office:value="-263.368517677584">
            <text:p>-263,3685176776</text:p>
          </table:table-cell>
          <table:table-cell office:value-type="float" office:value="212.211841189041">
            <text:p>212,211841189</text:p>
          </table:table-cell>
          <table:table-cell table:formula="of:=SQRT([.B90]*[.B90] + [.C90]*[.C90])" office:value-type="float" office:value="338.22602153668">
            <text:p>338,2260215367</text:p>
          </table:table-cell>
          <table:table-cell/>
          <table:table-cell office:value-type="float" office:value="284.250275622092">
            <text:p>284,2502756221</text:p>
          </table:table-cell>
          <table:table-cell office:value-type="float" office:value="212.486707699475">
            <text:p>212,4867076995</text:p>
          </table:table-cell>
          <table:table-cell table:formula="of:=SQRT([.F90]*[.F90]+[.G90]*[.G90])" office:value-type="float" office:value="354.892688203346">
            <text:p>354,8926882033</text:p>
          </table:table-cell>
          <table:table-cell/>
          <table:table-cell table:formula="of:=ASIN(ABS([.B90]/[.D90]))" office:value-type="float" office:value="0.892552988390962">
            <text:p>0,8925529884</text:p>
          </table:table-cell>
          <table:table-cell table:formula="of:=ASIN(ABS([.F90]/[.H90]))" office:value-type="float" office:value="0.92887541242574">
            <text:p>0,9288754124</text:p>
          </table:table-cell>
          <table:table-cell/>
          <table:table-cell table:formula="of:=[.J90]/[.K90]" office:value-type="float" office:value="0.960896344602423">
            <text:p>0,9608963446</text:p>
          </table:table-cell>
          <table:table-cell/>
          <table:table-cell table:formula="of:=IF([.C90]&lt;0;-[.A90];[.A90])" office:value-type="float" office:value="-0.08">
            <text:p>-0,08</text:p>
          </table:table-cell>
          <table:table-cell table:formula="of:=ABS([.C90])" office:value-type="float" office:value="212.211841189041">
            <text:p>212,211841189</text:p>
          </table:table-cell>
          <table:table-cell table:formula="of:=ABS([.G90])" office:value-type="float" office:value="212.486707699475">
            <text:p>212,4867076995</text:p>
          </table:table-cell>
          <table:table-cell/>
          <table:table-cell table:formula="of:=1+[.$R$3]*[.O90]+[.$Q$3]*[.O90]*[.O90]*[.O90]" office:value-type="float" office:value="0.9839744">
            <text:p>0,9839744</text:p>
          </table:table-cell>
          <table:table-cell table:formula="of:=[.J90]/[.S90]" office:value-type="float" office:value="0.90708964419294">
            <text:p>0,9070896442</text:p>
          </table:table-cell>
          <table:table-cell table:formula="of:=ABS([.T90]-[.K90])" office:value-type="float" office:value="0.0217857682327998">
            <text:p>0,0217857682</text:p>
          </table:table-cell>
          <table:table-cell table:number-columns-repeated="4"/>
          <table:table-cell table:formula="of:=-([.B90]+[.$Z$2])" office:value-type="float" office:value="268.368517677584">
            <text:p>268,3685176776</text:p>
          </table:table-cell>
          <table:table-cell table:formula="of:=[.P90]+[.O90]*[.D90]*([.$AA$2]+[.$AA$1]*ABS([.P90]/[.B90]))" office:value-type="float" office:value="203.80825014933">
            <text:p>203,8082501493</text:p>
          </table:table-cell>
          <table:table-cell table:formula="of:=SQRT([.Z90]*[.Z90]+[.AA90]*[.AA90])" office:value-type="float" office:value="336.985851497352">
            <text:p>336,9858514974</text:p>
          </table:table-cell>
          <table:table-cell table:formula="of:=ASIN(ABS([.Z90]/[.AB90]))" office:value-type="float" office:value="0.921284574824591">
            <text:p>0,9212845748</text:p>
          </table:table-cell>
          <table:table-cell table:formula="of:=ABS([.K90]-[.AC90])" office:value-type="float" office:value="0.00759083760114876">
            <text:p>0,0075908376</text:p>
          </table:table-cell>
          <table:table-cell/>
          <table:table-cell table:formula="of:=[.J90]/[.AC90]" office:value-type="float" office:value="0.968813559654898">
            <text:p>0,968813559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64.218714048551">
            <text:p>-264,2187140486</text:p>
          </table:table-cell>
          <table:table-cell office:value-type="float" office:value="204.973456919623">
            <text:p>204,9734569196</text:p>
          </table:table-cell>
          <table:table-cell table:formula="of:=SQRT([.B91]*[.B91] + [.C91]*[.C91])" office:value-type="float" office:value="334.403419383012">
            <text:p>334,403419383</text:p>
          </table:table-cell>
          <table:table-cell/>
          <table:table-cell office:value-type="float" office:value="282.053804692969">
            <text:p>282,053804693</text:p>
          </table:table-cell>
          <table:table-cell office:value-type="float" office:value="206.224151676668">
            <text:p>206,2241516767</text:p>
          </table:table-cell>
          <table:table-cell table:formula="of:=SQRT([.F91]*[.F91]+[.G91]*[.G91])" office:value-type="float" office:value="349.403419383012">
            <text:p>349,403419383</text:p>
          </table:table-cell>
          <table:table-cell/>
          <table:table-cell table:formula="of:=ASIN(ABS([.B91]/[.D91]))" office:value-type="float" office:value="0.911004182207629">
            <text:p>0,9110041822</text:p>
          </table:table-cell>
          <table:table-cell table:formula="of:=ASIN(ABS([.F91]/[.H91]))" office:value-type="float" office:value="0.93946758456912">
            <text:p>0,9394675846</text:p>
          </table:table-cell>
          <table:table-cell/>
          <table:table-cell table:formula="of:=[.J91]/[.K91]" office:value-type="float" office:value="0.969702624306568">
            <text:p>0,9697026243</text:p>
          </table:table-cell>
          <table:table-cell/>
          <table:table-cell table:formula="of:=IF([.C91]&lt;0;-[.A91];[.A91])" office:value-type="float" office:value="0">
            <text:p>0</text:p>
          </table:table-cell>
          <table:table-cell table:formula="of:=ABS([.C91])" office:value-type="float" office:value="204.973456919623">
            <text:p>204,9734569196</text:p>
          </table:table-cell>
          <table:table-cell table:formula="of:=ABS([.G91])" office:value-type="float" office:value="206.224151676668">
            <text:p>206,2241516767</text:p>
          </table:table-cell>
          <table:table-cell/>
          <table:table-cell table:formula="of:=1+[.$R$3]*[.O91]+[.$Q$3]*[.O91]*[.O91]*[.O91]" office:value-type="float" office:value="1">
            <text:p>1</text:p>
          </table:table-cell>
          <table:table-cell table:formula="of:=[.J91]/[.S91]" office:value-type="float" office:value="0.911004182207629">
            <text:p>0,9110041822</text:p>
          </table:table-cell>
          <table:table-cell table:formula="of:=ABS([.T91]-[.K91])" office:value-type="float" office:value="0.0284634023614914">
            <text:p>0,0284634024</text:p>
          </table:table-cell>
          <table:table-cell table:number-columns-repeated="4"/>
          <table:table-cell table:formula="of:=-([.B91]+[.$Z$2])" office:value-type="float" office:value="269.218714048551">
            <text:p>269,2187140486</text:p>
          </table:table-cell>
          <table:table-cell table:formula="of:=[.P91]+[.O91]*[.D91]*([.$AA$2]+[.$AA$1]*ABS([.P91]/[.B91]))" office:value-type="float" office:value="204.973456919623">
            <text:p>204,9734569196</text:p>
          </table:table-cell>
          <table:table-cell table:formula="of:=SQRT([.Z91]*[.Z91]+[.AA91]*[.AA91])" office:value-type="float" office:value="338.367897465962">
            <text:p>338,367897466</text:p>
          </table:table-cell>
          <table:table-cell table:formula="of:=ASIN(ABS([.Z91]/[.AB91]))" office:value-type="float" office:value="0.920061794061163">
            <text:p>0,9200617941</text:p>
          </table:table-cell>
          <table:table-cell table:formula="of:=ABS([.K91]-[.AC91])" office:value-type="float" office:value="0.0194057905079569">
            <text:p>0,0194057905</text:p>
          </table:table-cell>
          <table:table-cell/>
          <table:table-cell table:formula="of:=[.J91]/[.AC91]" office:value-type="float" office:value="0.990155430959094">
            <text:p>0,990155431</text:p>
          </table:table-cell>
        </table:table-row>
        <table:table-row table:style-name="ro1">
          <table:table-cell office:value-type="float" office:value="-0.04">
            <text:p>-0,04</text:p>
          </table:table-cell>
          <table:table-cell office:value-type="float" office:value="-285.081556090622">
            <text:p>-285,0815560906</text:p>
          </table:table-cell>
          <table:table-cell office:value-type="float" office:value="226.976559219185">
            <text:p>226,9765592192</text:p>
          </table:table-cell>
          <table:table-cell table:formula="of:=SQRT([.B92]*[.B92] + [.C92]*[.C92])" office:value-type="float" office:value="364.403419383011">
            <text:p>364,403419383</text:p>
          </table:table-cell>
          <table:table-cell/>
          <table:table-cell office:value-type="float" office:value="337.834259908523">
            <text:p>337,8342599085</text:p>
          </table:table-cell>
          <table:table-cell office:value-type="float" office:value="252.151348420906">
            <text:p>252,1513484209</text:p>
          </table:table-cell>
          <table:table-cell table:formula="of:=SQRT([.F92]*[.F92]+[.G92]*[.G92])" office:value-type="float" office:value="421.559354870012">
            <text:p>421,55935487</text:p>
          </table:table-cell>
          <table:table-cell/>
          <table:table-cell table:formula="of:=ASIN(ABS([.B92]/[.D92]))" office:value-type="float" office:value="0.89838829748014">
            <text:p>0,8983882975</text:p>
          </table:table-cell>
          <table:table-cell table:formula="of:=ASIN(ABS([.F92]/[.H92]))" office:value-type="float" office:value="0.929618682250137">
            <text:p>0,9296186823</text:p>
          </table:table-cell>
          <table:table-cell/>
          <table:table-cell table:formula="of:=[.J92]/[.K92]" office:value-type="float" office:value="0.966405166584643">
            <text:p>0,9664051666</text:p>
          </table:table-cell>
          <table:table-cell/>
          <table:table-cell table:formula="of:=IF([.C92]&lt;0;-[.A92];[.A92])" office:value-type="float" office:value="-0.04">
            <text:p>-0,04</text:p>
          </table:table-cell>
          <table:table-cell table:formula="of:=ABS([.C92])" office:value-type="float" office:value="226.976559219185">
            <text:p>226,9765592192</text:p>
          </table:table-cell>
          <table:table-cell table:formula="of:=ABS([.G92])" office:value-type="float" office:value="252.151348420906">
            <text:p>252,1513484209</text:p>
          </table:table-cell>
          <table:table-cell/>
          <table:table-cell table:formula="of:=1+[.$R$3]*[.O92]+[.$Q$3]*[.O92]*[.O92]*[.O92]" office:value-type="float" office:value="0.9919968">
            <text:p>0,9919968</text:p>
          </table:table-cell>
          <table:table-cell table:formula="of:=[.J92]/[.S92]" office:value-type="float" office:value="0.905636285802676">
            <text:p>0,9056362858</text:p>
          </table:table-cell>
          <table:table-cell table:formula="of:=ABS([.T92]-[.K92])" office:value-type="float" office:value="0.0239823964474611">
            <text:p>0,0239823964</text:p>
          </table:table-cell>
          <table:table-cell table:number-columns-repeated="4"/>
          <table:table-cell table:formula="of:=-([.B92]+[.$Z$2])" office:value-type="float" office:value="290.081556090622">
            <text:p>290,0815560906</text:p>
          </table:table-cell>
          <table:table-cell table:formula="of:=[.P92]+[.O92]*[.D92]*([.$AA$2]+[.$AA$1]*ABS([.P92]/[.B92]))" office:value-type="float" office:value="222.463523236813">
            <text:p>222,4635232368</text:p>
          </table:table-cell>
          <table:table-cell table:formula="of:=SQRT([.Z92]*[.Z92]+[.AA92]*[.AA92])" office:value-type="float" office:value="365.564397001257">
            <text:p>365,5643970013</text:p>
          </table:table-cell>
          <table:table-cell table:formula="of:=ASIN(ABS([.Z92]/[.AB92]))" office:value-type="float" office:value="0.916566711058243">
            <text:p>0,9165667111</text:p>
          </table:table-cell>
          <table:table-cell table:formula="of:=ABS([.K92]-[.AC92])" office:value-type="float" office:value="0.0130519711918942">
            <text:p>0,0130519712</text:p>
          </table:table-cell>
          <table:table-cell/>
          <table:table-cell table:formula="of:=[.J92]/[.AC92]" office:value-type="float" office:value="0.980166840712429">
            <text:p>0,980166840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53.41050383993">
            <text:p>-253,4105038399</text:p>
          </table:table-cell>
          <table:table-cell office:value-type="float" office:value="209.300662663829">
            <text:p>209,3006626638</text:p>
          </table:table-cell>
          <table:table-cell table:formula="of:=SQRT([.B93]*[.B93] + [.C93]*[.C93])" office:value-type="float" office:value="328.66951615251">
            <text:p>328,6695161525</text:p>
          </table:table-cell>
          <table:table-cell/>
          <table:table-cell office:value-type="float" office:value="310.801160265802">
            <text:p>310,8011602658</text:p>
          </table:table-cell>
          <table:table-cell office:value-type="float" office:value="266.484143205432">
            <text:p>266,4841432054</text:p>
          </table:table-cell>
          <table:table-cell table:formula="of:=SQRT([.F93]*[.F93]+[.G93]*[.G93])" office:value-type="float" office:value="409.403419383011">
            <text:p>409,403419383</text:p>
          </table:table-cell>
          <table:table-cell/>
          <table:table-cell table:formula="of:=ASIN(ABS([.B93]/[.D93]))" office:value-type="float" office:value="0.880440060233089">
            <text:p>0,8804400602</text:p>
          </table:table-cell>
          <table:table-cell table:formula="of:=ASIN(ABS([.F93]/[.H93]))" office:value-type="float" office:value="0.862015851769657">
            <text:p>0,8620158518</text:p>
          </table:table-cell>
          <table:table-cell/>
          <table:table-cell table:formula="of:=[.J93]/[.K93]" office:value-type="float" office:value="1.02137339867429">
            <text:p>1,0213733987</text:p>
          </table:table-cell>
          <table:table-cell/>
          <table:table-cell table:formula="of:=IF([.C93]&lt;0;-[.A93];[.A93])" office:value-type="float" office:value="0">
            <text:p>0</text:p>
          </table:table-cell>
          <table:table-cell table:formula="of:=ABS([.C93])" office:value-type="float" office:value="209.300662663829">
            <text:p>209,3006626638</text:p>
          </table:table-cell>
          <table:table-cell table:formula="of:=ABS([.G93])" office:value-type="float" office:value="266.484143205432">
            <text:p>266,4841432054</text:p>
          </table:table-cell>
          <table:table-cell/>
          <table:table-cell table:formula="of:=1+[.$R$3]*[.O93]+[.$Q$3]*[.O93]*[.O93]*[.O93]" office:value-type="float" office:value="1">
            <text:p>1</text:p>
          </table:table-cell>
          <table:table-cell table:formula="of:=[.J93]/[.S93]" office:value-type="float" office:value="0.880440060233089">
            <text:p>0,8804400602</text:p>
          </table:table-cell>
          <table:table-cell table:formula="of:=ABS([.T93]-[.K93])" office:value-type="float" office:value="0.0184242084634322">
            <text:p>0,0184242085</text:p>
          </table:table-cell>
          <table:table-cell table:number-columns-repeated="4"/>
          <table:table-cell table:formula="of:=-([.B93]+[.$Z$2])" office:value-type="float" office:value="258.41050383993">
            <text:p>258,4105038399</text:p>
          </table:table-cell>
          <table:table-cell table:formula="of:=[.P93]+[.O93]*[.D93]*([.$AA$2]+[.$AA$1]*ABS([.P93]/[.B93]))" office:value-type="float" office:value="209.300662663829">
            <text:p>209,3006626638</text:p>
          </table:table-cell>
          <table:table-cell table:formula="of:=SQRT([.Z93]*[.Z93]+[.AA93]*[.AA93])" office:value-type="float" office:value="332.539856086942">
            <text:p>332,5398560869</text:p>
          </table:table-cell>
          <table:table-cell table:formula="of:=ASIN(ABS([.Z93]/[.AB93]))" office:value-type="float" office:value="0.890015177775008">
            <text:p>0,8900151778</text:p>
          </table:table-cell>
          <table:table-cell table:formula="of:=ABS([.K93]-[.AC93])" office:value-type="float" office:value="0.027999326005351">
            <text:p>0,027999326</text:p>
          </table:table-cell>
          <table:table-cell/>
          <table:table-cell table:formula="of:=[.J93]/[.AC93]" office:value-type="float" office:value="0.989241624434028">
            <text:p>0,9892416244</text:p>
          </table:table-cell>
        </table:table-row>
        <table:table-row table:style-name="ro1">
          <table:table-cell office:value-type="float" office:value="0.24">
            <text:p>0,24</text:p>
          </table:table-cell>
          <table:table-cell office:value-type="float" office:value="-362.893810367">
            <text:p>-362,893810367</text:p>
          </table:table-cell>
          <table:table-cell office:value-type="float" office:value="-301.125069635096">
            <text:p>-301,1250696351</text:p>
          </table:table-cell>
          <table:table-cell table:formula="of:=SQRT([.B94]*[.B94] + [.C94]*[.C94])" office:value-type="float" office:value="471.559354870012">
            <text:p>471,55935487</text:p>
          </table:table-cell>
          <table:table-cell/>
          <table:table-cell office:value-type="float" office:value="325.524337334631">
            <text:p>325,5243373346</text:p>
          </table:table-cell>
          <table:table-cell office:value-type="float" office:value="-249.447392261604">
            <text:p>-249,4473922616</text:p>
          </table:table-cell>
          <table:table-cell table:formula="of:=SQRT([.F94]*[.F94]+[.G94]*[.G94])" office:value-type="float" office:value="410.109858090811">
            <text:p>410,1098580908</text:p>
          </table:table-cell>
          <table:table-cell/>
          <table:table-cell table:formula="of:=ASIN(ABS([.B94]/[.D94]))" office:value-type="float" office:value="0.878153800647612">
            <text:p>0,8781538006</text:p>
          </table:table-cell>
          <table:table-cell table:formula="of:=ASIN(ABS([.F94]/[.H94]))" office:value-type="float" office:value="0.916948265739565">
            <text:p>0,9169482657</text:p>
          </table:table-cell>
          <table:table-cell/>
          <table:table-cell table:formula="of:=[.J94]/[.K94]" office:value-type="float" office:value="0.957691762402034">
            <text:p>0,9576917624</text:p>
          </table:table-cell>
          <table:table-cell/>
          <table:table-cell table:formula="of:=IF([.C94]&lt;0;-[.A94];[.A94])" office:value-type="float" office:value="-0.24">
            <text:p>-0,24</text:p>
          </table:table-cell>
          <table:table-cell table:formula="of:=ABS([.C94])" office:value-type="float" office:value="301.125069635096">
            <text:p>301,1250696351</text:p>
          </table:table-cell>
          <table:table-cell table:formula="of:=ABS([.G94])" office:value-type="float" office:value="249.447392261604">
            <text:p>249,4473922616</text:p>
          </table:table-cell>
          <table:table-cell/>
          <table:table-cell table:formula="of:=1+[.$R$3]*[.O94]+[.$Q$3]*[.O94]*[.O94]*[.O94]" office:value-type="float" office:value="0.9513088">
            <text:p>0,9513088</text:p>
          </table:table-cell>
          <table:table-cell table:formula="of:=[.J94]/[.S94]" office:value-type="float" office:value="0.923100680502075">
            <text:p>0,9231006805</text:p>
          </table:table-cell>
          <table:table-cell table:formula="of:=ABS([.T94]-[.K94])" office:value-type="float" office:value="0.00615241476251027">
            <text:p>0,0061524148</text:p>
          </table:table-cell>
          <table:table-cell table:number-columns-repeated="4"/>
          <table:table-cell table:formula="of:=-([.B94]+[.$Z$2])" office:value-type="float" office:value="367.893810367">
            <text:p>367,893810367</text:p>
          </table:table-cell>
          <table:table-cell table:formula="of:=[.P94]+[.O94]*[.D94]*([.$AA$2]+[.$AA$1]*ABS([.P94]/[.B94]))" office:value-type="float" office:value="265.703925808971">
            <text:p>265,703925809</text:p>
          </table:table-cell>
          <table:table-cell table:formula="of:=SQRT([.Z94]*[.Z94]+[.AA94]*[.AA94])" office:value-type="float" office:value="453.811009007769">
            <text:p>453,8110090078</text:p>
          </table:table-cell>
          <table:table-cell table:formula="of:=ASIN(ABS([.Z94]/[.AB94]))" office:value-type="float" office:value="0.945306212262837">
            <text:p>0,9453062123</text:p>
          </table:table-cell>
          <table:table-cell table:formula="of:=ABS([.K94]-[.AC94])" office:value-type="float" office:value="0.0283579465232725">
            <text:p>0,0283579465</text:p>
          </table:table-cell>
          <table:table-cell/>
          <table:table-cell table:formula="of:=[.J94]/[.AC94]" office:value-type="float" office:value="0.928962265619224">
            <text:p>0,9289622656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 office:value-type="float" office:value="-369.977099009925">
            <text:p>-369,9770990099</text:p>
          </table:table-cell>
          <table:table-cell office:value-type="float" office:value="-263.817008085479">
            <text:p>-263,8170080855</text:p>
          </table:table-cell>
          <table:table-cell table:formula="of:=SQRT([.B95]*[.B95] + [.C95]*[.C95])" office:value-type="float" office:value="454.403419383012">
            <text:p>454,403419383</text:p>
          </table:table-cell>
          <table:table-cell/>
          <table:table-cell office:value-type="float" office:value="430.492226246381">
            <text:p>430,4922262464</text:p>
          </table:table-cell>
          <table:table-cell office:value-type="float" office:value="-284.174066383075">
            <text:p>-284,1740663831</text:p>
          </table:table-cell>
          <table:table-cell table:formula="of:=SQRT([.F95]*[.F95]+[.G95]*[.G95])" office:value-type="float" office:value="515.827933387925">
            <text:p>515,8279333879</text:p>
          </table:table-cell>
          <table:table-cell/>
          <table:table-cell table:formula="of:=ASIN(ABS([.B95]/[.D95]))" office:value-type="float" office:value="0.951356894208997">
            <text:p>0,9513568942</text:p>
          </table:table-cell>
          <table:table-cell table:formula="of:=ASIN(ABS([.F95]/[.H95]))" office:value-type="float" office:value="0.987343718975215">
            <text:p>0,987343719</text:p>
          </table:table-cell>
          <table:table-cell/>
          <table:table-cell table:formula="of:=[.J95]/[.K95]" office:value-type="float" office:value="0.96355187755327">
            <text:p>0,9635518776</text:p>
          </table:table-cell>
          <table:table-cell/>
          <table:table-cell table:formula="of:=IF([.C95]&lt;0;-[.A95];[.A95])" office:value-type="float" office:value="-0.08">
            <text:p>-0,08</text:p>
          </table:table-cell>
          <table:table-cell table:formula="of:=ABS([.C95])" office:value-type="float" office:value="263.817008085479">
            <text:p>263,8170080855</text:p>
          </table:table-cell>
          <table:table-cell table:formula="of:=ABS([.G95])" office:value-type="float" office:value="284.174066383075">
            <text:p>284,1740663831</text:p>
          </table:table-cell>
          <table:table-cell/>
          <table:table-cell table:formula="of:=1+[.$R$3]*[.O95]+[.$Q$3]*[.O95]*[.O95]*[.O95]" office:value-type="float" office:value="0.9839744">
            <text:p>0,9839744</text:p>
          </table:table-cell>
          <table:table-cell table:formula="of:=[.J95]/[.S95]" office:value-type="float" office:value="0.966851265855084">
            <text:p>0,9668512659</text:p>
          </table:table-cell>
          <table:table-cell table:formula="of:=ABS([.T95]-[.K95])" office:value-type="float" office:value="0.0204924531201315">
            <text:p>0,0204924531</text:p>
          </table:table-cell>
          <table:table-cell table:number-columns-repeated="4"/>
          <table:table-cell table:formula="of:=-([.B95]+[.$Z$2])" office:value-type="float" office:value="374.977099009925">
            <text:p>374,9770990099</text:p>
          </table:table-cell>
          <table:table-cell table:formula="of:=[.P95]+[.O95]*[.D95]*([.$AA$2]+[.$AA$1]*ABS([.P95]/[.B95]))" office:value-type="float" office:value="252.863838770879">
            <text:p>252,8638387709</text:p>
          </table:table-cell>
          <table:table-cell table:formula="of:=SQRT([.Z95]*[.Z95]+[.AA95]*[.AA95])" office:value-type="float" office:value="452.269770977283">
            <text:p>452,2697709773</text:p>
          </table:table-cell>
          <table:table-cell table:formula="of:=ASIN(ABS([.Z95]/[.AB95]))" office:value-type="float" office:value="0.977496945900529">
            <text:p>0,9774969459</text:p>
          </table:table-cell>
          <table:table-cell table:formula="of:=ABS([.K95]-[.AC95])" office:value-type="float" office:value="0.0098467730746864">
            <text:p>0,0098467731</text:p>
          </table:table-cell>
          <table:table-cell/>
          <table:table-cell table:formula="of:=[.J95]/[.AC95]" office:value-type="float" office:value="0.973258175586983">
            <text:p>0,9732581756</text:p>
          </table:table-cell>
        </table:table-row>
        <table:table-row table:style-name="ro1">
          <table:table-cell office:value-type="float" office:value="-0.04">
            <text:p>-0,04</text:p>
          </table:table-cell>
          <table:table-cell office:value-type="float" office:value="-341.089218175562">
            <text:p>-341,0892181756</text:p>
          </table:table-cell>
          <table:table-cell office:value-type="float" office:value="262.788860894585">
            <text:p>262,7888608946</text:p>
          </table:table-cell>
          <table:table-cell table:formula="of:=SQRT([.B96]*[.B96] + [.C96]*[.C96])" office:value-type="float" office:value="430.580817229344">
            <text:p>430,5808172293</text:p>
          </table:table-cell>
          <table:table-cell/>
          <table:table-cell office:value-type="float" office:value="448.048044983715">
            <text:p>448,0480449837</text:p>
          </table:table-cell>
          <table:table-cell office:value-type="float" office:value="327.351256004625">
            <text:p>327,3512560046</text:p>
          </table:table-cell>
          <table:table-cell table:formula="of:=SQRT([.F96]*[.F96]+[.G96]*[.G96])" office:value-type="float" office:value="554.892688203345">
            <text:p>554,8926882033</text:p>
          </table:table-cell>
          <table:table-cell/>
          <table:table-cell table:formula="of:=ASIN(ABS([.B96]/[.D96]))" office:value-type="float" office:value="0.914341287914858">
            <text:p>0,9143412879</text:p>
          </table:table-cell>
          <table:table-cell table:formula="of:=ASIN(ABS([.F96]/[.H96]))" office:value-type="float" office:value="0.939816564721309">
            <text:p>0,9398165647</text:p>
          </table:table-cell>
          <table:table-cell/>
          <table:table-cell table:formula="of:=[.J96]/[.K96]" office:value-type="float" office:value="0.972893351997892">
            <text:p>0,972893352</text:p>
          </table:table-cell>
          <table:table-cell/>
          <table:table-cell table:formula="of:=IF([.C96]&lt;0;-[.A96];[.A96])" office:value-type="float" office:value="-0.04">
            <text:p>-0,04</text:p>
          </table:table-cell>
          <table:table-cell table:formula="of:=ABS([.C96])" office:value-type="float" office:value="262.788860894585">
            <text:p>262,7888608946</text:p>
          </table:table-cell>
          <table:table-cell table:formula="of:=ABS([.G96])" office:value-type="float" office:value="327.351256004625">
            <text:p>327,3512560046</text:p>
          </table:table-cell>
          <table:table-cell/>
          <table:table-cell table:formula="of:=1+[.$R$3]*[.O96]+[.$Q$3]*[.O96]*[.O96]*[.O96]" office:value-type="float" office:value="0.9919968">
            <text:p>0,9919968</text:p>
          </table:table-cell>
          <table:table-cell table:formula="of:=[.J96]/[.S96]" office:value-type="float" office:value="0.921717981262498">
            <text:p>0,9217179813</text:p>
          </table:table-cell>
          <table:table-cell table:formula="of:=ABS([.T96]-[.K96])" office:value-type="float" office:value="0.0180985834588111">
            <text:p>0,0180985835</text:p>
          </table:table-cell>
          <table:table-cell table:number-columns-repeated="4"/>
          <table:table-cell table:formula="of:=-([.B96]+[.$Z$2])" office:value-type="float" office:value="346.089218175562">
            <text:p>346,0892181756</text:p>
          </table:table-cell>
          <table:table-cell table:formula="of:=[.P96]+[.O96]*[.D96]*([.$AA$2]+[.$AA$1]*ABS([.P96]/[.B96]))" office:value-type="float" office:value="257.500570214415">
            <text:p>257,5005702144</text:p>
          </table:table-cell>
          <table:table-cell table:formula="of:=SQRT([.Z96]*[.Z96]+[.AA96]*[.AA96])" office:value-type="float" office:value="431.374884060396">
            <text:p>431,3748840604</text:p>
          </table:table-cell>
          <table:table-cell table:formula="of:=ASIN(ABS([.Z96]/[.AB96]))" office:value-type="float" office:value="0.931127334429405">
            <text:p>0,9311273344</text:p>
          </table:table-cell>
          <table:table-cell table:formula="of:=ABS([.K96]-[.AC96])" office:value-type="float" office:value="0.00868923029190438">
            <text:p>0,0086892303</text:p>
          </table:table-cell>
          <table:table-cell/>
          <table:table-cell table:formula="of:=[.J96]/[.AC96]" office:value-type="float" office:value="0.981972340523294">
            <text:p>0,9819723405</text:p>
          </table:table-cell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-376.92801176701">
            <text:p>-376,928011767</text:p>
          </table:table-cell>
          <table:table-cell office:value-type="float" office:value="-258.844616468261">
            <text:p>-258,8446164683</text:p>
          </table:table-cell>
          <table:table-cell table:formula="of:=SQRT([.B97]*[.B97] + [.C97]*[.C97])" office:value-type="float" office:value="457.24748389601">
            <text:p>457,247483896</text:p>
          </table:table-cell>
          <table:table-cell/>
          <table:table-cell office:value-type="float" office:value="547.506289970467">
            <text:p>547,5062899705</text:p>
          </table:table-cell>
          <table:table-cell office:value-type="float" office:value="215.050493734948">
            <text:p>215,0504937349</text:p>
          </table:table-cell>
          <table:table-cell table:formula="of:=SQRT([.F97]*[.F97]+[.G97]*[.G97])" office:value-type="float" office:value="588.22602153668">
            <text:p>588,2260215367</text:p>
          </table:table-cell>
          <table:table-cell/>
          <table:table-cell table:formula="of:=ASIN(ABS([.B97]/[.D97]))" office:value-type="float" office:value="0.969037724974889">
            <text:p>0,969037725</text:p>
          </table:table-cell>
          <table:table-cell table:formula="of:=ASIN(ABS([.F97]/[.H97]))" office:value-type="float" office:value="1.19652800139661">
            <text:p>1,1965280014</text:p>
          </table:table-cell>
          <table:table-cell/>
          <table:table-cell table:formula="of:=[.J97]/[.K97]" office:value-type="float" office:value="0.809874673926399">
            <text:p>0,8098746739</text:p>
          </table:table-cell>
          <table:table-cell/>
          <table:table-cell table:formula="of:=IF([.C97]&lt;0;-[.A97];[.A97])" office:value-type="float" office:value="0.8">
            <text:p>0,8</text:p>
          </table:table-cell>
          <table:table-cell table:formula="of:=ABS([.C97])" office:value-type="float" office:value="258.844616468261">
            <text:p>258,8446164683</text:p>
          </table:table-cell>
          <table:table-cell table:formula="of:=ABS([.G97])" office:value-type="float" office:value="215.050493734948">
            <text:p>215,0504937349</text:p>
          </table:table-cell>
          <table:table-cell/>
          <table:table-cell table:formula="of:=1+[.$R$3]*[.O97]+[.$Q$3]*[.O97]*[.O97]*[.O97]" office:value-type="float" office:value="1.1856">
            <text:p>1,1856</text:p>
          </table:table-cell>
          <table:table-cell table:formula="of:=[.J97]/[.S97]" office:value-type="float" office:value="0.817339511618496">
            <text:p>0,8173395116</text:p>
          </table:table-cell>
          <table:table-cell table:formula="of:=ABS([.T97]-[.K97])" office:value-type="float" office:value="0.379188489778118">
            <text:p>0,3791884898</text:p>
          </table:table-cell>
          <table:table-cell table:number-columns-repeated="4"/>
          <table:table-cell table:formula="of:=-([.B97]+[.$Z$2])" office:value-type="float" office:value="381.92801176701">
            <text:p>381,928011767</text:p>
          </table:table-cell>
          <table:table-cell table:formula="of:=[.P97]+[.O97]*[.D97]*([.$AA$2]+[.$AA$1]*ABS([.P97]/[.B97]))" office:value-type="float" office:value="368.098292291373">
            <text:p>368,0982922914</text:p>
          </table:table-cell>
          <table:table-cell table:formula="of:=SQRT([.Z97]*[.Z97]+[.AA97]*[.AA97])" office:value-type="float" office:value="530.43883621029">
            <text:p>530,4388362103</text:p>
          </table:table-cell>
          <table:table-cell table:formula="of:=ASIN(ABS([.Z97]/[.AB97]))" office:value-type="float" office:value="0.80383505337171">
            <text:p>0,8038350534</text:p>
          </table:table-cell>
          <table:table-cell table:formula="of:=ABS([.K97]-[.AC97])" office:value-type="float" office:value="0.392692948024904">
            <text:p>0,392692948</text:p>
          </table:table-cell>
          <table:table-cell/>
          <table:table-cell table:formula="of:=[.J97]/[.AC97]" office:value-type="float" office:value="1.20551812328939">
            <text:p>1,2055181233</text:p>
          </table:table-cell>
        </table:table-row>
        <table:table-row table:style-name="ro1">
          <table:table-cell office:value-type="float" office:value="0.12">
            <text:p>0,12</text:p>
          </table:table-cell>
          <table:table-cell office:value-type="float" office:value="-168.288734255866">
            <text:p>-168,2887342559</text:p>
          </table:table-cell>
          <table:table-cell office:value-type="float" office:value="-108.972907335562">
            <text:p>-108,9729073356</text:p>
          </table:table-cell>
          <table:table-cell table:formula="of:=SQRT([.B98]*[.B98] + [.C98]*[.C98])" office:value-type="float" office:value="200.489881566643">
            <text:p>200,4898815666</text:p>
          </table:table-cell>
          <table:table-cell/>
          <table:table-cell office:value-type="float" office:value="160.46318052488">
            <text:p>160,4631805249</text:p>
          </table:table-cell>
          <table:table-cell office:value-type="float" office:value="-86.7497735808638">
            <text:p>-86,7497735809</text:p>
          </table:table-cell>
          <table:table-cell table:formula="of:=SQRT([.F98]*[.F98]+[.G98]*[.G98])" office:value-type="float" office:value="182.41150051598">
            <text:p>182,411500516</text:p>
          </table:table-cell>
          <table:table-cell/>
          <table:table-cell table:formula="of:=ASIN(ABS([.B98]/[.D98]))" office:value-type="float" office:value="0.996155664438466">
            <text:p>0,9961556644</text:p>
          </table:table-cell>
          <table:table-cell table:formula="of:=ASIN(ABS([.F98]/[.H98]))" office:value-type="float" office:value="1.07518234834325">
            <text:p>1,0751823483</text:p>
          </table:table-cell>
          <table:table-cell/>
          <table:table-cell table:formula="of:=[.J98]/[.K98]" office:value-type="float" office:value="0.926499273331119">
            <text:p>0,9264992733</text:p>
          </table:table-cell>
          <table:table-cell/>
          <table:table-cell table:formula="of:=IF([.C98]&lt;0;-[.A98];[.A98])" office:value-type="float" office:value="-0.12">
            <text:p>-0,12</text:p>
          </table:table-cell>
          <table:table-cell table:formula="of:=ABS([.C98])" office:value-type="float" office:value="108.972907335562">
            <text:p>108,9729073356</text:p>
          </table:table-cell>
          <table:table-cell table:formula="of:=ABS([.G98])" office:value-type="float" office:value="86.7497735808638">
            <text:p>86,7497735809</text:p>
          </table:table-cell>
          <table:table-cell/>
          <table:table-cell table:formula="of:=1+[.$R$3]*[.O98]+[.$Q$3]*[.O98]*[.O98]*[.O98]" office:value-type="float" office:value="0.9759136">
            <text:p>0,9759136</text:p>
          </table:table-cell>
          <table:table-cell table:formula="of:=[.J98]/[.S98]" office:value-type="float" office:value="1.020741656268">
            <text:p>1,0207416563</text:p>
          </table:table-cell>
          <table:table-cell table:formula="of:=ABS([.T98]-[.K98])" office:value-type="float" office:value="0.0544406920752485">
            <text:p>0,0544406921</text:p>
          </table:table-cell>
          <table:table-cell table:number-columns-repeated="4"/>
          <table:table-cell table:formula="of:=-([.B98]+[.$Z$2])" office:value-type="float" office:value="173.288734255866">
            <text:p>173,2887342559</text:p>
          </table:table-cell>
          <table:table-cell table:formula="of:=[.P98]+[.O98]*[.D98]*([.$AA$2]+[.$AA$1]*ABS([.P98]/[.B98]))" office:value-type="float" office:value="101.88149513531">
            <text:p>101,8814951353</text:p>
          </table:table-cell>
          <table:table-cell table:formula="of:=SQRT([.Z98]*[.Z98]+[.AA98]*[.AA98])" office:value-type="float" office:value="201.019462915923">
            <text:p>201,0194629159</text:p>
          </table:table-cell>
          <table:table-cell table:formula="of:=ASIN(ABS([.Z98]/[.AB98]))" office:value-type="float" office:value="1.03929974709176">
            <text:p>1,0392997471</text:p>
          </table:table-cell>
          <table:table-cell table:formula="of:=ABS([.K98]-[.AC98])" office:value-type="float" office:value="0.035882601251489">
            <text:p>0,0358826013</text:p>
          </table:table-cell>
          <table:table-cell/>
          <table:table-cell table:formula="of:=[.J98]/[.AC98]" office:value-type="float" office:value="0.958487353841833">
            <text:p>0,9584873538</text:p>
          </table:table-cell>
        </table:table-row>
        <table:table-row table:style-name="ro1">
          <table:table-cell office:value-type="float" office:value="0.24">
            <text:p>0,24</text:p>
          </table:table-cell>
          <table:table-cell office:value-type="float" office:value="-162.010644930976">
            <text:p>-162,010644931</text:p>
          </table:table-cell>
          <table:table-cell office:value-type="float" office:value="131.563504506718">
            <text:p>131,5635045067</text:p>
          </table:table-cell>
          <table:table-cell table:formula="of:=SQRT([.B99]*[.B99] + [.C99]*[.C99])" office:value-type="float" office:value="208.701712472706">
            <text:p>208,7017124727</text:p>
          </table:table-cell>
          <table:table-cell/>
          <table:table-cell office:value-type="float" office:value="187.469664603658">
            <text:p>187,4696646037</text:p>
          </table:table-cell>
          <table:table-cell office:value-type="float" office:value="166.13339706592">
            <text:p>166,1333970659</text:p>
          </table:table-cell>
          <table:table-cell table:formula="of:=SQRT([.F99]*[.F99]+[.G99]*[.G99])" office:value-type="float" office:value="250.489881566643">
            <text:p>250,4898815666</text:p>
          </table:table-cell>
          <table:table-cell/>
          <table:table-cell table:formula="of:=ASIN(ABS([.B99]/[.D99]))" office:value-type="float" office:value="0.888740623296118">
            <text:p>0,8887406233</text:p>
          </table:table-cell>
          <table:table-cell table:formula="of:=ASIN(ABS([.F99]/[.H99]))" office:value-type="float" office:value="0.845664694131297">
            <text:p>0,8456646941</text:p>
          </table:table-cell>
          <table:table-cell/>
          <table:table-cell table:formula="of:=[.J99]/[.K99]" office:value-type="float" office:value="1.05093736260217">
            <text:p>1,0509373626</text:p>
          </table:table-cell>
          <table:table-cell/>
          <table:table-cell table:formula="of:=IF([.C99]&lt;0;-[.A99];[.A99])" office:value-type="float" office:value="0.24">
            <text:p>0,24</text:p>
          </table:table-cell>
          <table:table-cell table:formula="of:=ABS([.C99])" office:value-type="float" office:value="131.563504506718">
            <text:p>131,5635045067</text:p>
          </table:table-cell>
          <table:table-cell table:formula="of:=ABS([.G99])" office:value-type="float" office:value="166.13339706592">
            <text:p>166,1333970659</text:p>
          </table:table-cell>
          <table:table-cell/>
          <table:table-cell table:formula="of:=1+[.$R$3]*[.O99]+[.$Q$3]*[.O99]*[.O99]*[.O99]" office:value-type="float" office:value="1.0486912">
            <text:p>1,0486912</text:p>
          </table:table-cell>
          <table:table-cell table:formula="of:=[.J99]/[.S99]" office:value-type="float" office:value="0.847475999890261">
            <text:p>0,8474759999</text:p>
          </table:table-cell>
          <table:table-cell table:formula="of:=ABS([.T99]-[.K99])" office:value-type="float" office:value="0.00181130575896404">
            <text:p>0,0018113058</text:p>
          </table:table-cell>
          <table:table-cell table:number-columns-repeated="4"/>
          <table:table-cell table:formula="of:=-([.B99]+[.$Z$2])" office:value-type="float" office:value="167.010644930976">
            <text:p>167,010644931</text:p>
          </table:table-cell>
          <table:table-cell table:formula="of:=[.P99]+[.O99]*[.D99]*([.$AA$2]+[.$AA$1]*ABS([.P99]/[.B99]))" office:value-type="float" office:value="147.151353789121">
            <text:p>147,1513537891</text:p>
          </table:table-cell>
          <table:table-cell table:formula="of:=SQRT([.Z99]*[.Z99]+[.AA99]*[.AA99])" office:value-type="float" office:value="222.589479630623">
            <text:p>222,5894796306</text:p>
          </table:table-cell>
          <table:table-cell table:formula="of:=ASIN(ABS([.Z99]/[.AB99]))" office:value-type="float" office:value="0.848527702330099">
            <text:p>0,8485277023</text:p>
          </table:table-cell>
          <table:table-cell table:formula="of:=ABS([.K99]-[.AC99])" office:value-type="float" office:value="0.00286300819880148">
            <text:p>0,0028630082</text:p>
          </table:table-cell>
          <table:table-cell/>
          <table:table-cell table:formula="of:=[.J99]/[.AC99]" office:value-type="float" office:value="1.04739140614454">
            <text:p>1,0473914061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-185.357428947138">
            <text:p>-185,3574289471</text:p>
          </table:table-cell>
          <table:table-cell office:value-type="float" office:value="126.503537887051">
            <text:p>126,5035378871</text:p>
          </table:table-cell>
          <table:table-cell table:formula="of:=SQRT([.B100]*[.B100] + [.C100]*[.C100])" office:value-type="float" office:value="224.41150051598">
            <text:p>224,411500516</text:p>
          </table:table-cell>
          <table:table-cell/>
          <table:table-cell office:value-type="float" office:value="229.862923043644">
            <text:p>229,8629230436</text:p>
          </table:table-cell>
          <table:table-cell office:value-type="float" office:value="-106.484881924909">
            <text:p>-106,4848819249</text:p>
          </table:table-cell>
          <table:table-cell table:formula="of:=SQRT([.F100]*[.F100]+[.G100]*[.G100])" office:value-type="float" office:value="253.329811646261">
            <text:p>253,3298116463</text:p>
          </table:table-cell>
          <table:table-cell/>
          <table:table-cell table:formula="of:=ASIN(ABS([.B100]/[.D100]))" office:value-type="float" office:value="0.971922837537372">
            <text:p>0,9719228375</text:p>
          </table:table-cell>
          <table:table-cell table:formula="of:=ASIN(ABS([.F100]/[.H100]))" office:value-type="float" office:value="1.13697533273544">
            <text:p>1,1369753327</text:p>
          </table:table-cell>
          <table:table-cell/>
          <table:table-cell table:formula="of:=[.J100]/[.K100]" office:value-type="float" office:value="0.854831947144387">
            <text:p>0,8548319471</text:p>
          </table:table-cell>
          <table:table-cell/>
          <table:table-cell table:formula="of:=IF([.C100]&lt;0;-[.A100];[.A100])" office:value-type="float" office:value="0.8">
            <text:p>0,8</text:p>
          </table:table-cell>
          <table:table-cell table:formula="of:=ABS([.C100])" office:value-type="float" office:value="126.503537887051">
            <text:p>126,5035378871</text:p>
          </table:table-cell>
          <table:table-cell table:formula="of:=ABS([.G100])" office:value-type="float" office:value="106.484881924909">
            <text:p>106,4848819249</text:p>
          </table:table-cell>
          <table:table-cell/>
          <table:table-cell table:formula="of:=1+[.$R$3]*[.O100]+[.$Q$3]*[.O100]*[.O100]*[.O100]" office:value-type="float" office:value="1.1856">
            <text:p>1,1856</text:p>
          </table:table-cell>
          <table:table-cell table:formula="of:=[.J100]/[.S100]" office:value-type="float" office:value="0.819772973631386">
            <text:p>0,8197729736</text:p>
          </table:table-cell>
          <table:table-cell table:formula="of:=ABS([.T100]-[.K100])" office:value-type="float" office:value="0.317202359104052">
            <text:p>0,3172023591</text:p>
          </table:table-cell>
          <table:table-cell table:number-columns-repeated="4"/>
          <table:table-cell table:formula="of:=-([.B100]+[.$Z$2])" office:value-type="float" office:value="190.357428947138">
            <text:p>190,3574289471</text:p>
          </table:table-cell>
          <table:table-cell table:formula="of:=[.P100]+[.O100]*[.D100]*([.$AA$2]+[.$AA$1]*ABS([.P100]/[.B100]))" office:value-type="float" office:value="180.047840314923">
            <text:p>180,0478403149</text:p>
          </table:table-cell>
          <table:table-cell table:formula="of:=SQRT([.Z100]*[.Z100]+[.AA100]*[.AA100])" office:value-type="float" office:value="262.017510020672">
            <text:p>262,0175100207</text:p>
          </table:table-cell>
          <table:table-cell table:formula="of:=ASIN(ABS([.Z100]/[.AB100]))" office:value-type="float" office:value="0.813224246006705">
            <text:p>0,813224246</text:p>
          </table:table-cell>
          <table:table-cell table:formula="of:=ABS([.K100]-[.AC100])" office:value-type="float" office:value="0.323751086728733">
            <text:p>0,3237510867</text:p>
          </table:table-cell>
          <table:table-cell/>
          <table:table-cell table:formula="of:=[.J100]/[.AC100]" office:value-type="float" office:value="1.19514739299762">
            <text:p>1,195147393</text:p>
          </table:table-cell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-214.075944138068">
            <text:p>-214,0759441381</text:p>
          </table:table-cell>
          <table:table-cell office:value-type="float" office:value="-64.2333038026144">
            <text:p>-64,2333038026</text:p>
          </table:table-cell>
          <table:table-cell table:formula="of:=SQRT([.B101]*[.B101] + [.C101]*[.C101])" office:value-type="float" office:value="223.50487058676">
            <text:p>223,5048705868</text:p>
          </table:table-cell>
          <table:table-cell/>
          <table:table-cell office:value-type="float" office:value="285.784336607167">
            <text:p>285,7843366072</text:p>
          </table:table-cell>
          <table:table-cell office:value-type="float" office:value="34.3354505857669">
            <text:p>34,3354505858</text:p>
          </table:table-cell>
          <table:table-cell table:formula="of:=SQRT([.F101]*[.F101]+[.G101]*[.G101])" office:value-type="float" office:value="287.839556379811">
            <text:p>287,8395563798</text:p>
          </table:table-cell>
          <table:table-cell/>
          <table:table-cell table:formula="of:=ASIN(ABS([.B101]/[.D101]))" office:value-type="float" office:value="1.27929444663266">
            <text:p>1,2792944466</text:p>
          </table:table-cell>
          <table:table-cell table:formula="of:=ASIN(ABS([.F101]/[.H101]))" office:value-type="float" office:value="1.45122483596746">
            <text:p>1,451224836</text:p>
          </table:table-cell>
          <table:table-cell/>
          <table:table-cell table:formula="of:=[.J101]/[.K101]" office:value-type="float" office:value="0.881527393224233">
            <text:p>0,8815273932</text:p>
          </table:table-cell>
          <table:table-cell/>
          <table:table-cell table:formula="of:=IF([.C101]&lt;0;-[.A101];[.A101])" office:value-type="float" office:value="0.8">
            <text:p>0,8</text:p>
          </table:table-cell>
          <table:table-cell table:formula="of:=ABS([.C101])" office:value-type="float" office:value="64.2333038026144">
            <text:p>64,2333038026</text:p>
          </table:table-cell>
          <table:table-cell table:formula="of:=ABS([.G101])" office:value-type="float" office:value="34.3354505857669">
            <text:p>34,3354505858</text:p>
          </table:table-cell>
          <table:table-cell/>
          <table:table-cell table:formula="of:=1+[.$R$3]*[.O101]+[.$Q$3]*[.O101]*[.O101]*[.O101]" office:value-type="float" office:value="1.1856">
            <text:p>1,1856</text:p>
          </table:table-cell>
          <table:table-cell table:formula="of:=[.J101]/[.S101]" office:value-type="float" office:value="1.07902702988585">
            <text:p>1,0790270299</text:p>
          </table:table-cell>
          <table:table-cell table:formula="of:=ABS([.T101]-[.K101])" office:value-type="float" office:value="0.372197806081612">
            <text:p>0,3721978061</text:p>
          </table:table-cell>
          <table:table-cell table:number-columns-repeated="4"/>
          <table:table-cell table:formula="of:=-([.B101]+[.$Z$2])" office:value-type="float" office:value="219.075944138068">
            <text:p>219,0759441381</text:p>
          </table:table-cell>
          <table:table-cell table:formula="of:=[.P101]+[.O101]*[.D101]*([.$AA$2]+[.$AA$1]*ABS([.P101]/[.B101]))" office:value-type="float" office:value="110.723195599615">
            <text:p>110,7231955996</text:p>
          </table:table-cell>
          <table:table-cell table:formula="of:=SQRT([.Z101]*[.Z101]+[.AA101]*[.AA101])" office:value-type="float" office:value="245.466688867912">
            <text:p>245,4666888679</text:p>
          </table:table-cell>
          <table:table-cell table:formula="of:=ASIN(ABS([.Z101]/[.AB101]))" office:value-type="float" office:value="1.10283000777517">
            <text:p>1,1028300078</text:p>
          </table:table-cell>
          <table:table-cell table:formula="of:=ABS([.K101]-[.AC101])" office:value-type="float" office:value="0.348394828192291">
            <text:p>0,3483948282</text:p>
          </table:table-cell>
          <table:table-cell/>
          <table:table-cell table:formula="of:=[.J101]/[.AC101]" office:value-type="float" office:value="1.16001055249983">
            <text:p>1,1600105525</text:p>
          </table:table-cell>
        </table:table-row>
        <table:table-row table:style-name="ro1">
          <table:table-cell office:value-type="float" office:value="-0.2">
            <text:p>-0,2</text:p>
          </table:table-cell>
          <table:table-cell office:value-type="float" office:value="-190.58839400729">
            <text:p>-190,5883940073</text:p>
          </table:table-cell>
          <table:table-cell office:value-type="float" office:value="61.593198000575">
            <text:p>61,5931980006</text:p>
          </table:table-cell>
          <table:table-cell table:formula="of:=SQRT([.B102]*[.B102] + [.C102]*[.C102])" office:value-type="float" office:value="200.293928939986">
            <text:p>200,29392894</text:p>
          </table:table-cell>
          <table:table-cell/>
          <table:table-cell office:value-type="float" office:value="256.624122079136">
            <text:p>256,6241220791</text:p>
          </table:table-cell>
          <table:table-cell office:value-type="float" office:value="66.4044256060589">
            <text:p>66,4044256061</text:p>
          </table:table-cell>
          <table:table-cell table:formula="of:=SQRT([.F102]*[.F102]+[.G102]*[.G102])" office:value-type="float" office:value="265.076381016789">
            <text:p>265,0763810168</text:p>
          </table:table-cell>
          <table:table-cell/>
          <table:table-cell table:formula="of:=ASIN(ABS([.B102]/[.D102]))" office:value-type="float" office:value="1.25821694203585">
            <text:p>1,258216942</text:p>
          </table:table-cell>
          <table:table-cell table:formula="of:=ASIN(ABS([.F102]/[.H102]))" office:value-type="float" office:value="1.31758875908034">
            <text:p>1,3175887591</text:p>
          </table:table-cell>
          <table:table-cell/>
          <table:table-cell table:formula="of:=[.J102]/[.K102]" office:value-type="float" office:value="0.954939037969687">
            <text:p>0,954939038</text:p>
          </table:table-cell>
          <table:table-cell/>
          <table:table-cell table:formula="of:=IF([.C102]&lt;0;-[.A102];[.A102])" office:value-type="float" office:value="-0.2">
            <text:p>-0,2</text:p>
          </table:table-cell>
          <table:table-cell table:formula="of:=ABS([.C102])" office:value-type="float" office:value="61.593198000575">
            <text:p>61,5931980006</text:p>
          </table:table-cell>
          <table:table-cell table:formula="of:=ABS([.G102])" office:value-type="float" office:value="66.4044256060589">
            <text:p>66,4044256061</text:p>
          </table:table-cell>
          <table:table-cell/>
          <table:table-cell table:formula="of:=1+[.$R$3]*[.O102]+[.$Q$3]*[.O102]*[.O102]*[.O102]" office:value-type="float" office:value="0.9596">
            <text:p>0,9596</text:p>
          </table:table-cell>
          <table:table-cell table:formula="of:=[.J102]/[.S102]" office:value-type="float" office:value="1.3111889766943">
            <text:p>1,3111889767</text:p>
          </table:table-cell>
          <table:table-cell table:formula="of:=ABS([.T102]-[.K102])" office:value-type="float" office:value="0.00639978238603689">
            <text:p>0,0063997824</text:p>
          </table:table-cell>
          <table:table-cell table:number-columns-repeated="4"/>
          <table:table-cell table:formula="of:=-([.B102]+[.$Z$2])" office:value-type="float" office:value="195.58839400729">
            <text:p>195,5883940073</text:p>
          </table:table-cell>
          <table:table-cell table:formula="of:=[.P102]+[.O102]*[.D102]*([.$AA$2]+[.$AA$1]*ABS([.P102]/[.B102]))" office:value-type="float" office:value="51.0850817943308">
            <text:p>51,0850817943</text:p>
          </table:table-cell>
          <table:table-cell table:formula="of:=SQRT([.Z102]*[.Z102]+[.AA102]*[.AA102])" office:value-type="float" office:value="202.149710492705">
            <text:p>202,1497104927</text:p>
          </table:table-cell>
          <table:table-cell table:formula="of:=ASIN(ABS([.Z102]/[.AB102]))" office:value-type="float" office:value="1.31531705703693">
            <text:p>1,315317057</text:p>
          </table:table-cell>
          <table:table-cell table:formula="of:=ABS([.K102]-[.AC102])" office:value-type="float" office:value="0.00227170204340932">
            <text:p>0,002271702</text:p>
          </table:table-cell>
          <table:table-cell/>
          <table:table-cell table:formula="of:=[.J102]/[.AC102]" office:value-type="float" office:value="0.956588326217171">
            <text:p>0,9565883262</text:p>
          </table:table-cell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-369.822576887473">
            <text:p>-369,8225768875</text:p>
          </table:table-cell>
          <table:table-cell office:value-type="float" office:value="-32.886363475832">
            <text:p>-32,8863634758</text:p>
          </table:table-cell>
          <table:table-cell table:formula="of:=SQRT([.B103]*[.B103] + [.C103]*[.C103])" office:value-type="float" office:value="371.281902707842">
            <text:p>371,2819027078</text:p>
          </table:table-cell>
          <table:table-cell/>
          <table:table-cell office:value-type="float" office:value="383.419803729795">
            <text:p>383,4198037298</text:p>
          </table:table-cell>
          <table:table-cell office:value-type="float" office:value="17.593021456223">
            <text:p>17,5930214562</text:p>
          </table:table-cell>
          <table:table-cell table:formula="of:=SQRT([.F103]*[.F103]+[.G103]*[.G103])" office:value-type="float" office:value="383.823214899977">
            <text:p>383,8232149</text:p>
          </table:table-cell>
          <table:table-cell/>
          <table:table-cell table:formula="of:=ASIN(ABS([.B103]/[.D103]))" office:value-type="float" office:value="1.48210490990615">
            <text:p>1,4821049099</text:p>
          </table:table-cell>
          <table:table-cell table:formula="of:=ASIN(ABS([.F103]/[.H103]))" office:value-type="float" office:value="1.52494399951114">
            <text:p>1,5249439995</text:p>
          </table:table-cell>
          <table:table-cell/>
          <table:table-cell table:formula="of:=[.J103]/[.K103]" office:value-type="float" office:value="0.97190776210882">
            <text:p>0,9719077621</text:p>
          </table:table-cell>
          <table:table-cell/>
          <table:table-cell table:formula="of:=IF([.C103]&lt;0;-[.A103];[.A103])" office:value-type="float" office:value="-0.56">
            <text:p>-0,56</text:p>
          </table:table-cell>
          <table:table-cell table:formula="of:=ABS([.C103])" office:value-type="float" office:value="32.886363475832">
            <text:p>32,8863634758</text:p>
          </table:table-cell>
          <table:table-cell table:formula="of:=ABS([.G103])" office:value-type="float" office:value="17.593021456223">
            <text:p>17,5930214562</text:p>
          </table:table-cell>
          <table:table-cell/>
          <table:table-cell table:formula="of:=1+[.$R$3]*[.O103]+[.$Q$3]*[.O103]*[.O103]*[.O103]" office:value-type="float" office:value="0.8792192">
            <text:p>0,8792192</text:p>
          </table:table-cell>
          <table:table-cell table:formula="of:=[.J103]/[.S103]" office:value-type="float" office:value="1.68570580568094">
            <text:p>1,6857058057</text:p>
          </table:table-cell>
          <table:table-cell table:formula="of:=ABS([.T103]-[.K103])" office:value-type="float" office:value="0.160761806169794">
            <text:p>0,1607618062</text:p>
          </table:table-cell>
          <table:table-cell table:number-columns-repeated="4"/>
          <table:table-cell table:formula="of:=-([.B103]+[.$Z$2])" office:value-type="float" office:value="374.822576887473">
            <text:p>374,8225768875</text:p>
          </table:table-cell>
          <table:table-cell table:formula="of:=[.P103]+[.O103]*[.D103]*([.$AA$2]+[.$AA$1]*ABS([.P103]/[.B103]))" office:value-type="float" office:value="-16.78364907418">
            <text:p>-16,7836490742</text:p>
          </table:table-cell>
          <table:table-cell table:formula="of:=SQRT([.Z103]*[.Z103]+[.AA103]*[.AA103])" office:value-type="float" office:value="375.198154340891">
            <text:p>375,1981543409</text:p>
          </table:table-cell>
          <table:table-cell table:formula="of:=ASIN(ABS([.Z103]/[.AB103]))" office:value-type="float" office:value="1.5260486345991">
            <text:p>1,5260486346</text:p>
          </table:table-cell>
          <table:table-cell table:formula="of:=ABS([.K103]-[.AC103])" office:value-type="float" office:value="0.00110463508795133">
            <text:p>0,0011046351</text:p>
          </table:table-cell>
          <table:table-cell/>
          <table:table-cell table:formula="of:=[.J103]/[.AC103]" office:value-type="float" office:value="0.97120424362852">
            <text:p>0,9712042436</text:p>
          </table:table-cell>
        </table:table-row>
        <table:table-row table:style-name="ro1">
          <table:table-cell office:value-type="float" office:value="0.32">
            <text:p>0,32</text:p>
          </table:table-cell>
          <table:table-cell office:value-type="float" office:value="-299.958289610004">
            <text:p>-299,95828961</text:p>
          </table:table-cell>
          <table:table-cell office:value-type="float" office:value="-15.6718279151491">
            <text:p>-15,6718279151</text:p>
          </table:table-cell>
          <table:table-cell table:formula="of:=SQRT([.B104]*[.B104] + [.C104]*[.C104])" office:value-type="float" office:value="300.367411174983">
            <text:p>300,367411175</text:p>
          </table:table-cell>
          <table:table-cell/>
          <table:table-cell office:value-type="float" office:value="416.800900256372">
            <text:p>416,8009002564</text:p>
          </table:table-cell>
          <table:table-cell office:value-type="float" office:value="17.2219418013147">
            <text:p>17,2219418013</text:p>
          </table:table-cell>
          <table:table-cell table:formula="of:=SQRT([.F104]*[.F104]+[.G104]*[.G104])" office:value-type="float" office:value="417.15654823331">
            <text:p>417,1565482333</text:p>
          </table:table-cell>
          <table:table-cell/>
          <table:table-cell table:formula="of:=ASIN(ABS([.B104]/[.D104]))" office:value-type="float" office:value="1.51859709815532">
            <text:p>1,5185970982</text:p>
          </table:table-cell>
          <table:table-cell table:formula="of:=ASIN(ABS([.F104]/[.H104]))" office:value-type="float" office:value="1.5295004685644">
            <text:p>1,5295004686</text:p>
          </table:table-cell>
          <table:table-cell/>
          <table:table-cell table:formula="of:=[.J104]/[.K104]" office:value-type="float" office:value="0.992871286650007">
            <text:p>0,9928712867</text:p>
          </table:table-cell>
          <table:table-cell/>
          <table:table-cell table:formula="of:=IF([.C104]&lt;0;-[.A104];[.A104])" office:value-type="float" office:value="-0.32">
            <text:p>-0,32</text:p>
          </table:table-cell>
          <table:table-cell table:formula="of:=ABS([.C104])" office:value-type="float" office:value="15.6718279151491">
            <text:p>15,6718279151</text:p>
          </table:table-cell>
          <table:table-cell table:formula="of:=ABS([.G104])" office:value-type="float" office:value="17.2219418013147">
            <text:p>17,2219418013</text:p>
          </table:table-cell>
          <table:table-cell/>
          <table:table-cell table:formula="of:=1+[.$R$3]*[.O104]+[.$Q$3]*[.O104]*[.O104]*[.O104]" office:value-type="float" office:value="0.9343616">
            <text:p>0,9343616</text:p>
          </table:table-cell>
          <table:table-cell table:formula="of:=[.J104]/[.S104]" office:value-type="float" office:value="1.62527772776121">
            <text:p>1,6252777278</text:p>
          </table:table-cell>
          <table:table-cell table:formula="of:=ABS([.T104]-[.K104])" office:value-type="float" office:value="0.0957772591968051">
            <text:p>0,0957772592</text:p>
          </table:table-cell>
          <table:table-cell table:number-columns-repeated="4"/>
          <table:table-cell table:formula="of:=-([.B104]+[.$Z$2])" office:value-type="float" office:value="304.958289610004">
            <text:p>304,95828961</text:p>
          </table:table-cell>
          <table:table-cell table:formula="of:=[.P104]+[.O104]*[.D104]*([.$AA$2]+[.$AA$1]*ABS([.P104]/[.B104]))" office:value-type="float" office:value="-6.93739604854321">
            <text:p>-6,9373960485</text:p>
          </table:table-cell>
          <table:table-cell table:formula="of:=SQRT([.Z104]*[.Z104]+[.AA104]*[.AA104])" office:value-type="float" office:value="305.037187676836">
            <text:p>305,0371876768</text:p>
          </table:table-cell>
          <table:table-cell table:formula="of:=ASIN(ABS([.Z104]/[.AB104]))" office:value-type="float" office:value="1.54805157792038">
            <text:p>1,5480515779</text:p>
          </table:table-cell>
          <table:table-cell table:formula="of:=ABS([.K104]-[.AC104])" office:value-type="float" office:value="0.0185511093559803">
            <text:p>0,0185511094</text:p>
          </table:table-cell>
          <table:table-cell/>
          <table:table-cell table:formula="of:=[.J104]/[.AC104]" office:value-type="float" office:value="0.980973192246847">
            <text:p>0,9809731922</text:p>
          </table:table-cell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-357.467121573094">
            <text:p>-357,4671215731</text:p>
          </table:table-cell>
          <table:table-cell office:value-type="float" office:value="-70.8025331648203">
            <text:p>-70,8025331648</text:p>
          </table:table-cell>
          <table:table-cell table:formula="of:=SQRT([.B105]*[.B105] + [.C105]*[.C105])" office:value-type="float" office:value="364.411500515981">
            <text:p>364,411500516</text:p>
          </table:table-cell>
          <table:table-cell/>
          <table:table-cell office:value-type="float" office:value="418.786121890852">
            <text:p>418,7861218909</text:p>
          </table:table-cell>
          <table:table-cell office:value-type="float" office:value="-166.009992185858">
            <text:p>-166,0099921859</text:p>
          </table:table-cell>
          <table:table-cell table:formula="of:=SQRT([.F105]*[.F105]+[.G105]*[.G105])" office:value-type="float" office:value="450.489881566643">
            <text:p>450,4898815666</text:p>
          </table:table-cell>
          <table:table-cell/>
          <table:table-cell table:formula="of:=ASIN(ABS([.B105]/[.D105]))" office:value-type="float" office:value="1.37525986003014">
            <text:p>1,37525986</text:p>
          </table:table-cell>
          <table:table-cell table:formula="of:=ASIN(ABS([.F105]/[.H105]))" office:value-type="float" office:value="1.19339069656648">
            <text:p>1,1933906966</text:p>
          </table:table-cell>
          <table:table-cell/>
          <table:table-cell table:formula="of:=[.J105]/[.K105]" office:value-type="float" office:value="1.15239700123935">
            <text:p>1,1523970012</text:p>
          </table:table-cell>
          <table:table-cell/>
          <table:table-cell table:formula="of:=IF([.C105]&lt;0;-[.A105];[.A105])" office:value-type="float" office:value="0.8">
            <text:p>0,8</text:p>
          </table:table-cell>
          <table:table-cell table:formula="of:=ABS([.C105])" office:value-type="float" office:value="70.8025331648203">
            <text:p>70,8025331648</text:p>
          </table:table-cell>
          <table:table-cell table:formula="of:=ABS([.G105])" office:value-type="float" office:value="166.009992185858">
            <text:p>166,0099921859</text:p>
          </table:table-cell>
          <table:table-cell/>
          <table:table-cell table:formula="of:=1+[.$R$3]*[.O105]+[.$Q$3]*[.O105]*[.O105]*[.O105]" office:value-type="float" office:value="1.1856">
            <text:p>1,1856</text:p>
          </table:table-cell>
          <table:table-cell table:formula="of:=[.J105]/[.S105]" office:value-type="float" office:value="1.15996951756928">
            <text:p>1,1599695176</text:p>
          </table:table-cell>
          <table:table-cell table:formula="of:=ABS([.T105]-[.K105])" office:value-type="float" office:value="0.0334211789971932">
            <text:p>0,033421179</text:p>
          </table:table-cell>
          <table:table-cell table:number-columns-repeated="4"/>
          <table:table-cell table:formula="of:=-([.B105]+[.$Z$2])" office:value-type="float" office:value="362.467121573094">
            <text:p>362,4671215731</text:p>
          </table:table-cell>
          <table:table-cell table:formula="of:=[.P105]+[.O105]*[.D105]*([.$AA$2]+[.$AA$1]*ABS([.P105]/[.B105]))" office:value-type="float" office:value="143.62848824149">
            <text:p>143,6284882415</text:p>
          </table:table-cell>
          <table:table-cell table:formula="of:=SQRT([.Z105]*[.Z105]+[.AA105]*[.AA105])" office:value-type="float" office:value="389.886594865763">
            <text:p>389,8865948658</text:p>
          </table:table-cell>
          <table:table-cell table:formula="of:=ASIN(ABS([.Z105]/[.AB105]))" office:value-type="float" office:value="1.19352475737789">
            <text:p>1,1935247574</text:p>
          </table:table-cell>
          <table:table-cell table:formula="of:=ABS([.K105]-[.AC105])" office:value-type="float" office:value="0.000134060811411096">
            <text:p>0,0001340608</text:p>
          </table:table-cell>
          <table:table-cell/>
          <table:table-cell table:formula="of:=[.J105]/[.AC105]" office:value-type="float" office:value="1.15226756003915">
            <text:p>1,1522675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50.896426294206">
            <text:p>-150,8964262942</text:p>
          </table:table-cell>
          <table:table-cell office:value-type="float" office:value="-95.8923444152106">
            <text:p>-95,8923444152</text:p>
          </table:table-cell>
          <table:table-cell table:formula="of:=SQRT([.B106]*[.B106] + [.C106]*[.C106])" office:value-type="float" office:value="178.787788133888">
            <text:p>178,7877881339</text:p>
          </table:table-cell>
          <table:table-cell/>
          <table:table-cell office:value-type="float" office:value="163.314944288383">
            <text:p>163,3149442884</text:p>
          </table:table-cell>
          <table:table-cell office:value-type="float" office:value="-104.316517397328">
            <text:p>-104,3165173973</text:p>
          </table:table-cell>
          <table:table-cell table:formula="of:=SQRT([.F106]*[.F106]+[.G106]*[.G106])" office:value-type="float" office:value="193.787788133888">
            <text:p>193,7877881339</text:p>
          </table:table-cell>
          <table:table-cell/>
          <table:table-cell table:formula="of:=ASIN(ABS([.B106]/[.D106]))" office:value-type="float" office:value="1.00469307592108">
            <text:p>1,0046930759</text:p>
          </table:table-cell>
          <table:table-cell table:formula="of:=ASIN(ABS([.F106]/[.H106]))" office:value-type="float" office:value="1.00237434356639">
            <text:p>1,0023743436</text:p>
          </table:table-cell>
          <table:table-cell/>
          <table:table-cell table:formula="of:=[.J106]/[.K106]" office:value-type="float" office:value="1.00231323992834">
            <text:p>1,0023132399</text:p>
          </table:table-cell>
          <table:table-cell/>
          <table:table-cell table:formula="of:=IF([.C106]&lt;0;-[.A106];[.A106])" office:value-type="float" office:value="-0">
            <text:p>-0</text:p>
          </table:table-cell>
          <table:table-cell table:formula="of:=ABS([.C106])" office:value-type="float" office:value="95.8923444152106">
            <text:p>95,8923444152</text:p>
          </table:table-cell>
          <table:table-cell table:formula="of:=ABS([.G106])" office:value-type="float" office:value="104.316517397328">
            <text:p>104,3165173973</text:p>
          </table:table-cell>
          <table:table-cell/>
          <table:table-cell table:formula="of:=1+[.$R$3]*[.O106]+[.$Q$3]*[.O106]*[.O106]*[.O106]" office:value-type="float" office:value="1">
            <text:p>1</text:p>
          </table:table-cell>
          <table:table-cell table:formula="of:=[.J106]/[.S106]" office:value-type="float" office:value="1.00469307592108">
            <text:p>1,0046930759</text:p>
          </table:table-cell>
          <table:table-cell table:formula="of:=ABS([.T106]-[.K106])" office:value-type="float" office:value="0.00231873235468583">
            <text:p>0,0023187324</text:p>
          </table:table-cell>
          <table:table-cell table:number-columns-repeated="4"/>
          <table:table-cell table:formula="of:=-([.B106]+[.$Z$2])" office:value-type="float" office:value="155.896426294206">
            <text:p>155,8964262942</text:p>
          </table:table-cell>
          <table:table-cell table:formula="of:=[.P106]+[.O106]*[.D106]*([.$AA$2]+[.$AA$1]*ABS([.P106]/[.B106]))" office:value-type="float" office:value="95.8923444152106">
            <text:p>95,8923444152</text:p>
          </table:table-cell>
          <table:table-cell table:formula="of:=SQRT([.Z106]*[.Z106]+[.AA106]*[.AA106])" office:value-type="float" office:value="183.027422668709">
            <text:p>183,0274226687</text:p>
          </table:table-cell>
          <table:table-cell table:formula="of:=ASIN(ABS([.Z106]/[.AB106]))" office:value-type="float" office:value="1.01934570195913">
            <text:p>1,019345702</text:p>
          </table:table-cell>
          <table:table-cell table:formula="of:=ABS([.K106]-[.AC106])" office:value-type="float" office:value="0.0169713583927427">
            <text:p>0,0169713584</text:p>
          </table:table-cell>
          <table:table-cell/>
          <table:table-cell table:formula="of:=[.J106]/[.AC106]" office:value-type="float" office:value="0.98562545953753">
            <text:p>0,9856254595</text:p>
          </table:table-cell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-173.032986751416">
            <text:p>-173,0329867514</text:p>
          </table:table-cell>
          <table:table-cell office:value-type="float" office:value="-154.522780794862">
            <text:p>-154,5227807949</text:p>
          </table:table-cell>
          <table:table-cell table:formula="of:=SQRT([.B107]*[.B107] + [.C107]*[.C107])" office:value-type="float" office:value="231.986431259875">
            <text:p>231,9864312599</text:p>
          </table:table-cell>
          <table:table-cell/>
          <table:table-cell office:value-type="float" office:value="208.946304881808">
            <text:p>208,9463048818</text:p>
          </table:table-cell>
          <table:table-cell office:value-type="float" office:value="-134.795418263031">
            <text:p>-134,795418263</text:p>
          </table:table-cell>
          <table:table-cell table:formula="of:=SQRT([.F107]*[.F107]+[.G107]*[.G107])" office:value-type="float" office:value="248.653097926543">
            <text:p>248,6530979265</text:p>
          </table:table-cell>
          <table:table-cell/>
          <table:table-cell table:formula="of:=ASIN(ABS([.B107]/[.D107]))" office:value-type="float" office:value="0.841848215626124">
            <text:p>0,8418482156</text:p>
          </table:table-cell>
          <table:table-cell table:formula="of:=ASIN(ABS([.F107]/[.H107]))" office:value-type="float" office:value="0.997859413640784">
            <text:p>0,9978594136</text:p>
          </table:table-cell>
          <table:table-cell/>
          <table:table-cell table:formula="of:=[.J107]/[.K107]" office:value-type="float" office:value="0.843654130149017">
            <text:p>0,8436541301</text:p>
          </table:table-cell>
          <table:table-cell/>
          <table:table-cell table:formula="of:=IF([.C107]&lt;0;-[.A107];[.A107])" office:value-type="float" office:value="-0.56">
            <text:p>-0,56</text:p>
          </table:table-cell>
          <table:table-cell table:formula="of:=ABS([.C107])" office:value-type="float" office:value="154.522780794862">
            <text:p>154,5227807949</text:p>
          </table:table-cell>
          <table:table-cell table:formula="of:=ABS([.G107])" office:value-type="float" office:value="134.795418263031">
            <text:p>134,795418263</text:p>
          </table:table-cell>
          <table:table-cell/>
          <table:table-cell table:formula="of:=1+[.$R$3]*[.O107]+[.$Q$3]*[.O107]*[.O107]*[.O107]" office:value-type="float" office:value="0.8792192">
            <text:p>0,8792192</text:p>
          </table:table-cell>
          <table:table-cell table:formula="of:=[.J107]/[.S107]" office:value-type="float" office:value="0.957495259004949">
            <text:p>0,957495259</text:p>
          </table:table-cell>
          <table:table-cell table:formula="of:=ABS([.T107]-[.K107])" office:value-type="float" office:value="0.0403641546358348">
            <text:p>0,0403641546</text:p>
          </table:table-cell>
          <table:table-cell table:number-columns-repeated="4"/>
          <table:table-cell table:formula="of:=-([.B107]+[.$Z$2])" office:value-type="float" office:value="178.032986751416">
            <text:p>178,0329867514</text:p>
          </table:table-cell>
          <table:table-cell table:formula="of:=[.P107]+[.O107]*[.D107]*([.$AA$2]+[.$AA$1]*ABS([.P107]/[.B107]))" office:value-type="float" office:value="113.041426378229">
            <text:p>113,0414263782</text:p>
          </table:table-cell>
          <table:table-cell table:formula="of:=SQRT([.Z107]*[.Z107]+[.AA107]*[.AA107])" office:value-type="float" office:value="210.888853307268">
            <text:p>210,8888533073</text:p>
          </table:table-cell>
          <table:table-cell table:formula="of:=ASIN(ABS([.Z107]/[.AB107]))" office:value-type="float" office:value="1.00507640619708">
            <text:p>1,0050764062</text:p>
          </table:table-cell>
          <table:table-cell table:formula="of:=ABS([.K107]-[.AC107])" office:value-type="float" office:value="0.00721699255629971">
            <text:p>0,0072169926</text:p>
          </table:table-cell>
          <table:table-cell/>
          <table:table-cell table:formula="of:=[.J107]/[.AC107]" office:value-type="float" office:value="0.837596236898479">
            <text:p>0,8375962369</text:p>
          </table:table-cell>
        </table:table-row>
        <table:table-row table:style-name="ro1">
          <table:table-cell office:value-type="float" office:value="0.44">
            <text:p>0,44</text:p>
          </table:table-cell>
          <table:table-cell office:value-type="float" office:value="-169.334748263172">
            <text:p>-169,3347482632</text:p>
          </table:table-cell>
          <table:table-cell office:value-type="float" office:value="-147.190730595367">
            <text:p>-147,1907305954</text:p>
          </table:table-cell>
          <table:table-cell table:formula="of:=SQRT([.B108]*[.B108] + [.C108]*[.C108])" office:value-type="float" office:value="224.36436468956">
            <text:p>224,3643646896</text:p>
          </table:table-cell>
          <table:table-cell/>
          <table:table-cell office:value-type="float" office:value="236.029510099837">
            <text:p>236,0295100998</text:p>
          </table:table-cell>
          <table:table-cell office:value-type="float" office:value="-160.010439233266">
            <text:p>-160,0104392333</text:p>
          </table:table-cell>
          <table:table-cell table:formula="of:=SQRT([.F108]*[.F108]+[.G108]*[.G108])" office:value-type="float" office:value="285.154818127963">
            <text:p>285,154818128</text:p>
          </table:table-cell>
          <table:table-cell/>
          <table:table-cell table:formula="of:=ASIN(ABS([.B108]/[.D108]))" office:value-type="float" office:value="0.855244030378922">
            <text:p>0,8552440304</text:p>
          </table:table-cell>
          <table:table-cell table:formula="of:=ASIN(ABS([.F108]/[.H108]))" office:value-type="float" office:value="0.975039550736546">
            <text:p>0,9750395507</text:p>
          </table:table-cell>
          <table:table-cell/>
          <table:table-cell table:formula="of:=[.J108]/[.K108]" office:value-type="float" office:value="0.877137783521571">
            <text:p>0,8771377835</text:p>
          </table:table-cell>
          <table:table-cell/>
          <table:table-cell table:formula="of:=IF([.C108]&lt;0;-[.A108];[.A108])" office:value-type="float" office:value="-0.44">
            <text:p>-0,44</text:p>
          </table:table-cell>
          <table:table-cell table:formula="of:=ABS([.C108])" office:value-type="float" office:value="147.190730595367">
            <text:p>147,1907305954</text:p>
          </table:table-cell>
          <table:table-cell table:formula="of:=ABS([.G108])" office:value-type="float" office:value="160.010439233266">
            <text:p>160,0104392333</text:p>
          </table:table-cell>
          <table:table-cell/>
          <table:table-cell table:formula="of:=1+[.$R$3]*[.O108]+[.$Q$3]*[.O108]*[.O108]*[.O108]" office:value-type="float" office:value="0.9077408">
            <text:p>0,9077408</text:p>
          </table:table-cell>
          <table:table-cell table:formula="of:=[.J108]/[.S108]" office:value-type="float" office:value="0.942167665460142">
            <text:p>0,9421676655</text:p>
          </table:table-cell>
          <table:table-cell table:formula="of:=ABS([.T108]-[.K108])" office:value-type="float" office:value="0.0328718852764036">
            <text:p>0,0328718853</text:p>
          </table:table-cell>
          <table:table-cell table:number-columns-repeated="4"/>
          <table:table-cell table:formula="of:=-([.B108]+[.$Z$2])" office:value-type="float" office:value="174.334748263172">
            <text:p>174,3347482632</text:p>
          </table:table-cell>
          <table:table-cell table:formula="of:=[.P108]+[.O108]*[.D108]*([.$AA$2]+[.$AA$1]*ABS([.P108]/[.B108]))" office:value-type="float" office:value="115.903997039783">
            <text:p>115,9039970398</text:p>
          </table:table-cell>
          <table:table-cell table:formula="of:=SQRT([.Z108]*[.Z108]+[.AA108]*[.AA108])" office:value-type="float" office:value="209.347416945568">
            <text:p>209,3474169456</text:p>
          </table:table-cell>
          <table:table-cell table:formula="of:=ASIN(ABS([.Z108]/[.AB108]))" office:value-type="float" office:value="0.984062257121172">
            <text:p>0,9840622571</text:p>
          </table:table-cell>
          <table:table-cell table:formula="of:=ABS([.K108]-[.AC108])" office:value-type="float" office:value="0.00902270638462577">
            <text:p>0,0090227064</text:p>
          </table:table-cell>
          <table:table-cell/>
          <table:table-cell table:formula="of:=[.J108]/[.AC108]" office:value-type="float" office:value="0.869095450201391">
            <text:p>0,8690954502</text:p>
          </table:table-cell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-215.341256867692">
            <text:p>-215,3412568677</text:p>
          </table:table-cell>
          <table:table-cell office:value-type="float" office:value="-206.93432772685">
            <text:p>-206,9343277269</text:p>
          </table:table-cell>
          <table:table-cell table:formula="of:=SQRT([.B109]*[.B109] + [.C109]*[.C109])" office:value-type="float" office:value="298.653097926542">
            <text:p>298,6530979265</text:p>
          </table:table-cell>
          <table:table-cell/>
          <table:table-cell office:value-type="float" office:value="152.797365129762">
            <text:p>152,7973651298</text:p>
          </table:table-cell>
          <table:table-cell office:value-type="float" office:value="-214.201326425966">
            <text:p>-214,201326426</text:p>
          </table:table-cell>
          <table:table-cell table:formula="of:=SQRT([.F109]*[.F109]+[.G109]*[.G109])" office:value-type="float" office:value="263.114505554599">
            <text:p>263,1145055546</text:p>
          </table:table-cell>
          <table:table-cell/>
          <table:table-cell table:formula="of:=ASIN(ABS([.B109]/[.D109]))" office:value-type="float" office:value="0.805304165558041">
            <text:p>0,8053041656</text:p>
          </table:table-cell>
          <table:table-cell table:formula="of:=ASIN(ABS([.F109]/[.H109]))" office:value-type="float" office:value="0.619619867496471">
            <text:p>0,6196198675</text:p>
          </table:table-cell>
          <table:table-cell/>
          <table:table-cell table:formula="of:=[.J109]/[.K109]" office:value-type="float" office:value="1.29967453886173">
            <text:p>1,2996745389</text:p>
          </table:table-cell>
          <table:table-cell/>
          <table:table-cell table:formula="of:=IF([.C109]&lt;0;-[.A109];[.A109])" office:value-type="float" office:value="0.8">
            <text:p>0,8</text:p>
          </table:table-cell>
          <table:table-cell table:formula="of:=ABS([.C109])" office:value-type="float" office:value="206.93432772685">
            <text:p>206,9343277269</text:p>
          </table:table-cell>
          <table:table-cell table:formula="of:=ABS([.G109])" office:value-type="float" office:value="214.201326425966">
            <text:p>214,201326426</text:p>
          </table:table-cell>
          <table:table-cell/>
          <table:table-cell table:formula="of:=1+[.$R$3]*[.O109]+[.$Q$3]*[.O109]*[.O109]*[.O109]" office:value-type="float" office:value="1.1856">
            <text:p>1,1856</text:p>
          </table:table-cell>
          <table:table-cell table:formula="of:=[.J109]/[.S109]" office:value-type="float" office:value="0.679237656509818">
            <text:p>0,6792376565</text:p>
          </table:table-cell>
          <table:table-cell table:formula="of:=ABS([.T109]-[.K109])" office:value-type="float" office:value="0.0596177890133472">
            <text:p>0,059617789</text:p>
          </table:table-cell>
          <table:table-cell table:number-columns-repeated="4"/>
          <table:table-cell table:formula="of:=-([.B109]+[.$Z$2])" office:value-type="float" office:value="220.341256867692">
            <text:p>220,3412568677</text:p>
          </table:table-cell>
          <table:table-cell table:formula="of:=[.P109]+[.O109]*[.D109]*([.$AA$2]+[.$AA$1]*ABS([.P109]/[.B109]))" office:value-type="float" office:value="284.84599150586">
            <text:p>284,8459915059</text:p>
          </table:table-cell>
          <table:table-cell table:formula="of:=SQRT([.Z109]*[.Z109]+[.AA109]*[.AA109])" office:value-type="float" office:value="360.121518872436">
            <text:p>360,1215188724</text:p>
          </table:table-cell>
          <table:table-cell table:formula="of:=ASIN(ABS([.Z109]/[.AB109]))" office:value-type="float" office:value="0.658400549201071">
            <text:p>0,6584005492</text:p>
          </table:table-cell>
          <table:table-cell table:formula="of:=ABS([.K109]-[.AC109])" office:value-type="float" office:value="0.0387806817046004">
            <text:p>0,0387806817</text:p>
          </table:table-cell>
          <table:table-cell/>
          <table:table-cell table:formula="of:=[.J109]/[.AC109]" office:value-type="float" office:value="1.22312195294373">
            <text:p>1,2231219529</text:p>
          </table:table-cell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-133.537930488726">
            <text:p>-133,5379304887</text:p>
          </table:table-cell>
          <table:table-cell office:value-type="float" office:value="-210.151262903447">
            <text:p>-210,1512629034</text:p>
          </table:table-cell>
          <table:table-cell table:formula="of:=SQRT([.B110]*[.B110] + [.C110]*[.C110])" office:value-type="float" office:value="248.989823444906">
            <text:p>248,9898234449</text:p>
          </table:table-cell>
          <table:table-cell/>
          <table:table-cell office:value-type="float" office:value="140.330376419038">
            <text:p>140,330376419</text:p>
          </table:table-cell>
          <table:table-cell office:value-type="float" office:value="-267.300390545853">
            <text:p>-267,3003905459</text:p>
          </table:table-cell>
          <table:table-cell table:formula="of:=SQRT([.F110]*[.F110]+[.G110]*[.G110])" office:value-type="float" office:value="301.897521241686">
            <text:p>301,8975212417</text:p>
          </table:table-cell>
          <table:table-cell/>
          <table:table-cell table:formula="of:=ASIN(ABS([.B110]/[.D110]))" office:value-type="float" office:value="0.566069537496598">
            <text:p>0,5660695375</text:p>
          </table:table-cell>
          <table:table-cell table:formula="of:=ASIN(ABS([.F110]/[.H110]))" office:value-type="float" office:value="0.483440172252823">
            <text:p>0,4834401723</text:p>
          </table:table-cell>
          <table:table-cell/>
          <table:table-cell table:formula="of:=[.J110]/[.K110]" office:value-type="float" office:value="1.17091952631641">
            <text:p>1,1709195263</text:p>
          </table:table-cell>
          <table:table-cell/>
          <table:table-cell table:formula="of:=IF([.C110]&lt;0;-[.A110];[.A110])" office:value-type="float" office:value="0.8">
            <text:p>0,8</text:p>
          </table:table-cell>
          <table:table-cell table:formula="of:=ABS([.C110])" office:value-type="float" office:value="210.151262903447">
            <text:p>210,1512629034</text:p>
          </table:table-cell>
          <table:table-cell table:formula="of:=ABS([.G110])" office:value-type="float" office:value="267.300390545853">
            <text:p>267,3003905459</text:p>
          </table:table-cell>
          <table:table-cell/>
          <table:table-cell table:formula="of:=1+[.$R$3]*[.O110]+[.$Q$3]*[.O110]*[.O110]*[.O110]" office:value-type="float" office:value="1.1856">
            <text:p>1,1856</text:p>
          </table:table-cell>
          <table:table-cell table:formula="of:=[.J110]/[.S110]" office:value-type="float" office:value="0.477454063340585">
            <text:p>0,4774540633</text:p>
          </table:table-cell>
          <table:table-cell table:formula="of:=ABS([.T110]-[.K110])" office:value-type="float" office:value="0.00598610891223778">
            <text:p>0,0059861089</text:p>
          </table:table-cell>
          <table:table-cell table:number-columns-repeated="4"/>
          <table:table-cell table:formula="of:=-([.B110]+[.$Z$2])" office:value-type="float" office:value="138.537930488726">
            <text:p>138,5379304887</text:p>
          </table:table-cell>
          <table:table-cell table:formula="of:=[.P110]+[.O110]*[.D110]*([.$AA$2]+[.$AA$1]*ABS([.P110]/[.B110]))" office:value-type="float" office:value="287.312604294626">
            <text:p>287,3126042946</text:p>
          </table:table-cell>
          <table:table-cell table:formula="of:=SQRT([.Z110]*[.Z110]+[.AA110]*[.AA110])" office:value-type="float" office:value="318.969106295044">
            <text:p>318,969106295</text:p>
          </table:table-cell>
          <table:table-cell table:formula="of:=ASIN(ABS([.Z110]/[.AB110]))" office:value-type="float" office:value="0.449294595233174">
            <text:p>0,4492945952</text:p>
          </table:table-cell>
          <table:table-cell table:formula="of:=ABS([.K110]-[.AC110])" office:value-type="float" office:value="0.0341455770196487">
            <text:p>0,034145577</text:p>
          </table:table-cell>
          <table:table-cell/>
          <table:table-cell table:formula="of:=[.J110]/[.AC110]" office:value-type="float" office:value="1.25990729357165">
            <text:p>1,2599072936</text:p>
          </table:table-cell>
        </table:table-row>
        <table:table-row table:style-name="ro1">
          <table:table-cell office:value-type="float" office:value="-0.44">
            <text:p>-0,44</text:p>
          </table:table-cell>
          <table:table-cell office:value-type="float" office:value="-193.927458437726">
            <text:p>-193,9274584377</text:p>
          </table:table-cell>
          <table:table-cell office:value-type="float" office:value="-225.670913462084">
            <text:p>-225,6709134621</text:p>
          </table:table-cell>
          <table:table-cell table:formula="of:=SQRT([.B111]*[.B111] + [.C111]*[.C111])" office:value-type="float" office:value="297.548685627961">
            <text:p>297,548685628</text:p>
          </table:table-cell>
          <table:table-cell/>
          <table:table-cell office:value-type="float" office:value="218.735991391952">
            <text:p>218,735991392</text:p>
          </table:table-cell>
          <table:table-cell office:value-type="float" office:value="-320.973793002264">
            <text:p>-320,9737930023</text:p>
          </table:table-cell>
          <table:table-cell table:formula="of:=SQRT([.F111]*[.F111]+[.G111]*[.G111])" office:value-type="float" office:value="388.41937351847">
            <text:p>388,4193735185</text:p>
          </table:table-cell>
          <table:table-cell/>
          <table:table-cell table:formula="of:=ASIN(ABS([.B111]/[.D111]))" office:value-type="float" office:value="0.709889996674135">
            <text:p>0,7098899967</text:p>
          </table:table-cell>
          <table:table-cell table:formula="of:=ASIN(ABS([.F111]/[.H111]))" office:value-type="float" office:value="0.598185381954917">
            <text:p>0,598185382</text:p>
          </table:table-cell>
          <table:table-cell/>
          <table:table-cell table:formula="of:=[.J111]/[.K111]" office:value-type="float" office:value="1.18673912484146">
            <text:p>1,1867391248</text:p>
          </table:table-cell>
          <table:table-cell/>
          <table:table-cell table:formula="of:=IF([.C111]&lt;0;-[.A111];[.A111])" office:value-type="float" office:value="0.44">
            <text:p>0,44</text:p>
          </table:table-cell>
          <table:table-cell table:formula="of:=ABS([.C111])" office:value-type="float" office:value="225.670913462084">
            <text:p>225,6709134621</text:p>
          </table:table-cell>
          <table:table-cell table:formula="of:=ABS([.G111])" office:value-type="float" office:value="320.973793002264">
            <text:p>320,9737930023</text:p>
          </table:table-cell>
          <table:table-cell/>
          <table:table-cell table:formula="of:=1+[.$R$3]*[.O111]+[.$Q$3]*[.O111]*[.O111]*[.O111]" office:value-type="float" office:value="1.0922592">
            <text:p>1,0922592</text:p>
          </table:table-cell>
          <table:table-cell table:formula="of:=[.J111]/[.S111]" office:value-type="float" office:value="0.649928145877952">
            <text:p>0,6499281459</text:p>
          </table:table-cell>
          <table:table-cell table:formula="of:=ABS([.T111]-[.K111])" office:value-type="float" office:value="0.0517427639230345">
            <text:p>0,0517427639</text:p>
          </table:table-cell>
          <table:table-cell table:number-columns-repeated="4"/>
          <table:table-cell table:formula="of:=-([.B111]+[.$Z$2])" office:value-type="float" office:value="198.927458437726">
            <text:p>198,9274584377</text:p>
          </table:table-cell>
          <table:table-cell table:formula="of:=[.P111]+[.O111]*[.D111]*([.$AA$2]+[.$AA$1]*ABS([.P111]/[.B111]))" office:value-type="float" office:value="271.017999542411">
            <text:p>271,0179995424</text:p>
          </table:table-cell>
          <table:table-cell table:formula="of:=SQRT([.Z111]*[.Z111]+[.AA111]*[.AA111])" office:value-type="float" office:value="336.188771074323">
            <text:p>336,1887710743</text:p>
          </table:table-cell>
          <table:table-cell table:formula="of:=ASIN(ABS([.Z111]/[.AB111]))" office:value-type="float" office:value="0.633182814943788">
            <text:p>0,6331828149</text:p>
          </table:table-cell>
          <table:table-cell table:formula="of:=ABS([.K111]-[.AC111])" office:value-type="float" office:value="0.034997432988871">
            <text:p>0,034997433</text:p>
          </table:table-cell>
          <table:table-cell/>
          <table:table-cell table:formula="of:=[.J111]/[.AC111]" office:value-type="float" office:value="1.12114539422103">
            <text:p>1,1211453942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 office:value-type="float" office:value="-157.342876095114">
            <text:p>-157,3428760951</text:p>
          </table:table-cell>
          <table:table-cell office:value-type="float" office:value="-249.263238116757">
            <text:p>-249,2632381168</text:p>
          </table:table-cell>
          <table:table-cell table:formula="of:=SQRT([.B112]*[.B112] + [.C112]*[.C112])" office:value-type="float" office:value="294.769303921445">
            <text:p>294,7693039214</text:p>
          </table:table-cell>
          <table:table-cell/>
          <table:table-cell office:value-type="float" office:value="217.422192347096">
            <text:p>217,4221923471</text:p>
          </table:table-cell>
          <table:table-cell office:value-type="float" office:value="-284.285465660707">
            <text:p>-284,2854656607</text:p>
          </table:table-cell>
          <table:table-cell table:formula="of:=SQRT([.F112]*[.F112]+[.G112]*[.G112])" office:value-type="float" office:value="357.897521241685">
            <text:p>357,8975212417</text:p>
          </table:table-cell>
          <table:table-cell/>
          <table:table-cell table:formula="of:=ASIN(ABS([.B112]/[.D112]))" office:value-type="float" office:value="0.56306804549592">
            <text:p>0,5630680455</text:p>
          </table:table-cell>
          <table:table-cell table:formula="of:=ASIN(ABS([.F112]/[.H112]))" office:value-type="float" office:value="0.652907500082257">
            <text:p>0,6529075001</text:p>
          </table:table-cell>
          <table:table-cell/>
          <table:table-cell table:formula="of:=[.J112]/[.K112]" office:value-type="float" office:value="0.862400945654601">
            <text:p>0,8624009457</text:p>
          </table:table-cell>
          <table:table-cell/>
          <table:table-cell table:formula="of:=IF([.C112]&lt;0;-[.A112];[.A112])" office:value-type="float" office:value="-0.08">
            <text:p>-0,08</text:p>
          </table:table-cell>
          <table:table-cell table:formula="of:=ABS([.C112])" office:value-type="float" office:value="249.263238116757">
            <text:p>249,2632381168</text:p>
          </table:table-cell>
          <table:table-cell table:formula="of:=ABS([.G112])" office:value-type="float" office:value="284.285465660707">
            <text:p>284,2854656607</text:p>
          </table:table-cell>
          <table:table-cell/>
          <table:table-cell table:formula="of:=1+[.$R$3]*[.O112]+[.$Q$3]*[.O112]*[.O112]*[.O112]" office:value-type="float" office:value="0.9839744">
            <text:p>0,9839744</text:p>
          </table:table-cell>
          <table:table-cell table:formula="of:=[.J112]/[.S112]" office:value-type="float" office:value="0.57223851097744">
            <text:p>0,572238511</text:p>
          </table:table-cell>
          <table:table-cell table:formula="of:=ABS([.T112]-[.K112])" office:value-type="float" office:value="0.0806689891048167">
            <text:p>0,0806689891</text:p>
          </table:table-cell>
          <table:table-cell table:number-columns-repeated="4"/>
          <table:table-cell table:formula="of:=-([.B112]+[.$Z$2])" office:value-type="float" office:value="162.342876095114">
            <text:p>162,3428760951</text:p>
          </table:table-cell>
          <table:table-cell table:formula="of:=[.P112]+[.O112]*[.D112]*([.$AA$2]+[.$AA$1]*ABS([.P112]/[.B112]))" office:value-type="float" office:value="240.103684875584">
            <text:p>240,1036848756</text:p>
          </table:table-cell>
          <table:table-cell table:formula="of:=SQRT([.Z112]*[.Z112]+[.AA112]*[.AA112])" office:value-type="float" office:value="289.836141482851">
            <text:p>289,8361414829</text:p>
          </table:table-cell>
          <table:table-cell table:formula="of:=ASIN(ABS([.Z112]/[.AB112]))" office:value-type="float" office:value="0.594530050914219">
            <text:p>0,5945300509</text:p>
          </table:table-cell>
          <table:table-cell table:formula="of:=ABS([.K112]-[.AC112])" office:value-type="float" office:value="0.0583774491680373">
            <text:p>0,0583774492</text:p>
          </table:table-cell>
          <table:table-cell/>
          <table:table-cell table:formula="of:=[.J112]/[.AC112]" office:value-type="float" office:value="0.94708088284197">
            <text:p>0,9470808828</text:p>
          </table:table-cell>
        </table:table-row>
        <table:table-row table:style-name="ro1">
          <table:table-cell office:value-type="float" office:value="0.32">
            <text:p>0,32</text:p>
          </table:table-cell>
          <table:table-cell office:value-type="float" office:value="-221.502489649344">
            <text:p>-221,5024896493</text:p>
          </table:table-cell>
          <table:table-cell office:value-type="float" office:value="-383.34195584201">
            <text:p>-383,341955842</text:p>
          </table:table-cell>
          <table:table-cell table:formula="of:=SQRT([.B113]*[.B113] + [.C113]*[.C113])" office:value-type="float" office:value="442.735144335341">
            <text:p>442,7351443353</text:p>
          </table:table-cell>
          <table:table-cell/>
          <table:table-cell office:value-type="float" office:value="222.550627754316">
            <text:p>222,5506277543</text:p>
          </table:table-cell>
          <table:table-cell office:value-type="float" office:value="-297.650150339077">
            <text:p>-297,6501503391</text:p>
          </table:table-cell>
          <table:table-cell table:formula="of:=SQRT([.F113]*[.F113]+[.G113]*[.G113])" office:value-type="float" office:value="371.650903282523">
            <text:p>371,6509032825</text:p>
          </table:table-cell>
          <table:table-cell/>
          <table:table-cell table:formula="of:=ASIN(ABS([.B113]/[.D113]))" office:value-type="float" office:value="0.523950690557018">
            <text:p>0,5239506906</text:p>
          </table:table-cell>
          <table:table-cell table:formula="of:=ASIN(ABS([.F113]/[.H113]))" office:value-type="float" office:value="0.642022333427898">
            <text:p>0,6420223334</text:p>
          </table:table-cell>
          <table:table-cell/>
          <table:table-cell table:formula="of:=[.J113]/[.K113]" office:value-type="float" office:value="0.816094181271749">
            <text:p>0,8160941813</text:p>
          </table:table-cell>
          <table:table-cell/>
          <table:table-cell table:formula="of:=IF([.C113]&lt;0;-[.A113];[.A113])" office:value-type="float" office:value="-0.32">
            <text:p>-0,32</text:p>
          </table:table-cell>
          <table:table-cell table:formula="of:=ABS([.C113])" office:value-type="float" office:value="383.34195584201">
            <text:p>383,341955842</text:p>
          </table:table-cell>
          <table:table-cell table:formula="of:=ABS([.G113])" office:value-type="float" office:value="297.650150339077">
            <text:p>297,6501503391</text:p>
          </table:table-cell>
          <table:table-cell/>
          <table:table-cell table:formula="of:=1+[.$R$3]*[.O113]+[.$Q$3]*[.O113]*[.O113]*[.O113]" office:value-type="float" office:value="0.9343616">
            <text:p>0,9343616</text:p>
          </table:table-cell>
          <table:table-cell table:formula="of:=[.J113]/[.S113]" office:value-type="float" office:value="0.560757944843858">
            <text:p>0,5607579448</text:p>
          </table:table-cell>
          <table:table-cell table:formula="of:=ABS([.T113]-[.K113])" office:value-type="float" office:value="0.0812643885840404">
            <text:p>0,0812643886</text:p>
          </table:table-cell>
          <table:table-cell table:number-columns-repeated="4"/>
          <table:table-cell table:formula="of:=-([.B113]+[.$Z$2])" office:value-type="float" office:value="226.502489649344">
            <text:p>226,5024896493</text:p>
          </table:table-cell>
          <table:table-cell table:formula="of:=[.P113]+[.O113]*[.D113]*([.$AA$2]+[.$AA$1]*ABS([.P113]/[.B113]))" office:value-type="float" office:value="326.237707669415">
            <text:p>326,2377076694</text:p>
          </table:table-cell>
          <table:table-cell table:formula="of:=SQRT([.Z113]*[.Z113]+[.AA113]*[.AA113])" office:value-type="float" office:value="397.157927936414">
            <text:p>397,1579279364</text:p>
          </table:table-cell>
          <table:table-cell table:formula="of:=ASIN(ABS([.Z113]/[.AB113]))" office:value-type="float" office:value="0.606881209654063">
            <text:p>0,6068812097</text:p>
          </table:table-cell>
          <table:table-cell table:formula="of:=ABS([.K113]-[.AC113])" office:value-type="float" office:value="0.0351411237738347">
            <text:p>0,0351411238</text:p>
          </table:table-cell>
          <table:table-cell/>
          <table:table-cell table:formula="of:=[.J113]/[.AC113]" office:value-type="float" office:value="0.863349667483827">
            <text:p>0,8633496675</text:p>
          </table:table-cell>
        </table:table-row>
        <table:table-row table:style-name="ro1">
          <table:table-cell office:value-type="float" office:value="0.24">
            <text:p>0,24</text:p>
          </table:table-cell>
          <table:table-cell office:value-type="float" office:value="-175.322738682706">
            <text:p>-175,3227386827</text:p>
          </table:table-cell>
          <table:table-cell office:value-type="float" office:value="294.538169023283">
            <text:p>294,5381690233</text:p>
          </table:table-cell>
          <table:table-cell table:formula="of:=SQRT([.B114]*[.B114] + [.C114]*[.C114])" office:value-type="float" office:value="342.769303921446">
            <text:p>342,7693039214</text:p>
          </table:table-cell>
          <table:table-cell/>
          <table:table-cell office:value-type="float" office:value="202.333716934092">
            <text:p>202,3337169341</text:p>
          </table:table-cell>
          <table:table-cell office:value-type="float" office:value="-394.612828208614">
            <text:p>-394,6128282086</text:p>
          </table:table-cell>
          <table:table-cell table:formula="of:=SQRT([.F114]*[.F114]+[.G114]*[.G114])" office:value-type="float" office:value="443.461629901806">
            <text:p>443,4616299018</text:p>
          </table:table-cell>
          <table:table-cell/>
          <table:table-cell table:formula="of:=ASIN(ABS([.B114]/[.D114]))" office:value-type="float" office:value="0.536916759277446">
            <text:p>0,5369167593</text:p>
          </table:table-cell>
          <table:table-cell table:formula="of:=ASIN(ABS([.F114]/[.H114]))" office:value-type="float" office:value="0.473787456733842">
            <text:p>0,4737874567</text:p>
          </table:table-cell>
          <table:table-cell/>
          <table:table-cell table:formula="of:=[.J114]/[.K114]" office:value-type="float" office:value="1.13324392962786">
            <text:p>1,1332439296</text:p>
          </table:table-cell>
          <table:table-cell/>
          <table:table-cell table:formula="of:=IF([.C114]&lt;0;-[.A114];[.A114])" office:value-type="float" office:value="0.24">
            <text:p>0,24</text:p>
          </table:table-cell>
          <table:table-cell table:formula="of:=ABS([.C114])" office:value-type="float" office:value="294.538169023283">
            <text:p>294,5381690233</text:p>
          </table:table-cell>
          <table:table-cell table:formula="of:=ABS([.G114])" office:value-type="float" office:value="394.612828208614">
            <text:p>394,6128282086</text:p>
          </table:table-cell>
          <table:table-cell/>
          <table:table-cell table:formula="of:=1+[.$R$3]*[.O114]+[.$Q$3]*[.O114]*[.O114]*[.O114]" office:value-type="float" office:value="1.0486912">
            <text:p>1,0486912</text:p>
          </table:table-cell>
          <table:table-cell table:formula="of:=[.J114]/[.S114]" office:value-type="float" office:value="0.511987474747043">
            <text:p>0,5119874747</text:p>
          </table:table-cell>
          <table:table-cell table:formula="of:=ABS([.T114]-[.K114])" office:value-type="float" office:value="0.0382000180132013">
            <text:p>0,038200018</text:p>
          </table:table-cell>
          <table:table-cell table:number-columns-repeated="4"/>
          <table:table-cell table:formula="of:=-([.B114]+[.$Z$2])" office:value-type="float" office:value="180.322738682706">
            <text:p>180,3227386827</text:p>
          </table:table-cell>
          <table:table-cell table:formula="of:=[.P114]+[.O114]*[.D114]*([.$AA$2]+[.$AA$1]*ABS([.P114]/[.B114]))" office:value-type="float" office:value="327.279303746756">
            <text:p>327,2793037468</text:p>
          </table:table-cell>
          <table:table-cell table:formula="of:=SQRT([.Z114]*[.Z114]+[.AA114]*[.AA114])" office:value-type="float" office:value="373.668345925893">
            <text:p>373,6683459259</text:p>
          </table:table-cell>
          <table:table-cell table:formula="of:=ASIN(ABS([.Z114]/[.AB114]))" office:value-type="float" office:value="0.503591520146812">
            <text:p>0,5035915201</text:p>
          </table:table-cell>
          <table:table-cell table:formula="of:=ABS([.K114]-[.AC114])" office:value-type="float" office:value="0.0298040634129705">
            <text:p>0,0298040634</text:p>
          </table:table-cell>
          <table:table-cell/>
          <table:table-cell table:formula="of:=[.J114]/[.AC114]" office:value-type="float" office:value="1.06617513956732">
            <text:p>1,0661751396</text:p>
          </table:table-cell>
        </table:table-row>
        <table:table-row table:style-name="ro1">
          <table:table-cell office:value-type="float" office:value="-0.16">
            <text:p>-0,16</text:p>
          </table:table-cell>
          <table:table-cell office:value-type="float" office:value="-287.810372606209">
            <text:p>-287,8103726062</text:p>
          </table:table-cell>
          <table:table-cell office:value-type="float" office:value="-356.864477795838">
            <text:p>-356,8644777958</text:p>
          </table:table-cell>
          <table:table-cell table:formula="of:=SQRT([.B115]*[.B115] + [.C115]*[.C115])" office:value-type="float" office:value="458.461629901807">
            <text:p>458,4616299018</text:p>
          </table:table-cell>
          <table:table-cell/>
          <table:table-cell office:value-type="float" office:value="304.077552336307">
            <text:p>304,0775523363</text:p>
          </table:table-cell>
          <table:table-cell office:value-type="float" office:value="-362.908744940702">
            <text:p>-362,9087449407</text:p>
          </table:table-cell>
          <table:table-cell table:formula="of:=SQRT([.F115]*[.F115]+[.G115]*[.G115])" office:value-type="float" office:value="473.461629901806">
            <text:p>473,4616299018</text:p>
          </table:table-cell>
          <table:table-cell/>
          <table:table-cell table:formula="of:=ASIN(ABS([.B115]/[.D115]))" office:value-type="float" office:value="0.678690402035091">
            <text:p>0,678690402</text:p>
          </table:table-cell>
          <table:table-cell table:formula="of:=ASIN(ABS([.F115]/[.H115]))" office:value-type="float" office:value="0.697421346552801">
            <text:p>0,6974213466</text:p>
          </table:table-cell>
          <table:table-cell/>
          <table:table-cell table:formula="of:=[.J115]/[.K115]" office:value-type="float" office:value="0.97314257068515">
            <text:p>0,9731425707</text:p>
          </table:table-cell>
          <table:table-cell/>
          <table:table-cell table:formula="of:=IF([.C115]&lt;0;-[.A115];[.A115])" office:value-type="float" office:value="0.16">
            <text:p>0,16</text:p>
          </table:table-cell>
          <table:table-cell table:formula="of:=ABS([.C115])" office:value-type="float" office:value="356.864477795838">
            <text:p>356,8644777958</text:p>
          </table:table-cell>
          <table:table-cell table:formula="of:=ABS([.G115])" office:value-type="float" office:value="362.908744940702">
            <text:p>362,9087449407</text:p>
          </table:table-cell>
          <table:table-cell/>
          <table:table-cell table:formula="of:=1+[.$R$3]*[.O115]+[.$Q$3]*[.O115]*[.O115]*[.O115]" office:value-type="float" office:value="1.0322048">
            <text:p>1,0322048</text:p>
          </table:table-cell>
          <table:table-cell table:formula="of:=[.J115]/[.S115]" office:value-type="float" office:value="0.65751525475864">
            <text:p>0,6575152548</text:p>
          </table:table-cell>
          <table:table-cell table:formula="of:=ABS([.T115]-[.K115])" office:value-type="float" office:value="0.0399060917941605">
            <text:p>0,0399060918</text:p>
          </table:table-cell>
          <table:table-cell table:number-columns-repeated="4"/>
          <table:table-cell table:formula="of:=-([.B115]+[.$Z$2])" office:value-type="float" office:value="292.810372606209">
            <text:p>292,8103726062</text:p>
          </table:table-cell>
          <table:table-cell table:formula="of:=[.P115]+[.O115]*[.D115]*([.$AA$2]+[.$AA$1]*ABS([.P115]/[.B115]))" office:value-type="float" office:value="382.83122498307">
            <text:p>382,8312249831</text:p>
          </table:table-cell>
          <table:table-cell table:formula="of:=SQRT([.Z115]*[.Z115]+[.AA115]*[.AA115])" office:value-type="float" office:value="481.97267674405">
            <text:p>481,9726767441</text:p>
          </table:table-cell>
          <table:table-cell table:formula="of:=ASIN(ABS([.Z115]/[.AB115]))" office:value-type="float" office:value="0.65294071166082">
            <text:p>0,6529407117</text:p>
          </table:table-cell>
          <table:table-cell table:formula="of:=ABS([.K115]-[.AC115])" office:value-type="float" office:value="0.0444806348919806">
            <text:p>0,0444806349</text:p>
          </table:table-cell>
          <table:table-cell/>
          <table:table-cell table:formula="of:=[.J115]/[.AC115]" office:value-type="float" office:value="1.03943649080906">
            <text:p>1,0394364908</text:p>
          </table:table-cell>
        </table:table-row>
        <table:table-row table:style-name="ro1">
          <table:table-cell office:value-type="float" office:value="-0.72">
            <text:p>-0,72</text:p>
          </table:table-cell>
          <table:table-cell office:value-type="float" office:value="-305.400507075147">
            <text:p>-305,4005070751</text:p>
          </table:table-cell>
          <table:table-cell office:value-type="float" office:value="308.625744052781">
            <text:p>308,6257440528</text:p>
          </table:table-cell>
          <table:table-cell table:formula="of:=SQRT([.B116]*[.B116] + [.C116]*[.C116])" office:value-type="float" office:value="434.188115468272">
            <text:p>434,1881154683</text:p>
          </table:table-cell>
          <table:table-cell/>
          <table:table-cell office:value-type="float" office:value="429.597704420903">
            <text:p>429,5977044209</text:p>
          </table:table-cell>
          <table:table-cell office:value-type="float" office:value="358.296244061553">
            <text:p>358,2962440616</text:p>
          </table:table-cell>
          <table:table-cell table:formula="of:=SQRT([.F116]*[.F116]+[.G116]*[.G116])" office:value-type="float" office:value="559.401811002007">
            <text:p>559,401811002</text:p>
          </table:table-cell>
          <table:table-cell/>
          <table:table-cell table:formula="of:=ASIN(ABS([.B116]/[.D116]))" office:value-type="float" office:value="0.78014560732036">
            <text:p>0,7801456073</text:p>
          </table:table-cell>
          <table:table-cell table:formula="of:=ASIN(ABS([.F116]/[.H116]))" office:value-type="float" office:value="0.875648594304236">
            <text:p>0,8756485943</text:p>
          </table:table-cell>
          <table:table-cell/>
          <table:table-cell table:formula="of:=[.J116]/[.K116]" office:value-type="float" office:value="0.890934573977406">
            <text:p>0,890934574</text:p>
          </table:table-cell>
          <table:table-cell/>
          <table:table-cell table:formula="of:=IF([.C116]&lt;0;-[.A116];[.A116])" office:value-type="float" office:value="-0.72">
            <text:p>-0,72</text:p>
          </table:table-cell>
          <table:table-cell table:formula="of:=ABS([.C116])" office:value-type="float" office:value="308.625744052781">
            <text:p>308,6257440528</text:p>
          </table:table-cell>
          <table:table-cell table:formula="of:=ABS([.G116])" office:value-type="float" office:value="358.296244061553">
            <text:p>358,2962440616</text:p>
          </table:table-cell>
          <table:table-cell/>
          <table:table-cell table:formula="of:=1+[.$R$3]*[.O116]+[.$Q$3]*[.O116]*[.O116]*[.O116]" office:value-type="float" office:value="0.8373376">
            <text:p>0,8373376</text:p>
          </table:table-cell>
          <table:table-cell table:formula="of:=[.J116]/[.S116]" office:value-type="float" office:value="0.931697809008409">
            <text:p>0,931697809</text:p>
          </table:table-cell>
          <table:table-cell table:formula="of:=ABS([.T116]-[.K116])" office:value-type="float" office:value="0.0560492147041727">
            <text:p>0,0560492147</text:p>
          </table:table-cell>
          <table:table-cell table:number-columns-repeated="4"/>
          <table:table-cell table:formula="of:=-([.B116]+[.$Z$2])" office:value-type="float" office:value="310.400507075147">
            <text:p>310,4005070751</text:p>
          </table:table-cell>
          <table:table-cell table:formula="of:=[.P116]+[.O116]*[.D116]*([.$AA$2]+[.$AA$1]*ABS([.P116]/[.B116]))" office:value-type="float" office:value="205.132504656776">
            <text:p>205,1325046568</text:p>
          </table:table-cell>
          <table:table-cell table:formula="of:=SQRT([.Z116]*[.Z116]+[.AA116]*[.AA116])" office:value-type="float" office:value="372.058892192178">
            <text:p>372,0588921922</text:p>
          </table:table-cell>
          <table:table-cell table:formula="of:=ASIN(ABS([.Z116]/[.AB116]))" office:value-type="float" office:value="0.986821755876477">
            <text:p>0,9868217559</text:p>
          </table:table-cell>
          <table:table-cell table:formula="of:=ABS([.K116]-[.AC116])" office:value-type="float" office:value="0.11117316157224">
            <text:p>0,1111731616</text:p>
          </table:table-cell>
          <table:table-cell/>
          <table:table-cell table:formula="of:=[.J116]/[.AC116]" office:value-type="float" office:value="0.790563850740652">
            <text:p>0,7905638507</text:p>
          </table:table-cell>
        </table:table-row>
        <table:table-row table:style-name="ro1">
          <table:table-cell office:value-type="float" office:value="0.28">
            <text:p>0,28</text:p>
          </table:table-cell>
          <table:table-cell office:value-type="float" office:value="-382.13473264899">
            <text:p>-382,134732649</text:p>
          </table:table-cell>
          <table:table-cell office:value-type="float" office:value="431.077646215606">
            <text:p>431,0776462156</text:p>
          </table:table-cell>
          <table:table-cell table:formula="of:=SQRT([.B117]*[.B117] + [.C117]*[.C117])" office:value-type="float" office:value="576.068477668673">
            <text:p>576,0684776687</text:p>
          </table:table-cell>
          <table:table-cell/>
          <table:table-cell office:value-type="float" office:value="274.638287588092">
            <text:p>274,6382875881</text:p>
          </table:table-cell>
          <table:table-cell office:value-type="float" office:value="-330.391856572221">
            <text:p>-330,3918565722</text:p>
          </table:table-cell>
          <table:table-cell table:formula="of:=SQRT([.F117]*[.F117]+[.G117]*[.G117])" office:value-type="float" office:value="429.633527437697">
            <text:p>429,6335274377</text:p>
          </table:table-cell>
          <table:table-cell/>
          <table:table-cell table:formula="of:=ASIN(ABS([.B117]/[.D117]))" office:value-type="float" office:value="0.725286008980072">
            <text:p>0,725286009</text:p>
          </table:table-cell>
          <table:table-cell table:formula="of:=ASIN(ABS([.F117]/[.H117]))" office:value-type="float" office:value="0.693507609276962">
            <text:p>0,6935076093</text:p>
          </table:table-cell>
          <table:table-cell/>
          <table:table-cell table:formula="of:=[.J117]/[.K117]" office:value-type="float" office:value="1.04582271236539">
            <text:p>1,0458227124</text:p>
          </table:table-cell>
          <table:table-cell/>
          <table:table-cell table:formula="of:=IF([.C117]&lt;0;-[.A117];[.A117])" office:value-type="float" office:value="0.28">
            <text:p>0,28</text:p>
          </table:table-cell>
          <table:table-cell table:formula="of:=ABS([.C117])" office:value-type="float" office:value="431.077646215606">
            <text:p>431,0776462156</text:p>
          </table:table-cell>
          <table:table-cell table:formula="of:=ABS([.G117])" office:value-type="float" office:value="330.391856572221">
            <text:p>330,3918565722</text:p>
          </table:table-cell>
          <table:table-cell/>
          <table:table-cell table:formula="of:=1+[.$R$3]*[.O117]+[.$Q$3]*[.O117]*[.O117]*[.O117]" office:value-type="float" office:value="1.0570976">
            <text:p>1,0570976</text:p>
          </table:table-cell>
          <table:table-cell table:formula="of:=[.J117]/[.S117]" office:value-type="float" office:value="0.686110732802791">
            <text:p>0,6861107328</text:p>
          </table:table-cell>
          <table:table-cell table:formula="of:=ABS([.T117]-[.K117])" office:value-type="float" office:value="0.00739687647417031">
            <text:p>0,0073968765</text:p>
          </table:table-cell>
          <table:table-cell table:number-columns-repeated="4"/>
          <table:table-cell table:formula="of:=-([.B117]+[.$Z$2])" office:value-type="float" office:value="387.13473264899">
            <text:p>387,134732649</text:p>
          </table:table-cell>
          <table:table-cell table:formula="of:=[.P117]+[.O117]*[.D117]*([.$AA$2]+[.$AA$1]*ABS([.P117]/[.B117]))" office:value-type="float" office:value="486.372255254269">
            <text:p>486,3722552543</text:p>
          </table:table-cell>
          <table:table-cell table:formula="of:=SQRT([.Z117]*[.Z117]+[.AA117]*[.AA117])" office:value-type="float" office:value="621.635964133614">
            <text:p>621,6359641336</text:p>
          </table:table-cell>
          <table:table-cell table:formula="of:=ASIN(ABS([.Z117]/[.AB117]))" office:value-type="float" office:value="0.67227502488683">
            <text:p>0,6722750249</text:p>
          </table:table-cell>
          <table:table-cell table:formula="of:=ABS([.K117]-[.AC117])" office:value-type="float" office:value="0.0212325843901318">
            <text:p>0,0212325844</text:p>
          </table:table-cell>
          <table:table-cell/>
          <table:table-cell table:formula="of:=[.J117]/[.AC117]" office:value-type="float" office:value="1.07885312131321">
            <text:p>1,0788531213</text:p>
          </table:table-cell>
        </table:table-row>
        <table:table-row table:style-name="ro1">
          <table:table-cell office:value-type="float" office:value="-0.52">
            <text:p>-0,52</text:p>
          </table:table-cell>
          <table:table-cell office:value-type="float" office:value="-274.787779181846">
            <text:p>-274,7877791818</text:p>
          </table:table-cell>
          <table:table-cell office:value-type="float" office:value="-342.067505729525">
            <text:p>-342,0675057295</text:p>
          </table:table-cell>
          <table:table-cell table:formula="of:=SQRT([.B118]*[.B118] + [.C118]*[.C118])" office:value-type="float" office:value="438.769303921445">
            <text:p>438,7693039214</text:p>
          </table:table-cell>
          <table:table-cell/>
          <table:table-cell office:value-type="float" office:value="310.126633646864">
            <text:p>310,1266336469</text:p>
          </table:table-cell>
          <table:table-cell office:value-type="float" office:value="-470.436477618886">
            <text:p>-470,4364776189</text:p>
          </table:table-cell>
          <table:table-cell table:formula="of:=SQRT([.F118]*[.F118]+[.G118]*[.G118])" office:value-type="float" office:value="563.461629901807">
            <text:p>563,4616299018</text:p>
          </table:table-cell>
          <table:table-cell/>
          <table:table-cell table:formula="of:=ASIN(ABS([.B118]/[.D118]))" office:value-type="float" office:value="0.676758699194078">
            <text:p>0,6767586992</text:p>
          </table:table-cell>
          <table:table-cell table:formula="of:=ASIN(ABS([.F118]/[.H118]))" office:value-type="float" office:value="0.582837633257068">
            <text:p>0,5828376333</text:p>
          </table:table-cell>
          <table:table-cell/>
          <table:table-cell table:formula="of:=[.J118]/[.K118]" office:value-type="float" office:value="1.16114447760031">
            <text:p>1,1611444776</text:p>
          </table:table-cell>
          <table:table-cell/>
          <table:table-cell table:formula="of:=IF([.C118]&lt;0;-[.A118];[.A118])" office:value-type="float" office:value="0.52">
            <text:p>0,52</text:p>
          </table:table-cell>
          <table:table-cell table:formula="of:=ABS([.C118])" office:value-type="float" office:value="342.067505729525">
            <text:p>342,0675057295</text:p>
          </table:table-cell>
          <table:table-cell table:formula="of:=ABS([.G118])" office:value-type="float" office:value="470.436477618886">
            <text:p>470,4364776189</text:p>
          </table:table-cell>
          <table:table-cell/>
          <table:table-cell table:formula="of:=1+[.$R$3]*[.O118]+[.$Q$3]*[.O118]*[.O118]*[.O118]" office:value-type="float" office:value="1.1110304">
            <text:p>1,1110304</text:p>
          </table:table-cell>
          <table:table-cell table:formula="of:=[.J118]/[.S118]" office:value-type="float" office:value="0.60912707626549">
            <text:p>0,6091270763</text:p>
          </table:table-cell>
          <table:table-cell table:formula="of:=ABS([.T118]-[.K118])" office:value-type="float" office:value="0.0262894430084225">
            <text:p>0,026289443</text:p>
          </table:table-cell>
          <table:table-cell table:number-columns-repeated="4"/>
          <table:table-cell table:formula="of:=-([.B118]+[.$Z$2])" office:value-type="float" office:value="279.787779181846">
            <text:p>279,7877791818</text:p>
          </table:table-cell>
          <table:table-cell table:formula="of:=[.P118]+[.O118]*[.D118]*([.$AA$2]+[.$AA$1]*ABS([.P118]/[.B118]))" office:value-type="float" office:value="422.946645670834">
            <text:p>422,9466456708</text:p>
          </table:table-cell>
          <table:table-cell table:formula="of:=SQRT([.Z118]*[.Z118]+[.AA118]*[.AA118])" office:value-type="float" office:value="507.114451049977">
            <text:p>507,11445105</text:p>
          </table:table-cell>
          <table:table-cell table:formula="of:=ASIN(ABS([.Z118]/[.AB118]))" office:value-type="float" office:value="0.584431245696843">
            <text:p>0,5844312457</text:p>
          </table:table-cell>
          <table:table-cell table:formula="of:=ABS([.K118]-[.AC118])" office:value-type="float" office:value="0.0015936124397754">
            <text:p>0,0015936124</text:p>
          </table:table-cell>
          <table:table-cell/>
          <table:table-cell table:formula="of:=[.J118]/[.AC118]" office:value-type="float" office:value="1.15797829800689">
            <text:p>1,157978298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-166.959212804333">
            <text:p>-166,9592128043</text:p>
          </table:table-cell>
          <table:table-cell office:value-type="float" office:value="95.1587733736119">
            <text:p>95,1587733736</text:p>
          </table:table-cell>
          <table:table-cell table:formula="of:=SQRT([.B119]*[.B119] + [.C119]*[.C119])" office:value-type="float" office:value="192.173283497506">
            <text:p>192,1732834975</text:p>
          </table:table-cell>
          <table:table-cell/>
          <table:table-cell office:value-type="float" office:value="197.451239040662">
            <text:p>197,4512390407</text:p>
          </table:table-cell>
          <table:table-cell office:value-type="float" office:value="-68.0230327600984">
            <text:p>-68,0230327601</text:p>
          </table:table-cell>
          <table:table-cell table:formula="of:=SQRT([.F119]*[.F119]+[.G119]*[.G119])" office:value-type="float" office:value="208.839950164172">
            <text:p>208,8399501642</text:p>
          </table:table-cell>
          <table:table-cell/>
          <table:table-cell table:formula="of:=ASIN(ABS([.B119]/[.D119]))" office:value-type="float" office:value="1.05276386495293">
            <text:p>1,052763865</text:p>
          </table:table-cell>
          <table:table-cell table:formula="of:=ASIN(ABS([.F119]/[.H119]))" office:value-type="float" office:value="1.23902476890836">
            <text:p>1,2390247689</text:p>
          </table:table-cell>
          <table:table-cell/>
          <table:table-cell table:formula="of:=[.J119]/[.K119]" office:value-type="float" office:value="0.849671363616454">
            <text:p>0,8496713636</text:p>
          </table:table-cell>
          <table:table-cell/>
          <table:table-cell table:formula="of:=IF([.C119]&lt;0;-[.A119];[.A119])" office:value-type="float" office:value="0.8">
            <text:p>0,8</text:p>
          </table:table-cell>
          <table:table-cell table:formula="of:=ABS([.C119])" office:value-type="float" office:value="95.1587733736119">
            <text:p>95,1587733736</text:p>
          </table:table-cell>
          <table:table-cell table:formula="of:=ABS([.G119])" office:value-type="float" office:value="68.0230327600984">
            <text:p>68,0230327601</text:p>
          </table:table-cell>
          <table:table-cell/>
          <table:table-cell table:formula="of:=1+[.$R$3]*[.O119]+[.$Q$3]*[.O119]*[.O119]*[.O119]" office:value-type="float" office:value="1.1856">
            <text:p>1,1856</text:p>
          </table:table-cell>
          <table:table-cell table:formula="of:=[.J119]/[.S119]" office:value-type="float" office:value="0.887958725500107">
            <text:p>0,8879587255</text:p>
          </table:table-cell>
          <table:table-cell table:formula="of:=ABS([.T119]-[.K119])" office:value-type="float" office:value="0.351066043408251">
            <text:p>0,3510660434</text:p>
          </table:table-cell>
          <table:table-cell table:number-columns-repeated="4"/>
          <table:table-cell table:formula="of:=-([.B119]+[.$Z$2])" office:value-type="float" office:value="171.959212804333">
            <text:p>171,9592128043</text:p>
          </table:table-cell>
          <table:table-cell table:formula="of:=[.P119]+[.O119]*[.D119]*([.$AA$2]+[.$AA$1]*ABS([.P119]/[.B119]))" office:value-type="float" office:value="139.281024644973">
            <text:p>139,281024645</text:p>
          </table:table-cell>
          <table:table-cell table:formula="of:=SQRT([.Z119]*[.Z119]+[.AA119]*[.AA119])" office:value-type="float" office:value="221.289797989965">
            <text:p>221,28979799</text:p>
          </table:table-cell>
          <table:table-cell table:formula="of:=ASIN(ABS([.Z119]/[.AB119]))" office:value-type="float" office:value="0.890008348333335">
            <text:p>0,8900083483</text:p>
          </table:table-cell>
          <table:table-cell table:formula="of:=ABS([.K119]-[.AC119])" office:value-type="float" office:value="0.349016420575024">
            <text:p>0,3490164206</text:p>
          </table:table-cell>
          <table:table-cell/>
          <table:table-cell table:formula="of:=[.J119]/[.AC119]" office:value-type="float" office:value="1.18286965164358">
            <text:p>1,1828696516</text:p>
          </table:table-cell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-179.145522791038">
            <text:p>-179,145522791</text:p>
          </table:table-cell>
          <table:table-cell office:value-type="float" office:value="-21.2826589974093">
            <text:p>-21,2826589974</text:p>
          </table:table-cell>
          <table:table-cell table:formula="of:=SQRT([.B120]*[.B120] + [.C120]*[.C120])" office:value-type="float" office:value="180.405293464672">
            <text:p>180,4052934647</text:p>
          </table:table-cell>
          <table:table-cell/>
          <table:table-cell office:value-type="float" office:value="233.889608027122">
            <text:p>233,8896080271</text:p>
          </table:table-cell>
          <table:table-cell office:value-type="float" office:value="-62.7976949965756">
            <text:p>-62,7976949966</text:p>
          </table:table-cell>
          <table:table-cell table:formula="of:=SQRT([.F120]*[.F120]+[.G120]*[.G120])" office:value-type="float" office:value="242.173283497507">
            <text:p>242,1732834975</text:p>
          </table:table-cell>
          <table:table-cell/>
          <table:table-cell table:formula="of:=ASIN(ABS([.B120]/[.D120]))" office:value-type="float" office:value="1.45254959283634">
            <text:p>1,4525495928</text:p>
          </table:table-cell>
          <table:table-cell table:formula="of:=ASIN(ABS([.F120]/[.H120]))" office:value-type="float" office:value="1.30848973843619">
            <text:p>1,3084897384</text:p>
          </table:table-cell>
          <table:table-cell/>
          <table:table-cell table:formula="of:=[.J120]/[.K120]" office:value-type="float" office:value="1.11009628136047">
            <text:p>1,1100962814</text:p>
          </table:table-cell>
          <table:table-cell/>
          <table:table-cell table:formula="of:=IF([.C120]&lt;0;-[.A120];[.A120])" office:value-type="float" office:value="0.6">
            <text:p>0,6</text:p>
          </table:table-cell>
          <table:table-cell table:formula="of:=ABS([.C120])" office:value-type="float" office:value="21.2826589974093">
            <text:p>21,2826589974</text:p>
          </table:table-cell>
          <table:table-cell table:formula="of:=ABS([.G120])" office:value-type="float" office:value="62.7976949965756">
            <text:p>62,7976949966</text:p>
          </table:table-cell>
          <table:table-cell/>
          <table:table-cell table:formula="of:=1+[.$R$3]*[.O120]+[.$Q$3]*[.O120]*[.O120]*[.O120]" office:value-type="float" office:value="1.1308">
            <text:p>1,1308</text:p>
          </table:table-cell>
          <table:table-cell table:formula="of:=[.J120]/[.S120]" office:value-type="float" office:value="1.28453271386306">
            <text:p>1,2845327139</text:p>
          </table:table-cell>
          <table:table-cell table:formula="of:=ABS([.T120]-[.K120])" office:value-type="float" office:value="0.0239570245731333">
            <text:p>0,0239570246</text:p>
          </table:table-cell>
          <table:table-cell table:number-columns-repeated="4"/>
          <table:table-cell table:formula="of:=-([.B120]+[.$Z$2])" office:value-type="float" office:value="184.145522791038">
            <text:p>184,145522791</text:p>
          </table:table-cell>
          <table:table-cell table:formula="of:=[.P120]+[.O120]*[.D120]*([.$AA$2]+[.$AA$1]*ABS([.P120]/[.B120]))" office:value-type="float" office:value="47.4645287528432">
            <text:p>47,4645287528</text:p>
          </table:table-cell>
          <table:table-cell table:formula="of:=SQRT([.Z120]*[.Z120]+[.AA120]*[.AA120])" office:value-type="float" office:value="190.164284379886">
            <text:p>190,1642843799</text:p>
          </table:table-cell>
          <table:table-cell table:formula="of:=ASIN(ABS([.Z120]/[.AB120]))" office:value-type="float" office:value="1.31853175618295">
            <text:p>1,3185317562</text:p>
          </table:table-cell>
          <table:table-cell table:formula="of:=ABS([.K120]-[.AC120])" office:value-type="float" office:value="0.0100420177467591">
            <text:p>0,0100420177</text:p>
          </table:table-cell>
          <table:table-cell/>
          <table:table-cell table:formula="of:=[.J120]/[.AC120]" office:value-type="float" office:value="1.10164172081935">
            <text:p>1,1016417208</text:p>
          </table:table-cell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-235.603142935272">
            <text:p>-235,6031429353</text:p>
          </table:table-cell>
          <table:table-cell office:value-type="float" office:value="114.032069421163">
            <text:p>114,0320694212</text:p>
          </table:table-cell>
          <table:table-cell table:formula="of:=SQRT([.B121]*[.B121] + [.C121]*[.C121])" office:value-type="float" office:value="261.748264210961">
            <text:p>261,748264211</text:p>
          </table:table-cell>
          <table:table-cell/>
          <table:table-cell office:value-type="float" office:value="262.600598636736">
            <text:p>262,6005986367</text:p>
          </table:table-cell>
          <table:table-cell office:value-type="float" office:value="83.3355957151759">
            <text:p>83,3355957152</text:p>
          </table:table-cell>
          <table:table-cell table:formula="of:=SQRT([.F121]*[.F121]+[.G121]*[.G121])" office:value-type="float" office:value="275.50661683084">
            <text:p>275,5066168308</text:p>
          </table:table-cell>
          <table:table-cell/>
          <table:table-cell table:formula="of:=ASIN(ABS([.B121]/[.D121]))" office:value-type="float" office:value="1.12002994310681">
            <text:p>1,1200299431</text:p>
          </table:table-cell>
          <table:table-cell table:formula="of:=ASIN(ABS([.F121]/[.H121]))" office:value-type="float" office:value="1.26350151079721">
            <text:p>1,2635015108</text:p>
          </table:table-cell>
          <table:table-cell/>
          <table:table-cell table:formula="of:=[.J121]/[.K121]" office:value-type="float" office:value="0.886449231390405">
            <text:p>0,8864492314</text:p>
          </table:table-cell>
          <table:table-cell/>
          <table:table-cell table:formula="of:=IF([.C121]&lt;0;-[.A121];[.A121])" office:value-type="float" office:value="-0.6">
            <text:p>-0,6</text:p>
          </table:table-cell>
          <table:table-cell table:formula="of:=ABS([.C121])" office:value-type="float" office:value="114.032069421163">
            <text:p>114,0320694212</text:p>
          </table:table-cell>
          <table:table-cell table:formula="of:=ABS([.G121])" office:value-type="float" office:value="83.3355957151759">
            <text:p>83,3355957152</text:p>
          </table:table-cell>
          <table:table-cell/>
          <table:table-cell table:formula="of:=1+[.$R$3]*[.O121]+[.$Q$3]*[.O121]*[.O121]*[.O121]" office:value-type="float" office:value="0.8692">
            <text:p>0,8692</text:p>
          </table:table-cell>
          <table:table-cell table:formula="of:=[.J121]/[.S121]" office:value-type="float" office:value="1.28857563634009">
            <text:p>1,2885756363</text:p>
          </table:table-cell>
          <table:table-cell table:formula="of:=ABS([.T121]-[.K121])" office:value-type="float" office:value="0.0250741255428757">
            <text:p>0,0250741255</text:p>
          </table:table-cell>
          <table:table-cell table:number-columns-repeated="4"/>
          <table:table-cell table:formula="of:=-([.B121]+[.$Z$2])" office:value-type="float" office:value="240.603142935272">
            <text:p>240,6031429353</text:p>
          </table:table-cell>
          <table:table-cell table:formula="of:=[.P121]+[.O121]*[.D121]*([.$AA$2]+[.$AA$1]*ABS([.P121]/[.B121]))" office:value-type="float" office:value="70.3096294859107">
            <text:p>70,3096294859</text:p>
          </table:table-cell>
          <table:table-cell table:formula="of:=SQRT([.Z121]*[.Z121]+[.AA121]*[.AA121])" office:value-type="float" office:value="250.665746341172">
            <text:p>250,6657463412</text:p>
          </table:table-cell>
          <table:table-cell table:formula="of:=ASIN(ABS([.Z121]/[.AB121]))" office:value-type="float" office:value="1.28649012412313">
            <text:p>1,2864901241</text:p>
          </table:table-cell>
          <table:table-cell table:formula="of:=ABS([.K121]-[.AC121])" office:value-type="float" office:value="0.0229886133259192">
            <text:p>0,0229886133</text:p>
          </table:table-cell>
          <table:table-cell/>
          <table:table-cell table:formula="of:=[.J121]/[.AC121]" office:value-type="float" office:value="0.870609048686024">
            <text:p>0,8706090487</text:p>
          </table:table-cell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-223.368510100197">
            <text:p>-223,3685101002</text:p>
          </table:table-cell>
          <table:table-cell office:value-type="float" office:value="-101.686839280806">
            <text:p>-101,6868392808</text:p>
          </table:table-cell>
          <table:table-cell table:formula="of:=SQRT([.B122]*[.B122] + [.C122]*[.C122])" office:value-type="float" office:value="245.425558137905">
            <text:p>245,4255581379</text:p>
          </table:table-cell>
          <table:table-cell/>
          <table:table-cell office:value-type="float" office:value="248.812420824672">
            <text:p>248,8124208247</text:p>
          </table:table-cell>
          <table:table-cell office:value-type="float" office:value="-73.4438524216298">
            <text:p>-73,4438524216</text:p>
          </table:table-cell>
          <table:table-cell table:formula="of:=SQRT([.F122]*[.F122]+[.G122]*[.G122])" office:value-type="float" office:value="259.425558137905">
            <text:p>259,4255581379</text:p>
          </table:table-cell>
          <table:table-cell/>
          <table:table-cell table:formula="of:=ASIN(ABS([.B122]/[.D122]))" office:value-type="float" office:value="1.1435912958366">
            <text:p>1,1435912958</text:p>
          </table:table-cell>
          <table:table-cell table:formula="of:=ASIN(ABS([.F122]/[.H122]))" office:value-type="float" office:value="1.28376960642658">
            <text:p>1,2837696064</text:p>
          </table:table-cell>
          <table:table-cell/>
          <table:table-cell table:formula="of:=[.J122]/[.K122]" office:value-type="float" office:value="0.890807267995563">
            <text:p>0,890807268</text:p>
          </table:table-cell>
          <table:table-cell/>
          <table:table-cell table:formula="of:=IF([.C122]&lt;0;-[.A122];[.A122])" office:value-type="float" office:value="-0.52">
            <text:p>-0,52</text:p>
          </table:table-cell>
          <table:table-cell table:formula="of:=ABS([.C122])" office:value-type="float" office:value="101.686839280806">
            <text:p>101,6868392808</text:p>
          </table:table-cell>
          <table:table-cell table:formula="of:=ABS([.G122])" office:value-type="float" office:value="73.4438524216298">
            <text:p>73,4438524216</text:p>
          </table:table-cell>
          <table:table-cell/>
          <table:table-cell table:formula="of:=1+[.$R$3]*[.O122]+[.$Q$3]*[.O122]*[.O122]*[.O122]" office:value-type="float" office:value="0.8889696">
            <text:p>0,8889696</text:p>
          </table:table-cell>
          <table:table-cell table:formula="of:=[.J122]/[.S122]" office:value-type="float" office:value="1.2864234005714">
            <text:p>1,2864234006</text:p>
          </table:table-cell>
          <table:table-cell table:formula="of:=ABS([.T122]-[.K122])" office:value-type="float" office:value="0.00265379414482436">
            <text:p>0,0026537941</text:p>
          </table:table-cell>
          <table:table-cell table:number-columns-repeated="4"/>
          <table:table-cell table:formula="of:=-([.B122]+[.$Z$2])" office:value-type="float" office:value="228.368510100197">
            <text:p>228,3685101002</text:p>
          </table:table-cell>
          <table:table-cell table:formula="of:=[.P122]+[.O122]*[.D122]*([.$AA$2]+[.$AA$1]*ABS([.P122]/[.B122]))" office:value-type="float" office:value="66.5240789873118">
            <text:p>66,5240789873</text:p>
          </table:table-cell>
          <table:table-cell table:formula="of:=SQRT([.Z122]*[.Z122]+[.AA122]*[.AA122])" office:value-type="float" office:value="237.860525288443">
            <text:p>237,8605252884</text:p>
          </table:table-cell>
          <table:table-cell table:formula="of:=ASIN(ABS([.Z122]/[.AB122]))" office:value-type="float" office:value="1.28733883082515">
            <text:p>1,2873388308</text:p>
          </table:table-cell>
          <table:table-cell table:formula="of:=ABS([.K122]-[.AC122])" office:value-type="float" office:value="0.00356922439857454">
            <text:p>0,0035692244</text:p>
          </table:table-cell>
          <table:table-cell/>
          <table:table-cell table:formula="of:=[.J122]/[.AC122]" office:value-type="float" office:value="0.888337451223766">
            <text:p>0,8883374512</text:p>
          </table:table-cell>
        </table:table-row>
        <table:table-row table:style-name="ro1">
          <table:table-cell office:value-type="float" office:value="-0.72">
            <text:p>-0,72</text:p>
          </table:table-cell>
          <table:table-cell office:value-type="float" office:value="-244.052455829961">
            <text:p>-244,05245583</text:p>
          </table:table-cell>
          <table:table-cell office:value-type="float" office:value="123.288015015207">
            <text:p>123,2880150152</text:p>
          </table:table-cell>
          <table:table-cell table:formula="of:=SQRT([.B123]*[.B123] + [.C123]*[.C123])" office:value-type="float" office:value="273.425558137905">
            <text:p>273,4255581379</text:p>
          </table:table-cell>
          <table:table-cell/>
          <table:table-cell office:value-type="float" office:value="329.733898060939">
            <text:p>329,7338980609</text:p>
          </table:table-cell>
          <table:table-cell office:value-type="float" office:value="91.422712763312">
            <text:p>91,4227127633</text:p>
          </table:table-cell>
          <table:table-cell table:formula="of:=SQRT([.F123]*[.F123]+[.G123]*[.G123])" office:value-type="float" office:value="342.173283497506">
            <text:p>342,1732834975</text:p>
          </table:table-cell>
          <table:table-cell/>
          <table:table-cell table:formula="of:=ASIN(ABS([.B123]/[.D123]))" office:value-type="float" office:value="1.10302115962458">
            <text:p>1,1030211596</text:p>
          </table:table-cell>
          <table:table-cell table:formula="of:=ASIN(ABS([.F123]/[.H123]))" office:value-type="float" office:value="1.30032827891721">
            <text:p>1,3003282789</text:p>
          </table:table-cell>
          <table:table-cell/>
          <table:table-cell table:formula="of:=[.J123]/[.K123]" office:value-type="float" office:value="0.848263609665608">
            <text:p>0,8482636097</text:p>
          </table:table-cell>
          <table:table-cell/>
          <table:table-cell table:formula="of:=IF([.C123]&lt;0;-[.A123];[.A123])" office:value-type="float" office:value="-0.72">
            <text:p>-0,72</text:p>
          </table:table-cell>
          <table:table-cell table:formula="of:=ABS([.C123])" office:value-type="float" office:value="123.288015015207">
            <text:p>123,2880150152</text:p>
          </table:table-cell>
          <table:table-cell table:formula="of:=ABS([.G123])" office:value-type="float" office:value="91.422712763312">
            <text:p>91,4227127633</text:p>
          </table:table-cell>
          <table:table-cell/>
          <table:table-cell table:formula="of:=1+[.$R$3]*[.O123]+[.$Q$3]*[.O123]*[.O123]*[.O123]" office:value-type="float" office:value="0.8373376">
            <text:p>0,8373376</text:p>
          </table:table-cell>
          <table:table-cell table:formula="of:=[.J123]/[.S123]" office:value-type="float" office:value="1.31729562798157">
            <text:p>1,317295628</text:p>
          </table:table-cell>
          <table:table-cell table:formula="of:=ABS([.T123]-[.K123])" office:value-type="float" office:value="0.0169673490643587">
            <text:p>0,0169673491</text:p>
          </table:table-cell>
          <table:table-cell table:number-columns-repeated="4"/>
          <table:table-cell table:formula="of:=-([.B123]+[.$Z$2])" office:value-type="float" office:value="249.052455829961">
            <text:p>249,05245583</text:p>
          </table:table-cell>
          <table:table-cell table:formula="of:=[.P123]+[.O123]*[.D123]*([.$AA$2]+[.$AA$1]*ABS([.P123]/[.B123]))" office:value-type="float" office:value="68.0636396686594">
            <text:p>68,0636396687</text:p>
          </table:table-cell>
          <table:table-cell table:formula="of:=SQRT([.Z123]*[.Z123]+[.AA123]*[.AA123])" office:value-type="float" office:value="258.185562725494">
            <text:p>258,1855627255</text:p>
          </table:table-cell>
          <table:table-cell table:formula="of:=ASIN(ABS([.Z123]/[.AB123]))" office:value-type="float" office:value="1.30402023201293">
            <text:p>1,304020232</text:p>
          </table:table-cell>
          <table:table-cell table:formula="of:=ABS([.K123]-[.AC123])" office:value-type="float" office:value="0.00369195309572468">
            <text:p>0,0036919531</text:p>
          </table:table-cell>
          <table:table-cell/>
          <table:table-cell table:formula="of:=[.J123]/[.AC123]" office:value-type="float" office:value="0.845861998568776">
            <text:p>0,8458619986</text:p>
          </table:table-cell>
        </table:table-row>
        <table:table-row table:style-name="ro1">
          <table:table-cell office:value-type="float" office:value="0.32">
            <text:p>0,32</text:p>
          </table:table-cell>
          <table:table-cell office:value-type="float" office:value="-169.276096287518">
            <text:p>-169,2760962875</text:p>
          </table:table-cell>
          <table:table-cell office:value-type="float" office:value="-61.4184250651036">
            <text:p>-61,4184250651</text:p>
          </table:table-cell>
          <table:table-cell table:formula="of:=SQRT([.B124]*[.B124] + [.C124]*[.C124])" office:value-type="float" office:value="180.073928462226">
            <text:p>180,0739284622</text:p>
          </table:table-cell>
          <table:table-cell/>
          <table:table-cell office:value-type="float" office:value="166.269370559197">
            <text:p>166,2693705592</text:p>
          </table:table-cell>
          <table:table-cell office:value-type="float" office:value="-44.835677017416">
            <text:p>-44,8356770174</text:p>
          </table:table-cell>
          <table:table-cell table:formula="of:=SQRT([.F124]*[.F124]+[.G124]*[.G124])" office:value-type="float" office:value="172.208424648046">
            <text:p>172,208424648</text:p>
          </table:table-cell>
          <table:table-cell/>
          <table:table-cell table:formula="of:=ASIN(ABS([.B124]/[.D124]))" office:value-type="float" office:value="1.22273780673043">
            <text:p>1,2227378067</text:p>
          </table:table-cell>
          <table:table-cell table:formula="of:=ASIN(ABS([.F124]/[.H124]))" office:value-type="float" office:value="1.30740434113739">
            <text:p>1,3074043411</text:p>
          </table:table-cell>
          <table:table-cell/>
          <table:table-cell table:formula="of:=[.J124]/[.K124]" office:value-type="float" office:value="0.935240742482691">
            <text:p>0,9352407425</text:p>
          </table:table-cell>
          <table:table-cell/>
          <table:table-cell table:formula="of:=IF([.C124]&lt;0;-[.A124];[.A124])" office:value-type="float" office:value="-0.32">
            <text:p>-0,32</text:p>
          </table:table-cell>
          <table:table-cell table:formula="of:=ABS([.C124])" office:value-type="float" office:value="61.4184250651036">
            <text:p>61,4184250651</text:p>
          </table:table-cell>
          <table:table-cell table:formula="of:=ABS([.G124])" office:value-type="float" office:value="44.835677017416">
            <text:p>44,8356770174</text:p>
          </table:table-cell>
          <table:table-cell/>
          <table:table-cell table:formula="of:=1+[.$R$3]*[.O124]+[.$Q$3]*[.O124]*[.O124]*[.O124]" office:value-type="float" office:value="0.9343616">
            <text:p>0,9343616</text:p>
          </table:table-cell>
          <table:table-cell table:formula="of:=[.J124]/[.S124]" office:value-type="float" office:value="1.30863448019528">
            <text:p>1,3086344802</text:p>
          </table:table-cell>
          <table:table-cell table:formula="of:=ABS([.T124]-[.K124])" office:value-type="float" office:value="0.00123013905788549">
            <text:p>0,0012301391</text:p>
          </table:table-cell>
          <table:table-cell table:number-columns-repeated="4"/>
          <table:table-cell table:formula="of:=-([.B124]+[.$Z$2])" office:value-type="float" office:value="174.276096287518">
            <text:p>174,2760962875</text:p>
          </table:table-cell>
          <table:table-cell table:formula="of:=[.P124]+[.O124]*[.D124]*([.$AA$2]+[.$AA$1]*ABS([.P124]/[.B124]))" office:value-type="float" office:value="46.0742254926316">
            <text:p>46,0742254926</text:p>
          </table:table-cell>
          <table:table-cell table:formula="of:=SQRT([.Z124]*[.Z124]+[.AA124]*[.AA124])" office:value-type="float" office:value="180.263673522876">
            <text:p>180,2636735229</text:p>
          </table:table-cell>
          <table:table-cell table:formula="of:=ASIN(ABS([.Z124]/[.AB124]))" office:value-type="float" office:value="1.31233476963694">
            <text:p>1,3123347696</text:p>
          </table:table-cell>
          <table:table-cell table:formula="of:=ABS([.K124]-[.AC124])" office:value-type="float" office:value="0.00493042849955483">
            <text:p>0,0049304285</text:p>
          </table:table-cell>
          <table:table-cell/>
          <table:table-cell table:formula="of:=[.J124]/[.AC124]" office:value-type="float" office:value="0.931727052441576">
            <text:p>0,9317270524</text:p>
          </table:table-cell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-223.94122197014">
            <text:p>-223,9412219701</text:p>
          </table:table-cell>
          <table:table-cell office:value-type="float" office:value="108.966850327336">
            <text:p>108,9668503273</text:p>
          </table:table-cell>
          <table:table-cell table:formula="of:=SQRT([.B125]*[.B125] + [.C125]*[.C125])" office:value-type="float" office:value="249.045066941185">
            <text:p>249,0450669412</text:p>
          </table:table-cell>
          <table:table-cell/>
          <table:table-cell office:value-type="float" office:value="199.40481465406">
            <text:p>199,4048146541</text:p>
          </table:table-cell>
          <table:table-cell office:value-type="float" office:value="59.3299892279727">
            <text:p>59,329989228</text:p>
          </table:table-cell>
          <table:table-cell table:formula="of:=SQRT([.F125]*[.F125]+[.G125]*[.G125])" office:value-type="float" office:value="208.04405237596">
            <text:p>208,044052376</text:p>
          </table:table-cell>
          <table:table-cell/>
          <table:table-cell table:formula="of:=ASIN(ABS([.B125]/[.D125]))" office:value-type="float" office:value="1.1179367143346">
            <text:p>1,1179367143</text:p>
          </table:table-cell>
          <table:table-cell table:formula="of:=ASIN(ABS([.F125]/[.H125]))" office:value-type="float" office:value="1.2816021736876">
            <text:p>1,2816021737</text:p>
          </table:table-cell>
          <table:table-cell/>
          <table:table-cell table:formula="of:=[.J125]/[.K125]" office:value-type="float" office:value="0.872296206488102">
            <text:p>0,8722962065</text:p>
          </table:table-cell>
          <table:table-cell/>
          <table:table-cell table:formula="of:=IF([.C125]&lt;0;-[.A125];[.A125])" office:value-type="float" office:value="-0.6">
            <text:p>-0,6</text:p>
          </table:table-cell>
          <table:table-cell table:formula="of:=ABS([.C125])" office:value-type="float" office:value="108.966850327336">
            <text:p>108,9668503273</text:p>
          </table:table-cell>
          <table:table-cell table:formula="of:=ABS([.G125])" office:value-type="float" office:value="59.3299892279727">
            <text:p>59,329989228</text:p>
          </table:table-cell>
          <table:table-cell/>
          <table:table-cell table:formula="of:=1+[.$R$3]*[.O125]+[.$Q$3]*[.O125]*[.O125]*[.O125]" office:value-type="float" office:value="0.8692">
            <text:p>0,8692</text:p>
          </table:table-cell>
          <table:table-cell table:formula="of:=[.J125]/[.S125]" office:value-type="float" office:value="1.28616741179774">
            <text:p>1,2861674118</text:p>
          </table:table-cell>
          <table:table-cell table:formula="of:=ABS([.T125]-[.K125])" office:value-type="float" office:value="0.0045652381101442">
            <text:p>0,0045652381</text:p>
          </table:table-cell>
          <table:table-cell table:number-columns-repeated="4"/>
          <table:table-cell table:formula="of:=-([.B125]+[.$Z$2])" office:value-type="float" office:value="228.94122197014">
            <text:p>228,9412219701</text:p>
          </table:table-cell>
          <table:table-cell table:formula="of:=[.P125]+[.O125]*[.D125]*([.$AA$2]+[.$AA$1]*ABS([.P125]/[.B125]))" office:value-type="float" office:value="67.3277080422182">
            <text:p>67,3277080422</text:p>
          </table:table-cell>
          <table:table-cell table:formula="of:=SQRT([.Z125]*[.Z125]+[.AA125]*[.AA125])" office:value-type="float" office:value="238.635922248515">
            <text:p>238,6359222485</text:p>
          </table:table-cell>
          <table:table-cell table:formula="of:=ASIN(ABS([.Z125]/[.AB125]))" office:value-type="float" office:value="1.28477682753541">
            <text:p>1,2847768275</text:p>
          </table:table-cell>
          <table:table-cell table:formula="of:=ABS([.K125]-[.AC125])" office:value-type="float" office:value="0.00317465384780968">
            <text:p>0,0031746538</text:p>
          </table:table-cell>
          <table:table-cell/>
          <table:table-cell table:formula="of:=[.J125]/[.AC125]" office:value-type="float" office:value="0.870140782721883">
            <text:p>0,8701407827</text:p>
          </table:table-cell>
        </table:table-row>
        <table:table-row table:style-name="ro1">
          <table:table-cell office:value-type="float" office:value="-0.28">
            <text:p>-0,28</text:p>
          </table:table-cell>
          <table:table-cell office:value-type="float" office:value="-265.005871209428">
            <text:p>-265,0058712094</text:p>
          </table:table-cell>
          <table:table-cell office:value-type="float" office:value="-89.1870493305602">
            <text:p>-89,1870493306</text:p>
          </table:table-cell>
          <table:table-cell table:formula="of:=SQRT([.B126]*[.B126] + [.C126]*[.C126])" office:value-type="float" office:value="279.61123286406">
            <text:p>279,6112328641</text:p>
          </table:table-cell>
          <table:table-cell/>
          <table:table-cell office:value-type="float" office:value="232.683237086514">
            <text:p>232,6832370865</text:p>
          </table:table-cell>
          <table:table-cell office:value-type="float" office:value="-92.9014013785267">
            <text:p>-92,9014013785</text:p>
          </table:table-cell>
          <table:table-cell table:formula="of:=SQRT([.F126]*[.F126]+[.G126]*[.G126])" office:value-type="float" office:value="250.543727119944">
            <text:p>250,5437271199</text:p>
          </table:table-cell>
          <table:table-cell/>
          <table:table-cell table:formula="of:=ASIN(ABS([.B126]/[.D126]))" office:value-type="float" office:value="1.24615586491894">
            <text:p>1,2461558649</text:p>
          </table:table-cell>
          <table:table-cell table:formula="of:=ASIN(ABS([.F126]/[.H126]))" office:value-type="float" office:value="1.1909269605545">
            <text:p>1,1909269606</text:p>
          </table:table-cell>
          <table:table-cell/>
          <table:table-cell table:formula="of:=[.J126]/[.K126]" office:value-type="float" office:value="1.04637472002374">
            <text:p>1,04637472</text:p>
          </table:table-cell>
          <table:table-cell/>
          <table:table-cell table:formula="of:=IF([.C126]&lt;0;-[.A126];[.A126])" office:value-type="float" office:value="0.28">
            <text:p>0,28</text:p>
          </table:table-cell>
          <table:table-cell table:formula="of:=ABS([.C126])" office:value-type="float" office:value="89.1870493305602">
            <text:p>89,1870493306</text:p>
          </table:table-cell>
          <table:table-cell table:formula="of:=ABS([.G126])" office:value-type="float" office:value="92.9014013785267">
            <text:p>92,9014013785</text:p>
          </table:table-cell>
          <table:table-cell/>
          <table:table-cell table:formula="of:=1+[.$R$3]*[.O126]+[.$Q$3]*[.O126]*[.O126]*[.O126]" office:value-type="float" office:value="1.0570976">
            <text:p>1,0570976</text:p>
          </table:table-cell>
          <table:table-cell table:formula="of:=[.J126]/[.S126]" office:value-type="float" office:value="1.17884655581371">
            <text:p>1,1788465558</text:p>
          </table:table-cell>
          <table:table-cell table:formula="of:=ABS([.T126]-[.K126])" office:value-type="float" office:value="0.0120804047407876">
            <text:p>0,0120804047</text:p>
          </table:table-cell>
          <table:table-cell table:number-columns-repeated="4"/>
          <table:table-cell table:formula="of:=-([.B126]+[.$Z$2])" office:value-type="float" office:value="270.005871209428">
            <text:p>270,0058712094</text:p>
          </table:table-cell>
          <table:table-cell table:formula="of:=[.P126]+[.O126]*[.D126]*([.$AA$2]+[.$AA$1]*ABS([.P126]/[.B126]))" office:value-type="float" office:value="109.828881229128">
            <text:p>109,8288812291</text:p>
          </table:table-cell>
          <table:table-cell table:formula="of:=SQRT([.Z126]*[.Z126]+[.AA126]*[.AA126])" office:value-type="float" office:value="291.488513735283">
            <text:p>291,4885137353</text:p>
          </table:table-cell>
          <table:table-cell table:formula="of:=ASIN(ABS([.Z126]/[.AB126]))" office:value-type="float" office:value="1.18447187258173">
            <text:p>1,1844718726</text:p>
          </table:table-cell>
          <table:table-cell table:formula="of:=ABS([.K126]-[.AC126])" office:value-type="float" office:value="0.00645508797276739">
            <text:p>0,006455088</text:p>
          </table:table-cell>
          <table:table-cell/>
          <table:table-cell table:formula="of:=[.J126]/[.AC126]" office:value-type="float" office:value="1.05207721159538">
            <text:p>1,0520772116</text:p>
          </table:table-cell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-222.550000919544">
            <text:p>-222,5500009195</text:p>
          </table:table-cell>
          <table:table-cell office:value-type="float" office:value="139.90689846435">
            <text:p>139,9068984644</text:p>
          </table:table-cell>
          <table:table-cell table:formula="of:=SQRT([.B127]*[.B127] + [.C127]*[.C127])" office:value-type="float" office:value="262.873435605812">
            <text:p>262,8734356058</text:p>
          </table:table-cell>
          <table:table-cell/>
          <table:table-cell office:value-type="float" office:value="252.919399007996">
            <text:p>252,919399008</text:p>
          </table:table-cell>
          <table:table-cell office:value-type="float" office:value="211.365423935894">
            <text:p>211,3654239359</text:p>
          </table:table-cell>
          <table:table-cell table:formula="of:=SQRT([.F127]*[.F127]+[.G127]*[.G127])" office:value-type="float" office:value="329.611232864061">
            <text:p>329,6112328641</text:p>
          </table:table-cell>
          <table:table-cell/>
          <table:table-cell table:formula="of:=ASIN(ABS([.B127]/[.D127]))" office:value-type="float" office:value="1.0095738904787">
            <text:p>1,0095738905</text:p>
          </table:table-cell>
          <table:table-cell table:formula="of:=ASIN(ABS([.F127]/[.H127]))" office:value-type="float" office:value="0.874661365882952">
            <text:p>0,8746613659</text:p>
          </table:table-cell>
          <table:table-cell/>
          <table:table-cell table:formula="of:=[.J127]/[.K127]" office:value-type="float" office:value="1.15424543698641">
            <text:p>1,154245437</text:p>
          </table:table-cell>
          <table:table-cell/>
          <table:table-cell table:formula="of:=IF([.C127]&lt;0;-[.A127];[.A127])" office:value-type="float" office:value="0.64">
            <text:p>0,64</text:p>
          </table:table-cell>
          <table:table-cell table:formula="of:=ABS([.C127])" office:value-type="float" office:value="139.90689846435">
            <text:p>139,9068984644</text:p>
          </table:table-cell>
          <table:table-cell table:formula="of:=ABS([.G127])" office:value-type="float" office:value="211.365423935894">
            <text:p>211,3654239359</text:p>
          </table:table-cell>
          <table:table-cell/>
          <table:table-cell table:formula="of:=1+[.$R$3]*[.O127]+[.$Q$3]*[.O127]*[.O127]*[.O127]" office:value-type="float" office:value="1.1411072">
            <text:p>1,1411072</text:p>
          </table:table-cell>
          <table:table-cell table:formula="of:=[.J127]/[.S127]" office:value-type="float" office:value="0.884731855586136">
            <text:p>0,8847318556</text:p>
          </table:table-cell>
          <table:table-cell table:formula="of:=ABS([.T127]-[.K127])" office:value-type="float" office:value="0.0100704897031839">
            <text:p>0,0100704897</text:p>
          </table:table-cell>
          <table:table-cell table:number-columns-repeated="4"/>
          <table:table-cell table:formula="of:=-([.B127]+[.$Z$2])" office:value-type="float" office:value="227.550000919544">
            <text:p>227,5500009195</text:p>
          </table:table-cell>
          <table:table-cell table:formula="of:=[.P127]+[.O127]*[.D127]*([.$AA$2]+[.$AA$1]*ABS([.P127]/[.B127]))" office:value-type="float" office:value="189.178276374194">
            <text:p>189,1782763742</text:p>
          </table:table-cell>
          <table:table-cell table:formula="of:=SQRT([.Z127]*[.Z127]+[.AA127]*[.AA127])" office:value-type="float" office:value="295.917933167957">
            <text:p>295,917933168</text:p>
          </table:table-cell>
          <table:table-cell table:formula="of:=ASIN(ABS([.Z127]/[.AB127]))" office:value-type="float" office:value="0.877217775044004">
            <text:p>0,877217775</text:p>
          </table:table-cell>
          <table:table-cell table:formula="of:=ABS([.K127]-[.AC127])" office:value-type="float" office:value="0.0025564091610516">
            <text:p>0,0025564092</text:p>
          </table:table-cell>
          <table:table-cell/>
          <table:table-cell table:formula="of:=[.J127]/[.AC127]" office:value-type="float" office:value="1.15088170714286">
            <text:p>1,1508817071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-225.271466339301">
            <text:p>-225,2714663393</text:p>
          </table:table-cell>
          <table:table-cell office:value-type="float" office:value="184.011200731013">
            <text:p>184,011200731</text:p>
          </table:table-cell>
          <table:table-cell table:formula="of:=SQRT([.B128]*[.B128] + [.C128]*[.C128])" office:value-type="float" office:value="290.873435605811">
            <text:p>290,8734356058</text:p>
          </table:table-cell>
          <table:table-cell/>
          <table:table-cell office:value-type="float" office:value="209.317376190636">
            <text:p>209,3173761906</text:p>
          </table:table-cell>
          <table:table-cell office:value-type="float" office:value="174.022017210577">
            <text:p>174,0220172106</text:p>
          </table:table-cell>
          <table:table-cell table:formula="of:=SQRT([.F128]*[.F128]+[.G128]*[.G128])" office:value-type="float" office:value="272.208424648045">
            <text:p>272,208424648</text:p>
          </table:table-cell>
          <table:table-cell/>
          <table:table-cell table:formula="of:=ASIN(ABS([.B128]/[.D128]))" office:value-type="float" office:value="0.885869892444569">
            <text:p>0,8858698924</text:p>
          </table:table-cell>
          <table:table-cell table:formula="of:=ASIN(ABS([.F128]/[.H128]))" office:value-type="float" office:value="0.877212688433389">
            <text:p>0,8772126884</text:p>
          </table:table-cell>
          <table:table-cell/>
          <table:table-cell table:formula="of:=[.J128]/[.K128]" office:value-type="float" office:value="1.0098689908677">
            <text:p>1,0098689909</text:p>
          </table:table-cell>
          <table:table-cell/>
          <table:table-cell table:formula="of:=IF([.C128]&lt;0;-[.A128];[.A128])" office:value-type="float" office:value="0.2">
            <text:p>0,2</text:p>
          </table:table-cell>
          <table:table-cell table:formula="of:=ABS([.C128])" office:value-type="float" office:value="184.011200731013">
            <text:p>184,011200731</text:p>
          </table:table-cell>
          <table:table-cell table:formula="of:=ABS([.G128])" office:value-type="float" office:value="174.022017210577">
            <text:p>174,0220172106</text:p>
          </table:table-cell>
          <table:table-cell/>
          <table:table-cell table:formula="of:=1+[.$R$3]*[.O128]+[.$Q$3]*[.O128]*[.O128]*[.O128]" office:value-type="float" office:value="1.0404">
            <text:p>1,0404</text:p>
          </table:table-cell>
          <table:table-cell table:formula="of:=[.J128]/[.S128]" office:value-type="float" office:value="0.851470484856371">
            <text:p>0,8514704849</text:p>
          </table:table-cell>
          <table:table-cell table:formula="of:=ABS([.T128]-[.K128])" office:value-type="float" office:value="0.0257422035770181">
            <text:p>0,0257422036</text:p>
          </table:table-cell>
          <table:table-cell table:number-columns-repeated="4"/>
          <table:table-cell table:formula="of:=-([.B128]+[.$Z$2])" office:value-type="float" office:value="230.271466339301">
            <text:p>230,2714663393</text:p>
          </table:table-cell>
          <table:table-cell table:formula="of:=[.P128]+[.O128]*[.D128]*([.$AA$2]+[.$AA$1]*ABS([.P128]/[.B128]))" office:value-type="float" office:value="202.143331691845">
            <text:p>202,1433316918</text:p>
          </table:table-cell>
          <table:table-cell table:formula="of:=SQRT([.Z128]*[.Z128]+[.AA128]*[.AA128])" office:value-type="float" office:value="306.409651867449">
            <text:p>306,4096518674</text:p>
          </table:table-cell>
          <table:table-cell table:formula="of:=ASIN(ABS([.Z128]/[.AB128]))" office:value-type="float" office:value="0.850355610973526">
            <text:p>0,850355611</text:p>
          </table:table-cell>
          <table:table-cell table:formula="of:=ABS([.K128]-[.AC128])" office:value-type="float" office:value="0.0268570774598634">
            <text:p>0,0268570775</text:p>
          </table:table-cell>
          <table:table-cell/>
          <table:table-cell table:formula="of:=[.J128]/[.AC128]" office:value-type="float" office:value="1.04176403496695">
            <text:p>1,041764035</text:p>
          </table:table-cell>
        </table:table-row>
        <table:table-row table:style-name="ro1">
          <table:table-cell office:value-type="float" office:value="0.32">
            <text:p>0,32</text:p>
          </table:table-cell>
          <table:table-cell office:value-type="float" office:value="-291.119140328084">
            <text:p>-291,1191403281</text:p>
          </table:table-cell>
          <table:table-cell office:value-type="float" office:value="-243.627449707968">
            <text:p>-243,627449708</text:p>
          </table:table-cell>
          <table:table-cell table:formula="of:=SQRT([.B129]*[.B129] + [.C129]*[.C129])" office:value-type="float" office:value="379.611232864059">
            <text:p>379,6112328641</text:p>
          </table:table-cell>
          <table:table-cell/>
          <table:table-cell office:value-type="float" office:value="280.501665948002">
            <text:p>280,501665948</text:p>
          </table:table-cell>
          <table:table-cell office:value-type="float" office:value="-220.268282015701">
            <text:p>-220,2682820157</text:p>
          </table:table-cell>
          <table:table-cell table:formula="of:=SQRT([.F129]*[.F129]+[.G129]*[.G129])" office:value-type="float" office:value="356.650109577654">
            <text:p>356,6501095777</text:p>
          </table:table-cell>
          <table:table-cell/>
          <table:table-cell table:formula="of:=ASIN(ABS([.B129]/[.D129]))" office:value-type="float" office:value="0.873977343865951">
            <text:p>0,8739773439</text:p>
          </table:table-cell>
          <table:table-cell table:formula="of:=ASIN(ABS([.F129]/[.H129]))" office:value-type="float" office:value="0.905104630244281">
            <text:p>0,9051046302</text:p>
          </table:table-cell>
          <table:table-cell/>
          <table:table-cell table:formula="of:=[.J129]/[.K129]" office:value-type="float" office:value="0.965609184465304">
            <text:p>0,9656091845</text:p>
          </table:table-cell>
          <table:table-cell/>
          <table:table-cell table:formula="of:=IF([.C129]&lt;0;-[.A129];[.A129])" office:value-type="float" office:value="-0.32">
            <text:p>-0,32</text:p>
          </table:table-cell>
          <table:table-cell table:formula="of:=ABS([.C129])" office:value-type="float" office:value="243.627449707968">
            <text:p>243,627449708</text:p>
          </table:table-cell>
          <table:table-cell table:formula="of:=ABS([.G129])" office:value-type="float" office:value="220.268282015701">
            <text:p>220,2682820157</text:p>
          </table:table-cell>
          <table:table-cell/>
          <table:table-cell table:formula="of:=1+[.$R$3]*[.O129]+[.$Q$3]*[.O129]*[.O129]*[.O129]" office:value-type="float" office:value="0.9343616">
            <text:p>0,9343616</text:p>
          </table:table-cell>
          <table:table-cell table:formula="of:=[.J129]/[.S129]" office:value-type="float" office:value="0.935373782340746">
            <text:p>0,9353737823</text:p>
          </table:table-cell>
          <table:table-cell table:formula="of:=ABS([.T129]-[.K129])" office:value-type="float" office:value="0.0302691520964649">
            <text:p>0,0302691521</text:p>
          </table:table-cell>
          <table:table-cell table:number-columns-repeated="4"/>
          <table:table-cell table:formula="of:=-([.B129]+[.$Z$2])" office:value-type="float" office:value="296.119140328084">
            <text:p>296,1191403281</text:p>
          </table:table-cell>
          <table:table-cell table:formula="of:=[.P129]+[.O129]*[.D129]*([.$AA$2]+[.$AA$1]*ABS([.P129]/[.B129]))" office:value-type="float" office:value="205.52219436278">
            <text:p>205,5221943628</text:p>
          </table:table-cell>
          <table:table-cell table:formula="of:=SQRT([.Z129]*[.Z129]+[.AA129]*[.AA129])" office:value-type="float" office:value="360.452379163095">
            <text:p>360,4523791631</text:p>
          </table:table-cell>
          <table:table-cell table:formula="of:=ASIN(ABS([.Z129]/[.AB129]))" office:value-type="float" office:value="0.964073216493367">
            <text:p>0,9640732165</text:p>
          </table:table-cell>
          <table:table-cell table:formula="of:=ABS([.K129]-[.AC129])" office:value-type="float" office:value="0.058968586249086">
            <text:p>0,0589685862</text:p>
          </table:table-cell>
          <table:table-cell/>
          <table:table-cell table:formula="of:=[.J129]/[.AC129]" office:value-type="float" office:value="0.906546649065594">
            <text:p>0,9065466491</text:p>
          </table:table-cell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-313.900823358646">
            <text:p>-313,9008233586</text:p>
          </table:table-cell>
          <table:table-cell office:value-type="float" office:value="-268.308568343836">
            <text:p>-268,3085683438</text:p>
          </table:table-cell>
          <table:table-cell table:formula="of:=SQRT([.B130]*[.B130] + [.C130]*[.C130])" office:value-type="float" office:value="412.944566197395">
            <text:p>412,9445661974</text:p>
          </table:table-cell>
          <table:table-cell/>
          <table:table-cell office:value-type="float" office:value="361.509280267923">
            <text:p>361,5092802679</text:p>
          </table:table-cell>
          <table:table-cell office:value-type="float" office:value="-232.113876541553">
            <text:p>-232,1138765416</text:p>
          </table:table-cell>
          <table:table-cell table:formula="of:=SQRT([.F130]*[.F130]+[.G130]*[.G130])" office:value-type="float" office:value="429.611232864062">
            <text:p>429,6112328641</text:p>
          </table:table-cell>
          <table:table-cell/>
          <table:table-cell table:formula="of:=ASIN(ABS([.B130]/[.D130]))" office:value-type="float" office:value="0.863547712112845">
            <text:p>0,8635477121</text:p>
          </table:table-cell>
          <table:table-cell table:formula="of:=ASIN(ABS([.F130]/[.H130]))" office:value-type="float" office:value="1.00001677200208">
            <text:p>1,000016772</text:p>
          </table:table-cell>
          <table:table-cell/>
          <table:table-cell table:formula="of:=[.J130]/[.K130]" office:value-type="float" office:value="0.863533228931733">
            <text:p>0,8635332289</text:p>
          </table:table-cell>
          <table:table-cell/>
          <table:table-cell table:formula="of:=IF([.C130]&lt;0;-[.A130];[.A130])" office:value-type="float" office:value="-0.52">
            <text:p>-0,52</text:p>
          </table:table-cell>
          <table:table-cell table:formula="of:=ABS([.C130])" office:value-type="float" office:value="268.308568343836">
            <text:p>268,3085683438</text:p>
          </table:table-cell>
          <table:table-cell table:formula="of:=ABS([.G130])" office:value-type="float" office:value="232.113876541553">
            <text:p>232,1138765416</text:p>
          </table:table-cell>
          <table:table-cell/>
          <table:table-cell table:formula="of:=1+[.$R$3]*[.O130]+[.$Q$3]*[.O130]*[.O130]*[.O130]" office:value-type="float" office:value="0.8889696">
            <text:p>0,8889696</text:p>
          </table:table-cell>
          <table:table-cell table:formula="of:=[.J130]/[.S130]" office:value-type="float" office:value="0.971402972737027">
            <text:p>0,9714029727</text:p>
          </table:table-cell>
          <table:table-cell table:formula="of:=ABS([.T130]-[.K130])" office:value-type="float" office:value="0.0286137992650544">
            <text:p>0,0286137993</text:p>
          </table:table-cell>
          <table:table-cell table:number-columns-repeated="4"/>
          <table:table-cell table:formula="of:=-([.B130]+[.$Z$2])" office:value-type="float" office:value="318.900823358646">
            <text:p>318,9008233586</text:p>
          </table:table-cell>
          <table:table-cell table:formula="of:=[.P130]+[.O130]*[.D130]*([.$AA$2]+[.$AA$1]*ABS([.P130]/[.B130]))" office:value-type="float" office:value="200.566125252229">
            <text:p>200,5661252522</text:p>
          </table:table-cell>
          <table:table-cell table:formula="of:=SQRT([.Z130]*[.Z130]+[.AA130]*[.AA130])" office:value-type="float" office:value="376.728689825337">
            <text:p>376,7286898253</text:p>
          </table:table-cell>
          <table:table-cell table:formula="of:=ASIN(ABS([.Z130]/[.AB130]))" office:value-type="float" office:value="1.00937631542697">
            <text:p>1,0093763154</text:p>
          </table:table-cell>
          <table:table-cell table:formula="of:=ABS([.K130]-[.AC130])" office:value-type="float" office:value="0.00935954342489365">
            <text:p>0,0093595434</text:p>
          </table:table-cell>
          <table:table-cell/>
          <table:table-cell table:formula="of:=[.J130]/[.AC130]" office:value-type="float" office:value="0.855526030197724">
            <text:p>0,8555260302</text:p>
          </table:table-cell>
        </table:table-row>
        <table:table-row table:style-name="ro1">
          <table:table-cell office:value-type="float" office:value="-0.56">
            <text:p>-0,56</text:p>
          </table:table-cell>
          <table:table-cell office:value-type="float" office:value="-363.091659497551">
            <text:p>-363,0916594976</text:p>
          </table:table-cell>
          <table:table-cell office:value-type="float" office:value="171.718541011319">
            <text:p>171,7185410113</text:p>
          </table:table-cell>
          <table:table-cell table:formula="of:=SQRT([.B131]*[.B131] + [.C131]*[.C131])" office:value-type="float" office:value="401.650109577654">
            <text:p>401,6501095777</text:p>
          </table:table-cell>
          <table:table-cell/>
          <table:table-cell office:value-type="float" office:value="376.343624818714">
            <text:p>376,3436248187</text:p>
          </table:table-cell>
          <table:table-cell office:value-type="float" office:value="107.817759990126">
            <text:p>107,8177599901</text:p>
          </table:table-cell>
          <table:table-cell table:formula="of:=SQRT([.F131]*[.F131]+[.G131]*[.G131])" office:value-type="float" office:value="391.48332443538">
            <text:p>391,4833244354</text:p>
          </table:table-cell>
          <table:table-cell/>
          <table:table-cell table:formula="of:=ASIN(ABS([.B131]/[.D131]))" office:value-type="float" office:value="1.12903467226402">
            <text:p>1,1290346723</text:p>
          </table:table-cell>
          <table:table-cell table:formula="of:=ASIN(ABS([.F131]/[.H131]))" office:value-type="float" office:value="1.29178191666076">
            <text:p>1,2917819167</text:p>
          </table:table-cell>
          <table:table-cell/>
          <table:table-cell table:formula="of:=[.J131]/[.K131]" office:value-type="float" office:value="0.874013374627944">
            <text:p>0,8740133746</text:p>
          </table:table-cell>
          <table:table-cell/>
          <table:table-cell table:formula="of:=IF([.C131]&lt;0;-[.A131];[.A131])" office:value-type="float" office:value="-0.56">
            <text:p>-0,56</text:p>
          </table:table-cell>
          <table:table-cell table:formula="of:=ABS([.C131])" office:value-type="float" office:value="171.718541011319">
            <text:p>171,7185410113</text:p>
          </table:table-cell>
          <table:table-cell table:formula="of:=ABS([.G131])" office:value-type="float" office:value="107.817759990126">
            <text:p>107,8177599901</text:p>
          </table:table-cell>
          <table:table-cell/>
          <table:table-cell table:formula="of:=1+[.$R$3]*[.O131]+[.$Q$3]*[.O131]*[.O131]*[.O131]" office:value-type="float" office:value="0.8792192">
            <text:p>0,8792192</text:p>
          </table:table-cell>
          <table:table-cell table:formula="of:=[.J131]/[.S131]" office:value-type="float" office:value="1.28413332222956">
            <text:p>1,2841333222</text:p>
          </table:table-cell>
          <table:table-cell table:formula="of:=ABS([.T131]-[.K131])" office:value-type="float" office:value="0.00764859443119059">
            <text:p>0,0076485944</text:p>
          </table:table-cell>
          <table:table-cell table:number-columns-repeated="4"/>
          <table:table-cell table:formula="of:=-([.B131]+[.$Z$2])" office:value-type="float" office:value="368.091659497551">
            <text:p>368,0916594976</text:p>
          </table:table-cell>
          <table:table-cell table:formula="of:=[.P131]+[.O131]*[.D131]*([.$AA$2]+[.$AA$1]*ABS([.P131]/[.B131]))" office:value-type="float" office:value="109.348573994652">
            <text:p>109,3485739947</text:p>
          </table:table-cell>
          <table:table-cell table:formula="of:=SQRT([.Z131]*[.Z131]+[.AA131]*[.AA131])" office:value-type="float" office:value="383.990338975247">
            <text:p>383,9903389752</text:p>
          </table:table-cell>
          <table:table-cell table:formula="of:=ASIN(ABS([.Z131]/[.AB131]))" office:value-type="float" office:value="1.28203080543073">
            <text:p>1,2820308054</text:p>
          </table:table-cell>
          <table:table-cell table:formula="of:=ABS([.K131]-[.AC131])" office:value-type="float" office:value="0.00975111123002304">
            <text:p>0,0097511112</text:p>
          </table:table-cell>
          <table:table-cell/>
          <table:table-cell table:formula="of:=[.J131]/[.AC131]" office:value-type="float" office:value="0.880661110077375">
            <text:p>0,8806611101</text:p>
          </table:table-cell>
        </table:table-row>
        <table:table-row table:style-name="ro1">
          <table:table-cell office:value-type="float" office:value="0.12">
            <text:p>0,12</text:p>
          </table:table-cell>
          <table:table-cell office:value-type="float" office:value="-119.329971101242">
            <text:p>-119,3299711012</text:p>
          </table:table-cell>
          <table:table-cell office:value-type="float" office:value="73.3322368242508">
            <text:p>73,3322368243</text:p>
          </table:table-cell>
          <table:table-cell table:formula="of:=SQRT([.B132]*[.B132] + [.C132]*[.C132])" office:value-type="float" office:value="140.061625581996">
            <text:p>140,061625582</text:p>
          </table:table-cell>
          <table:table-cell/>
          <table:table-cell office:value-type="float" office:value="151.220057829053">
            <text:p>151,2200578291</text:p>
          </table:table-cell>
          <table:table-cell office:value-type="float" office:value="94.8304573504352">
            <text:p>94,8304573504</text:p>
          </table:table-cell>
          <table:table-cell table:formula="of:=SQRT([.F132]*[.F132]+[.G132]*[.G132])" office:value-type="float" office:value="178.494598044632">
            <text:p>178,4945980446</text:p>
          </table:table-cell>
          <table:table-cell/>
          <table:table-cell table:formula="of:=ASIN(ABS([.B132]/[.D132]))" office:value-type="float" office:value="1.01975908156579">
            <text:p>1,0197590816</text:p>
          </table:table-cell>
          <table:table-cell table:formula="of:=ASIN(ABS([.F132]/[.H132]))" office:value-type="float" office:value="1.01068661982024">
            <text:p>1,0106866198</text:p>
          </table:table-cell>
          <table:table-cell/>
          <table:table-cell table:formula="of:=[.J132]/[.K132]" office:value-type="float" office:value="1.00897653295061">
            <text:p>1,008976533</text:p>
          </table:table-cell>
          <table:table-cell/>
          <table:table-cell table:formula="of:=IF([.C132]&lt;0;-[.A132];[.A132])" office:value-type="float" office:value="0.12">
            <text:p>0,12</text:p>
          </table:table-cell>
          <table:table-cell table:formula="of:=ABS([.C132])" office:value-type="float" office:value="73.3322368242508">
            <text:p>73,3322368243</text:p>
          </table:table-cell>
          <table:table-cell table:formula="of:=ABS([.G132])" office:value-type="float" office:value="94.8304573504352">
            <text:p>94,8304573504</text:p>
          </table:table-cell>
          <table:table-cell/>
          <table:table-cell table:formula="of:=1+[.$R$3]*[.O132]+[.$Q$3]*[.O132]*[.O132]*[.O132]" office:value-type="float" office:value="1.0240864">
            <text:p>1,0240864</text:p>
          </table:table-cell>
          <table:table-cell table:formula="of:=[.J132]/[.S132]" office:value-type="float" office:value="0.995774459621565">
            <text:p>0,9957744596</text:p>
          </table:table-cell>
          <table:table-cell table:formula="of:=ABS([.T132]-[.K132])" office:value-type="float" office:value="0.0149121601986727">
            <text:p>0,0149121602</text:p>
          </table:table-cell>
          <table:table-cell table:number-columns-repeated="4"/>
          <table:table-cell table:formula="of:=-([.B132]+[.$Z$2])" office:value-type="float" office:value="124.329971101242">
            <text:p>124,3299711012</text:p>
          </table:table-cell>
          <table:table-cell table:formula="of:=[.P132]+[.O132]*[.D132]*([.$AA$2]+[.$AA$1]*ABS([.P132]/[.B132]))" office:value-type="float" office:value="78.2308080281559">
            <text:p>78,2308080282</text:p>
          </table:table-cell>
          <table:table-cell table:formula="of:=SQRT([.Z132]*[.Z132]+[.AA132]*[.AA132])" office:value-type="float" office:value="146.894523515255">
            <text:p>146,8945235153</text:p>
          </table:table-cell>
          <table:table-cell table:formula="of:=ASIN(ABS([.Z132]/[.AB132]))" office:value-type="float" office:value="1.00916871397773">
            <text:p>1,009168714</text:p>
          </table:table-cell>
          <table:table-cell table:formula="of:=ABS([.K132]-[.AC132])" office:value-type="float" office:value="0.00151790584250344">
            <text:p>0,0015179058</text:p>
          </table:table-cell>
          <table:table-cell/>
          <table:table-cell table:formula="of:=[.J132]/[.AC132]" office:value-type="float" office:value="1.01049414973074">
            <text:p>1,0104941497</text:p>
          </table:table-cell>
        </table:table-row>
        <table:table-row table:style-name="ro1">
          <table:table-cell office:value-type="float" office:value="0.12">
            <text:p>0,12</text:p>
          </table:table-cell>
          <table:table-cell office:value-type="float" office:value="-160.799200329545">
            <text:p>-160,7992003295</text:p>
          </table:table-cell>
          <table:table-cell office:value-type="float" office:value="-60.687518118885">
            <text:p>-60,6875181189</text:p>
          </table:table-cell>
          <table:table-cell table:formula="of:=SQRT([.B133]*[.B133] + [.C133]*[.C133])" office:value-type="float" office:value="171.870176825565">
            <text:p>171,8701768256</text:p>
          </table:table-cell>
          <table:table-cell/>
          <table:table-cell office:value-type="float" office:value="152.557564740917">
            <text:p>152,5575647409</text:p>
          </table:table-cell>
          <table:table-cell office:value-type="float" office:value="-51.1524228248215">
            <text:p>-51,1524228248</text:p>
          </table:table-cell>
          <table:table-cell table:formula="of:=SQRT([.F133]*[.F133]+[.G133]*[.G133])" office:value-type="float" office:value="160.904881593221">
            <text:p>160,9048815932</text:p>
          </table:table-cell>
          <table:table-cell/>
          <table:table-cell table:formula="of:=ASIN(ABS([.B133]/[.D133]))" office:value-type="float" office:value="1.20991286661827">
            <text:p>1,2099128666</text:p>
          </table:table-cell>
          <table:table-cell table:formula="of:=ASIN(ABS([.F133]/[.H133]))" office:value-type="float" office:value="1.24727757588877">
            <text:p>1,2472775759</text:p>
          </table:table-cell>
          <table:table-cell/>
          <table:table-cell table:formula="of:=[.J133]/[.K133]" office:value-type="float" office:value="0.970042988030247">
            <text:p>0,970042988</text:p>
          </table:table-cell>
          <table:table-cell/>
          <table:table-cell table:formula="of:=IF([.C133]&lt;0;-[.A133];[.A133])" office:value-type="float" office:value="-0.12">
            <text:p>-0,12</text:p>
          </table:table-cell>
          <table:table-cell table:formula="of:=ABS([.C133])" office:value-type="float" office:value="60.687518118885">
            <text:p>60,6875181189</text:p>
          </table:table-cell>
          <table:table-cell table:formula="of:=ABS([.G133])" office:value-type="float" office:value="51.1524228248215">
            <text:p>51,1524228248</text:p>
          </table:table-cell>
          <table:table-cell/>
          <table:table-cell table:formula="of:=1+[.$R$3]*[.O133]+[.$Q$3]*[.O133]*[.O133]*[.O133]" office:value-type="float" office:value="0.9759136">
            <text:p>0,9759136</text:p>
          </table:table-cell>
          <table:table-cell table:formula="of:=[.J133]/[.S133]" office:value-type="float" office:value="1.23977457289074">
            <text:p>1,2397745729</text:p>
          </table:table-cell>
          <table:table-cell table:formula="of:=ABS([.T133]-[.K133])" office:value-type="float" office:value="0.00750300299802897">
            <text:p>0,007503003</text:p>
          </table:table-cell>
          <table:table-cell table:number-columns-repeated="4"/>
          <table:table-cell table:formula="of:=-([.B133]+[.$Z$2])" office:value-type="float" office:value="165.799200329545">
            <text:p>165,7992003295</text:p>
          </table:table-cell>
          <table:table-cell table:formula="of:=[.P133]+[.O133]*[.D133]*([.$AA$2]+[.$AA$1]*ABS([.P133]/[.B133]))" office:value-type="float" office:value="55.1655112130151">
            <text:p>55,165511213</text:p>
          </table:table-cell>
          <table:table-cell table:formula="of:=SQRT([.Z133]*[.Z133]+[.AA133]*[.AA133])" office:value-type="float" office:value="174.735824767876">
            <text:p>174,7358247679</text:p>
          </table:table-cell>
          <table:table-cell table:formula="of:=ASIN(ABS([.Z133]/[.AB133]))" office:value-type="float" office:value="1.24959352278829">
            <text:p>1,2495935228</text:p>
          </table:table-cell>
          <table:table-cell table:formula="of:=ABS([.K133]-[.AC133])" office:value-type="float" office:value="0.00231594689952153">
            <text:p>0,0023159469</text:p>
          </table:table-cell>
          <table:table-cell/>
          <table:table-cell table:formula="of:=[.J133]/[.AC133]" office:value-type="float" office:value="0.968245148965334">
            <text:p>0,968245149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-165.149908682325">
            <text:p>-165,1499086823</text:p>
          </table:table-cell>
          <table:table-cell office:value-type="float" office:value="91.8953614178645">
            <text:p>91,8953614179</text:p>
          </table:table-cell>
          <table:table-cell table:formula="of:=SQRT([.B134]*[.B134] + [.C134]*[.C134])" office:value-type="float" office:value="188.995369752542">
            <text:p>188,9953697525</text:p>
          </table:table-cell>
          <table:table-cell/>
          <table:table-cell office:value-type="float" office:value="172.50390207451">
            <text:p>172,5039020745</text:p>
          </table:table-cell>
          <table:table-cell office:value-type="float" office:value="141.837525354362">
            <text:p>141,8375253544</text:p>
          </table:table-cell>
          <table:table-cell table:formula="of:=SQRT([.F134]*[.F134]+[.G134]*[.G134])" office:value-type="float" office:value="223.328188613935">
            <text:p>223,3281886139</text:p>
          </table:table-cell>
          <table:table-cell/>
          <table:table-cell table:formula="of:=ASIN(ABS([.B134]/[.D134]))" office:value-type="float" office:value="1.06302524984892">
            <text:p>1,0630252498</text:p>
          </table:table-cell>
          <table:table-cell table:formula="of:=ASIN(ABS([.F134]/[.H134]))" office:value-type="float" office:value="0.882647959502182">
            <text:p>0,8826479595</text:p>
          </table:table-cell>
          <table:table-cell/>
          <table:table-cell table:formula="of:=[.J134]/[.K134]" office:value-type="float" office:value="1.20435926736688">
            <text:p>1,2043592674</text:p>
          </table:table-cell>
          <table:table-cell/>
          <table:table-cell table:formula="of:=IF([.C134]&lt;0;-[.A134];[.A134])" office:value-type="float" office:value="0.8">
            <text:p>0,8</text:p>
          </table:table-cell>
          <table:table-cell table:formula="of:=ABS([.C134])" office:value-type="float" office:value="91.8953614178645">
            <text:p>91,8953614179</text:p>
          </table:table-cell>
          <table:table-cell table:formula="of:=ABS([.G134])" office:value-type="float" office:value="141.837525354362">
            <text:p>141,8375253544</text:p>
          </table:table-cell>
          <table:table-cell/>
          <table:table-cell table:formula="of:=1+[.$R$3]*[.O134]+[.$Q$3]*[.O134]*[.O134]*[.O134]" office:value-type="float" office:value="1.1856">
            <text:p>1,1856</text:p>
          </table:table-cell>
          <table:table-cell table:formula="of:=[.J134]/[.S134]" office:value-type="float" office:value="0.896613739751114">
            <text:p>0,8966137398</text:p>
          </table:table-cell>
          <table:table-cell table:formula="of:=ABS([.T134]-[.K134])" office:value-type="float" office:value="0.0139657802489325">
            <text:p>0,0139657802</text:p>
          </table:table-cell>
          <table:table-cell table:number-columns-repeated="4"/>
          <table:table-cell table:formula="of:=-([.B134]+[.$Z$2])" office:value-type="float" office:value="170.149908682325">
            <text:p>170,1499086823</text:p>
          </table:table-cell>
          <table:table-cell table:formula="of:=[.P134]+[.O134]*[.D134]*([.$AA$2]+[.$AA$1]*ABS([.P134]/[.B134]))" office:value-type="float" office:value="135.083616282743">
            <text:p>135,0836162827</text:p>
          </table:table-cell>
          <table:table-cell table:formula="of:=SQRT([.Z134]*[.Z134]+[.AA134]*[.AA134])" office:value-type="float" office:value="217.252329820941">
            <text:p>217,2523298209</text:p>
          </table:table-cell>
          <table:table-cell table:formula="of:=ASIN(ABS([.Z134]/[.AB134]))" office:value-type="float" office:value="0.899780198687795">
            <text:p>0,8997801987</text:p>
          </table:table-cell>
          <table:table-cell table:formula="of:=ABS([.K134]-[.AC134])" office:value-type="float" office:value="0.0171322391856137">
            <text:p>0,0171322392</text:p>
          </table:table-cell>
          <table:table-cell/>
          <table:table-cell table:formula="of:=[.J134]/[.AC134]" office:value-type="float" office:value="1.1814276991194">
            <text:p>1,1814276991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 office:value-type="float" office:value="-194.770120814289">
            <text:p>-194,7701208143</text:p>
          </table:table-cell>
          <table:table-cell office:value-type="float" office:value="181.522947758739">
            <text:p>181,5229477587</text:p>
          </table:table-cell>
          <table:table-cell table:formula="of:=SQRT([.B135]*[.B135] + [.C135]*[.C135])" office:value-type="float" office:value="266.244212190678">
            <text:p>266,2442121907</text:p>
          </table:table-cell>
          <table:table-cell/>
          <table:table-cell office:value-type="float" office:value="192.823144846021">
            <text:p>192,823144846</text:p>
          </table:table-cell>
          <table:table-cell office:value-type="float" office:value="178.108530998107">
            <text:p>178,1085309981</text:p>
          </table:table-cell>
          <table:table-cell table:formula="of:=SQRT([.F135]*[.F135]+[.G135]*[.G135])" office:value-type="float" office:value="262.494598044633">
            <text:p>262,4945980446</text:p>
          </table:table-cell>
          <table:table-cell/>
          <table:table-cell table:formula="of:=ASIN(ABS([.B135]/[.D135]))" office:value-type="float" office:value="0.820588034270033">
            <text:p>0,8205880343</text:p>
          </table:table-cell>
          <table:table-cell table:formula="of:=ASIN(ABS([.F135]/[.H135]))" office:value-type="float" office:value="0.825046711913321">
            <text:p>0,8250467119</text:p>
          </table:table-cell>
          <table:table-cell/>
          <table:table-cell table:formula="of:=[.J135]/[.K135]" office:value-type="float" office:value="0.99459584823634">
            <text:p>0,9945958482</text:p>
          </table:table-cell>
          <table:table-cell/>
          <table:table-cell table:formula="of:=IF([.C135]&lt;0;-[.A135];[.A135])" office:value-type="float" office:value="0.08">
            <text:p>0,08</text:p>
          </table:table-cell>
          <table:table-cell table:formula="of:=ABS([.C135])" office:value-type="float" office:value="181.522947758739">
            <text:p>181,5229477587</text:p>
          </table:table-cell>
          <table:table-cell table:formula="of:=ABS([.G135])" office:value-type="float" office:value="178.108530998107">
            <text:p>178,1085309981</text:p>
          </table:table-cell>
          <table:table-cell/>
          <table:table-cell table:formula="of:=1+[.$R$3]*[.O135]+[.$Q$3]*[.O135]*[.O135]*[.O135]" office:value-type="float" office:value="1.0160256">
            <text:p>1,0160256</text:p>
          </table:table-cell>
          <table:table-cell table:formula="of:=[.J135]/[.S135]" office:value-type="float" office:value="0.807645037949864">
            <text:p>0,8076450379</text:p>
          </table:table-cell>
          <table:table-cell table:formula="of:=ABS([.T135]-[.K135])" office:value-type="float" office:value="0.0174016739634575">
            <text:p>0,017401674</text:p>
          </table:table-cell>
          <table:table-cell table:number-columns-repeated="4"/>
          <table:table-cell table:formula="of:=-([.B135]+[.$Z$2])" office:value-type="float" office:value="199.770120814289">
            <text:p>199,7701208143</text:p>
          </table:table-cell>
          <table:table-cell table:formula="of:=[.P135]+[.O135]*[.D135]*([.$AA$2]+[.$AA$1]*ABS([.P135]/[.B135]))" office:value-type="float" office:value="188.406927436163">
            <text:p>188,4069274362</text:p>
          </table:table-cell>
          <table:table-cell table:formula="of:=SQRT([.Z135]*[.Z135]+[.AA135]*[.AA135])" office:value-type="float" office:value="274.600202978969">
            <text:p>274,600202979</text:p>
          </table:table-cell>
          <table:table-cell table:formula="of:=ASIN(ABS([.Z135]/[.AB135]))" office:value-type="float" office:value="0.814663029284115">
            <text:p>0,8146630293</text:p>
          </table:table-cell>
          <table:table-cell table:formula="of:=ABS([.K135]-[.AC135])" office:value-type="float" office:value="0.0103836826292065">
            <text:p>0,0103836826</text:p>
          </table:table-cell>
          <table:table-cell/>
          <table:table-cell table:formula="of:=[.J135]/[.AC135]" office:value-type="float" office:value="1.00727295184995">
            <text:p>1,0072729518</text:p>
          </table:table-cell>
        </table:table-row>
        <table:table-row table:style-name="ro1">
          <table:table-cell office:value-type="float" office:value="-0.72">
            <text:p>-0,72</text:p>
          </table:table-cell>
          <table:table-cell office:value-type="float" office:value="-242.367733749778">
            <text:p>-242,3677337498</text:p>
          </table:table-cell>
          <table:table-cell office:value-type="float" office:value="-222.720323382175">
            <text:p>-222,7203233822</text:p>
          </table:table-cell>
          <table:table-cell table:formula="of:=SQRT([.B136]*[.B136] + [.C136]*[.C136])" office:value-type="float" office:value="329.160235767421">
            <text:p>329,1602357674</text:p>
          </table:table-cell>
          <table:table-cell/>
          <table:table-cell office:value-type="float" office:value="215.743178917668">
            <text:p>215,7431789177</text:p>
          </table:table-cell>
          <table:table-cell office:value-type="float" office:value="-270.279720285585">
            <text:p>-270,2797202856</text:p>
          </table:table-cell>
          <table:table-cell table:formula="of:=SQRT([.F136]*[.F136]+[.G136]*[.G136])" office:value-type="float" office:value="345.826902434086">
            <text:p>345,8269024341</text:p>
          </table:table-cell>
          <table:table-cell/>
          <table:table-cell table:formula="of:=ASIN(ABS([.B136]/[.D136]))" office:value-type="float" office:value="0.827617556032046">
            <text:p>0,827617556</text:p>
          </table:table-cell>
          <table:table-cell table:formula="of:=ASIN(ABS([.F136]/[.H136]))" office:value-type="float" office:value="0.673655764867712">
            <text:p>0,6736557649</text:p>
          </table:table-cell>
          <table:table-cell/>
          <table:table-cell table:formula="of:=[.J136]/[.K136]" office:value-type="float" office:value="1.22854668392034">
            <text:p>1,2285466839</text:p>
          </table:table-cell>
          <table:table-cell/>
          <table:table-cell table:formula="of:=IF([.C136]&lt;0;-[.A136];[.A136])" office:value-type="float" office:value="0.72">
            <text:p>0,72</text:p>
          </table:table-cell>
          <table:table-cell table:formula="of:=ABS([.C136])" office:value-type="float" office:value="222.720323382175">
            <text:p>222,7203233822</text:p>
          </table:table-cell>
          <table:table-cell table:formula="of:=ABS([.G136])" office:value-type="float" office:value="270.279720285585">
            <text:p>270,2797202856</text:p>
          </table:table-cell>
          <table:table-cell/>
          <table:table-cell table:formula="of:=1+[.$R$3]*[.O136]+[.$Q$3]*[.O136]*[.O136]*[.O136]" office:value-type="float" office:value="1.1626624">
            <text:p>1,1626624</text:p>
          </table:table-cell>
          <table:table-cell table:formula="of:=[.J136]/[.S136]" office:value-type="float" office:value="0.711829638622567">
            <text:p>0,7118296386</text:p>
          </table:table-cell>
          <table:table-cell table:formula="of:=ABS([.T136]-[.K136])" office:value-type="float" office:value="0.0381738737548551">
            <text:p>0,0381738738</text:p>
          </table:table-cell>
          <table:table-cell table:number-columns-repeated="4"/>
          <table:table-cell table:formula="of:=-([.B136]+[.$Z$2])" office:value-type="float" office:value="247.367733749778">
            <text:p>247,3677337498</text:p>
          </table:table-cell>
          <table:table-cell table:formula="of:=[.P136]+[.O136]*[.D136]*([.$AA$2]+[.$AA$1]*ABS([.P136]/[.B136]))" office:value-type="float" office:value="299.007605144406">
            <text:p>299,0076051444</text:p>
          </table:table-cell>
          <table:table-cell table:formula="of:=SQRT([.Z136]*[.Z136]+[.AA136]*[.AA136])" office:value-type="float" office:value="388.067447275205">
            <text:p>388,0674472752</text:p>
          </table:table-cell>
          <table:table-cell table:formula="of:=ASIN(ABS([.Z136]/[.AB136]))" office:value-type="float" office:value="0.69116454125988">
            <text:p>0,6911645413</text:p>
          </table:table-cell>
          <table:table-cell table:formula="of:=ABS([.K136]-[.AC136])" office:value-type="float" office:value="0.0175087763921682">
            <text:p>0,0175087764</text:p>
          </table:table-cell>
          <table:table-cell/>
          <table:table-cell table:formula="of:=[.J136]/[.AC136]" office:value-type="float" office:value="1.19742479051867">
            <text:p>1,1974247905</text:p>
          </table:table-cell>
        </table:table-row>
        <table:table-row table:style-name="ro1">
          <table:table-cell office:value-type="float" office:value="0.16">
            <text:p>0,16</text:p>
          </table:table-cell>
          <table:table-cell office:value-type="float" office:value="-144.84998827092">
            <text:p>-144,8499882709</text:p>
          </table:table-cell>
          <table:table-cell office:value-type="float" office:value="-251.227978113767">
            <text:p>-251,2279781138</text:p>
          </table:table-cell>
          <table:table-cell table:formula="of:=SQRT([.B137]*[.B137] + [.C137]*[.C137])" office:value-type="float" office:value="289.994855280602">
            <text:p>289,9948552806</text:p>
          </table:table-cell>
          <table:table-cell/>
          <table:table-cell office:value-type="float" office:value="187.694768847119">
            <text:p>187,6947688471</text:p>
          </table:table-cell>
          <table:table-cell office:value-type="float" office:value="-284.988220986523">
            <text:p>-284,9882209865</text:p>
          </table:table-cell>
          <table:table-cell table:formula="of:=SQRT([.F137]*[.F137]+[.G137]*[.G137])" office:value-type="float" office:value="341.244212190678">
            <text:p>341,2442121907</text:p>
          </table:table-cell>
          <table:table-cell/>
          <table:table-cell table:formula="of:=ASIN(ABS([.B137]/[.D137]))" office:value-type="float" office:value="0.523011801439745">
            <text:p>0,5230118014</text:p>
          </table:table-cell>
          <table:table-cell table:formula="of:=ASIN(ABS([.F137]/[.H137]))" office:value-type="float" office:value="0.582400913124936">
            <text:p>0,5824009131</text:p>
          </table:table-cell>
          <table:table-cell/>
          <table:table-cell table:formula="of:=[.J137]/[.K137]" office:value-type="float" office:value="0.898027097233532">
            <text:p>0,8980270972</text:p>
          </table:table-cell>
          <table:table-cell/>
          <table:table-cell table:formula="of:=IF([.C137]&lt;0;-[.A137];[.A137])" office:value-type="float" office:value="-0.16">
            <text:p>-0,16</text:p>
          </table:table-cell>
          <table:table-cell table:formula="of:=ABS([.C137])" office:value-type="float" office:value="251.227978113767">
            <text:p>251,2279781138</text:p>
          </table:table-cell>
          <table:table-cell table:formula="of:=ABS([.G137])" office:value-type="float" office:value="284.988220986523">
            <text:p>284,9882209865</text:p>
          </table:table-cell>
          <table:table-cell/>
          <table:table-cell table:formula="of:=1+[.$R$3]*[.O137]+[.$Q$3]*[.O137]*[.O137]*[.O137]" office:value-type="float" office:value="0.9677952">
            <text:p>0,9677952</text:p>
          </table:table-cell>
          <table:table-cell table:formula="of:=[.J137]/[.S137]" office:value-type="float" office:value="0.54041578366967">
            <text:p>0,5404157837</text:p>
          </table:table-cell>
          <table:table-cell table:formula="of:=ABS([.T137]-[.K137])" office:value-type="float" office:value="0.041985129455266">
            <text:p>0,0419851295</text:p>
          </table:table-cell>
          <table:table-cell table:number-columns-repeated="4"/>
          <table:table-cell table:formula="of:=-([.B137]+[.$Z$2])" office:value-type="float" office:value="149.84998827092">
            <text:p>149,8499882709</text:p>
          </table:table-cell>
          <table:table-cell table:formula="of:=[.P137]+[.O137]*[.D137]*([.$AA$2]+[.$AA$1]*ABS([.P137]/[.B137]))" office:value-type="float" office:value="232.508689131687">
            <text:p>232,5086891317</text:p>
          </table:table-cell>
          <table:table-cell table:formula="of:=SQRT([.Z137]*[.Z137]+[.AA137]*[.AA137])" office:value-type="float" office:value="276.614008153113">
            <text:p>276,6140081531</text:p>
          </table:table-cell>
          <table:table-cell table:formula="of:=ASIN(ABS([.Z137]/[.AB137]))" office:value-type="float" office:value="0.572493408443163">
            <text:p>0,5724934084</text:p>
          </table:table-cell>
          <table:table-cell table:formula="of:=ABS([.K137]-[.AC137])" office:value-type="float" office:value="0.00990750468177271">
            <text:p>0,0099075047</text:p>
          </table:table-cell>
          <table:table-cell/>
          <table:table-cell table:formula="of:=[.J137]/[.AC137]" office:value-type="float" office:value="0.913568250265137">
            <text:p>0,9135682503</text:p>
          </table:table-cell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-211.849797055341">
            <text:p>-211,8497970553</text:p>
          </table:table-cell>
          <table:table-cell office:value-type="float" office:value="-334.362976685779">
            <text:p>-334,3629766858</text:p>
          </table:table-cell>
          <table:table-cell table:formula="of:=SQRT([.B138]*[.B138] + [.C138]*[.C138])" office:value-type="float" office:value="395.826902434087">
            <text:p>395,8269024341</text:p>
          </table:table-cell>
          <table:table-cell/>
          <table:table-cell office:value-type="float" office:value="188.384884825043">
            <text:p>188,384884825</text:p>
          </table:table-cell>
          <table:table-cell office:value-type="float" office:value="-366.963322034959">
            <text:p>-366,963322035</text:p>
          </table:table-cell>
          <table:table-cell table:formula="of:=SQRT([.F138]*[.F138]+[.G138]*[.G138])" office:value-type="float" office:value="412.493569100753">
            <text:p>412,4935691008</text:p>
          </table:table-cell>
          <table:table-cell/>
          <table:table-cell table:formula="of:=ASIN(ABS([.B138]/[.D138]))" office:value-type="float" office:value="0.564754179386029">
            <text:p>0,5647541794</text:p>
          </table:table-cell>
          <table:table-cell table:formula="of:=ASIN(ABS([.F138]/[.H138]))" office:value-type="float" office:value="0.474279676144498">
            <text:p>0,4742796761</text:p>
          </table:table-cell>
          <table:table-cell/>
          <table:table-cell table:formula="of:=[.J138]/[.K138]" office:value-type="float" office:value="1.19076192338034">
            <text:p>1,1907619234</text:p>
          </table:table-cell>
          <table:table-cell/>
          <table:table-cell table:formula="of:=IF([.C138]&lt;0;-[.A138];[.A138])" office:value-type="float" office:value="0.6">
            <text:p>0,6</text:p>
          </table:table-cell>
          <table:table-cell table:formula="of:=ABS([.C138])" office:value-type="float" office:value="334.362976685779">
            <text:p>334,3629766858</text:p>
          </table:table-cell>
          <table:table-cell table:formula="of:=ABS([.G138])" office:value-type="float" office:value="366.963322034959">
            <text:p>366,963322035</text:p>
          </table:table-cell>
          <table:table-cell/>
          <table:table-cell table:formula="of:=1+[.$R$3]*[.O138]+[.$Q$3]*[.O138]*[.O138]*[.O138]" office:value-type="float" office:value="1.1308">
            <text:p>1,1308</text:p>
          </table:table-cell>
          <table:table-cell table:formula="of:=[.J138]/[.S138]" office:value-type="float" office:value="0.499428881664334">
            <text:p>0,4994288817</text:p>
          </table:table-cell>
          <table:table-cell table:formula="of:=ABS([.T138]-[.K138])" office:value-type="float" office:value="0.0251492055198363">
            <text:p>0,0251492055</text:p>
          </table:table-cell>
          <table:table-cell table:number-columns-repeated="4"/>
          <table:table-cell table:formula="of:=-([.B138]+[.$Z$2])" office:value-type="float" office:value="216.849797055341">
            <text:p>216,8497970553</text:p>
          </table:table-cell>
          <table:table-cell table:formula="of:=[.P138]+[.O138]*[.D138]*([.$AA$2]+[.$AA$1]*ABS([.P138]/[.B138]))" office:value-type="float" office:value="426.471154778451">
            <text:p>426,4711547785</text:p>
          </table:table-cell>
          <table:table-cell table:formula="of:=SQRT([.Z138]*[.Z138]+[.AA138]*[.AA138])" office:value-type="float" office:value="478.436495619855">
            <text:p>478,4364956199</text:p>
          </table:table-cell>
          <table:table-cell table:formula="of:=ASIN(ABS([.Z138]/[.AB138]))" office:value-type="float" office:value="0.470404369763269">
            <text:p>0,4704043698</text:p>
          </table:table-cell>
          <table:table-cell table:formula="of:=ABS([.K138]-[.AC138])" office:value-type="float" office:value="0.00387530638122874">
            <text:p>0,0038753064</text:p>
          </table:table-cell>
          <table:table-cell/>
          <table:table-cell table:formula="of:=[.J138]/[.AC138]" office:value-type="float" office:value="1.20057171167488">
            <text:p>1,2005717117</text:p>
          </table:table-cell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-141.394322161818">
            <text:p>-141,3943221618</text:p>
          </table:table-cell>
          <table:table-cell office:value-type="float" office:value="-211.808117821543">
            <text:p>-211,8081178215</text:p>
          </table:table-cell>
          <table:table-cell table:formula="of:=SQRT([.B139]*[.B139] + [.C139]*[.C139])" office:value-type="float" office:value="254.666513532315">
            <text:p>254,6665135323</text:p>
          </table:table-cell>
          <table:table-cell/>
          <table:table-cell office:value-type="float" office:value="263.816887195266">
            <text:p>263,8168871953</text:p>
          </table:table-cell>
          <table:table-cell office:value-type="float" office:value="-240.016856217106">
            <text:p>-240,0168562171</text:p>
          </table:table-cell>
          <table:table-cell table:formula="of:=SQRT([.F139]*[.F139]+[.G139]*[.G139])" office:value-type="float" office:value="356.66152194727">
            <text:p>356,6615219473</text:p>
          </table:table-cell>
          <table:table-cell/>
          <table:table-cell table:formula="of:=ASIN(ABS([.B139]/[.D139]))" office:value-type="float" office:value="0.588619814120461">
            <text:p>0,5886198141</text:p>
          </table:table-cell>
          <table:table-cell table:formula="of:=ASIN(ABS([.F139]/[.H139]))" office:value-type="float" office:value="0.832600940826471">
            <text:p>0,8326009408</text:p>
          </table:table-cell>
          <table:table-cell/>
          <table:table-cell table:formula="of:=[.J139]/[.K139]" office:value-type="float" office:value="0.70696510808188">
            <text:p>0,7069651081</text:p>
          </table:table-cell>
          <table:table-cell/>
          <table:table-cell table:formula="of:=IF([.C139]&lt;0;-[.A139];[.A139])" office:value-type="float" office:value="-0.76">
            <text:p>-0,76</text:p>
          </table:table-cell>
          <table:table-cell table:formula="of:=ABS([.C139])" office:value-type="float" office:value="211.808117821543">
            <text:p>211,8081178215</text:p>
          </table:table-cell>
          <table:table-cell table:formula="of:=ABS([.G139])" office:value-type="float" office:value="240.016856217106">
            <text:p>240,0168562171</text:p>
          </table:table-cell>
          <table:table-cell/>
          <table:table-cell table:formula="of:=1+[.$R$3]*[.O139]+[.$Q$3]*[.O139]*[.O139]*[.O139]" office:value-type="float" office:value="0.8260512">
            <text:p>0,8260512</text:p>
          </table:table-cell>
          <table:table-cell table:formula="of:=[.J139]/[.S139]" office:value-type="float" office:value="0.712570618044572">
            <text:p>0,712570618</text:p>
          </table:table-cell>
          <table:table-cell table:formula="of:=ABS([.T139]-[.K139])" office:value-type="float" office:value="0.120030322781898">
            <text:p>0,1200303228</text:p>
          </table:table-cell>
          <table:table-cell table:number-columns-repeated="4"/>
          <table:table-cell table:formula="of:=-([.B139]+[.$Z$2])" office:value-type="float" office:value="146.394322161818">
            <text:p>146,3943221618</text:p>
          </table:table-cell>
          <table:table-cell table:formula="of:=[.P139]+[.O139]*[.D139]*([.$AA$2]+[.$AA$1]*ABS([.P139]/[.B139]))" office:value-type="float" office:value="138.299216975132">
            <text:p>138,2992169751</text:p>
          </table:table-cell>
          <table:table-cell table:formula="of:=SQRT([.Z139]*[.Z139]+[.AA139]*[.AA139])" office:value-type="float" office:value="201.390096522031">
            <text:p>201,390096522</text:p>
          </table:table-cell>
          <table:table-cell table:formula="of:=ASIN(ABS([.Z139]/[.AB139]))" office:value-type="float" office:value="0.813824957307702">
            <text:p>0,8138249573</text:p>
          </table:table-cell>
          <table:table-cell table:formula="of:=ABS([.K139]-[.AC139])" office:value-type="float" office:value="0.0187759835187689">
            <text:p>0,0187759835</text:p>
          </table:table-cell>
          <table:table-cell/>
          <table:table-cell table:formula="of:=[.J139]/[.AC139]" office:value-type="float" office:value="0.723275698090821">
            <text:p>0,7232756981</text:p>
          </table:table-cell>
        </table:table-row>
        <table:table-row table:style-name="ro1">
          <table:table-cell office:value-type="float" office:value="-0.32">
            <text:p>-0,32</text:p>
          </table:table-cell>
          <table:table-cell office:value-type="float" office:value="-259.939223133327">
            <text:p>-259,9392231333</text:p>
          </table:table-cell>
          <table:table-cell office:value-type="float" office:value="325.10128338578">
            <text:p>325,1012833858</text:p>
          </table:table-cell>
          <table:table-cell table:formula="of:=SQRT([.B140]*[.B140] + [.C140]*[.C140])" office:value-type="float" office:value="416.244212190679">
            <text:p>416,2442121907</text:p>
          </table:table-cell>
          <table:table-cell/>
          <table:table-cell office:value-type="float" office:value="341.84920466943">
            <text:p>341,8492046694</text:p>
          </table:table-cell>
          <table:table-cell office:value-type="float" office:value="335.758325001134">
            <text:p>335,7583250011</text:p>
          </table:table-cell>
          <table:table-cell table:formula="of:=SQRT([.F140]*[.F140]+[.G140]*[.G140])" office:value-type="float" office:value="479.160235767419">
            <text:p>479,1602357674</text:p>
          </table:table-cell>
          <table:table-cell/>
          <table:table-cell table:formula="of:=ASIN(ABS([.B140]/[.D140]))" office:value-type="float" office:value="0.674474920529845">
            <text:p>0,6744749205</text:p>
          </table:table-cell>
          <table:table-cell table:formula="of:=ASIN(ABS([.F140]/[.H140]))" office:value-type="float" office:value="0.794386722946737">
            <text:p>0,7943867229</text:p>
          </table:table-cell>
          <table:table-cell/>
          <table:table-cell table:formula="of:=[.J140]/[.K140]" office:value-type="float" office:value="0.849051099479502">
            <text:p>0,8490510995</text:p>
          </table:table-cell>
          <table:table-cell/>
          <table:table-cell table:formula="of:=IF([.C140]&lt;0;-[.A140];[.A140])" office:value-type="float" office:value="-0.32">
            <text:p>-0,32</text:p>
          </table:table-cell>
          <table:table-cell table:formula="of:=ABS([.C140])" office:value-type="float" office:value="325.10128338578">
            <text:p>325,1012833858</text:p>
          </table:table-cell>
          <table:table-cell table:formula="of:=ABS([.G140])" office:value-type="float" office:value="335.758325001134">
            <text:p>335,7583250011</text:p>
          </table:table-cell>
          <table:table-cell/>
          <table:table-cell table:formula="of:=1+[.$R$3]*[.O140]+[.$Q$3]*[.O140]*[.O140]*[.O140]" office:value-type="float" office:value="0.9343616">
            <text:p>0,9343616</text:p>
          </table:table-cell>
          <table:table-cell table:formula="of:=[.J140]/[.S140]" office:value-type="float" office:value="0.721856421036401">
            <text:p>0,721856421</text:p>
          </table:table-cell>
          <table:table-cell table:formula="of:=ABS([.T140]-[.K140])" office:value-type="float" office:value="0.0725303019103358">
            <text:p>0,0725303019</text:p>
          </table:table-cell>
          <table:table-cell table:number-columns-repeated="4"/>
          <table:table-cell table:formula="of:=-([.B140]+[.$Z$2])" office:value-type="float" office:value="264.939223133327">
            <text:p>264,9392231333</text:p>
          </table:table-cell>
          <table:table-cell table:formula="of:=[.P140]+[.O140]*[.D140]*([.$AA$2]+[.$AA$1]*ABS([.P140]/[.B140]))" office:value-type="float" office:value="277.806858001194">
            <text:p>277,8068580012</text:p>
          </table:table-cell>
          <table:table-cell table:formula="of:=SQRT([.Z140]*[.Z140]+[.AA140]*[.AA140])" office:value-type="float" office:value="383.887278125997">
            <text:p>383,887278126</text:p>
          </table:table-cell>
          <table:table-cell table:formula="of:=ASIN(ABS([.Z140]/[.AB140]))" office:value-type="float" office:value="0.761694215612634">
            <text:p>0,7616942156</text:p>
          </table:table-cell>
          <table:table-cell table:formula="of:=ABS([.K140]-[.AC140])" office:value-type="float" office:value="0.0326925073341027">
            <text:p>0,0326925073</text:p>
          </table:table-cell>
          <table:table-cell/>
          <table:table-cell table:formula="of:=[.J140]/[.AC140]" office:value-type="float" office:value="0.885493032118357">
            <text:p>0,8854930321</text:p>
          </table:table-cell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-290.635762761435">
            <text:p>-290,6357627614</text:p>
          </table:table-cell>
          <table:table-cell office:value-type="float" office:value="-269.946691770065">
            <text:p>-269,9466917701</text:p>
          </table:table-cell>
          <table:table-cell table:formula="of:=SQRT([.B141]*[.B141] + [.C141]*[.C141])" office:value-type="float" office:value="396.661521947269">
            <text:p>396,6615219473</text:p>
          </table:table-cell>
          <table:table-cell/>
          <table:table-cell office:value-type="float" office:value="351.859506441195">
            <text:p>351,8595064412</text:p>
          </table:table-cell>
          <table:table-cell office:value-type="float" office:value="-248.033237031992">
            <text:p>-248,033237032</text:p>
          </table:table-cell>
          <table:table-cell table:formula="of:=SQRT([.F141]*[.F141]+[.G141]*[.G141])" office:value-type="float" office:value="430.494598044633">
            <text:p>430,4945980446</text:p>
          </table:table-cell>
          <table:table-cell/>
          <table:table-cell table:formula="of:=ASIN(ABS([.B141]/[.D141]))" office:value-type="float" office:value="0.822287803977023">
            <text:p>0,822287804</text:p>
          </table:table-cell>
          <table:table-cell table:formula="of:=ASIN(ABS([.F141]/[.H141]))" office:value-type="float" office:value="0.956775152083281">
            <text:p>0,9567751521</text:p>
          </table:table-cell>
          <table:table-cell/>
          <table:table-cell table:formula="of:=[.J141]/[.K141]" office:value-type="float" office:value="0.859436830258995">
            <text:p>0,8594368303</text:p>
          </table:table-cell>
          <table:table-cell/>
          <table:table-cell table:formula="of:=IF([.C141]&lt;0;-[.A141];[.A141])" office:value-type="float" office:value="-0.48">
            <text:p>-0,48</text:p>
          </table:table-cell>
          <table:table-cell table:formula="of:=ABS([.C141])" office:value-type="float" office:value="269.946691770065">
            <text:p>269,9466917701</text:p>
          </table:table-cell>
          <table:table-cell table:formula="of:=ABS([.G141])" office:value-type="float" office:value="248.033237031992">
            <text:p>248,033237032</text:p>
          </table:table-cell>
          <table:table-cell/>
          <table:table-cell table:formula="of:=1+[.$R$3]*[.O141]+[.$Q$3]*[.O141]*[.O141]*[.O141]" office:value-type="float" office:value="0.8984704">
            <text:p>0,8984704</text:p>
          </table:table-cell>
          <table:table-cell table:formula="of:=[.J141]/[.S141]" office:value-type="float" office:value="0.915208563328323">
            <text:p>0,9152085633</text:p>
          </table:table-cell>
          <table:table-cell table:formula="of:=ABS([.T141]-[.K141])" office:value-type="float" office:value="0.0415665887549584">
            <text:p>0,0415665888</text:p>
          </table:table-cell>
          <table:table-cell table:number-columns-repeated="4"/>
          <table:table-cell table:formula="of:=-([.B141]+[.$Z$2])" office:value-type="float" office:value="295.635762761435">
            <text:p>295,6357627614</text:p>
          </table:table-cell>
          <table:table-cell table:formula="of:=[.P141]+[.O141]*[.D141]*([.$AA$2]+[.$AA$1]*ABS([.P141]/[.B141]))" office:value-type="float" office:value="208.470862272844">
            <text:p>208,4708622728</text:p>
          </table:table-cell>
          <table:table-cell table:formula="of:=SQRT([.Z141]*[.Z141]+[.AA141]*[.AA141])" office:value-type="float" office:value="361.746602804115">
            <text:p>361,7466028041</text:p>
          </table:table-cell>
          <table:table-cell table:formula="of:=ASIN(ABS([.Z141]/[.AB141]))" office:value-type="float" office:value="0.956614877933588">
            <text:p>0,9566148779</text:p>
          </table:table-cell>
          <table:table-cell table:formula="of:=ABS([.K141]-[.AC141])" office:value-type="float" office:value="0.000160274149693218">
            <text:p>0,0001602741</text:p>
          </table:table-cell>
          <table:table-cell/>
          <table:table-cell table:formula="of:=[.J141]/[.AC141]" office:value-type="float" office:value="0.85958082290469">
            <text:p>0,8595808229</text:p>
          </table:table-cell>
        </table:table-row>
        <table:table-row table:style-name="ro1">
          <table:table-cell office:value-type="float" office:value="-0.2">
            <text:p>-0,2</text:p>
          </table:table-cell>
          <table:table-cell office:value-type="float" office:value="-410.434234774697">
            <text:p>-410,4342347747</text:p>
          </table:table-cell>
          <table:table-cell office:value-type="float" office:value="170.643448792412">
            <text:p>170,6434487924</text:p>
          </table:table-cell>
          <table:table-cell table:formula="of:=SQRT([.B142]*[.B142] + [.C142]*[.C142])" office:value-type="float" office:value="444.494598044633">
            <text:p>444,4945980446</text:p>
          </table:table-cell>
          <table:table-cell/>
          <table:table-cell office:value-type="float" office:value="463.936703131576">
            <text:p>463,9367031316</text:p>
          </table:table-cell>
          <table:table-cell office:value-type="float" office:value="161.504215109832">
            <text:p>161,5042151098</text:p>
          </table:table-cell>
          <table:table-cell table:formula="of:=SQRT([.F142]*[.F142]+[.G142]*[.G142])" office:value-type="float" office:value="491.244212190677">
            <text:p>491,2442121907</text:p>
          </table:table-cell>
          <table:table-cell/>
          <table:table-cell table:formula="of:=ASIN(ABS([.B142]/[.D142]))" office:value-type="float" office:value="1.17677527595085">
            <text:p>1,176775276</text:p>
          </table:table-cell>
          <table:table-cell table:formula="of:=ASIN(ABS([.F142]/[.H142]))" office:value-type="float" office:value="1.23580007027666">
            <text:p>1,2358000703</text:p>
          </table:table-cell>
          <table:table-cell/>
          <table:table-cell table:formula="of:=[.J142]/[.K142]" office:value-type="float" office:value="0.952237586203892">
            <text:p>0,9522375862</text:p>
          </table:table-cell>
          <table:table-cell/>
          <table:table-cell table:formula="of:=IF([.C142]&lt;0;-[.A142];[.A142])" office:value-type="float" office:value="-0.2">
            <text:p>-0,2</text:p>
          </table:table-cell>
          <table:table-cell table:formula="of:=ABS([.C142])" office:value-type="float" office:value="170.643448792412">
            <text:p>170,6434487924</text:p>
          </table:table-cell>
          <table:table-cell table:formula="of:=ABS([.G142])" office:value-type="float" office:value="161.504215109832">
            <text:p>161,5042151098</text:p>
          </table:table-cell>
          <table:table-cell/>
          <table:table-cell table:formula="of:=1+[.$R$3]*[.O142]+[.$Q$3]*[.O142]*[.O142]*[.O142]" office:value-type="float" office:value="0.9596">
            <text:p>0,9596</text:p>
          </table:table-cell>
          <table:table-cell table:formula="of:=[.J142]/[.S142]" office:value-type="float" office:value="1.22631854517596">
            <text:p>1,2263185452</text:p>
          </table:table-cell>
          <table:table-cell table:formula="of:=ABS([.T142]-[.K142])" office:value-type="float" office:value="0.00948152510070388">
            <text:p>0,0094815251</text:p>
          </table:table-cell>
          <table:table-cell table:number-columns-repeated="4"/>
          <table:table-cell table:formula="of:=-([.B142]+[.$Z$2])" office:value-type="float" office:value="415.434234774697">
            <text:p>415,4342347747</text:p>
          </table:table-cell>
          <table:table-cell table:formula="of:=[.P142]+[.O142]*[.D142]*([.$AA$2]+[.$AA$1]*ABS([.P142]/[.B142]))" office:value-type="float" office:value="146.500607397383">
            <text:p>146,5006073974</text:p>
          </table:table-cell>
          <table:table-cell table:formula="of:=SQRT([.Z142]*[.Z142]+[.AA142]*[.AA142])" office:value-type="float" office:value="440.508832363938">
            <text:p>440,5088323639</text:p>
          </table:table-cell>
          <table:table-cell table:formula="of:=ASIN(ABS([.Z142]/[.AB142]))" office:value-type="float" office:value="1.2317675306391">
            <text:p>1,2317675306</text:p>
          </table:table-cell>
          <table:table-cell table:formula="of:=ABS([.K142]-[.AC142])" office:value-type="float" office:value="0.00403253963756578">
            <text:p>0,0040325396</text:p>
          </table:table-cell>
          <table:table-cell/>
          <table:table-cell table:formula="of:=[.J142]/[.AC142]" office:value-type="float" office:value="0.955355005453249">
            <text:p>0,9553550055</text:p>
          </table:table-cell>
        </table:table-row>
        <table:table-row table:style-name="ro1">
          <table:table-cell office:value-type="float" office:value="-0.28">
            <text:p>-0,28</text:p>
          </table:table-cell>
          <table:table-cell office:value-type="float" office:value="-151.371584685457">
            <text:p>-151,3715846855</text:p>
          </table:table-cell>
          <table:table-cell office:value-type="float" office:value="-78.5072452259186">
            <text:p>-78,5072452259</text:p>
          </table:table-cell>
          <table:table-cell table:formula="of:=SQRT([.B143]*[.B143] + [.C143]*[.C143])" office:value-type="float" office:value="170.519043520508">
            <text:p>170,5190435205</text:p>
          </table:table-cell>
          <table:table-cell/>
          <table:table-cell office:value-type="float" office:value="149.607579616673">
            <text:p>149,6075796167</text:p>
          </table:table-cell>
          <table:table-cell office:value-type="float" office:value="-87.1715439552497">
            <text:p>-87,1715439552</text:p>
          </table:table-cell>
          <table:table-cell table:formula="of:=SQRT([.F143]*[.F143]+[.G143]*[.G143])" office:value-type="float" office:value="173.151107285807">
            <text:p>173,1511072858</text:p>
          </table:table-cell>
          <table:table-cell/>
          <table:table-cell table:formula="of:=ASIN(ABS([.B143]/[.D143]))" office:value-type="float" office:value="1.09234875026939">
            <text:p>1,0923487503</text:p>
          </table:table-cell>
          <table:table-cell table:formula="of:=ASIN(ABS([.F143]/[.H143]))" office:value-type="float" office:value="1.04321846279832">
            <text:p>1,0432184628</text:p>
          </table:table-cell>
          <table:table-cell/>
          <table:table-cell table:formula="of:=[.J143]/[.K143]" office:value-type="float" office:value="1.04709491752981">
            <text:p>1,0470949175</text:p>
          </table:table-cell>
          <table:table-cell/>
          <table:table-cell table:formula="of:=IF([.C143]&lt;0;-[.A143];[.A143])" office:value-type="float" office:value="0.28">
            <text:p>0,28</text:p>
          </table:table-cell>
          <table:table-cell table:formula="of:=ABS([.C143])" office:value-type="float" office:value="78.5072452259186">
            <text:p>78,5072452259</text:p>
          </table:table-cell>
          <table:table-cell table:formula="of:=ABS([.G143])" office:value-type="float" office:value="87.1715439552497">
            <text:p>87,1715439552</text:p>
          </table:table-cell>
          <table:table-cell/>
          <table:table-cell table:formula="of:=1+[.$R$3]*[.O143]+[.$Q$3]*[.O143]*[.O143]*[.O143]" office:value-type="float" office:value="1.0570976">
            <text:p>1,0570976</text:p>
          </table:table-cell>
          <table:table-cell table:formula="of:=[.J143]/[.S143]" office:value-type="float" office:value="1.03334711030409">
            <text:p>1,0333471103</text:p>
          </table:table-cell>
          <table:table-cell table:formula="of:=ABS([.T143]-[.K143])" office:value-type="float" office:value="0.00987135249423199">
            <text:p>0,0098713525</text:p>
          </table:table-cell>
          <table:table-cell table:number-columns-repeated="4"/>
          <table:table-cell table:formula="of:=-([.B143]+[.$Z$2])" office:value-type="float" office:value="156.371584685457">
            <text:p>156,3715846855</text:p>
          </table:table-cell>
          <table:table-cell table:formula="of:=[.P143]+[.O143]*[.D143]*([.$AA$2]+[.$AA$1]*ABS([.P143]/[.B143]))" office:value-type="float" office:value="91.9649319585341">
            <text:p>91,9649319585</text:p>
          </table:table-cell>
          <table:table-cell table:formula="of:=SQRT([.Z143]*[.Z143]+[.AA143]*[.AA143])" office:value-type="float" office:value="181.410091249574">
            <text:p>181,4100912496</text:p>
          </table:table-cell>
          <table:table-cell table:formula="of:=ASIN(ABS([.Z143]/[.AB143]))" office:value-type="float" office:value="1.03915946090583">
            <text:p>1,0391594609</text:p>
          </table:table-cell>
          <table:table-cell table:formula="of:=ABS([.K143]-[.AC143])" office:value-type="float" office:value="0.00405900189248798">
            <text:p>0,0040590019</text:p>
          </table:table-cell>
          <table:table-cell/>
          <table:table-cell table:formula="of:=[.J143]/[.AC143]" office:value-type="float" office:value="1.05118491565981">
            <text:p>1,0511849157</text:p>
          </table:table-cell>
        </table:table-row>
        <table:table-row table:style-name="ro1">
          <table:table-cell office:value-type="float" office:value="-0.16">
            <text:p>-0,16</text:p>
          </table:table-cell>
          <table:table-cell office:value-type="float" office:value="-152.062728688434">
            <text:p>-152,0627286884</text:p>
          </table:table-cell>
          <table:table-cell office:value-type="float" office:value="130.708887831727">
            <text:p>130,7088878317</text:p>
          </table:table-cell>
          <table:table-cell table:formula="of:=SQRT([.B144]*[.B144] + [.C144]*[.C144])" office:value-type="float" office:value="200.519043520508">
            <text:p>200,5190435205</text:p>
          </table:table-cell>
          <table:table-cell/>
          <table:table-cell office:value-type="float" office:value="138.508717910542">
            <text:p>138,5087179105</text:p>
          </table:table-cell>
          <table:table-cell office:value-type="float" office:value="-102.675938074965">
            <text:p>-102,675938075</text:p>
          </table:table-cell>
          <table:table-cell table:formula="of:=SQRT([.F144]*[.F144]+[.G144]*[.G144])" office:value-type="float" office:value="172.415234816405">
            <text:p>172,4152348164</text:p>
          </table:table-cell>
          <table:table-cell/>
          <table:table-cell table:formula="of:=ASIN(ABS([.B144]/[.D144]))" office:value-type="float" office:value="0.860771314148681">
            <text:p>0,8607713141</text:p>
          </table:table-cell>
          <table:table-cell table:formula="of:=ASIN(ABS([.F144]/[.H144]))" office:value-type="float" office:value="0.932889186061115">
            <text:p>0,9328891861</text:p>
          </table:table-cell>
          <table:table-cell/>
          <table:table-cell table:formula="of:=[.J144]/[.K144]" office:value-type="float" office:value="0.922694063785932">
            <text:p>0,9226940638</text:p>
          </table:table-cell>
          <table:table-cell/>
          <table:table-cell table:formula="of:=IF([.C144]&lt;0;-[.A144];[.A144])" office:value-type="float" office:value="-0.16">
            <text:p>-0,16</text:p>
          </table:table-cell>
          <table:table-cell table:formula="of:=ABS([.C144])" office:value-type="float" office:value="130.708887831727">
            <text:p>130,7088878317</text:p>
          </table:table-cell>
          <table:table-cell table:formula="of:=ABS([.G144])" office:value-type="float" office:value="102.675938074965">
            <text:p>102,675938075</text:p>
          </table:table-cell>
          <table:table-cell/>
          <table:table-cell table:formula="of:=1+[.$R$3]*[.O144]+[.$Q$3]*[.O144]*[.O144]*[.O144]" office:value-type="float" office:value="0.9677952">
            <text:p>0,9677952</text:p>
          </table:table-cell>
          <table:table-cell table:formula="of:=[.J144]/[.S144]" office:value-type="float" office:value="0.889414737899796">
            <text:p>0,8894147379</text:p>
          </table:table-cell>
          <table:table-cell table:formula="of:=ABS([.T144]-[.K144])" office:value-type="float" office:value="0.0434744481613193">
            <text:p>0,0434744482</text:p>
          </table:table-cell>
          <table:table-cell table:number-columns-repeated="4"/>
          <table:table-cell table:formula="of:=-([.B144]+[.$Z$2])" office:value-type="float" office:value="157.062728688434">
            <text:p>157,0627286884</text:p>
          </table:table-cell>
          <table:table-cell table:formula="of:=[.P144]+[.O144]*[.D144]*([.$AA$2]+[.$AA$1]*ABS([.P144]/[.B144]))" office:value-type="float" office:value="120.572017639215">
            <text:p>120,5720176392</text:p>
          </table:table-cell>
          <table:table-cell table:formula="of:=SQRT([.Z144]*[.Z144]+[.AA144]*[.AA144])" office:value-type="float" office:value="198.005838753931">
            <text:p>198,0058387539</text:p>
          </table:table-cell>
          <table:table-cell table:formula="of:=ASIN(ABS([.Z144]/[.AB144]))" office:value-type="float" office:value="0.916083309180976">
            <text:p>0,9160833092</text:p>
          </table:table-cell>
          <table:table-cell table:formula="of:=ABS([.K144]-[.AC144])" office:value-type="float" office:value="0.0168058768801396">
            <text:p>0,0168058769</text:p>
          </table:table-cell>
          <table:table-cell/>
          <table:table-cell table:formula="of:=[.J144]/[.AC144]" office:value-type="float" office:value="0.93962121733039">
            <text:p>0,9396212173</text:p>
          </table:table-cell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-148.089427744575">
            <text:p>-148,0894277446</text:p>
          </table:table-cell>
          <table:table-cell office:value-type="float" office:value="124.8776780673">
            <text:p>124,8776780673</text:p>
          </table:table-cell>
          <table:table-cell table:formula="of:=SQRT([.B145]*[.B145] + [.C145]*[.C145])" office:value-type="float" office:value="193.713481950008">
            <text:p>193,71348195</text:p>
          </table:table-cell>
          <table:table-cell/>
          <table:table-cell office:value-type="float" office:value="158.453931699003">
            <text:p>158,453931699</text:p>
          </table:table-cell>
          <table:table-cell office:value-type="float" office:value="165.537251093036">
            <text:p>165,537251093</text:p>
          </table:table-cell>
          <table:table-cell table:formula="of:=SQRT([.F145]*[.F145]+[.G145]*[.G145])" office:value-type="float" office:value="229.151107285806">
            <text:p>229,1511072858</text:p>
          </table:table-cell>
          <table:table-cell/>
          <table:table-cell table:formula="of:=ASIN(ABS([.B145]/[.D145]))" office:value-type="float" office:value="0.870229057058035">
            <text:p>0,8702290571</text:p>
          </table:table-cell>
          <table:table-cell table:formula="of:=ASIN(ABS([.F145]/[.H145]))" office:value-type="float" office:value="0.763538953831116">
            <text:p>0,7635389538</text:p>
          </table:table-cell>
          <table:table-cell/>
          <table:table-cell table:formula="of:=[.J145]/[.K145]" office:value-type="float" office:value="1.1397310545737">
            <text:p>1,1397310546</text:p>
          </table:table-cell>
          <table:table-cell/>
          <table:table-cell table:formula="of:=IF([.C145]&lt;0;-[.A145];[.A145])" office:value-type="float" office:value="0.56">
            <text:p>0,56</text:p>
          </table:table-cell>
          <table:table-cell table:formula="of:=ABS([.C145])" office:value-type="float" office:value="124.8776780673">
            <text:p>124,8776780673</text:p>
          </table:table-cell>
          <table:table-cell table:formula="of:=ABS([.G145])" office:value-type="float" office:value="165.537251093036">
            <text:p>165,537251093</text:p>
          </table:table-cell>
          <table:table-cell/>
          <table:table-cell table:formula="of:=1+[.$R$3]*[.O145]+[.$Q$3]*[.O145]*[.O145]*[.O145]" office:value-type="float" office:value="1.1207808">
            <text:p>1,1207808</text:p>
          </table:table-cell>
          <table:table-cell table:formula="of:=[.J145]/[.S145]" office:value-type="float" office:value="0.776448933688046">
            <text:p>0,7764489337</text:p>
          </table:table-cell>
          <table:table-cell table:formula="of:=ABS([.T145]-[.K145])" office:value-type="float" office:value="0.01290997985693">
            <text:p>0,0129099799</text:p>
          </table:table-cell>
          <table:table-cell table:number-columns-repeated="4"/>
          <table:table-cell table:formula="of:=-([.B145]+[.$Z$2])" office:value-type="float" office:value="153.089427744575">
            <text:p>153,0894277446</text:p>
          </table:table-cell>
          <table:table-cell table:formula="of:=[.P145]+[.O145]*[.D145]*([.$AA$2]+[.$AA$1]*ABS([.P145]/[.B145]))" office:value-type="float" office:value="158.975605480481">
            <text:p>158,9756054805</text:p>
          </table:table-cell>
          <table:table-cell table:formula="of:=SQRT([.Z145]*[.Z145]+[.AA145]*[.AA145])" office:value-type="float" office:value="220.702551016174">
            <text:p>220,7025510162</text:p>
          </table:table-cell>
          <table:table-cell table:formula="of:=ASIN(ABS([.Z145]/[.AB145]))" office:value-type="float" office:value="0.766538377119373">
            <text:p>0,7665383771</text:p>
          </table:table-cell>
          <table:table-cell table:formula="of:=ABS([.K145]-[.AC145])" office:value-type="float" office:value="0.00299942328825709">
            <text:p>0,0029994233</text:p>
          </table:table-cell>
          <table:table-cell/>
          <table:table-cell table:formula="of:=[.J145]/[.AC145]" office:value-type="float" office:value="1.13527134848529">
            <text:p>1,1352713485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 office:value-type="float" office:value="-243.200738782575">
            <text:p>-243,2007387826</text:p>
          </table:table-cell>
          <table:table-cell office:value-type="float" office:value="-156.983236377521">
            <text:p>-156,9832363775</text:p>
          </table:table-cell>
          <table:table-cell table:formula="of:=SQRT([.B146]*[.B146] + [.C146]*[.C146])" office:value-type="float" office:value="289.465603911675">
            <text:p>289,4656039117</text:p>
          </table:table-cell>
          <table:table-cell/>
          <table:table-cell office:value-type="float" office:value="264.573127575451">
            <text:p>264,5731275755</text:p>
          </table:table-cell>
          <table:table-cell office:value-type="float" office:value="-160.735366274357">
            <text:p>-160,7353662744</text:p>
          </table:table-cell>
          <table:table-cell table:formula="of:=SQRT([.F146]*[.F146]+[.G146]*[.G146])" office:value-type="float" office:value="309.571959011806">
            <text:p>309,5719590118</text:p>
          </table:table-cell>
          <table:table-cell/>
          <table:table-cell table:formula="of:=ASIN(ABS([.B146]/[.D146]))" office:value-type="float" office:value="0.997599302929322">
            <text:p>0,9975993029</text:p>
          </table:table-cell>
          <table:table-cell table:formula="of:=ASIN(ABS([.F146]/[.H146]))" office:value-type="float" office:value="1.02486050967004">
            <text:p>1,0248605097</text:p>
          </table:table-cell>
          <table:table-cell/>
          <table:table-cell table:formula="of:=[.J146]/[.K146]" office:value-type="float" office:value="0.973400080807587">
            <text:p>0,9734000808</text:p>
          </table:table-cell>
          <table:table-cell/>
          <table:table-cell table:formula="of:=IF([.C146]&lt;0;-[.A146];[.A146])" office:value-type="float" office:value="-0.08">
            <text:p>-0,08</text:p>
          </table:table-cell>
          <table:table-cell table:formula="of:=ABS([.C146])" office:value-type="float" office:value="156.983236377521">
            <text:p>156,9832363775</text:p>
          </table:table-cell>
          <table:table-cell table:formula="of:=ABS([.G146])" office:value-type="float" office:value="160.735366274357">
            <text:p>160,7353662744</text:p>
          </table:table-cell>
          <table:table-cell/>
          <table:table-cell table:formula="of:=1+[.$R$3]*[.O146]+[.$Q$3]*[.O146]*[.O146]*[.O146]" office:value-type="float" office:value="0.9839744">
            <text:p>0,9839744</text:p>
          </table:table-cell>
          <table:table-cell table:formula="of:=[.J146]/[.S146]" office:value-type="float" office:value="1.0138468063085">
            <text:p>1,0138468063</text:p>
          </table:table-cell>
          <table:table-cell table:formula="of:=ABS([.T146]-[.K146])" office:value-type="float" office:value="0.011013703361541">
            <text:p>0,0110137034</text:p>
          </table:table-cell>
          <table:table-cell table:number-columns-repeated="4"/>
          <table:table-cell table:formula="of:=-([.B146]+[.$Z$2])" office:value-type="float" office:value="248.200738782575">
            <text:p>248,2007387826</text:p>
          </table:table-cell>
          <table:table-cell table:formula="of:=[.P146]+[.O146]*[.D146]*([.$AA$2]+[.$AA$1]*ABS([.P146]/[.B146]))" office:value-type="float" office:value="150.16229593387">
            <text:p>150,1622959339</text:p>
          </table:table-cell>
          <table:table-cell table:formula="of:=SQRT([.Z146]*[.Z146]+[.AA146]*[.AA146])" office:value-type="float" office:value="290.090196063823">
            <text:p>290,0901960638</text:p>
          </table:table-cell>
          <table:table-cell table:formula="of:=ASIN(ABS([.Z146]/[.AB146]))" office:value-type="float" office:value="1.02670596042654">
            <text:p>1,0267059604</text:p>
          </table:table-cell>
          <table:table-cell table:formula="of:=ABS([.K146]-[.AC146])" office:value-type="float" office:value="0.00184545075649623">
            <text:p>0,0018454508</text:p>
          </table:table-cell>
          <table:table-cell/>
          <table:table-cell table:formula="of:=[.J146]/[.AC146]" office:value-type="float" office:value="0.971650444607215">
            <text:p>0,971650444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58.441970576217">
            <text:p>-258,4419705762</text:p>
          </table:table-cell>
          <table:table-cell office:value-type="float" office:value="193.408639236174">
            <text:p>193,4086392362</text:p>
          </table:table-cell>
          <table:table-cell table:formula="of:=SQRT([.B147]*[.B147] + [.C147]*[.C147])" office:value-type="float" office:value="322.798937245008">
            <text:p>322,798937245</text:p>
          </table:table-cell>
          <table:table-cell/>
          <table:table-cell office:value-type="float" office:value="245.642418579934">
            <text:p>245,6424185799</text:p>
          </table:table-cell>
          <table:table-cell office:value-type="float" office:value="185.949054356251">
            <text:p>185,9490543563</text:p>
          </table:table-cell>
          <table:table-cell table:formula="of:=SQRT([.F147]*[.F147]+[.G147]*[.G147])" office:value-type="float" office:value="308.086430440848">
            <text:p>308,0864304408</text:p>
          </table:table-cell>
          <table:table-cell/>
          <table:table-cell table:formula="of:=ASIN(ABS([.B147]/[.D147]))" office:value-type="float" office:value="0.928343149018953">
            <text:p>0,928343149</text:p>
          </table:table-cell>
          <table:table-cell table:formula="of:=ASIN(ABS([.F147]/[.H147]))" office:value-type="float" office:value="0.922836089802448">
            <text:p>0,9228360898</text:p>
          </table:table-cell>
          <table:table-cell/>
          <table:table-cell table:formula="of:=[.J147]/[.K147]" office:value-type="float" office:value="1.00596753776468">
            <text:p>1,0059675378</text:p>
          </table:table-cell>
          <table:table-cell/>
          <table:table-cell table:formula="of:=IF([.C147]&lt;0;-[.A147];[.A147])" office:value-type="float" office:value="0">
            <text:p>0</text:p>
          </table:table-cell>
          <table:table-cell table:formula="of:=ABS([.C147])" office:value-type="float" office:value="193.408639236174">
            <text:p>193,4086392362</text:p>
          </table:table-cell>
          <table:table-cell table:formula="of:=ABS([.G147])" office:value-type="float" office:value="185.949054356251">
            <text:p>185,9490543563</text:p>
          </table:table-cell>
          <table:table-cell/>
          <table:table-cell table:formula="of:=1+[.$R$3]*[.O147]+[.$Q$3]*[.O147]*[.O147]*[.O147]" office:value-type="float" office:value="1">
            <text:p>1</text:p>
          </table:table-cell>
          <table:table-cell table:formula="of:=[.J147]/[.S147]" office:value-type="float" office:value="0.928343149018953">
            <text:p>0,928343149</text:p>
          </table:table-cell>
          <table:table-cell table:formula="of:=ABS([.T147]-[.K147])" office:value-type="float" office:value="0.00550705921650452">
            <text:p>0,0055070592</text:p>
          </table:table-cell>
          <table:table-cell table:number-columns-repeated="4"/>
          <table:table-cell table:formula="of:=-([.B147]+[.$Z$2])" office:value-type="float" office:value="263.441970576217">
            <text:p>263,4419705762</text:p>
          </table:table-cell>
          <table:table-cell table:formula="of:=[.P147]+[.O147]*[.D147]*([.$AA$2]+[.$AA$1]*ABS([.P147]/[.B147]))" office:value-type="float" office:value="193.408639236174">
            <text:p>193,4086392362</text:p>
          </table:table-cell>
          <table:table-cell table:formula="of:=SQRT([.Z147]*[.Z147]+[.AA147]*[.AA147])" office:value-type="float" office:value="326.815809887265">
            <text:p>326,8158098873</text:p>
          </table:table-cell>
          <table:table-cell table:formula="of:=ASIN(ABS([.Z147]/[.AB147]))" office:value-type="float" office:value="0.93750992888527">
            <text:p>0,9375099289</text:p>
          </table:table-cell>
          <table:table-cell table:formula="of:=ABS([.K147]-[.AC147])" office:value-type="float" office:value="0.0146738390828215">
            <text:p>0,0146738391</text:p>
          </table:table-cell>
          <table:table-cell/>
          <table:table-cell table:formula="of:=[.J147]/[.AC147]" office:value-type="float" office:value="0.990222205030707">
            <text:p>0,990222205</text:p>
          </table:table-cell>
        </table:table-row>
        <table:table-row table:style-name="ro1">
          <table:table-cell office:value-type="float" office:value="0.36">
            <text:p>0,36</text:p>
          </table:table-cell>
          <table:table-cell office:value-type="float" office:value="-254.437227232087">
            <text:p>-254,4372272321</text:p>
          </table:table-cell>
          <table:table-cell office:value-type="float" office:value="190.533761517553">
            <text:p>190,5337615176</text:p>
          </table:table-cell>
          <table:table-cell table:formula="of:=SQRT([.B148]*[.B148] + [.C148]*[.C148])" office:value-type="float" office:value="317.870125805462">
            <text:p>317,8701258055</text:p>
          </table:table-cell>
          <table:table-cell/>
          <table:table-cell office:value-type="float" office:value="215.032610169106">
            <text:p>215,0326101691</text:p>
          </table:table-cell>
          <table:table-cell office:value-type="float" office:value="178.708396123554">
            <text:p>178,7083961236</text:p>
          </table:table-cell>
          <table:table-cell table:formula="of:=SQRT([.F148]*[.F148]+[.G148]*[.G148])" office:value-type="float" office:value="279.599202933756">
            <text:p>279,5992029338</text:p>
          </table:table-cell>
          <table:table-cell/>
          <table:table-cell table:formula="of:=ASIN(ABS([.B148]/[.D148]))" office:value-type="float" office:value="0.928035542831163">
            <text:p>0,9280355428</text:p>
          </table:table-cell>
          <table:table-cell table:formula="of:=ASIN(ABS([.F148]/[.H148]))" office:value-type="float" office:value="0.877391852022612">
            <text:p>0,877391852</text:p>
          </table:table-cell>
          <table:table-cell/>
          <table:table-cell table:formula="of:=[.J148]/[.K148]" office:value-type="float" office:value="1.05772072158159">
            <text:p>1,0577207216</text:p>
          </table:table-cell>
          <table:table-cell/>
          <table:table-cell table:formula="of:=IF([.C148]&lt;0;-[.A148];[.A148])" office:value-type="float" office:value="0.36">
            <text:p>0,36</text:p>
          </table:table-cell>
          <table:table-cell table:formula="of:=ABS([.C148])" office:value-type="float" office:value="190.533761517553">
            <text:p>190,5337615176</text:p>
          </table:table-cell>
          <table:table-cell table:formula="of:=ABS([.G148])" office:value-type="float" office:value="178.708396123554">
            <text:p>178,7083961236</text:p>
          </table:table-cell>
          <table:table-cell/>
          <table:table-cell table:formula="of:=1+[.$R$3]*[.O148]+[.$Q$3]*[.O148]*[.O148]*[.O148]" office:value-type="float" office:value="1.0743328">
            <text:p>1,0743328</text:p>
          </table:table-cell>
          <table:table-cell table:formula="of:=[.J148]/[.S148]" office:value-type="float" office:value="0.8638250110498">
            <text:p>0,863825011</text:p>
          </table:table-cell>
          <table:table-cell table:formula="of:=ABS([.T148]-[.K148])" office:value-type="float" office:value="0.0135668409728112">
            <text:p>0,013566841</text:p>
          </table:table-cell>
          <table:table-cell table:number-columns-repeated="4"/>
          <table:table-cell table:formula="of:=-([.B148]+[.$Z$2])" office:value-type="float" office:value="259.437227232087">
            <text:p>259,4372272321</text:p>
          </table:table-cell>
          <table:table-cell table:formula="of:=[.P148]+[.O148]*[.D148]*([.$AA$2]+[.$AA$1]*ABS([.P148]/[.B148]))" office:value-type="float" office:value="225.42267152234">
            <text:p>225,4226715223</text:p>
          </table:table-cell>
          <table:table-cell table:formula="of:=SQRT([.Z148]*[.Z148]+[.AA148]*[.AA148])" office:value-type="float" office:value="343.690348584511">
            <text:p>343,6903485845</text:p>
          </table:table-cell>
          <table:table-cell table:formula="of:=ASIN(ABS([.Z148]/[.AB148]))" office:value-type="float" office:value="0.855436785211688">
            <text:p>0,8554367852</text:p>
          </table:table-cell>
          <table:table-cell table:formula="of:=ABS([.K148]-[.AC148])" office:value-type="float" office:value="0.0219550668109239">
            <text:p>0,0219550668</text:p>
          </table:table-cell>
          <table:table-cell/>
          <table:table-cell table:formula="of:=[.J148]/[.AC148]" office:value-type="float" office:value="1.08486747223702">
            <text:p>1,0848674722</text:p>
          </table:table-cell>
        </table:table-row>
        <table:table-row table:style-name="ro1">
          <table:table-cell office:value-type="float" office:value="0.16">
            <text:p>0,16</text:p>
          </table:table-cell>
          <table:table-cell office:value-type="float" office:value="-236.587138109739">
            <text:p>-236,5871381097</text:p>
          </table:table-cell>
          <table:table-cell office:value-type="float" office:value="-208.081015250993">
            <text:p>-208,081015251</text:p>
          </table:table-cell>
          <table:table-cell table:formula="of:=SQRT([.B149]*[.B149] + [.C149]*[.C149])" office:value-type="float" office:value="315.073297546524">
            <text:p>315,0732975465</text:p>
          </table:table-cell>
          <table:table-cell/>
          <table:table-cell office:value-type="float" office:value="322.504227326263">
            <text:p>322,5042273263</text:p>
          </table:table-cell>
          <table:table-cell office:value-type="float" office:value="-246.849031923988">
            <text:p>-246,849031924</text:p>
          </table:table-cell>
          <table:table-cell table:formula="of:=SQRT([.F149]*[.F149]+[.G149]*[.G149])" office:value-type="float" office:value="406.132270578342">
            <text:p>406,1322705783</text:p>
          </table:table-cell>
          <table:table-cell/>
          <table:table-cell table:formula="of:=ASIN(ABS([.B149]/[.D149]))" office:value-type="float" office:value="0.849417069723105">
            <text:p>0,8494170697</text:p>
          </table:table-cell>
          <table:table-cell table:formula="of:=ASIN(ABS([.F149]/[.H149]))" office:value-type="float" office:value="0.917503450691135">
            <text:p>0,9175034507</text:p>
          </table:table-cell>
          <table:table-cell/>
          <table:table-cell table:formula="of:=[.J149]/[.K149]" office:value-type="float" office:value="0.925791689484392">
            <text:p>0,9257916895</text:p>
          </table:table-cell>
          <table:table-cell/>
          <table:table-cell table:formula="of:=IF([.C149]&lt;0;-[.A149];[.A149])" office:value-type="float" office:value="-0.16">
            <text:p>-0,16</text:p>
          </table:table-cell>
          <table:table-cell table:formula="of:=ABS([.C149])" office:value-type="float" office:value="208.081015250993">
            <text:p>208,081015251</text:p>
          </table:table-cell>
          <table:table-cell table:formula="of:=ABS([.G149])" office:value-type="float" office:value="246.849031923988">
            <text:p>246,849031924</text:p>
          </table:table-cell>
          <table:table-cell/>
          <table:table-cell table:formula="of:=1+[.$R$3]*[.O149]+[.$Q$3]*[.O149]*[.O149]*[.O149]" office:value-type="float" office:value="0.9677952">
            <text:p>0,9677952</text:p>
          </table:table-cell>
          <table:table-cell table:formula="of:=[.J149]/[.S149]" office:value-type="float" office:value="0.877682664393361">
            <text:p>0,8776826644</text:p>
          </table:table-cell>
          <table:table-cell table:formula="of:=ABS([.T149]-[.K149])" office:value-type="float" office:value="0.0398207862977743">
            <text:p>0,0398207863</text:p>
          </table:table-cell>
          <table:table-cell table:number-columns-repeated="4"/>
          <table:table-cell table:formula="of:=-([.B149]+[.$Z$2])" office:value-type="float" office:value="241.587138109739">
            <text:p>241,5871381097</text:p>
          </table:table-cell>
          <table:table-cell table:formula="of:=[.P149]+[.O149]*[.D149]*([.$AA$2]+[.$AA$1]*ABS([.P149]/[.B149]))" office:value-type="float" office:value="192.052550476338">
            <text:p>192,0525504763</text:p>
          </table:table-cell>
          <table:table-cell table:formula="of:=SQRT([.Z149]*[.Z149]+[.AA149]*[.AA149])" office:value-type="float" office:value="308.623601567541">
            <text:p>308,6236015675</text:p>
          </table:table-cell>
          <table:table-cell table:formula="of:=ASIN(ABS([.Z149]/[.AB149]))" office:value-type="float" office:value="0.899135005788134">
            <text:p>0,8991350058</text:p>
          </table:table-cell>
          <table:table-cell table:formula="of:=ABS([.K149]-[.AC149])" office:value-type="float" office:value="0.0183684449030008">
            <text:p>0,0183684449</text:p>
          </table:table-cell>
          <table:table-cell/>
          <table:table-cell table:formula="of:=[.J149]/[.AC149]" office:value-type="float" office:value="0.944704704249115">
            <text:p>0,9447047042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-337.549656369673">
            <text:p>-337,5496563697</text:p>
          </table:table-cell>
          <table:table-cell office:value-type="float" office:value="-254.596093489716">
            <text:p>-254,5960934897</text:p>
          </table:table-cell>
          <table:table-cell table:formula="of:=SQRT([.B150]*[.B150] + [.C150]*[.C150])" office:value-type="float" office:value="422.798937245008">
            <text:p>422,798937245</text:p>
          </table:table-cell>
          <table:table-cell/>
          <table:table-cell office:value-type="float" office:value="361.37109665542">
            <text:p>361,3710966554</text:p>
          </table:table-cell>
          <table:table-cell office:value-type="float" office:value="-250.081881637821">
            <text:p>-250,0818816378</text:p>
          </table:table-cell>
          <table:table-cell table:formula="of:=SQRT([.F150]*[.F150]+[.G150]*[.G150])" office:value-type="float" office:value="439.465603911676">
            <text:p>439,4656039117</text:p>
          </table:table-cell>
          <table:table-cell/>
          <table:table-cell table:formula="of:=ASIN(ABS([.B150]/[.D150]))" office:value-type="float" office:value="0.924582149741148">
            <text:p>0,9245821497</text:p>
          </table:table-cell>
          <table:table-cell table:formula="of:=ASIN(ABS([.F150]/[.H150]))" office:value-type="float" office:value="0.965435213216713">
            <text:p>0,9654352132</text:p>
          </table:table-cell>
          <table:table-cell/>
          <table:table-cell table:formula="of:=[.J150]/[.K150]" office:value-type="float" office:value="0.95768430349723">
            <text:p>0,9576843035</text:p>
          </table:table-cell>
          <table:table-cell/>
          <table:table-cell table:formula="of:=IF([.C150]&lt;0;-[.A150];[.A150])" office:value-type="float" office:value="-0.2">
            <text:p>-0,2</text:p>
          </table:table-cell>
          <table:table-cell table:formula="of:=ABS([.C150])" office:value-type="float" office:value="254.596093489716">
            <text:p>254,5960934897</text:p>
          </table:table-cell>
          <table:table-cell table:formula="of:=ABS([.G150])" office:value-type="float" office:value="250.081881637821">
            <text:p>250,0818816378</text:p>
          </table:table-cell>
          <table:table-cell/>
          <table:table-cell table:formula="of:=1+[.$R$3]*[.O150]+[.$Q$3]*[.O150]*[.O150]*[.O150]" office:value-type="float" office:value="0.9596">
            <text:p>0,9596</text:p>
          </table:table-cell>
          <table:table-cell table:formula="of:=[.J150]/[.S150]" office:value-type="float" office:value="0.963507867591859">
            <text:p>0,9635078676</text:p>
          </table:table-cell>
          <table:table-cell table:formula="of:=ABS([.T150]-[.K150])" office:value-type="float" office:value="0.0019273456248543">
            <text:p>0,0019273456</text:p>
          </table:table-cell>
          <table:table-cell table:number-columns-repeated="4"/>
          <table:table-cell table:formula="of:=-([.B150]+[.$Z$2])" office:value-type="float" office:value="342.549656369673">
            <text:p>342,5496563697</text:p>
          </table:table-cell>
          <table:table-cell table:formula="of:=[.P150]+[.O150]*[.D150]*([.$AA$2]+[.$AA$1]*ABS([.P150]/[.B150]))" office:value-type="float" office:value="228.769438816307">
            <text:p>228,7694388163</text:p>
          </table:table-cell>
          <table:table-cell table:formula="of:=SQRT([.Z150]*[.Z150]+[.AA150]*[.AA150])" office:value-type="float" office:value="411.917131490436">
            <text:p>411,9171314904</text:p>
          </table:table-cell>
          <table:table-cell table:formula="of:=ASIN(ABS([.Z150]/[.AB150]))" office:value-type="float" office:value="0.981979682487991">
            <text:p>0,9819796825</text:p>
          </table:table-cell>
          <table:table-cell table:formula="of:=ABS([.K150]-[.AC150])" office:value-type="float" office:value="0.0165444692712776">
            <text:p>0,0165444693</text:p>
          </table:table-cell>
          <table:table-cell/>
          <table:table-cell table:formula="of:=[.J150]/[.AC150]" office:value-type="float" office:value="0.941549164641148">
            <text:p>0,9415491646</text:p>
          </table:table-cell>
        </table:table-row>
        <table:table-row table:style-name="ro1">
          <table:table-cell office:value-type="float" office:value="0.24">
            <text:p>0,24</text:p>
          </table:table-cell>
          <table:table-cell office:value-type="float" office:value="-353.375429313352">
            <text:p>-353,3754293134</text:p>
          </table:table-cell>
          <table:table-cell office:value-type="float" office:value="288.413685910633">
            <text:p>288,4136859106</text:p>
          </table:table-cell>
          <table:table-cell table:formula="of:=SQRT([.B151]*[.B151] + [.C151]*[.C151])" office:value-type="float" office:value="456.132270578341">
            <text:p>456,1322705783</text:p>
          </table:table-cell>
          <table:table-cell/>
          <table:table-cell office:value-type="float" office:value="351.7830328519">
            <text:p>351,7830328519</text:p>
          </table:table-cell>
          <table:table-cell office:value-type="float" office:value="-239.405835760382">
            <text:p>-239,4058357604</text:p>
          </table:table-cell>
          <table:table-cell table:formula="of:=SQRT([.F151]*[.F151]+[.G151]*[.G151])" office:value-type="float" office:value="425.519043520508">
            <text:p>425,5190435205</text:p>
          </table:table-cell>
          <table:table-cell/>
          <table:table-cell table:formula="of:=ASIN(ABS([.B151]/[.D151]))" office:value-type="float" office:value="0.886274357556492">
            <text:p>0,8862743576</text:p>
          </table:table-cell>
          <table:table-cell table:formula="of:=ASIN(ABS([.F151]/[.H151]))" office:value-type="float" office:value="0.973243879150861">
            <text:p>0,9732438792</text:p>
          </table:table-cell>
          <table:table-cell/>
          <table:table-cell table:formula="of:=[.J151]/[.K151]" office:value-type="float" office:value="0.910639539115058">
            <text:p>0,9106395391</text:p>
          </table:table-cell>
          <table:table-cell/>
          <table:table-cell table:formula="of:=IF([.C151]&lt;0;-[.A151];[.A151])" office:value-type="float" office:value="0.24">
            <text:p>0,24</text:p>
          </table:table-cell>
          <table:table-cell table:formula="of:=ABS([.C151])" office:value-type="float" office:value="288.413685910633">
            <text:p>288,4136859106</text:p>
          </table:table-cell>
          <table:table-cell table:formula="of:=ABS([.G151])" office:value-type="float" office:value="239.405835760382">
            <text:p>239,4058357604</text:p>
          </table:table-cell>
          <table:table-cell/>
          <table:table-cell table:formula="of:=1+[.$R$3]*[.O151]+[.$Q$3]*[.O151]*[.O151]*[.O151]" office:value-type="float" office:value="1.0486912">
            <text:p>1,0486912</text:p>
          </table:table-cell>
          <table:table-cell table:formula="of:=[.J151]/[.S151]" office:value-type="float" office:value="0.845124243968569">
            <text:p>0,845124244</text:p>
          </table:table-cell>
          <table:table-cell table:formula="of:=ABS([.T151]-[.K151])" office:value-type="float" office:value="0.128119635182292">
            <text:p>0,1281196352</text:p>
          </table:table-cell>
          <table:table-cell table:number-columns-repeated="4"/>
          <table:table-cell table:formula="of:=-([.B151]+[.$Z$2])" office:value-type="float" office:value="358.375429313352">
            <text:p>358,3754293134</text:p>
          </table:table-cell>
          <table:table-cell table:formula="of:=[.P151]+[.O151]*[.D151]*([.$AA$2]+[.$AA$1]*ABS([.P151]/[.B151]))" office:value-type="float" office:value="322.526919783627">
            <text:p>322,5269197836</text:p>
          </table:table-cell>
          <table:table-cell table:formula="of:=SQRT([.Z151]*[.Z151]+[.AA151]*[.AA151])" office:value-type="float" office:value="482.137493170406">
            <text:p>482,1374931704</text:p>
          </table:table-cell>
          <table:table-cell table:formula="of:=ASIN(ABS([.Z151]/[.AB151]))" office:value-type="float" office:value="0.837998131821288">
            <text:p>0,8379981318</text:p>
          </table:table-cell>
          <table:table-cell table:formula="of:=ABS([.K151]-[.AC151])" office:value-type="float" office:value="0.135245747329574">
            <text:p>0,1352457473</text:p>
          </table:table-cell>
          <table:table-cell/>
          <table:table-cell table:formula="of:=[.J151]/[.AC151]" office:value-type="float" office:value="1.05760898968865">
            <text:p>1,0576089897</text:p>
          </table:table-cell>
        </table:table-row>
        <table:table-row table:style-name="ro1">
          <table:table-cell office:value-type="float" office:value="0.28">
            <text:p>0,28</text:p>
          </table:table-cell>
          <table:table-cell office:value-type="float" office:value="-327.324549941672">
            <text:p>-327,3245499417</text:p>
          </table:table-cell>
          <table:table-cell office:value-type="float" office:value="253.338804499979">
            <text:p>253,3388045</text:p>
          </table:table-cell>
          <table:table-cell table:formula="of:=SQRT([.B152]*[.B152] + [.C152]*[.C152])" office:value-type="float" office:value="413.910510690411">
            <text:p>413,9105106904</text:p>
          </table:table-cell>
          <table:table-cell/>
          <table:table-cell office:value-type="float" office:value="398.015672727979">
            <text:p>398,015672728</text:p>
          </table:table-cell>
          <table:table-cell office:value-type="float" office:value="321.779997192498">
            <text:p>321,7799971925</text:p>
          </table:table-cell>
          <table:table-cell table:formula="of:=SQRT([.F152]*[.F152]+[.G152]*[.G152])" office:value-type="float" office:value="511.819150023042">
            <text:p>511,819150023</text:p>
          </table:table-cell>
          <table:table-cell/>
          <table:table-cell table:formula="of:=ASIN(ABS([.B152]/[.D152]))" office:value-type="float" office:value="0.912131181290871">
            <text:p>0,9121311813</text:p>
          </table:table-cell>
          <table:table-cell table:formula="of:=ASIN(ABS([.F152]/[.H152]))" office:value-type="float" office:value="0.890917719683154">
            <text:p>0,8909177197</text:p>
          </table:table-cell>
          <table:table-cell/>
          <table:table-cell table:formula="of:=[.J152]/[.K152]" office:value-type="float" office:value="1.02381079771908">
            <text:p>1,0238107977</text:p>
          </table:table-cell>
          <table:table-cell/>
          <table:table-cell table:formula="of:=IF([.C152]&lt;0;-[.A152];[.A152])" office:value-type="float" office:value="0.28">
            <text:p>0,28</text:p>
          </table:table-cell>
          <table:table-cell table:formula="of:=ABS([.C152])" office:value-type="float" office:value="253.338804499979">
            <text:p>253,3388045</text:p>
          </table:table-cell>
          <table:table-cell table:formula="of:=ABS([.G152])" office:value-type="float" office:value="321.779997192498">
            <text:p>321,7799971925</text:p>
          </table:table-cell>
          <table:table-cell/>
          <table:table-cell table:formula="of:=1+[.$R$3]*[.O152]+[.$Q$3]*[.O152]*[.O152]*[.O152]" office:value-type="float" office:value="1.0570976">
            <text:p>1,0570976</text:p>
          </table:table-cell>
          <table:table-cell table:formula="of:=[.J152]/[.S152]" office:value-type="float" office:value="0.862863733009016">
            <text:p>0,862863733</text:p>
          </table:table-cell>
          <table:table-cell table:formula="of:=ABS([.T152]-[.K152])" office:value-type="float" office:value="0.0280539866741389">
            <text:p>0,0280539867</text:p>
          </table:table-cell>
          <table:table-cell table:number-columns-repeated="4"/>
          <table:table-cell table:formula="of:=-([.B152]+[.$Z$2])" office:value-type="float" office:value="332.324549941672">
            <text:p>332,3245499417</text:p>
          </table:table-cell>
          <table:table-cell table:formula="of:=[.P152]+[.O152]*[.D152]*([.$AA$2]+[.$AA$1]*ABS([.P152]/[.B152]))" office:value-type="float" office:value="288.964541846794">
            <text:p>288,9645418468</text:p>
          </table:table-cell>
          <table:table-cell table:formula="of:=SQRT([.Z152]*[.Z152]+[.AA152]*[.AA152])" office:value-type="float" office:value="440.386322379184">
            <text:p>440,3863223792</text:p>
          </table:table-cell>
          <table:table-cell table:formula="of:=ASIN(ABS([.Z152]/[.AB152]))" office:value-type="float" office:value="0.855075574192329">
            <text:p>0,8550755742</text:p>
          </table:table-cell>
          <table:table-cell table:formula="of:=ABS([.K152]-[.AC152])" office:value-type="float" office:value="0.0358421454908259">
            <text:p>0,0358421455</text:p>
          </table:table-cell>
          <table:table-cell/>
          <table:table-cell table:formula="of:=[.J152]/[.AC152]" office:value-type="float" office:value="1.06672580625687">
            <text:p>1,0667258063</text:p>
          </table:table-cell>
        </table:table-row>
        <table:table-row table:style-name="ro1">
          <table:table-cell office:value-type="float" office:value="0.04">
            <text:p>0,04</text:p>
          </table:table-cell>
          <table:table-cell office:value-type="float" office:value="-421.407795516032">
            <text:p>-421,407795516</text:p>
          </table:table-cell>
          <table:table-cell office:value-type="float" office:value="319.234550372974">
            <text:p>319,234550373</text:p>
          </table:table-cell>
          <table:table-cell table:formula="of:=SQRT([.B153]*[.B153] + [.C153]*[.C153])" office:value-type="float" office:value="528.673082607311">
            <text:p>528,6730826073</text:p>
          </table:table-cell>
          <table:table-cell/>
          <table:table-cell office:value-type="float" office:value="375.130501076974">
            <text:p>375,130501077</text:p>
          </table:table-cell>
          <table:table-cell office:value-type="float" office:value="254.210607953507">
            <text:p>254,2106079535</text:p>
          </table:table-cell>
          <table:table-cell table:formula="of:=SQRT([.F153]*[.F153]+[.G153]*[.G153])" office:value-type="float" office:value="453.151107285807">
            <text:p>453,1511072858</text:p>
          </table:table-cell>
          <table:table-cell/>
          <table:table-cell table:formula="of:=ASIN(ABS([.B153]/[.D153]))" office:value-type="float" office:value="0.922485113461432">
            <text:p>0,9224851135</text:p>
          </table:table-cell>
          <table:table-cell table:formula="of:=ASIN(ABS([.F153]/[.H153]))" office:value-type="float" office:value="0.975222117788746">
            <text:p>0,9752221178</text:p>
          </table:table-cell>
          <table:table-cell/>
          <table:table-cell table:formula="of:=[.J153]/[.K153]" office:value-type="float" office:value="0.945923084223221">
            <text:p>0,9459230842</text:p>
          </table:table-cell>
          <table:table-cell/>
          <table:table-cell table:formula="of:=IF([.C153]&lt;0;-[.A153];[.A153])" office:value-type="float" office:value="0.04">
            <text:p>0,04</text:p>
          </table:table-cell>
          <table:table-cell table:formula="of:=ABS([.C153])" office:value-type="float" office:value="319.234550372974">
            <text:p>319,234550373</text:p>
          </table:table-cell>
          <table:table-cell table:formula="of:=ABS([.G153])" office:value-type="float" office:value="254.210607953507">
            <text:p>254,2106079535</text:p>
          </table:table-cell>
          <table:table-cell/>
          <table:table-cell table:formula="of:=1+[.$R$3]*[.O153]+[.$Q$3]*[.O153]*[.O153]*[.O153]" office:value-type="float" office:value="1.0080032">
            <text:p>1,0080032</text:p>
          </table:table-cell>
          <table:table-cell table:formula="of:=[.J153]/[.S153]" office:value-type="float" office:value="0.915160897764444">
            <text:p>0,9151608978</text:p>
          </table:table-cell>
          <table:table-cell table:formula="of:=ABS([.T153]-[.K153])" office:value-type="float" office:value="0.0600612200243021">
            <text:p>0,06006122</text:p>
          </table:table-cell>
          <table:table-cell table:number-columns-repeated="4"/>
          <table:table-cell table:formula="of:=-([.B153]+[.$Z$2])" office:value-type="float" office:value="426.407795516032">
            <text:p>426,407795516</text:p>
          </table:table-cell>
          <table:table-cell table:formula="of:=[.P153]+[.O153]*[.D153]*([.$AA$2]+[.$AA$1]*ABS([.P153]/[.B153]))" office:value-type="float" office:value="325.700313229153">
            <text:p>325,7003132292</text:p>
          </table:table-cell>
          <table:table-cell table:formula="of:=SQRT([.Z153]*[.Z153]+[.AA153]*[.AA153])" office:value-type="float" office:value="536.567145951381">
            <text:p>536,5671459514</text:p>
          </table:table-cell>
          <table:table-cell table:formula="of:=ASIN(ABS([.Z153]/[.AB153]))" office:value-type="float" office:value="0.918506692625904">
            <text:p>0,9185066926</text:p>
          </table:table-cell>
          <table:table-cell table:formula="of:=ABS([.K153]-[.AC153])" office:value-type="float" office:value="0.0567154251628416">
            <text:p>0,0567154252</text:p>
          </table:table-cell>
          <table:table-cell/>
          <table:table-cell table:formula="of:=[.J153]/[.AC153]" office:value-type="float" office:value="1.00433140103112">
            <text:p>1,004331401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-305.482469665632">
            <text:p>-305,4824696656</text:p>
          </table:table-cell>
          <table:table-cell office:value-type="float" office:value="134.24744907554">
            <text:p>134,2474490755</text:p>
          </table:table-cell>
          <table:table-cell table:formula="of:=SQRT([.B154]*[.B154] + [.C154]*[.C154])" office:value-type="float" office:value="333.679362347004">
            <text:p>333,679362347</text:p>
          </table:table-cell>
          <table:table-cell/>
          <table:table-cell office:value-type="float" office:value="421.02606156591">
            <text:p>421,0260615659</text:p>
          </table:table-cell>
          <table:table-cell office:value-type="float" office:value="180.887185527515">
            <text:p>180,8871855275</text:p>
          </table:table-cell>
          <table:table-cell table:formula="of:=SQRT([.F154]*[.F154]+[.G154]*[.G154])" office:value-type="float" office:value="458.239149796007">
            <text:p>458,239149796</text:p>
          </table:table-cell>
          <table:table-cell/>
          <table:table-cell table:formula="of:=ASIN(ABS([.B154]/[.D154]))" office:value-type="float" office:value="1.15674161777566">
            <text:p>1,1567416178</text:p>
          </table:table-cell>
          <table:table-cell table:formula="of:=ASIN(ABS([.F154]/[.H154]))" office:value-type="float" office:value="1.16500704676365">
            <text:p>1,1650070468</text:p>
          </table:table-cell>
          <table:table-cell/>
          <table:table-cell table:formula="of:=[.J154]/[.K154]" office:value-type="float" office:value="0.992905254083266">
            <text:p>0,9929052541</text:p>
          </table:table-cell>
          <table:table-cell/>
          <table:table-cell table:formula="of:=IF([.C154]&lt;0;-[.A154];[.A154])" office:value-type="float" office:value="0.1">
            <text:p>0,1</text:p>
          </table:table-cell>
          <table:table-cell table:formula="of:=ABS([.C154])" office:value-type="float" office:value="134.24744907554">
            <text:p>134,2474490755</text:p>
          </table:table-cell>
          <table:table-cell table:formula="of:=ABS([.G154])" office:value-type="float" office:value="180.887185527515">
            <text:p>180,8871855275</text:p>
          </table:table-cell>
          <table:table-cell/>
          <table:table-cell table:formula="of:=1+[.$R$3]*[.O154]+[.$Q$3]*[.O154]*[.O154]*[.O154]" office:value-type="float" office:value="1.02005">
            <text:p>1,02005</text:p>
          </table:table-cell>
          <table:table-cell table:formula="of:=[.J154]/[.S154]" office:value-type="float" office:value="1.13400482111235">
            <text:p>1,1340048211</text:p>
          </table:table-cell>
          <table:table-cell table:formula="of:=ABS([.T154]-[.K154])" office:value-type="float" office:value="0.031002225651295">
            <text:p>0,0310022257</text:p>
          </table:table-cell>
          <table:table-cell table:number-columns-repeated="4"/>
          <table:table-cell table:formula="of:=-([.B154]+[.$Z$2])" office:value-type="float" office:value="310.482469665632">
            <text:p>310,4824696656</text:p>
          </table:table-cell>
          <table:table-cell table:formula="of:=[.P154]+[.O154]*[.D154]*([.$AA$2]+[.$AA$1]*ABS([.P154]/[.B154]))" office:value-type="float" office:value="143.388463078346">
            <text:p>143,3884630783</text:p>
          </table:table-cell>
          <table:table-cell table:formula="of:=SQRT([.Z154]*[.Z154]+[.AA154]*[.AA154])" office:value-type="float" office:value="341.993589579747">
            <text:p>341,9935895797</text:p>
          </table:table-cell>
          <table:table-cell table:formula="of:=ASIN(ABS([.Z154]/[.AB154]))" office:value-type="float" office:value="1.1381526321534">
            <text:p>1,1381526322</text:p>
          </table:table-cell>
          <table:table-cell table:formula="of:=ABS([.K154]-[.AC154])" office:value-type="float" office:value="0.0268544146102498">
            <text:p>0,0268544146</text:p>
          </table:table-cell>
          <table:table-cell/>
          <table:table-cell table:formula="of:=[.J154]/[.AC154]" office:value-type="float" office:value="1.01633259467765">
            <text:p>1,01633259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26.09.2012</text:date>, <text:time>21:0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9-26T21:00:07</dc:date>
    <meta:generator>OpenOffice.org/3.3$Win32 OpenOffice.org_project/330m20$Build-9567</meta:generator>
    <meta:editing-duration>PT2H50M39S</meta:editing-duration>
    <meta:editing-cycles>3</meta:editing-cycles>
    <meta:document-statistic meta:table-count="1" meta:cell-count="33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571cm" svg:height="15.993cm" xlink:href=".." xlink:type="simple" chart:class="chart:scatter" chart:style-name="ch1">
        <chart:plot-area chart:style-name="ch2" table:cell-range-address="Sheet1.O4:Sheet1.O154 Sheet1.M4:Sheet1.M154 Sheet1.S4:Sheet1.S153 Sheet1.AF4:Sheet1.AF154" svg:x="1.021cm" svg:y="1.411cm" svg:width="26.408cm" svg:height="13.843cm">
          <chartooo:coordinate-region svg:x="1.167cm" svg:y="1.623cm" svg:width="26.168cm" svg:height="12.95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M4:Sheet1.M154" chart:class="chart:scatter">
            <chart:domain table:cell-range-address="Sheet1.O4:Sheet1.O154"/>
            <chart:data-point chart:repeated="151"/>
          </chart:series>
          <chart:series chart:style-name="ch6" chart:values-cell-range-address="Sheet1.S4:Sheet1.S153" chart:class="chart:scatter">
            <chart:data-point chart:repeated="151"/>
          </chart:series>
          <chart:series chart:style-name="ch7" chart:values-cell-range-address="Sheet1.AF4:Sheet1.AF154" chart:class="chart:scatter">
            <chart:data-point chart:repeated="1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O</text:p>
              </table:table-cell>
              <table:table-cell office:value-type="string">
                <text:p>Sarake M</text:p>
              </table:table-cell>
              <table:table-cell office:value-type="string">
                <text:p>Sarake S</text:p>
              </table:table-cell>
              <table:table-cell office:value-type="string">
                <text:p>Sarake A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">
                <text:p>0.24</text:p>
                <draw:g>
                  <svg:desc>Sheet1.O4:Sheet1.O154</svg:desc>
                </draw:g>
              </table:table-cell>
              <table:table-cell office:value-type="float" office:value="1.04192559993722">
                <text:p>1.04192559993722</text:p>
                <draw:g>
                  <svg:desc>Sheet1.M4:Sheet1.M154</svg:desc>
                </draw:g>
              </table:table-cell>
              <table:table-cell office:value-type="float" office:value="1.0486912">
                <text:p>1.0486912</text:p>
                <draw:g>
                  <svg:desc>Sheet1.S4:Sheet1.S153</svg:desc>
                </draw:g>
              </table:table-cell>
              <table:table-cell office:value-type="float" office:value="1.04026865249105">
                <text:p>1.04026865249105</text:p>
                <draw:g>
                  <svg:desc>Sheet1.AF4:Sheet1.AF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6">
                <text:p>-0.76</text:p>
              </table:table-cell>
              <table:table-cell office:value-type="float" office:value="0.838973257157621">
                <text:p>0.838973257157621</text:p>
              </table:table-cell>
              <table:table-cell office:value-type="float" office:value="0.8260512">
                <text:p>0.8260512</text:p>
              </table:table-cell>
              <table:table-cell office:value-type="float" office:value="0.830934646883602">
                <text:p>0.830934646883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">
                <text:p>-0.6</text:p>
              </table:table-cell>
              <table:table-cell office:value-type="float" office:value="0.861810809662567">
                <text:p>0.861810809662567</text:p>
              </table:table-cell>
              <table:table-cell office:value-type="float" office:value="0.8692">
                <text:p>0.8692</text:p>
              </table:table-cell>
              <table:table-cell office:value-type="float" office:value="0.872974211132077">
                <text:p>0.8729742111320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">
                <text:p>0.16</text:p>
              </table:table-cell>
              <table:table-cell office:value-type="float" office:value="1.02630584913493">
                <text:p>1.02630584913493</text:p>
              </table:table-cell>
              <table:table-cell office:value-type="float" office:value="1.0322048">
                <text:p>1.0322048</text:p>
              </table:table-cell>
              <table:table-cell office:value-type="float" office:value="1.02646264908203">
                <text:p>1.02646264908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">
                <text:p>0.68</text:p>
              </table:table-cell>
              <table:table-cell office:value-type="float" office:value="1.181362603209">
                <text:p>1.181362603209</text:p>
              </table:table-cell>
              <table:table-cell office:value-type="float" office:value="1.1517216">
                <text:p>1.1517216</text:p>
              </table:table-cell>
              <table:table-cell office:value-type="float" office:value="1.16017794928335">
                <text:p>1.160177949283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1.00769448582214">
                <text:p>1.00769448582214</text:p>
              </table:table-cell>
              <table:table-cell office:value-type="float" office:value="1.0404">
                <text:p>1.0404</text:p>
              </table:table-cell>
              <table:table-cell office:value-type="float" office:value="1.04290930008437">
                <text:p>1.042909300084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">
                <text:p>0.04</text:p>
              </table:table-cell>
              <table:table-cell office:value-type="float" office:value="0.996452275828806">
                <text:p>0.996452275828806</text:p>
              </table:table-cell>
              <table:table-cell office:value-type="float" office:value="1.0080032">
                <text:p>1.0080032</text:p>
              </table:table-cell>
              <table:table-cell office:value-type="float" office:value="1.00054754199267">
                <text:p>1.000547541992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969425368243074">
                <text:p>0.969425368243074</text:p>
              </table:table-cell>
              <table:table-cell office:value-type="float" office:value="1">
                <text:p>1</text:p>
              </table:table-cell>
              <table:table-cell office:value-type="float" office:value="0.990708728077772">
                <text:p>0.990708728077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8">
                <text:p>-0.08</text:p>
              </table:table-cell>
              <table:table-cell office:value-type="float" office:value="0.944228994829537">
                <text:p>0.944228994829537</text:p>
              </table:table-cell>
              <table:table-cell office:value-type="float" office:value="0.9839744">
                <text:p>0.9839744</text:p>
              </table:table-cell>
              <table:table-cell office:value-type="float" office:value="0.971061627530725">
                <text:p>0.971061627530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8">
                <text:p>-0.08</text:p>
              </table:table-cell>
              <table:table-cell office:value-type="float" office:value="0.940798911574976">
                <text:p>0.940798911574976</text:p>
              </table:table-cell>
              <table:table-cell office:value-type="float" office:value="0.9839744">
                <text:p>0.9839744</text:p>
              </table:table-cell>
              <table:table-cell office:value-type="float" office:value="0.971892181955584">
                <text:p>0.9718921819555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">
                <text:p>0.24</text:p>
              </table:table-cell>
              <table:table-cell office:value-type="float" office:value="1.04757642250263">
                <text:p>1.04757642250263</text:p>
              </table:table-cell>
              <table:table-cell office:value-type="float" office:value="1.0486912">
                <text:p>1.0486912</text:p>
              </table:table-cell>
              <table:table-cell office:value-type="float" office:value="1.05505624161761">
                <text:p>1.055056241617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2">
                <text:p>-0.52</text:p>
              </table:table-cell>
              <table:table-cell office:value-type="float" office:value="0.941232343667948">
                <text:p>0.941232343667948</text:p>
              </table:table-cell>
              <table:table-cell office:value-type="float" office:value="0.8889696">
                <text:p>0.8889696</text:p>
              </table:table-cell>
              <table:table-cell office:value-type="float" office:value="0.853033589139604">
                <text:p>0.8530335891396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8">
                <text:p>-0.08</text:p>
              </table:table-cell>
              <table:table-cell office:value-type="float" office:value="0.965790132064288">
                <text:p>0.965790132064288</text:p>
              </table:table-cell>
              <table:table-cell office:value-type="float" office:value="0.9839744">
                <text:p>0.9839744</text:p>
              </table:table-cell>
              <table:table-cell office:value-type="float" office:value="0.972834036592997">
                <text:p>0.9728340365929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">
                <text:p>0.36</text:p>
              </table:table-cell>
              <table:table-cell office:value-type="float" office:value="0.893348181177798">
                <text:p>0.893348181177798</text:p>
              </table:table-cell>
              <table:table-cell office:value-type="float" office:value="1.0743328">
                <text:p>1.0743328</text:p>
              </table:table-cell>
              <table:table-cell office:value-type="float" office:value="1.09040036604405">
                <text:p>1.090400366044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.51989390567396">
                <text:p>1.51989390567396</text:p>
              </table:table-cell>
              <table:table-cell office:value-type="float" office:value="1">
                <text:p>1</text:p>
              </table:table-cell>
              <table:table-cell office:value-type="float" office:value="0.997954571770393">
                <text:p>0.9979545717703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2">
                <text:p>-0.52</text:p>
              </table:table-cell>
              <table:table-cell office:value-type="float" office:value="0.895742522940997">
                <text:p>0.895742522940997</text:p>
              </table:table-cell>
              <table:table-cell office:value-type="float" office:value="0.8889696">
                <text:p>0.8889696</text:p>
              </table:table-cell>
              <table:table-cell office:value-type="float" office:value="0.893307001926008">
                <text:p>0.8933070019260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44">
                <text:p>-0.44</text:p>
              </table:table-cell>
              <table:table-cell office:value-type="float" office:value="0.897167892333157">
                <text:p>0.897167892333157</text:p>
              </table:table-cell>
              <table:table-cell office:value-type="float" office:value="0.9077408">
                <text:p>0.9077408</text:p>
              </table:table-cell>
              <table:table-cell office:value-type="float" office:value="0.903124871526189">
                <text:p>0.9031248715261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72">
                <text:p>-0.72</text:p>
              </table:table-cell>
              <table:table-cell office:value-type="float" office:value="0.87986237766239">
                <text:p>0.87986237766239</text:p>
              </table:table-cell>
              <table:table-cell office:value-type="float" office:value="0.8373376">
                <text:p>0.8373376</text:p>
              </table:table-cell>
              <table:table-cell office:value-type="float" office:value="0.883470486000444">
                <text:p>0.883470486000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.15553177274176">
                <text:p>1.15553177274176</text:p>
              </table:table-cell>
              <table:table-cell office:value-type="float" office:value="1.1856">
                <text:p>1.1856</text:p>
              </table:table-cell>
              <table:table-cell office:value-type="float" office:value="1.14703007923322">
                <text:p>1.14703007923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">
                <text:p>-0</text:p>
              </table:table-cell>
              <table:table-cell office:value-type="float" office:value="1.23077684822922">
                <text:p>1.23077684822922</text:p>
              </table:table-cell>
              <table:table-cell office:value-type="float" office:value="1">
                <text:p>1</text:p>
              </table:table-cell>
              <table:table-cell office:value-type="float" office:value="0.995863382252527">
                <text:p>0.9958633822525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2">
                <text:p>0.52</text:p>
              </table:table-cell>
              <table:table-cell office:value-type="float" office:value="1.10879448673933">
                <text:p>1.10879448673933</text:p>
              </table:table-cell>
              <table:table-cell office:value-type="float" office:value="1.1110304">
                <text:p>1.1110304</text:p>
              </table:table-cell>
              <table:table-cell office:value-type="float" office:value="1.10839730988289">
                <text:p>1.108397309882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998315955458703">
                <text:p>0.998315955458703</text:p>
              </table:table-cell>
              <table:table-cell office:value-type="float" office:value="1">
                <text:p>1</text:p>
              </table:table-cell>
              <table:table-cell office:value-type="float" office:value="0.984811124553173">
                <text:p>0.9848111245531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6">
                <text:p>-0.6</text:p>
              </table:table-cell>
              <table:table-cell office:value-type="float" office:value="0.83642066749439">
                <text:p>0.83642066749439</text:p>
              </table:table-cell>
              <table:table-cell office:value-type="float" office:value="0.8692">
                <text:p>0.8692</text:p>
              </table:table-cell>
              <table:table-cell office:value-type="float" office:value="0.824551983524511">
                <text:p>0.8245519835245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48">
                <text:p>-0.48</text:p>
              </table:table-cell>
              <table:table-cell office:value-type="float" office:value="0.896276154935046">
                <text:p>0.896276154935046</text:p>
              </table:table-cell>
              <table:table-cell office:value-type="float" office:value="0.8984704">
                <text:p>0.8984704</text:p>
              </table:table-cell>
              <table:table-cell office:value-type="float" office:value="0.897195707002253">
                <text:p>0.8971957070022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68">
                <text:p>-0.68</text:p>
              </table:table-cell>
              <table:table-cell office:value-type="float" office:value="0.854685347028233">
                <text:p>0.854685347028233</text:p>
              </table:table-cell>
              <table:table-cell office:value-type="float" office:value="0.8482784">
                <text:p>0.8482784</text:p>
              </table:table-cell>
              <table:table-cell office:value-type="float" office:value="0.854066614313036">
                <text:p>0.8540666143130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8">
                <text:p>0.68</text:p>
              </table:table-cell>
              <table:table-cell office:value-type="float" office:value="1.15190699467454">
                <text:p>1.15190699467454</text:p>
              </table:table-cell>
              <table:table-cell office:value-type="float" office:value="1.1517216">
                <text:p>1.1517216</text:p>
              </table:table-cell>
              <table:table-cell office:value-type="float" office:value="1.13682308204759">
                <text:p>1.136823082047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44">
                <text:p>-0.44</text:p>
              </table:table-cell>
              <table:table-cell office:value-type="float" office:value="0.883638129089795">
                <text:p>0.883638129089795</text:p>
              </table:table-cell>
              <table:table-cell office:value-type="float" office:value="0.9077408">
                <text:p>0.9077408</text:p>
              </table:table-cell>
              <table:table-cell office:value-type="float" office:value="0.884450629124486">
                <text:p>0.8844506291244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958191055674041">
                <text:p>0.958191055674041</text:p>
              </table:table-cell>
              <table:table-cell office:value-type="float" office:value="1">
                <text:p>1</text:p>
              </table:table-cell>
              <table:table-cell office:value-type="float" office:value="0.981275544982598">
                <text:p>0.9812755449825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8">
                <text:p>0.68</text:p>
              </table:table-cell>
              <table:table-cell office:value-type="float" office:value="1.21417242879956">
                <text:p>1.21417242879956</text:p>
              </table:table-cell>
              <table:table-cell office:value-type="float" office:value="1.1517216">
                <text:p>1.1517216</text:p>
              </table:table-cell>
              <table:table-cell office:value-type="float" office:value="1.17451092940292">
                <text:p>1.174510929402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48">
                <text:p>-0.48</text:p>
              </table:table-cell>
              <table:table-cell office:value-type="float" office:value="0.855081229425263">
                <text:p>0.855081229425263</text:p>
              </table:table-cell>
              <table:table-cell office:value-type="float" office:value="0.8984704">
                <text:p>0.8984704</text:p>
              </table:table-cell>
              <table:table-cell office:value-type="float" office:value="0.846141595651772">
                <text:p>0.8461415956517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">
                <text:p>0.16</text:p>
              </table:table-cell>
              <table:table-cell office:value-type="float" office:value="1.00813106886946">
                <text:p>1.00813106886946</text:p>
              </table:table-cell>
              <table:table-cell office:value-type="float" office:value="1.0322048">
                <text:p>1.0322048</text:p>
              </table:table-cell>
              <table:table-cell office:value-type="float" office:value="1.03407781131272">
                <text:p>1.034077811312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2">
                <text:p>-0.12</text:p>
              </table:table-cell>
              <table:table-cell office:value-type="float" office:value="0.929427148427655">
                <text:p>0.929427148427655</text:p>
              </table:table-cell>
              <table:table-cell office:value-type="float" office:value="0.9759136">
                <text:p>0.9759136</text:p>
              </table:table-cell>
              <table:table-cell office:value-type="float" office:value="0.952976912844704">
                <text:p>0.9529769128447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6">
                <text:p>-0.16</text:p>
              </table:table-cell>
              <table:table-cell office:value-type="float" office:value="0.943557046530832">
                <text:p>0.943557046530832</text:p>
              </table:table-cell>
              <table:table-cell office:value-type="float" office:value="0.9677952">
                <text:p>0.9677952</text:p>
              </table:table-cell>
              <table:table-cell office:value-type="float" office:value="0.94564143984678">
                <text:p>0.945641439846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.07212976260541">
                <text:p>1.07212976260541</text:p>
              </table:table-cell>
              <table:table-cell office:value-type="float" office:value="1">
                <text:p>1</text:p>
              </table:table-cell>
              <table:table-cell office:value-type="float" office:value="0.986322558482358">
                <text:p>0.9863225584823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8">
                <text:p>0.48</text:p>
              </table:table-cell>
              <table:table-cell office:value-type="float" office:value="1.08537682365752">
                <text:p>1.08537682365752</text:p>
              </table:table-cell>
              <table:table-cell office:value-type="float" office:value="1.1015296">
                <text:p>1.1015296</text:p>
              </table:table-cell>
              <table:table-cell office:value-type="float" office:value="1.11262940280103">
                <text:p>1.112629402801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8">
                <text:p>0.68</text:p>
              </table:table-cell>
              <table:table-cell office:value-type="float" office:value="1.17994393689287">
                <text:p>1.17994393689287</text:p>
              </table:table-cell>
              <table:table-cell office:value-type="float" office:value="1.1517216">
                <text:p>1.1517216</text:p>
              </table:table-cell>
              <table:table-cell office:value-type="float" office:value="1.18118815459742">
                <text:p>1.181188154597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29487800853038">
                <text:p>1.29487800853038</text:p>
              </table:table-cell>
              <table:table-cell office:value-type="float" office:value="1.1626624">
                <text:p>1.1626624</text:p>
              </table:table-cell>
              <table:table-cell office:value-type="float" office:value="1.21568570779615">
                <text:p>1.215685707796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">
                <text:p>0.08</text:p>
              </table:table-cell>
              <table:table-cell office:value-type="float" office:value="0.923613169612632">
                <text:p>0.923613169612632</text:p>
              </table:table-cell>
              <table:table-cell office:value-type="float" office:value="1.0160256">
                <text:p>1.0160256</text:p>
              </table:table-cell>
              <table:table-cell office:value-type="float" office:value="1.01888211207975">
                <text:p>1.018882112079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692259554801257">
                <text:p>0.692259554801257</text:p>
              </table:table-cell>
              <table:table-cell office:value-type="float" office:value="1">
                <text:p>1</text:p>
              </table:table-cell>
              <table:table-cell office:value-type="float" office:value="0.988151440426275">
                <text:p>0.9881514404262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">
                <text:p>0.08</text:p>
              </table:table-cell>
              <table:table-cell office:value-type="float" office:value="1.02249159476397">
                <text:p>1.02249159476397</text:p>
              </table:table-cell>
              <table:table-cell office:value-type="float" office:value="1.0160256">
                <text:p>1.0160256</text:p>
              </table:table-cell>
              <table:table-cell office:value-type="float" office:value="1.00472556893301">
                <text:p>1.004725568933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">
                <text:p>0.36</text:p>
              </table:table-cell>
              <table:table-cell office:value-type="float" office:value="1.09791334016768">
                <text:p>1.09791334016768</text:p>
              </table:table-cell>
              <table:table-cell office:value-type="float" office:value="1.0743328">
                <text:p>1.0743328</text:p>
              </table:table-cell>
              <table:table-cell office:value-type="float" office:value="1.0807126699815">
                <text:p>1.08071266998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2">
                <text:p>0.52</text:p>
              </table:table-cell>
              <table:table-cell office:value-type="float" office:value="1.12372423413381">
                <text:p>1.12372423413381</text:p>
              </table:table-cell>
              <table:table-cell office:value-type="float" office:value="1.1110304">
                <text:p>1.1110304</text:p>
              </table:table-cell>
              <table:table-cell office:value-type="float" office:value="1.11766597621934">
                <text:p>1.117665976219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">
                <text:p>0.6</text:p>
              </table:table-cell>
              <table:table-cell office:value-type="float" office:value="1.16535604003609">
                <text:p>1.16535604003609</text:p>
              </table:table-cell>
              <table:table-cell office:value-type="float" office:value="1.1308">
                <text:p>1.1308</text:p>
              </table:table-cell>
              <table:table-cell office:value-type="float" office:value="1.14623037722688">
                <text:p>1.146230377226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.2355217758924">
                <text:p>1.2355217758924</text:p>
              </table:table-cell>
              <table:table-cell office:value-type="float" office:value="1">
                <text:p>1</text:p>
              </table:table-cell>
              <table:table-cell office:value-type="float" office:value="0.98815589558008">
                <text:p>0.988155895580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8">
                <text:p>-0.8</text:p>
              </table:table-cell>
              <table:table-cell office:value-type="float" office:value="0.85814251959574">
                <text:p>0.85814251959574</text:p>
              </table:table-cell>
              <table:table-cell office:value-type="float" office:value="0.8144">
                <text:p>0.8144</text:p>
              </table:table-cell>
              <table:table-cell office:value-type="float" office:value="0.81210551066857">
                <text:p>0.812105510668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">
                <text:p>-0</text:p>
              </table:table-cell>
              <table:table-cell office:value-type="float" office:value="1.38550036296838">
                <text:p>1.38550036296838</text:p>
              </table:table-cell>
              <table:table-cell office:value-type="float" office:value="1">
                <text:p>1</text:p>
              </table:table-cell>
              <table:table-cell office:value-type="float" office:value="0.996916382868699">
                <text:p>0.9969163828686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6">
                <text:p>-0.56</text:p>
              </table:table-cell>
              <table:table-cell office:value-type="float" office:value="0.893479669742111">
                <text:p>0.893479669742111</text:p>
              </table:table-cell>
              <table:table-cell office:value-type="float" office:value="0.8792192">
                <text:p>0.8792192</text:p>
              </table:table-cell>
              <table:table-cell office:value-type="float" office:value="0.886452515466077">
                <text:p>0.8864525154660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2">
                <text:p>-0.32</text:p>
              </table:table-cell>
              <table:table-cell office:value-type="float" office:value="0.929246746673443">
                <text:p>0.929246746673443</text:p>
              </table:table-cell>
              <table:table-cell office:value-type="float" office:value="0.9343616">
                <text:p>0.9343616</text:p>
              </table:table-cell>
              <table:table-cell office:value-type="float" office:value="0.927459567681293">
                <text:p>0.9274595676812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64">
                <text:p>-0.64</text:p>
              </table:table-cell>
              <table:table-cell office:value-type="float" office:value="0.868931931366477">
                <text:p>0.868931931366477</text:p>
              </table:table-cell>
              <table:table-cell office:value-type="float" office:value="0.8588928">
                <text:p>0.8588928</text:p>
              </table:table-cell>
              <table:table-cell office:value-type="float" office:value="0.86401261436037">
                <text:p>0.864012614360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6">
                <text:p>-0.6</text:p>
              </table:table-cell>
              <table:table-cell office:value-type="float" office:value="0.870485835872042">
                <text:p>0.870485835872042</text:p>
              </table:table-cell>
              <table:table-cell office:value-type="float" office:value="0.8692">
                <text:p>0.8692</text:p>
              </table:table-cell>
              <table:table-cell office:value-type="float" office:value="0.869887720269358">
                <text:p>0.8698877202693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">
                <text:p>0.12</text:p>
              </table:table-cell>
              <table:table-cell office:value-type="float" office:value="1.03313204662027">
                <text:p>1.03313204662027</text:p>
              </table:table-cell>
              <table:table-cell office:value-type="float" office:value="1.0240864">
                <text:p>1.0240864</text:p>
              </table:table-cell>
              <table:table-cell office:value-type="float" office:value="1.01349000157531">
                <text:p>1.013490001575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6">
                <text:p>0.36</text:p>
              </table:table-cell>
              <table:table-cell office:value-type="float" office:value="0.942735813947799">
                <text:p>0.942735813947799</text:p>
              </table:table-cell>
              <table:table-cell office:value-type="float" office:value="1.0743328">
                <text:p>1.0743328</text:p>
              </table:table-cell>
              <table:table-cell office:value-type="float" office:value="1.08150069944298">
                <text:p>1.081500699442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.04269934067421">
                <text:p>1.04269934067421</text:p>
              </table:table-cell>
              <table:table-cell office:value-type="float" office:value="1">
                <text:p>1</text:p>
              </table:table-cell>
              <table:table-cell office:value-type="float" office:value="0.987087483838269">
                <text:p>0.9870874838382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2">
                <text:p>0.32</text:p>
              </table:table-cell>
              <table:table-cell office:value-type="float" office:value="1.11620684066327">
                <text:p>1.11620684066327</text:p>
              </table:table-cell>
              <table:table-cell office:value-type="float" office:value="1.0656384">
                <text:p>1.0656384</text:p>
              </table:table-cell>
              <table:table-cell office:value-type="float" office:value="1.06974500579668">
                <text:p>1.069745005796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6">
                <text:p>0.36</text:p>
              </table:table-cell>
              <table:table-cell office:value-type="float" office:value="1.11314375669335">
                <text:p>1.11314375669335</text:p>
              </table:table-cell>
              <table:table-cell office:value-type="float" office:value="1.0743328">
                <text:p>1.0743328</text:p>
              </table:table-cell>
              <table:table-cell office:value-type="float" office:value="1.08831114600066">
                <text:p>1.088311146000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">
                <text:p>0.08</text:p>
              </table:table-cell>
              <table:table-cell office:value-type="float" office:value="0.964393223300556">
                <text:p>0.964393223300556</text:p>
              </table:table-cell>
              <table:table-cell office:value-type="float" office:value="1.0160256">
                <text:p>1.0160256</text:p>
              </table:table-cell>
              <table:table-cell office:value-type="float" office:value="1.00672125324764">
                <text:p>1.006721253247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2">
                <text:p>-0.32</text:p>
              </table:table-cell>
              <table:table-cell office:value-type="float" office:value="1.08156321829566">
                <text:p>1.08156321829566</text:p>
              </table:table-cell>
              <table:table-cell office:value-type="float" office:value="0.9343616">
                <text:p>0.9343616</text:p>
              </table:table-cell>
              <table:table-cell office:value-type="float" office:value="0.858468592918713">
                <text:p>0.8584685929187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6">
                <text:p>0.76</text:p>
              </table:table-cell>
              <table:table-cell office:value-type="float" office:value="1.35938519306405">
                <text:p>1.35938519306405</text:p>
              </table:table-cell>
              <table:table-cell office:value-type="float" office:value="1.1739488">
                <text:p>1.1739488</text:p>
              </table:table-cell>
              <table:table-cell office:value-type="float" office:value="1.26290428014217">
                <text:p>1.262904280142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">
                <text:p>0.08</text:p>
              </table:table-cell>
              <table:table-cell office:value-type="float" office:value="0.967318277949312">
                <text:p>0.967318277949312</text:p>
              </table:table-cell>
              <table:table-cell office:value-type="float" office:value="1.0160256">
                <text:p>1.0160256</text:p>
              </table:table-cell>
              <table:table-cell office:value-type="float" office:value="1.00870156144535">
                <text:p>1.008701561445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72">
                <text:p>-0.72</text:p>
              </table:table-cell>
              <table:table-cell office:value-type="float" office:value="0.739821712670765">
                <text:p>0.739821712670765</text:p>
              </table:table-cell>
              <table:table-cell office:value-type="float" office:value="0.8373376">
                <text:p>0.8373376</text:p>
              </table:table-cell>
              <table:table-cell office:value-type="float" office:value="0.767972441629234">
                <text:p>0.7679724416292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1.15983621566274">
                <text:p>1.15983621566274</text:p>
              </table:table-cell>
              <table:table-cell office:value-type="float" office:value="1.1308">
                <text:p>1.1308</text:p>
              </table:table-cell>
              <table:table-cell office:value-type="float" office:value="1.1365264028161">
                <text:p>1.13652640281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2">
                <text:p>-0.32</text:p>
              </table:table-cell>
              <table:table-cell office:value-type="float" office:value="0.902821865670558">
                <text:p>0.902821865670558</text:p>
              </table:table-cell>
              <table:table-cell office:value-type="float" office:value="0.9343616">
                <text:p>0.9343616</text:p>
              </table:table-cell>
              <table:table-cell office:value-type="float" office:value="0.901994803176174">
                <text:p>0.9019948031761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4">
                <text:p>-0.04</text:p>
              </table:table-cell>
              <table:table-cell office:value-type="float" office:value="0.9495436284842">
                <text:p>0.9495436284842</text:p>
              </table:table-cell>
              <table:table-cell office:value-type="float" office:value="0.9919968">
                <text:p>0.9919968</text:p>
              </table:table-cell>
              <table:table-cell office:value-type="float" office:value="0.973845047763382">
                <text:p>0.9738450477633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">
                <text:p>0.48</text:p>
              </table:table-cell>
              <table:table-cell office:value-type="float" office:value="1.10513748236928">
                <text:p>1.10513748236928</text:p>
              </table:table-cell>
              <table:table-cell office:value-type="float" office:value="1.1015296">
                <text:p>1.1015296</text:p>
              </table:table-cell>
              <table:table-cell office:value-type="float" office:value="1.11823389209493">
                <text:p>1.118233892094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">
                <text:p>0.12</text:p>
              </table:table-cell>
              <table:table-cell office:value-type="float" office:value="1.04051558744344">
                <text:p>1.04051558744344</text:p>
              </table:table-cell>
              <table:table-cell office:value-type="float" office:value="1.0240864">
                <text:p>1.0240864</text:p>
              </table:table-cell>
              <table:table-cell office:value-type="float" office:value="1.02147298338196">
                <text:p>1.021472983381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64">
                <text:p>-0.64</text:p>
              </table:table-cell>
              <table:table-cell office:value-type="float" office:value="0.810311888892091">
                <text:p>0.810311888892091</text:p>
              </table:table-cell>
              <table:table-cell office:value-type="float" office:value="0.8588928">
                <text:p>0.8588928</text:p>
              </table:table-cell>
              <table:table-cell office:value-type="float" office:value="0.818367420140079">
                <text:p>0.8183674201400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6">
                <text:p>-0.36</text:p>
              </table:table-cell>
              <table:table-cell office:value-type="float" office:value="0.896111503652039">
                <text:p>0.896111503652039</text:p>
              </table:table-cell>
              <table:table-cell office:value-type="float" office:value="0.9256672">
                <text:p>0.9256672</text:p>
              </table:table-cell>
              <table:table-cell office:value-type="float" office:value="0.893289007689079">
                <text:p>0.8932890076890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8">
                <text:p>-0.8</text:p>
              </table:table-cell>
              <table:table-cell office:value-type="float" office:value="0.829918488490202">
                <text:p>0.829918488490202</text:p>
              </table:table-cell>
              <table:table-cell office:value-type="float" office:value="0.8144">
                <text:p>0.8144</text:p>
              </table:table-cell>
              <table:table-cell office:value-type="float" office:value="0.82153113203418">
                <text:p>0.821531132034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2">
                <text:p>-0.32</text:p>
              </table:table-cell>
              <table:table-cell office:value-type="float" office:value="0.913201929026359">
                <text:p>0.913201929026359</text:p>
              </table:table-cell>
              <table:table-cell office:value-type="float" office:value="0.9343616">
                <text:p>0.9343616</text:p>
              </table:table-cell>
              <table:table-cell office:value-type="float" office:value="0.945271795613069">
                <text:p>0.9452717956130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2">
                <text:p>0.52</text:p>
              </table:table-cell>
              <table:table-cell office:value-type="float" office:value="1.08603569513113">
                <text:p>1.08603569513113</text:p>
              </table:table-cell>
              <table:table-cell office:value-type="float" office:value="1.1110304">
                <text:p>1.1110304</text:p>
              </table:table-cell>
              <table:table-cell office:value-type="float" office:value="1.0962935259735">
                <text:p>1.09629352597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">
                <text:p>-0</text:p>
              </table:table-cell>
              <table:table-cell office:value-type="float" office:value="1.11904318763929">
                <text:p>1.11904318763929</text:p>
              </table:table-cell>
              <table:table-cell office:value-type="float" office:value="1">
                <text:p>1</text:p>
              </table:table-cell>
              <table:table-cell office:value-type="float" office:value="0.996172905054283">
                <text:p>0.9961729050542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">
                <text:p>0.8</text:p>
              </table:table-cell>
              <table:table-cell office:value-type="float" office:value="0.836197356920896">
                <text:p>0.836197356920896</text:p>
              </table:table-cell>
              <table:table-cell office:value-type="float" office:value="1.1856">
                <text:p>1.1856</text:p>
              </table:table-cell>
              <table:table-cell office:value-type="float" office:value="1.18620928734019">
                <text:p>1.186209287340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">
                <text:p>0.8</text:p>
              </table:table-cell>
              <table:table-cell office:value-type="float" office:value="1.18245180678809">
                <text:p>1.18245180678809</text:p>
              </table:table-cell>
              <table:table-cell office:value-type="float" office:value="1.1856">
                <text:p>1.1856</text:p>
              </table:table-cell>
              <table:table-cell office:value-type="float" office:value="1.16877091297516">
                <text:p>1.168770912975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8">
                <text:p>-0.8</text:p>
              </table:table-cell>
              <table:table-cell office:value-type="float" office:value="1.17509563334194">
                <text:p>1.17509563334194</text:p>
              </table:table-cell>
              <table:table-cell office:value-type="float" office:value="0.8144">
                <text:p>0.8144</text:p>
              </table:table-cell>
              <table:table-cell office:value-type="float" office:value="0.85382447214543">
                <text:p>0.853824472145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4">
                <text:p>-0.04</text:p>
              </table:table-cell>
              <table:table-cell office:value-type="float" office:value="0.973463420554847">
                <text:p>0.973463420554847</text:p>
              </table:table-cell>
              <table:table-cell office:value-type="float" office:value="0.9919968">
                <text:p>0.9919968</text:p>
              </table:table-cell>
              <table:table-cell office:value-type="float" office:value="0.975928584035034">
                <text:p>0.9759285840350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8">
                <text:p>0.08</text:p>
              </table:table-cell>
              <table:table-cell office:value-type="float" office:value="0.981947071608814">
                <text:p>0.981947071608814</text:p>
              </table:table-cell>
              <table:table-cell office:value-type="float" office:value="1.0160256">
                <text:p>1.0160256</text:p>
              </table:table-cell>
              <table:table-cell office:value-type="float" office:value="1.01134639314929">
                <text:p>1.011346393149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4">
                <text:p>-0.04</text:p>
              </table:table-cell>
              <table:table-cell office:value-type="float" office:value="0.973135121054916">
                <text:p>0.973135121054916</text:p>
              </table:table-cell>
              <table:table-cell office:value-type="float" office:value="0.9919968">
                <text:p>0.9919968</text:p>
              </table:table-cell>
              <table:table-cell office:value-type="float" office:value="0.977872418803278">
                <text:p>0.9778724188032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">
                <text:p>0.04</text:p>
              </table:table-cell>
              <table:table-cell office:value-type="float" office:value="0.973589954275715">
                <text:p>0.973589954275715</text:p>
              </table:table-cell>
              <table:table-cell office:value-type="float" office:value="1.0080032">
                <text:p>1.0080032</text:p>
              </table:table-cell>
              <table:table-cell office:value-type="float" office:value="0.999257375298602">
                <text:p>0.9992573752986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6">
                <text:p>0.16</text:p>
              </table:table-cell>
              <table:table-cell office:value-type="float" office:value="1.01103716443888">
                <text:p>1.01103716443888</text:p>
              </table:table-cell>
              <table:table-cell office:value-type="float" office:value="1.0322048">
                <text:p>1.0322048</text:p>
              </table:table-cell>
              <table:table-cell office:value-type="float" office:value="1.03362147518631">
                <text:p>1.033621475186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1.28662265010508">
                <text:p>1.28662265010508</text:p>
              </table:table-cell>
              <table:table-cell office:value-type="float" office:value="1.1856">
                <text:p>1.1856</text:p>
              </table:table-cell>
              <table:table-cell office:value-type="float" office:value="1.23069791052081">
                <text:p>1.230697910520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">
                <text:p>-0</text:p>
              </table:table-cell>
              <table:table-cell office:value-type="float" office:value="0.783164599442705">
                <text:p>0.783164599442705</text:p>
              </table:table-cell>
              <table:table-cell office:value-type="float" office:value="1">
                <text:p>1</text:p>
              </table:table-cell>
              <table:table-cell office:value-type="float" office:value="0.993669433760305">
                <text:p>0.9936694337603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1.17072347413928">
                <text:p>1.17072347413928</text:p>
              </table:table-cell>
              <table:table-cell office:value-type="float" office:value="1">
                <text:p>1</text:p>
              </table:table-cell>
              <table:table-cell office:value-type="float" office:value="0.997236075791157">
                <text:p>0.9972360757911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4">
                <text:p>0.44</text:p>
              </table:table-cell>
              <table:table-cell office:value-type="float" office:value="1.08643277935666">
                <text:p>1.08643277935666</text:p>
              </table:table-cell>
              <table:table-cell office:value-type="float" office:value="1.0922592">
                <text:p>1.0922592</text:p>
              </table:table-cell>
              <table:table-cell office:value-type="float" office:value="1.07927502835248">
                <text:p>1.079275028352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">
                <text:p>0.8</text:p>
              </table:table-cell>
              <table:table-cell office:value-type="float" office:value="1.23603769606935">
                <text:p>1.23603769606935</text:p>
              </table:table-cell>
              <table:table-cell office:value-type="float" office:value="1.1856">
                <text:p>1.1856</text:p>
              </table:table-cell>
              <table:table-cell office:value-type="float" office:value="1.19106388145013">
                <text:p>1.191063881450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2">
                <text:p>-0.2</text:p>
              </table:table-cell>
              <table:table-cell office:value-type="float" office:value="0.936541400368682">
                <text:p>0.936541400368682</text:p>
              </table:table-cell>
              <table:table-cell office:value-type="float" office:value="0.9596">
                <text:p>0.9596</text:p>
              </table:table-cell>
              <table:table-cell office:value-type="float" office:value="0.936740962770737">
                <text:p>0.9367409627707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">
                <text:p>0.04</text:p>
              </table:table-cell>
              <table:table-cell office:value-type="float" office:value="0.986431011115036">
                <text:p>0.986431011115036</text:p>
              </table:table-cell>
              <table:table-cell office:value-type="float" office:value="1.0080032">
                <text:p>1.0080032</text:p>
              </table:table-cell>
              <table:table-cell office:value-type="float" office:value="0.998506383370211">
                <text:p>0.9985063833702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8">
                <text:p>-0.08</text:p>
              </table:table-cell>
              <table:table-cell office:value-type="float" office:value="0.960896344602423">
                <text:p>0.960896344602423</text:p>
              </table:table-cell>
              <table:table-cell office:value-type="float" office:value="0.9839744">
                <text:p>0.9839744</text:p>
              </table:table-cell>
              <table:table-cell office:value-type="float" office:value="0.968813559654898">
                <text:p>0.9688135596548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.969702624306568">
                <text:p>0.969702624306568</text:p>
              </table:table-cell>
              <table:table-cell office:value-type="float" office:value="1">
                <text:p>1</text:p>
              </table:table-cell>
              <table:table-cell office:value-type="float" office:value="0.990155430959094">
                <text:p>0.9901554309590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4">
                <text:p>-0.04</text:p>
              </table:table-cell>
              <table:table-cell office:value-type="float" office:value="0.966405166584643">
                <text:p>0.966405166584643</text:p>
              </table:table-cell>
              <table:table-cell office:value-type="float" office:value="0.9919968">
                <text:p>0.9919968</text:p>
              </table:table-cell>
              <table:table-cell office:value-type="float" office:value="0.980166840712429">
                <text:p>0.9801668407124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.02137339867429">
                <text:p>1.02137339867429</text:p>
              </table:table-cell>
              <table:table-cell office:value-type="float" office:value="1">
                <text:p>1</text:p>
              </table:table-cell>
              <table:table-cell office:value-type="float" office:value="0.989241624434028">
                <text:p>0.9892416244340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24">
                <text:p>-0.24</text:p>
              </table:table-cell>
              <table:table-cell office:value-type="float" office:value="0.957691762402034">
                <text:p>0.957691762402034</text:p>
              </table:table-cell>
              <table:table-cell office:value-type="float" office:value="0.9513088">
                <text:p>0.9513088</text:p>
              </table:table-cell>
              <table:table-cell office:value-type="float" office:value="0.928962265619224">
                <text:p>0.9289622656192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">
                <text:p>-0.08</text:p>
              </table:table-cell>
              <table:table-cell office:value-type="float" office:value="0.96355187755327">
                <text:p>0.96355187755327</text:p>
              </table:table-cell>
              <table:table-cell office:value-type="float" office:value="0.9839744">
                <text:p>0.9839744</text:p>
              </table:table-cell>
              <table:table-cell office:value-type="float" office:value="0.973258175586983">
                <text:p>0.9732581755869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4">
                <text:p>-0.04</text:p>
              </table:table-cell>
              <table:table-cell office:value-type="float" office:value="0.972893351997892">
                <text:p>0.972893351997892</text:p>
              </table:table-cell>
              <table:table-cell office:value-type="float" office:value="0.9919968">
                <text:p>0.9919968</text:p>
              </table:table-cell>
              <table:table-cell office:value-type="float" office:value="0.981972340523294">
                <text:p>0.9819723405232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">
                <text:p>0.8</text:p>
              </table:table-cell>
              <table:table-cell office:value-type="float" office:value="0.809874673926399">
                <text:p>0.809874673926399</text:p>
              </table:table-cell>
              <table:table-cell office:value-type="float" office:value="1.1856">
                <text:p>1.1856</text:p>
              </table:table-cell>
              <table:table-cell office:value-type="float" office:value="1.20551812328939">
                <text:p>1.205518123289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2">
                <text:p>-0.12</text:p>
              </table:table-cell>
              <table:table-cell office:value-type="float" office:value="0.926499273331119">
                <text:p>0.926499273331119</text:p>
              </table:table-cell>
              <table:table-cell office:value-type="float" office:value="0.9759136">
                <text:p>0.9759136</text:p>
              </table:table-cell>
              <table:table-cell office:value-type="float" office:value="0.958487353841833">
                <text:p>0.9584873538418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4">
                <text:p>0.24</text:p>
              </table:table-cell>
              <table:table-cell office:value-type="float" office:value="1.05093736260217">
                <text:p>1.05093736260217</text:p>
              </table:table-cell>
              <table:table-cell office:value-type="float" office:value="1.0486912">
                <text:p>1.0486912</text:p>
              </table:table-cell>
              <table:table-cell office:value-type="float" office:value="1.04739140614454">
                <text:p>1.047391406144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">
                <text:p>0.8</text:p>
              </table:table-cell>
              <table:table-cell office:value-type="float" office:value="0.854831947144387">
                <text:p>0.854831947144387</text:p>
              </table:table-cell>
              <table:table-cell office:value-type="float" office:value="1.1856">
                <text:p>1.1856</text:p>
              </table:table-cell>
              <table:table-cell office:value-type="float" office:value="1.19514739299762">
                <text:p>1.195147392997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">
                <text:p>0.8</text:p>
              </table:table-cell>
              <table:table-cell office:value-type="float" office:value="0.881527393224233">
                <text:p>0.881527393224233</text:p>
              </table:table-cell>
              <table:table-cell office:value-type="float" office:value="1.1856">
                <text:p>1.1856</text:p>
              </table:table-cell>
              <table:table-cell office:value-type="float" office:value="1.16001055249983">
                <text:p>1.160010552499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">
                <text:p>-0.2</text:p>
              </table:table-cell>
              <table:table-cell office:value-type="float" office:value="0.954939037969687">
                <text:p>0.954939037969687</text:p>
              </table:table-cell>
              <table:table-cell office:value-type="float" office:value="0.9596">
                <text:p>0.9596</text:p>
              </table:table-cell>
              <table:table-cell office:value-type="float" office:value="0.956588326217171">
                <text:p>0.9565883262171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56">
                <text:p>-0.56</text:p>
              </table:table-cell>
              <table:table-cell office:value-type="float" office:value="0.97190776210882">
                <text:p>0.97190776210882</text:p>
              </table:table-cell>
              <table:table-cell office:value-type="float" office:value="0.8792192">
                <text:p>0.8792192</text:p>
              </table:table-cell>
              <table:table-cell office:value-type="float" office:value="0.97120424362852">
                <text:p>0.971204243628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32">
                <text:p>-0.32</text:p>
              </table:table-cell>
              <table:table-cell office:value-type="float" office:value="0.992871286650007">
                <text:p>0.992871286650007</text:p>
              </table:table-cell>
              <table:table-cell office:value-type="float" office:value="0.9343616">
                <text:p>0.9343616</text:p>
              </table:table-cell>
              <table:table-cell office:value-type="float" office:value="0.980973192246847">
                <text:p>0.9809731922468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">
                <text:p>0.8</text:p>
              </table:table-cell>
              <table:table-cell office:value-type="float" office:value="1.15239700123935">
                <text:p>1.15239700123935</text:p>
              </table:table-cell>
              <table:table-cell office:value-type="float" office:value="1.1856">
                <text:p>1.1856</text:p>
              </table:table-cell>
              <table:table-cell office:value-type="float" office:value="1.15226756003915">
                <text:p>1.152267560039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">
                <text:p>-0</text:p>
              </table:table-cell>
              <table:table-cell office:value-type="float" office:value="1.00231323992834">
                <text:p>1.00231323992834</text:p>
              </table:table-cell>
              <table:table-cell office:value-type="float" office:value="1">
                <text:p>1</text:p>
              </table:table-cell>
              <table:table-cell office:value-type="float" office:value="0.98562545953753">
                <text:p>0.985625459537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56">
                <text:p>-0.56</text:p>
              </table:table-cell>
              <table:table-cell office:value-type="float" office:value="0.843654130149017">
                <text:p>0.843654130149017</text:p>
              </table:table-cell>
              <table:table-cell office:value-type="float" office:value="0.8792192">
                <text:p>0.8792192</text:p>
              </table:table-cell>
              <table:table-cell office:value-type="float" office:value="0.837596236898479">
                <text:p>0.8375962368984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44">
                <text:p>-0.44</text:p>
              </table:table-cell>
              <table:table-cell office:value-type="float" office:value="0.877137783521571">
                <text:p>0.877137783521571</text:p>
              </table:table-cell>
              <table:table-cell office:value-type="float" office:value="0.9077408">
                <text:p>0.9077408</text:p>
              </table:table-cell>
              <table:table-cell office:value-type="float" office:value="0.869095450201391">
                <text:p>0.8690954502013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">
                <text:p>0.8</text:p>
              </table:table-cell>
              <table:table-cell office:value-type="float" office:value="1.29967453886173">
                <text:p>1.29967453886173</text:p>
              </table:table-cell>
              <table:table-cell office:value-type="float" office:value="1.1856">
                <text:p>1.1856</text:p>
              </table:table-cell>
              <table:table-cell office:value-type="float" office:value="1.22312195294373">
                <text:p>1.223121952943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">
                <text:p>0.8</text:p>
              </table:table-cell>
              <table:table-cell office:value-type="float" office:value="1.17091952631641">
                <text:p>1.17091952631641</text:p>
              </table:table-cell>
              <table:table-cell office:value-type="float" office:value="1.1856">
                <text:p>1.1856</text:p>
              </table:table-cell>
              <table:table-cell office:value-type="float" office:value="1.25990729357165">
                <text:p>1.259907293571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4">
                <text:p>0.44</text:p>
              </table:table-cell>
              <table:table-cell office:value-type="float" office:value="1.18673912484146">
                <text:p>1.18673912484146</text:p>
              </table:table-cell>
              <table:table-cell office:value-type="float" office:value="1.0922592">
                <text:p>1.0922592</text:p>
              </table:table-cell>
              <table:table-cell office:value-type="float" office:value="1.12114539422103">
                <text:p>1.121145394221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8">
                <text:p>-0.08</text:p>
              </table:table-cell>
              <table:table-cell office:value-type="float" office:value="0.862400945654601">
                <text:p>0.862400945654601</text:p>
              </table:table-cell>
              <table:table-cell office:value-type="float" office:value="0.9839744">
                <text:p>0.9839744</text:p>
              </table:table-cell>
              <table:table-cell office:value-type="float" office:value="0.94708088284197">
                <text:p>0.947080882841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32">
                <text:p>-0.32</text:p>
              </table:table-cell>
              <table:table-cell office:value-type="float" office:value="0.816094181271749">
                <text:p>0.816094181271749</text:p>
              </table:table-cell>
              <table:table-cell office:value-type="float" office:value="0.9343616">
                <text:p>0.9343616</text:p>
              </table:table-cell>
              <table:table-cell office:value-type="float" office:value="0.863349667483827">
                <text:p>0.8633496674838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4">
                <text:p>0.24</text:p>
              </table:table-cell>
              <table:table-cell office:value-type="float" office:value="1.13324392962786">
                <text:p>1.13324392962786</text:p>
              </table:table-cell>
              <table:table-cell office:value-type="float" office:value="1.0486912">
                <text:p>1.0486912</text:p>
              </table:table-cell>
              <table:table-cell office:value-type="float" office:value="1.06617513956732">
                <text:p>1.066175139567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6">
                <text:p>0.16</text:p>
              </table:table-cell>
              <table:table-cell office:value-type="float" office:value="0.97314257068515">
                <text:p>0.97314257068515</text:p>
              </table:table-cell>
              <table:table-cell office:value-type="float" office:value="1.0322048">
                <text:p>1.0322048</text:p>
              </table:table-cell>
              <table:table-cell office:value-type="float" office:value="1.03943649080906">
                <text:p>1.039436490809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72">
                <text:p>-0.72</text:p>
              </table:table-cell>
              <table:table-cell office:value-type="float" office:value="0.890934573977406">
                <text:p>0.890934573977406</text:p>
              </table:table-cell>
              <table:table-cell office:value-type="float" office:value="0.8373376">
                <text:p>0.8373376</text:p>
              </table:table-cell>
              <table:table-cell office:value-type="float" office:value="0.790563850740652">
                <text:p>0.7905638507406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8">
                <text:p>0.28</text:p>
              </table:table-cell>
              <table:table-cell office:value-type="float" office:value="1.04582271236539">
                <text:p>1.04582271236539</text:p>
              </table:table-cell>
              <table:table-cell office:value-type="float" office:value="1.0570976">
                <text:p>1.0570976</text:p>
              </table:table-cell>
              <table:table-cell office:value-type="float" office:value="1.07885312131321">
                <text:p>1.078853121313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2">
                <text:p>0.52</text:p>
              </table:table-cell>
              <table:table-cell office:value-type="float" office:value="1.16114447760031">
                <text:p>1.16114447760031</text:p>
              </table:table-cell>
              <table:table-cell office:value-type="float" office:value="1.1110304">
                <text:p>1.1110304</text:p>
              </table:table-cell>
              <table:table-cell office:value-type="float" office:value="1.15797829800689">
                <text:p>1.157978298006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">
                <text:p>0.8</text:p>
              </table:table-cell>
              <table:table-cell office:value-type="float" office:value="0.849671363616454">
                <text:p>0.849671363616454</text:p>
              </table:table-cell>
              <table:table-cell office:value-type="float" office:value="1.1856">
                <text:p>1.1856</text:p>
              </table:table-cell>
              <table:table-cell office:value-type="float" office:value="1.18286965164358">
                <text:p>1.182869651643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">
                <text:p>0.6</text:p>
              </table:table-cell>
              <table:table-cell office:value-type="float" office:value="1.11009628136047">
                <text:p>1.11009628136047</text:p>
              </table:table-cell>
              <table:table-cell office:value-type="float" office:value="1.1308">
                <text:p>1.1308</text:p>
              </table:table-cell>
              <table:table-cell office:value-type="float" office:value="1.10164172081935">
                <text:p>1.101641720819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6">
                <text:p>-0.6</text:p>
              </table:table-cell>
              <table:table-cell office:value-type="float" office:value="0.886449231390405">
                <text:p>0.886449231390405</text:p>
              </table:table-cell>
              <table:table-cell office:value-type="float" office:value="0.8692">
                <text:p>0.8692</text:p>
              </table:table-cell>
              <table:table-cell office:value-type="float" office:value="0.870609048686024">
                <text:p>0.8706090486860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52">
                <text:p>-0.52</text:p>
              </table:table-cell>
              <table:table-cell office:value-type="float" office:value="0.890807267995563">
                <text:p>0.890807267995563</text:p>
              </table:table-cell>
              <table:table-cell office:value-type="float" office:value="0.8889696">
                <text:p>0.8889696</text:p>
              </table:table-cell>
              <table:table-cell office:value-type="float" office:value="0.888337451223766">
                <text:p>0.8883374512237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72">
                <text:p>-0.72</text:p>
              </table:table-cell>
              <table:table-cell office:value-type="float" office:value="0.848263609665608">
                <text:p>0.848263609665608</text:p>
              </table:table-cell>
              <table:table-cell office:value-type="float" office:value="0.8373376">
                <text:p>0.8373376</text:p>
              </table:table-cell>
              <table:table-cell office:value-type="float" office:value="0.845861998568776">
                <text:p>0.8458619985687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32">
                <text:p>-0.32</text:p>
              </table:table-cell>
              <table:table-cell office:value-type="float" office:value="0.935240742482691">
                <text:p>0.935240742482691</text:p>
              </table:table-cell>
              <table:table-cell office:value-type="float" office:value="0.9343616">
                <text:p>0.9343616</text:p>
              </table:table-cell>
              <table:table-cell office:value-type="float" office:value="0.931727052441576">
                <text:p>0.9317270524415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6">
                <text:p>-0.6</text:p>
              </table:table-cell>
              <table:table-cell office:value-type="float" office:value="0.872296206488102">
                <text:p>0.872296206488102</text:p>
              </table:table-cell>
              <table:table-cell office:value-type="float" office:value="0.8692">
                <text:p>0.8692</text:p>
              </table:table-cell>
              <table:table-cell office:value-type="float" office:value="0.870140782721883">
                <text:p>0.8701407827218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8">
                <text:p>0.28</text:p>
              </table:table-cell>
              <table:table-cell office:value-type="float" office:value="1.04637472002374">
                <text:p>1.04637472002374</text:p>
              </table:table-cell>
              <table:table-cell office:value-type="float" office:value="1.0570976">
                <text:p>1.0570976</text:p>
              </table:table-cell>
              <table:table-cell office:value-type="float" office:value="1.05207721159538">
                <text:p>1.052077211595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4">
                <text:p>0.64</text:p>
              </table:table-cell>
              <table:table-cell office:value-type="float" office:value="1.15424543698641">
                <text:p>1.15424543698641</text:p>
              </table:table-cell>
              <table:table-cell office:value-type="float" office:value="1.1411072">
                <text:p>1.1411072</text:p>
              </table:table-cell>
              <table:table-cell office:value-type="float" office:value="1.15088170714286">
                <text:p>1.150881707142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">
                <text:p>0.2</text:p>
              </table:table-cell>
              <table:table-cell office:value-type="float" office:value="1.0098689908677">
                <text:p>1.0098689908677</text:p>
              </table:table-cell>
              <table:table-cell office:value-type="float" office:value="1.0404">
                <text:p>1.0404</text:p>
              </table:table-cell>
              <table:table-cell office:value-type="float" office:value="1.04176403496695">
                <text:p>1.041764034966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32">
                <text:p>-0.32</text:p>
              </table:table-cell>
              <table:table-cell office:value-type="float" office:value="0.965609184465304">
                <text:p>0.965609184465304</text:p>
              </table:table-cell>
              <table:table-cell office:value-type="float" office:value="0.9343616">
                <text:p>0.9343616</text:p>
              </table:table-cell>
              <table:table-cell office:value-type="float" office:value="0.906546649065594">
                <text:p>0.9065466490655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52">
                <text:p>-0.52</text:p>
              </table:table-cell>
              <table:table-cell office:value-type="float" office:value="0.863533228931733">
                <text:p>0.863533228931733</text:p>
              </table:table-cell>
              <table:table-cell office:value-type="float" office:value="0.8889696">
                <text:p>0.8889696</text:p>
              </table:table-cell>
              <table:table-cell office:value-type="float" office:value="0.855526030197724">
                <text:p>0.8555260301977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56">
                <text:p>-0.56</text:p>
              </table:table-cell>
              <table:table-cell office:value-type="float" office:value="0.874013374627944">
                <text:p>0.874013374627944</text:p>
              </table:table-cell>
              <table:table-cell office:value-type="float" office:value="0.8792192">
                <text:p>0.8792192</text:p>
              </table:table-cell>
              <table:table-cell office:value-type="float" office:value="0.880661110077375">
                <text:p>0.880661110077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">
                <text:p>0.12</text:p>
              </table:table-cell>
              <table:table-cell office:value-type="float" office:value="1.00897653295061">
                <text:p>1.00897653295061</text:p>
              </table:table-cell>
              <table:table-cell office:value-type="float" office:value="1.0240864">
                <text:p>1.0240864</text:p>
              </table:table-cell>
              <table:table-cell office:value-type="float" office:value="1.01049414973074">
                <text:p>1.010494149730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12">
                <text:p>-0.12</text:p>
              </table:table-cell>
              <table:table-cell office:value-type="float" office:value="0.970042988030247">
                <text:p>0.970042988030247</text:p>
              </table:table-cell>
              <table:table-cell office:value-type="float" office:value="0.9759136">
                <text:p>0.9759136</text:p>
              </table:table-cell>
              <table:table-cell office:value-type="float" office:value="0.968245148965334">
                <text:p>0.9682451489653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">
                <text:p>0.8</text:p>
              </table:table-cell>
              <table:table-cell office:value-type="float" office:value="1.20435926736688">
                <text:p>1.20435926736688</text:p>
              </table:table-cell>
              <table:table-cell office:value-type="float" office:value="1.1856">
                <text:p>1.1856</text:p>
              </table:table-cell>
              <table:table-cell office:value-type="float" office:value="1.1814276991194">
                <text:p>1.18142769911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8">
                <text:p>0.08</text:p>
              </table:table-cell>
              <table:table-cell office:value-type="float" office:value="0.99459584823634">
                <text:p>0.99459584823634</text:p>
              </table:table-cell>
              <table:table-cell office:value-type="float" office:value="1.0160256">
                <text:p>1.0160256</text:p>
              </table:table-cell>
              <table:table-cell office:value-type="float" office:value="1.00727295184995">
                <text:p>1.00727295184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2">
                <text:p>0.72</text:p>
              </table:table-cell>
              <table:table-cell office:value-type="float" office:value="1.22854668392034">
                <text:p>1.22854668392034</text:p>
              </table:table-cell>
              <table:table-cell office:value-type="float" office:value="1.1626624">
                <text:p>1.1626624</text:p>
              </table:table-cell>
              <table:table-cell office:value-type="float" office:value="1.19742479051867">
                <text:p>1.197424790518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16">
                <text:p>-0.16</text:p>
              </table:table-cell>
              <table:table-cell office:value-type="float" office:value="0.898027097233532">
                <text:p>0.898027097233532</text:p>
              </table:table-cell>
              <table:table-cell office:value-type="float" office:value="0.9677952">
                <text:p>0.9677952</text:p>
              </table:table-cell>
              <table:table-cell office:value-type="float" office:value="0.913568250265137">
                <text:p>0.9135682502651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">
                <text:p>0.6</text:p>
              </table:table-cell>
              <table:table-cell office:value-type="float" office:value="1.19076192338034">
                <text:p>1.19076192338034</text:p>
              </table:table-cell>
              <table:table-cell office:value-type="float" office:value="1.1308">
                <text:p>1.1308</text:p>
              </table:table-cell>
              <table:table-cell office:value-type="float" office:value="1.20057171167488">
                <text:p>1.200571711674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76">
                <text:p>-0.76</text:p>
              </table:table-cell>
              <table:table-cell office:value-type="float" office:value="0.70696510808188">
                <text:p>0.70696510808188</text:p>
              </table:table-cell>
              <table:table-cell office:value-type="float" office:value="0.8260512">
                <text:p>0.8260512</text:p>
              </table:table-cell>
              <table:table-cell office:value-type="float" office:value="0.723275698090821">
                <text:p>0.7232756980908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32">
                <text:p>-0.32</text:p>
              </table:table-cell>
              <table:table-cell office:value-type="float" office:value="0.849051099479502">
                <text:p>0.849051099479502</text:p>
              </table:table-cell>
              <table:table-cell office:value-type="float" office:value="0.9343616">
                <text:p>0.9343616</text:p>
              </table:table-cell>
              <table:table-cell office:value-type="float" office:value="0.885493032118357">
                <text:p>0.8854930321183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48">
                <text:p>-0.48</text:p>
              </table:table-cell>
              <table:table-cell office:value-type="float" office:value="0.859436830258995">
                <text:p>0.859436830258995</text:p>
              </table:table-cell>
              <table:table-cell office:value-type="float" office:value="0.8984704">
                <text:p>0.8984704</text:p>
              </table:table-cell>
              <table:table-cell office:value-type="float" office:value="0.85958082290469">
                <text:p>0.859580822904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2">
                <text:p>-0.2</text:p>
              </table:table-cell>
              <table:table-cell office:value-type="float" office:value="0.952237586203892">
                <text:p>0.952237586203892</text:p>
              </table:table-cell>
              <table:table-cell office:value-type="float" office:value="0.9596">
                <text:p>0.9596</text:p>
              </table:table-cell>
              <table:table-cell office:value-type="float" office:value="0.955355005453249">
                <text:p>0.9553550054532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8">
                <text:p>0.28</text:p>
              </table:table-cell>
              <table:table-cell office:value-type="float" office:value="1.04709491752981">
                <text:p>1.04709491752981</text:p>
              </table:table-cell>
              <table:table-cell office:value-type="float" office:value="1.0570976">
                <text:p>1.0570976</text:p>
              </table:table-cell>
              <table:table-cell office:value-type="float" office:value="1.05118491565981">
                <text:p>1.051184915659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16">
                <text:p>-0.16</text:p>
              </table:table-cell>
              <table:table-cell office:value-type="float" office:value="0.922694063785932">
                <text:p>0.922694063785932</text:p>
              </table:table-cell>
              <table:table-cell office:value-type="float" office:value="0.9677952">
                <text:p>0.9677952</text:p>
              </table:table-cell>
              <table:table-cell office:value-type="float" office:value="0.93962121733039">
                <text:p>0.939621217330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6">
                <text:p>0.56</text:p>
              </table:table-cell>
              <table:table-cell office:value-type="float" office:value="1.1397310545737">
                <text:p>1.1397310545737</text:p>
              </table:table-cell>
              <table:table-cell office:value-type="float" office:value="1.1207808">
                <text:p>1.1207808</text:p>
              </table:table-cell>
              <table:table-cell office:value-type="float" office:value="1.13527134848529">
                <text:p>1.135271348485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8">
                <text:p>-0.08</text:p>
              </table:table-cell>
              <table:table-cell office:value-type="float" office:value="0.973400080807587">
                <text:p>0.973400080807587</text:p>
              </table:table-cell>
              <table:table-cell office:value-type="float" office:value="0.9839744">
                <text:p>0.9839744</text:p>
              </table:table-cell>
              <table:table-cell office:value-type="float" office:value="0.971650444607215">
                <text:p>0.9716504446072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.00596753776468">
                <text:p>1.00596753776468</text:p>
              </table:table-cell>
              <table:table-cell office:value-type="float" office:value="1">
                <text:p>1</text:p>
              </table:table-cell>
              <table:table-cell office:value-type="float" office:value="0.990222205030707">
                <text:p>0.9902222050307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6">
                <text:p>0.36</text:p>
              </table:table-cell>
              <table:table-cell office:value-type="float" office:value="1.05772072158159">
                <text:p>1.05772072158159</text:p>
              </table:table-cell>
              <table:table-cell office:value-type="float" office:value="1.0743328">
                <text:p>1.0743328</text:p>
              </table:table-cell>
              <table:table-cell office:value-type="float" office:value="1.08486747223702">
                <text:p>1.084867472237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16">
                <text:p>-0.16</text:p>
              </table:table-cell>
              <table:table-cell office:value-type="float" office:value="0.925791689484392">
                <text:p>0.925791689484392</text:p>
              </table:table-cell>
              <table:table-cell office:value-type="float" office:value="0.9677952">
                <text:p>0.9677952</text:p>
              </table:table-cell>
              <table:table-cell office:value-type="float" office:value="0.944704704249115">
                <text:p>0.9447047042491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2">
                <text:p>-0.2</text:p>
              </table:table-cell>
              <table:table-cell office:value-type="float" office:value="0.95768430349723">
                <text:p>0.95768430349723</text:p>
              </table:table-cell>
              <table:table-cell office:value-type="float" office:value="0.9596">
                <text:p>0.9596</text:p>
              </table:table-cell>
              <table:table-cell office:value-type="float" office:value="0.941549164641148">
                <text:p>0.9415491646411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4">
                <text:p>0.24</text:p>
              </table:table-cell>
              <table:table-cell office:value-type="float" office:value="0.910639539115058">
                <text:p>0.910639539115058</text:p>
              </table:table-cell>
              <table:table-cell office:value-type="float" office:value="1.0486912">
                <text:p>1.0486912</text:p>
              </table:table-cell>
              <table:table-cell office:value-type="float" office:value="1.05760898968865">
                <text:p>1.057608989688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8">
                <text:p>0.28</text:p>
              </table:table-cell>
              <table:table-cell office:value-type="float" office:value="1.02381079771908">
                <text:p>1.02381079771908</text:p>
              </table:table-cell>
              <table:table-cell office:value-type="float" office:value="1.0570976">
                <text:p>1.0570976</text:p>
              </table:table-cell>
              <table:table-cell office:value-type="float" office:value="1.06672580625687">
                <text:p>1.066725806256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4">
                <text:p>0.04</text:p>
              </table:table-cell>
              <table:table-cell office:value-type="float" office:value="0.945923084223221">
                <text:p>0.945923084223221</text:p>
              </table:table-cell>
              <table:table-cell office:value-type="float" office:value="1.0080032">
                <text:p>1.0080032</text:p>
              </table:table-cell>
              <table:table-cell office:value-type="float" office:value="1.00433140103112">
                <text:p>1.004331401031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">
                <text:p>0.1</text:p>
              </table:table-cell>
              <table:table-cell office:value-type="float" office:value="0.992905254083266">
                <text:p>0.992905254083266</text:p>
              </table:table-cell>
              <table:table-cell office:value-type="float" office:value="NaN">
                <text:p>NaN</text:p>
              </table:table-cell>
              <table:table-cell office:value-type="float" office:value="1.01633259467765">
                <text:p>1.01633259467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